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60" style:family="table-cell" style:parent-style-name="Default" style:data-style-name="N0">
      <style:table-cell-properties fo:border-bottom="none" fo:border-left="none" fo:border-right="0.74pt solid #00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1">
      <style:table-cell-properties fo:background-color="#ffffd7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0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3" calcext:value-type="string">
            <text:p>Voix3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K4:.DK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K4:.DL4];MATCH([.$M$3];[.$AK$3:.$DL$3];0)+[.X$1])=&quot;&quot;;&quot;&quot;;INDEX([.$AK4:.$DL4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K5:.DK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K5:.DL5];MATCH([.$M$3];[.$AK$3:.$DL$3];0)+[.X$1])=&quot;&quot;;&quot;&quot;;INDEX([.$AK5:.$DL5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K6:.DK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K6:.DL6];MATCH([.$M$3];[.$AK$3:.$DL$3];0)+[.X$1])=&quot;&quot;;&quot;&quot;;INDEX([.$AK6:.$DL6];MATCH([.$M$3];[.$AK$3:.$DL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K7:.DK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K7:.DL7];MATCH([.$M$3];[.$AK$3:.$DL$3];0)+[.X$1])=&quot;&quot;;&quot;&quot;;INDEX([.$AK7:.$DL7];MATCH([.$M$3];[.$AK$3:.$DL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K8:.DK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K8:.DL8];MATCH([.$M$3];[.$AK$3:.$DL$3];0)+[.X$1])=&quot;&quot;;&quot;&quot;;INDEX([.$AK8:.$DL8];MATCH([.$M$3];[.$AK$3:.$DL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K9:.DK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K9:.DL9];MATCH([.$M$3];[.$AK$3:.$DL$3];0)+[.X$1])=&quot;&quot;;&quot;&quot;;INDEX([.$AK9:.$DL9];MATCH([.$M$3];[.$AK$3:.$DL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K10:.DK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K10:.DL10];MATCH([.$M$3];[.$AK$3:.$DL$3];0)+[.X$1])=&quot;&quot;;&quot;&quot;;INDEX([.$AK10:.$DL10];MATCH([.$M$3];[.$AK$3:.$DL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K11:.DK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K11:.DL11];MATCH([.$M$3];[.$AK$3:.$DL$3];0)+[.X$1])=&quot;&quot;;&quot;&quot;;INDEX([.$AK11:.$DL11];MATCH([.$M$3];[.$AK$3:.$DL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"/>
          <table:table-cell table:formula="of:=(148-10)/10" office:value-type="float" office:value="13.8" calcext:value-type="float">
            <text:p>13.8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oi</text:p>
          </table:table-cell>
          <table:table-cell table:number-columns-repeated="15"/>
          <table:table-cell table:formula="of:=(148-10)/10" office:value-type="float" office:value="13.8" calcext:value-type="float">
            <text:p>13.8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ViolaMvtI" calcext:value-type="string">
            <text:p>formatViola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(148-10)/9" office:value-type="float" office:value="15.3333333333333" calcext:value-type="float">
            <text:p>15.3333333333333</text:p>
          </table:table-cell>
          <table:table-cell table:number-columns-repeated="4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4"/>
          <table:table-cell table:formula="of:=(148-5)/11" office:value-type="float" office:value="13" calcext:value-type="float">
            <text:p>13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ViolaMvtII" calcext:value-type="string">
            <text:p>formatViola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3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148-5)/10" office:value-type="float" office:value="14.3" calcext:value-type="float">
            <text:p>14.3</text:p>
          </table:table-cell>
          <table:table-cell table:number-columns-repeated="9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0" office:value-type="float" office:value="14.3" calcext:value-type="float">
            <text:p>14.3</text:p>
          </table:table-cell>
          <table:table-cell table:number-columns-repeated="143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ViolaMvtIII" calcext:value-type="string">
            <text:p>formatViola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Y" calcext:value-type="string">
            <text:p>Y</text:p>
          </table:table-cell>
          <table:table-cell table:style-name="ce15" table:formula="of:=INDEX([.AK19:.DK19];MATCH([.M$3];[.$AK$3:.$DK$3];0)+1)" office:value-type="string" office:string-value="formatViolaMvtIV" calcext:value-type="string">
            <text:p>formatViola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aMvtI = {" calcext:value-type="string">
            <text:p>formatViola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L23];MATCH([.$M$3];[.$AK$3:.$DL$3];0)+[.$M$1])=&quot;&quot;;&quot;&quot;;INDEX([.$DO$23:.$DO$422];MATCH(INDEX([.$AK23:.$DL23];MATCH([.$M$3];[.$AK$3:.$DL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L23];MATCH([.$M$3];[.$AK$3:.$DL$3];0)+[.N$1])=&quot;&quot;;&quot;&quot;;INDEX([.$AK23:.$DL23];MATCH([.$M$3];[.$AK$3:.$DL$3];0)+[.N$1]))">
            <text:p/>
          </table:table-cell>
          <table:table-cell table:style-name="ce56" table:formula="of:=IF(INDEX([.$AK23:.$DL23];MATCH([.$M$3];[.$AK$3:.$DL$3];0)+[.O$1])=&quot;&quot;;&quot;&quot;;INDEX([.$AK23:.$DL23];MATCH([.$M$3];[.$AK$3:.$DL$3];0)+[.O$1]))">
            <text:p/>
          </table:table-cell>
          <table:table-cell table:style-name="ce56" table:formula="of:=IF(INDEX([.$AK23:.$DL23];MATCH([.$M$3];[.$AK$3:.$DL$3];0)+[.P$1])=&quot;&quot;;&quot;&quot;;INDEX([.$AK23:.$DL23];MATCH([.$M$3];[.$AK$3:.$DL$3];0)+[.P$1]))">
            <text:p/>
          </table:table-cell>
          <table:table-cell table:style-name="ce53" table:formula="of:=IF(INDEX([.$AK23:.$DL23];MATCH([.$M$3];[.$AK$3:.$DL$3];0)+[.Q$1])=&quot;&quot;;&quot;&quot;;INDEX([.$AK23:.$DL23];MATCH([.$M$3];[.$AK$3:.$DL$3];0)+[.Q$1]))" office:value-type="float" office:value="10" calcext:value-type="float">
            <text:p>10</text:p>
          </table:table-cell>
          <table:table-cell table:style-name="ce23" table:formula="of:=IF(INDEX([.$AK23:.$DL23];MATCH([.$M$3];[.$AK$3:.$DL$3];0)+[.R$1])=&quot;&quot;;&quot;&quot;;INDEX([.$DO$23:.$DO$422];MATCH(INDEX([.$AK23:.$DL23];MATCH([.$M$3];[.$AK$3:.$DL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L23];MATCH([.$M$3];[.$AK$3:.$DL$3];0)+[.S$1])=&quot;&quot;;&quot;&quot;;INDEX([.$AK23:.$DL23];MATCH([.$M$3];[.$AK$3:.$DL$3];0)+[.S$1]))">
            <text:p/>
          </table:table-cell>
          <table:table-cell table:style-name="ce56" table:formula="of:=IF(INDEX([.$AK23:.$DL23];MATCH([.$M$3];[.$AK$3:.$DL$3];0)+[.T$1])=&quot;&quot;;&quot;&quot;;INDEX([.$AK23:.$DL23];MATCH([.$M$3];[.$AK$3:.$DL$3];0)+[.T$1]))">
            <text:p/>
          </table:table-cell>
          <table:table-cell table:style-name="ce56" table:formula="of:=IF(INDEX([.$AK23:.$DL23];MATCH([.$M$3];[.$AK$3:.$DL$3];0)+[.U$1])=&quot;&quot;;&quot;&quot;;INDEX([.$AK23:.$DL23];MATCH([.$M$3];[.$AK$3:.$DL$3];0)+[.U$1]))">
            <text:p/>
          </table:table-cell>
          <table:table-cell table:style-name="ce53" table:formula="of:=IF(INDEX([.$AK23:.$DL23];MATCH([.$M$3];[.$AK$3:.$DL$3];0)+[.V$1])=&quot;&quot;;&quot;&quot;;INDEX([.$AK23:.$DL23];MATCH([.$M$3];[.$AK$3:.$DL$3];0)+[.V$1]))" office:value-type="float" office:value="116" calcext:value-type="float">
            <text:p>116</text:p>
          </table:table-cell>
          <table:table-cell table:style-name="ce23" table:formula="of:=IF(INDEX([.$AK23:.$DL23];MATCH([.$M$3];[.$AK$3:.$DL$3];0)+[.W$1])=&quot;&quot;;&quot;&quot;;INDEX([.$DO$23:.$DO$422];MATCH(INDEX([.$AK23:.$DL23];MATCH([.$M$3];[.$AK$3:.$DL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L23];MATCH([.$M$3];[.$AK$3:.$DL$3];0)+[.X$1])=&quot;&quot;;&quot;&quot;;INDEX([.$AK23:.$DL23];MATCH([.$M$3];[.$AK$3:.$DL$3];0)+[.X$1]))">
            <text:p/>
          </table:table-cell>
          <table:table-cell table:style-name="ce56" table:formula="of:=IF(INDEX([.$AK23:.$DL23];MATCH([.$M$3];[.$AK$3:.$DL$3];0)+[.Y$1])=&quot;&quot;;&quot;&quot;;INDEX([.$AK23:.$DL23];MATCH([.$M$3];[.$AK$3:.$DL$3];0)+[.Y$1]))">
            <text:p/>
          </table:table-cell>
          <table:table-cell table:style-name="ce56" table:formula="of:=IF(INDEX([.$AK23:.$DL23];MATCH([.$M$3];[.$AK$3:.$DL$3];0)+[.Z$1])=&quot;&quot;;&quot;&quot;;INDEX([.$AK23:.$DL23];MATCH([.$M$3];[.$AK$3:.$DL$3];0)+[.Z$1]))">
            <text:p/>
          </table:table-cell>
          <table:table-cell table:style-name="ce53" table:formula="of:=IF(INDEX([.$AK23:.$DL23];MATCH([.$M$3];[.$AK$3:.$DL$3];0)+[.AA$1])=&quot;&quot;;&quot;&quot;;INDEX([.$AK23:.$DL23];MATCH([.$M$3];[.$AK$3:.$DL$3];0)+[.AA$1]))" office:value-type="float" office:value="10" calcext:value-type="float">
            <text:p>10</text:p>
          </table:table-cell>
          <table:table-cell table:style-name="ce58" table:formula="of:=IF(INDEX([.$AK23:.$DL23];MATCH([.$M$3];[.$AK$3:.$DL$3];0)+[.AB$1])=&quot;&quot;;&quot;&quot;;INDEX([.$DO$23:.$DO$422];MATCH(INDEX([.$AK23:.$DL23];MATCH([.$M$3];[.$AK$3:.$DL$3];0)+[.AB$1])&amp;IF([.AE23]=&quot;&quot;;&quot;&quot;;&quot;_&quot;&amp;[.AE23]);[.$DS$23:.$DS$422];0)))" office:value-type="float" office:value="1" calcext:value-type="float">
            <text:p>1</text:p>
          </table:table-cell>
          <table:table-cell table:style-name="ce56" table:formula="of:=IF(INDEX([.$AK23:.$DL23];MATCH([.$M$3];[.$AK$3:.$DL$3];0)+[.AC$1])=&quot;&quot;;&quot;&quot;;INDEX([.$AK23:.$DL23];MATCH([.$M$3];[.$AK$3:.$DL$3];0)+[.AC$1]))">
            <text:p/>
          </table:table-cell>
          <table:table-cell table:style-name="ce56" table:formula="of:=IF(INDEX([.$AK23:.$DL23];MATCH([.$M$3];[.$AK$3:.$DL$3];0)+[.AD$1])=&quot;&quot;;&quot;&quot;;INDEX([.$AK23:.$DL23];MATCH([.$M$3];[.$AK$3:.$DL$3];0)+[.AD$1]))">
            <text:p/>
          </table:table-cell>
          <table:table-cell table:style-name="ce56" table:formula="of:=IF(INDEX([.$AK23:.$DL23];MATCH([.$M$3];[.$AK$3:.$DL$3];0)+[.AE$1])=&quot;&quot;;&quot;&quot;;INDEX([.$AK23:.$DL23];MATCH([.$M$3];[.$AK$3:.$DL$3];0)+[.AE$1]))">
            <text:p/>
          </table:table-cell>
          <table:table-cell table:style-name="ce53" table:formula="of:=IF(INDEX([.$AK23:.$DL23];MATCH([.$M$3];[.$AK$3:.$DL$3];0)+[.AF$1])=&quot;&quot;;&quot;&quot;;INDEX([.$AK23:.$DL23];MATCH([.$M$3];[.$AK$3:.$DL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L24];MATCH([.$M$3];[.$AK$3:.$DL$3];0)+[.$M$1])=&quot;&quot;;&quot;&quot;;INDEX([.$DO$23:.$DO$422];MATCH(INDEX([.$AK24:.$DL24];MATCH([.$M$3];[.$AK$3:.$DL$3];0)+[.$M$1])&amp;IF([.P24]=&quot;&quot;;&quot;&quot;;&quot;_&quot;&amp;[.P24]);[.$DP$23:.$DP$422];0)))" office:value-type="float" office:value="6" calcext:value-type="float">
            <text:p>6</text:p>
          </table:table-cell>
          <table:table-cell table:style-name="ce14" table:formula="of:=IF(INDEX([.$AK24:.$DL24];MATCH([.$M$3];[.$AK$3:.$DL$3];0)+[.N$1])=&quot;&quot;;&quot;&quot;;INDEX([.$AK24:.$DL24];MATCH([.$M$3];[.$AK$3:.$DL$3];0)+[.N$1]))" office:value-type="string" office:string-value="b" calcext:value-type="string">
            <text:p>b</text:p>
          </table:table-cell>
          <table:table-cell table:style-name="ce51" table:formula="of:=IF(INDEX([.$AK24:.$DL24];MATCH([.$M$3];[.$AK$3:.$DL$3];0)+[.O$1])=&quot;&quot;;&quot;&quot;;INDEX([.$AK24:.$DL24];MATCH([.$M$3];[.$AK$3:.$DL$3];0)+[.O$1]))">
            <text:p/>
          </table:table-cell>
          <table:table-cell table:style-name="ce51" table:formula="of:=IF(INDEX([.$AK24:.$DL24];MATCH([.$M$3];[.$AK$3:.$DL$3];0)+[.P$1])=&quot;&quot;;&quot;&quot;;INDEX([.$AK24:.$DL24];MATCH([.$M$3];[.$AK$3:.$DL$3];0)+[.P$1]))">
            <text:p/>
          </table:table-cell>
          <table:table-cell table:style-name="ce60" table:formula="of:=IF(INDEX([.$AK24:.$DL24];MATCH([.$M$3];[.$AK$3:.$DL$3];0)+[.Q$1])=&quot;&quot;;&quot;&quot;;INDEX([.$AK24:.$DL24];MATCH([.$M$3];[.$AK$3:.$DL$3];0)+[.Q$1]))" office:value-type="float" office:value="25.8" calcext:value-type="float">
            <text:p>25.8</text:p>
          </table:table-cell>
          <table:table-cell table:style-name="ce24" table:formula="of:=IF(INDEX([.$AK24:.$DL24];MATCH([.$M$3];[.$AK$3:.$DL$3];0)+[.R$1])=&quot;&quot;;&quot;&quot;;INDEX([.$DO$23:.$DO$422];MATCH(INDEX([.$AK24:.$DL24];MATCH([.$M$3];[.$AK$3:.$DL$3];0)+[.R$1])&amp;IF([.U24]=&quot;&quot;;&quot;&quot;;&quot;_&quot;&amp;[.U24]);[.$DQ$23:.$DQ$422];0)))" office:value-type="float" office:value="5" calcext:value-type="float">
            <text:p>5</text:p>
          </table:table-cell>
          <table:table-cell table:style-name="ce14" table:formula="of:=IF(INDEX([.$AK24:.$DL24];MATCH([.$M$3];[.$AK$3:.$DL$3];0)+[.S$1])=&quot;&quot;;&quot;&quot;;INDEX([.$AK24:.$DL24];MATCH([.$M$3];[.$AK$3:.$DL$3];0)+[.S$1]))" office:value-type="string" office:string-value="b" calcext:value-type="string">
            <text:p>b</text:p>
          </table:table-cell>
          <table:table-cell table:style-name="ce14" table:formula="of:=IF(INDEX([.$AK24:.$DL24];MATCH([.$M$3];[.$AK$3:.$DL$3];0)+[.T$1])=&quot;&quot;;&quot;&quot;;INDEX([.$AK24:.$DL24];MATCH([.$M$3];[.$AK$3:.$DL$3];0)+[.T$1]))">
            <text:p/>
          </table:table-cell>
          <table:table-cell table:style-name="ce51" table:formula="of:=IF(INDEX([.$AK24:.$DL24];MATCH([.$M$3];[.$AK$3:.$DL$3];0)+[.U$1])=&quot;&quot;;&quot;&quot;;INDEX([.$AK24:.$DL24];MATCH([.$M$3];[.$AK$3:.$DL$3];0)+[.U$1]))">
            <text:p/>
          </table:table-cell>
          <table:table-cell table:style-name="ce60" table:formula="of:=IF(INDEX([.$AK24:.$DL24];MATCH([.$M$3];[.$AK$3:.$DL$3];0)+[.V$1])=&quot;&quot;;&quot;&quot;;INDEX([.$AK24:.$DL24];MATCH([.$M$3];[.$AK$3:.$DL$3];0)+[.V$1]))" office:value-type="float" office:value="128.7" calcext:value-type="float">
            <text:p>128.7</text:p>
          </table:table-cell>
          <table:table-cell table:style-name="ce24" table:formula="of:=IF(INDEX([.$AK24:.$DL24];MATCH([.$M$3];[.$AK$3:.$DL$3];0)+[.W$1])=&quot;&quot;;&quot;&quot;;INDEX([.$DO$23:.$DO$422];MATCH(INDEX([.$AK24:.$DL24];MATCH([.$M$3];[.$AK$3:.$DL$3];0)+[.W$1])&amp;IF([.Z24]=&quot;&quot;;&quot;&quot;;&quot;_&quot;&amp;[.Z24]);[.$DR$23:.$DR$422];0)))" office:value-type="float" office:value="12" calcext:value-type="float">
            <text:p>12</text:p>
          </table:table-cell>
          <table:table-cell table:style-name="ce14" table:formula="of:=IF(INDEX([.$AK24:.$DL24];MATCH([.$M$3];[.$AK$3:.$DL$3];0)+[.X$1])=&quot;&quot;;&quot;&quot;;INDEX([.$AK24:.$DL24];MATCH([.$M$3];[.$AK$3:.$DL$3];0)+[.X$1]))" office:value-type="string" office:string-value="b" calcext:value-type="string">
            <text:p>b</text:p>
          </table:table-cell>
          <table:table-cell table:style-name="ce14" table:formula="of:=IF(INDEX([.$AK24:.$DL24];MATCH([.$M$3];[.$AK$3:.$DL$3];0)+[.Y$1])=&quot;&quot;;&quot;&quot;;INDEX([.$AK24:.$DL24];MATCH([.$M$3];[.$AK$3:.$DL$3];0)+[.Y$1]))">
            <text:p/>
          </table:table-cell>
          <table:table-cell table:style-name="ce51" table:formula="of:=IF(INDEX([.$AK24:.$DL24];MATCH([.$M$3];[.$AK$3:.$DL$3];0)+[.Z$1])=&quot;&quot;;&quot;&quot;;INDEX([.$AK24:.$DL24];MATCH([.$M$3];[.$AK$3:.$DL$3];0)+[.Z$1]))">
            <text:p/>
          </table:table-cell>
          <table:table-cell table:style-name="ce60" table:formula="of:=IF(INDEX([.$AK24:.$DL24];MATCH([.$M$3];[.$AK$3:.$DL$3];0)+[.AA$1])=&quot;&quot;;&quot;&quot;;INDEX([.$AK24:.$DL24];MATCH([.$M$3];[.$AK$3:.$DL$3];0)+[.AA$1]))" office:value-type="float" office:value="24.32" calcext:value-type="float">
            <text:p>24.32</text:p>
          </table:table-cell>
          <table:table-cell table:style-name="ce43" table:formula="of:=IF(INDEX([.$AK24:.$DL24];MATCH([.$M$3];[.$AK$3:.$DL$3];0)+[.AB$1])=&quot;&quot;;&quot;&quot;;INDEX([.$DO$23:.$DO$422];MATCH(INDEX([.$AK24:.$DL24];MATCH([.$M$3];[.$AK$3:.$DL$3];0)+[.AB$1])&amp;IF([.AE24]=&quot;&quot;;&quot;&quot;;&quot;_&quot;&amp;[.AE24]);[.$DS$23:.$DS$422];0)))" office:value-type="float" office:value="9" calcext:value-type="float">
            <text:p>9</text:p>
          </table:table-cell>
          <table:table-cell table:style-name="ce14" table:formula="of:=IF(INDEX([.$AK24:.$DL24];MATCH([.$M$3];[.$AK$3:.$DL$3];0)+[.AC$1])=&quot;&quot;;&quot;&quot;;INDEX([.$AK24:.$DL24];MATCH([.$M$3];[.$AK$3:.$DL$3];0)+[.AC$1]))" office:value-type="string" office:string-value="b" calcext:value-type="string">
            <text:p>b</text:p>
          </table:table-cell>
          <table:table-cell table:style-name="ce14" table:formula="of:=IF(INDEX([.$AK24:.$DL24];MATCH([.$M$3];[.$AK$3:.$DL$3];0)+[.AD$1])=&quot;&quot;;&quot;&quot;;INDEX([.$AK24:.$DL24];MATCH([.$M$3];[.$AK$3:.$DL$3];0)+[.AD$1]))">
            <text:p/>
          </table:table-cell>
          <table:table-cell table:style-name="ce51" table:formula="of:=IF(INDEX([.$AK24:.$DL24];MATCH([.$M$3];[.$AK$3:.$DL$3];0)+[.AE$1])=&quot;&quot;;&quot;&quot;;INDEX([.$AK24:.$DL24];MATCH([.$M$3];[.$AK$3:.$DL$3];0)+[.AE$1]))">
            <text:p/>
          </table:table-cell>
          <table:table-cell table:style-name="ce60" table:formula="of:=IF(INDEX([.$AK24:.$DL24];MATCH([.$M$3];[.$AK$3:.$DL$3];0)+[.AF$1])=&quot;&quot;;&quot;&quot;;INDEX([.$AK24:.$DL24];MATCH([.$M$3];[.$AK$3:.$DL$3];0)+[.AF$1]))" office:value-type="float" office:value="26.75" calcext:value-type="float">
            <text:p>26.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1.5" calcext:value-type="float">
            <text:p>21.5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5" calcext:value-type="float">
            <text:p>23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.7" calcext:value-type="float">
            <text:p>128.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24.32" calcext:value-type="float">
            <text:p>24.32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6.75" calcext:value-type="float">
            <text:p>26.7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11" calcext:value-type="float">
            <text:p>27.11</text:p>
          </table:table-cell>
          <table:table-cell table:style-name="ce27" office:value-type="float" office:value="7" calcext:value-type="float">
            <text:p>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6" calcext:value-type="float">
            <text:p>137.16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97" calcext:value-type="float">
            <text:p>25.9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01" calcext:value-type="float">
            <text:p>27.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6" calcext:value-type="float">
            <text:p>6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5" calcext:value-type="float">
            <text:p>5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5 \break " calcext:value-type="string">
            <text:p>s1*5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L25];MATCH([.$M$3];[.$AK$3:.$DL$3];0)+[.$M$1])=&quot;&quot;;&quot;&quot;;INDEX([.$DO$23:.$DO$422];MATCH(INDEX([.$AK25:.$DL25];MATCH([.$M$3];[.$AK$3:.$DL$3];0)+[.$M$1])&amp;IF([.P25]=&quot;&quot;;&quot;&quot;;&quot;_&quot;&amp;[.P25]);[.$DP$23:.$DP$422];0)))" office:value-type="float" office:value="11" calcext:value-type="float">
            <text:p>11</text:p>
          </table:table-cell>
          <table:table-cell table:style-name="ce14" table:formula="of:=IF(INDEX([.$AK25:.$DL25];MATCH([.$M$3];[.$AK$3:.$DL$3];0)+[.N$1])=&quot;&quot;;&quot;&quot;;INDEX([.$AK25:.$DL25];MATCH([.$M$3];[.$AK$3:.$DL$3];0)+[.N$1]))" office:value-type="string" office:string-value="b" calcext:value-type="string">
            <text:p>b</text:p>
          </table:table-cell>
          <table:table-cell table:style-name="ce51" table:formula="of:=IF(INDEX([.$AK25:.$DL25];MATCH([.$M$3];[.$AK$3:.$DL$3];0)+[.O$1])=&quot;&quot;;&quot;&quot;;INDEX([.$AK25:.$DL25];MATCH([.$M$3];[.$AK$3:.$DL$3];0)+[.O$1]))">
            <text:p/>
          </table:table-cell>
          <table:table-cell table:style-name="ce51" table:formula="of:=IF(INDEX([.$AK25:.$DL25];MATCH([.$M$3];[.$AK$3:.$DL$3];0)+[.P$1])=&quot;&quot;;&quot;&quot;;INDEX([.$AK25:.$DL25];MATCH([.$M$3];[.$AK$3:.$DL$3];0)+[.P$1]))">
            <text:p/>
          </table:table-cell>
          <table:table-cell table:style-name="ce60" table:formula="of:=IF(INDEX([.$AK25:.$DL25];MATCH([.$M$3];[.$AK$3:.$DL$3];0)+[.Q$1])=&quot;&quot;;&quot;&quot;;INDEX([.$AK25:.$DL25];MATCH([.$M$3];[.$AK$3:.$DL$3];0)+[.Q$1]))" office:value-type="float" office:value="38.21" calcext:value-type="float">
            <text:p>38.21</text:p>
          </table:table-cell>
          <table:table-cell table:style-name="ce24" table:formula="of:=IF(INDEX([.$AK25:.$DL25];MATCH([.$M$3];[.$AK$3:.$DL$3];0)+[.R$1])=&quot;&quot;;&quot;&quot;;INDEX([.$DO$23:.$DO$422];MATCH(INDEX([.$AK25:.$DL25];MATCH([.$M$3];[.$AK$3:.$DL$3];0)+[.R$1])&amp;IF([.U25]=&quot;&quot;;&quot;&quot;;&quot;_&quot;&amp;[.U25]);[.$DQ$23:.$DQ$422];0)))" office:value-type="float" office:value="10" calcext:value-type="float">
            <text:p>10</text:p>
          </table:table-cell>
          <table:table-cell table:style-name="ce14" table:formula="of:=IF(INDEX([.$AK25:.$DL25];MATCH([.$M$3];[.$AK$3:.$DL$3];0)+[.S$1])=&quot;&quot;;&quot;&quot;;INDEX([.$AK25:.$DL25];MATCH([.$M$3];[.$AK$3:.$DL$3];0)+[.S$1]))" office:value-type="string" office:string-value="b" calcext:value-type="string">
            <text:p>b</text:p>
          </table:table-cell>
          <table:table-cell table:style-name="ce14" table:formula="of:=IF(INDEX([.$AK25:.$DL25];MATCH([.$M$3];[.$AK$3:.$DL$3];0)+[.T$1])=&quot;&quot;;&quot;&quot;;INDEX([.$AK25:.$DL25];MATCH([.$M$3];[.$AK$3:.$DL$3];0)+[.T$1]))">
            <text:p/>
          </table:table-cell>
          <table:table-cell table:style-name="ce51" table:formula="of:=IF(INDEX([.$AK25:.$DL25];MATCH([.$M$3];[.$AK$3:.$DL$3];0)+[.U$1])=&quot;&quot;;&quot;&quot;;INDEX([.$AK25:.$DL25];MATCH([.$M$3];[.$AK$3:.$DL$3];0)+[.U$1]))">
            <text:p/>
          </table:table-cell>
          <table:table-cell table:style-name="ce60" table:formula="of:=IF(INDEX([.$AK25:.$DL25];MATCH([.$M$3];[.$AK$3:.$DL$3];0)+[.V$1])=&quot;&quot;;&quot;&quot;;INDEX([.$AK25:.$DL25];MATCH([.$M$3];[.$AK$3:.$DL$3];0)+[.V$1]))" office:value-type="float" office:value="137.61" calcext:value-type="float">
            <text:p>137.61</text:p>
          </table:table-cell>
          <table:table-cell table:style-name="ce24" table:formula="of:=IF(INDEX([.$AK25:.$DL25];MATCH([.$M$3];[.$AK$3:.$DL$3];0)+[.W$1])=&quot;&quot;;&quot;&quot;;INDEX([.$DO$23:.$DO$422];MATCH(INDEX([.$AK25:.$DL25];MATCH([.$M$3];[.$AK$3:.$DL$3];0)+[.W$1])&amp;IF([.Z25]=&quot;&quot;;&quot;&quot;;&quot;_&quot;&amp;[.Z25]);[.$DR$23:.$DR$422];0)))" office:value-type="float" office:value="21" calcext:value-type="float">
            <text:p>21</text:p>
          </table:table-cell>
          <table:table-cell table:style-name="ce14" table:formula="of:=IF(INDEX([.$AK25:.$DL25];MATCH([.$M$3];[.$AK$3:.$DL$3];0)+[.X$1])=&quot;&quot;;&quot;&quot;;INDEX([.$AK25:.$DL25];MATCH([.$M$3];[.$AK$3:.$DL$3];0)+[.X$1]))" office:value-type="string" office:string-value="b" calcext:value-type="string">
            <text:p>b</text:p>
          </table:table-cell>
          <table:table-cell table:style-name="ce14" table:formula="of:=IF(INDEX([.$AK25:.$DL25];MATCH([.$M$3];[.$AK$3:.$DL$3];0)+[.Y$1])=&quot;&quot;;&quot;&quot;;INDEX([.$AK25:.$DL25];MATCH([.$M$3];[.$AK$3:.$DL$3];0)+[.Y$1]))">
            <text:p/>
          </table:table-cell>
          <table:table-cell table:style-name="ce51" table:formula="of:=IF(INDEX([.$AK25:.$DL25];MATCH([.$M$3];[.$AK$3:.$DL$3];0)+[.Z$1])=&quot;&quot;;&quot;&quot;;INDEX([.$AK25:.$DL25];MATCH([.$M$3];[.$AK$3:.$DL$3];0)+[.Z$1]))">
            <text:p/>
          </table:table-cell>
          <table:table-cell table:style-name="ce60" table:formula="of:=IF(INDEX([.$AK25:.$DL25];MATCH([.$M$3];[.$AK$3:.$DL$3];0)+[.AA$1])=&quot;&quot;;&quot;&quot;;INDEX([.$AK25:.$DL25];MATCH([.$M$3];[.$AK$3:.$DL$3];0)+[.AA$1]))" office:value-type="float" office:value="38.23" calcext:value-type="float">
            <text:p>38.23</text:p>
          </table:table-cell>
          <table:table-cell table:style-name="ce43" table:formula="of:=IF(INDEX([.$AK25:.$DL25];MATCH([.$M$3];[.$AK$3:.$DL$3];0)+[.AB$1])=&quot;&quot;;&quot;&quot;;INDEX([.$DO$23:.$DO$422];MATCH(INDEX([.$AK25:.$DL25];MATCH([.$M$3];[.$AK$3:.$DL$3];0)+[.AB$1])&amp;IF([.AE25]=&quot;&quot;;&quot;&quot;;&quot;_&quot;&amp;[.AE25]);[.$DS$23:.$DS$422];0)))" office:value-type="float" office:value="17" calcext:value-type="float">
            <text:p>17</text:p>
          </table:table-cell>
          <table:table-cell table:style-name="ce14" table:formula="of:=IF(INDEX([.$AK25:.$DL25];MATCH([.$M$3];[.$AK$3:.$DL$3];0)+[.AC$1])=&quot;&quot;;&quot;&quot;;INDEX([.$AK25:.$DL25];MATCH([.$M$3];[.$AK$3:.$DL$3];0)+[.AC$1]))" office:value-type="string" office:string-value="b" calcext:value-type="string">
            <text:p>b</text:p>
          </table:table-cell>
          <table:table-cell table:style-name="ce14" table:formula="of:=IF(INDEX([.$AK25:.$DL25];MATCH([.$M$3];[.$AK$3:.$DL$3];0)+[.AD$1])=&quot;&quot;;&quot;&quot;;INDEX([.$AK25:.$DL25];MATCH([.$M$3];[.$AK$3:.$DL$3];0)+[.AD$1]))">
            <text:p/>
          </table:table-cell>
          <table:table-cell table:style-name="ce51" table:formula="of:=IF(INDEX([.$AK25:.$DL25];MATCH([.$M$3];[.$AK$3:.$DL$3];0)+[.AE$1])=&quot;&quot;;&quot;&quot;;INDEX([.$AK25:.$DL25];MATCH([.$M$3];[.$AK$3:.$DL$3];0)+[.AE$1]))">
            <text:p/>
          </table:table-cell>
          <table:table-cell table:style-name="ce60" table:formula="of:=IF(INDEX([.$AK25:.$DL25];MATCH([.$M$3];[.$AK$3:.$DL$3];0)+[.AF$1])=&quot;&quot;;&quot;&quot;;INDEX([.$AK25:.$DL25];MATCH([.$M$3];[.$AK$3:.$DL$3];0)+[.AF$1]))" office:value-type="float" office:value="40.23" calcext:value-type="float">
            <text:p>40.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5" calcext:value-type="float">
            <text:p>36.5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1" calcext:value-type="float">
            <text:p>38.21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61" calcext:value-type="float">
            <text:p>137.61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8.23" calcext:value-type="float">
            <text:p>38.2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0.23" calcext:value-type="float">
            <text:p>40.23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85" calcext:value-type="float">
            <text:p>41.85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4" calcext:value-type="float">
            <text:p>148.4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64" calcext:value-type="float">
            <text:p>39.64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96" calcext:value-type="float">
            <text:p>38.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1" calcext:value-type="float">
            <text:p>11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5" calcext:value-type="float">
            <text:p>5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5.8))" calcext:value-type="string">
            <text:p>\overrideProperty Score.NonMusicalPaperColumn.line-break-system-details #'((Y-offset . 25.8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L26];MATCH([.$M$3];[.$AK$3:.$DL$3];0)+[.$M$1])=&quot;&quot;;&quot;&quot;;INDEX([.$DO$23:.$DO$422];MATCH(INDEX([.$AK26:.$DL26];MATCH([.$M$3];[.$AK$3:.$DL$3];0)+[.$M$1])&amp;IF([.P26]=&quot;&quot;;&quot;&quot;;&quot;_&quot;&amp;[.P26]);[.$DP$23:.$DP$422];0)))" office:value-type="float" office:value="15" calcext:value-type="float">
            <text:p>15</text:p>
          </table:table-cell>
          <table:table-cell table:style-name="ce14" table:formula="of:=IF(INDEX([.$AK26:.$DL26];MATCH([.$M$3];[.$AK$3:.$DL$3];0)+[.N$1])=&quot;&quot;;&quot;&quot;;INDEX([.$AK26:.$DL26];MATCH([.$M$3];[.$AK$3:.$DL$3];0)+[.N$1]))" office:value-type="string" office:string-value="b" calcext:value-type="string">
            <text:p>b</text:p>
          </table:table-cell>
          <table:table-cell table:style-name="ce51" table:formula="of:=IF(INDEX([.$AK26:.$DL26];MATCH([.$M$3];[.$AK$3:.$DL$3];0)+[.O$1])=&quot;&quot;;&quot;&quot;;INDEX([.$AK26:.$DL26];MATCH([.$M$3];[.$AK$3:.$DL$3];0)+[.O$1]))">
            <text:p/>
          </table:table-cell>
          <table:table-cell table:style-name="ce51" table:formula="of:=IF(INDEX([.$AK26:.$DL26];MATCH([.$M$3];[.$AK$3:.$DL$3];0)+[.P$1])=&quot;&quot;;&quot;&quot;;INDEX([.$AK26:.$DL26];MATCH([.$M$3];[.$AK$3:.$DL$3];0)+[.P$1]))">
            <text:p/>
          </table:table-cell>
          <table:table-cell table:style-name="ce60" table:formula="of:=IF(INDEX([.$AK26:.$DL26];MATCH([.$M$3];[.$AK$3:.$DL$3];0)+[.Q$1])=&quot;&quot;;&quot;&quot;;INDEX([.$AK26:.$DL26];MATCH([.$M$3];[.$AK$3:.$DL$3];0)+[.Q$1]))" office:value-type="float" office:value="49.04" calcext:value-type="float">
            <text:p>49.04</text:p>
          </table:table-cell>
          <table:table-cell table:style-name="ce24" table:formula="of:=IF(INDEX([.$AK26:.$DL26];MATCH([.$M$3];[.$AK$3:.$DL$3];0)+[.R$1])=&quot;&quot;;&quot;&quot;;INDEX([.$DO$23:.$DO$422];MATCH(INDEX([.$AK26:.$DL26];MATCH([.$M$3];[.$AK$3:.$DL$3];0)+[.R$1])&amp;IF([.U26]=&quot;&quot;;&quot;&quot;;&quot;_&quot;&amp;[.U26]);[.$DQ$23:.$DQ$422];0)))" office:value-type="float" office:value="17" calcext:value-type="float">
            <text:p>17</text:p>
          </table:table-cell>
          <table:table-cell table:style-name="ce14" table:formula="of:=IF(INDEX([.$AK26:.$DL26];MATCH([.$M$3];[.$AK$3:.$DL$3];0)+[.S$1])=&quot;&quot;;&quot;&quot;;INDEX([.$AK26:.$DL26];MATCH([.$M$3];[.$AK$3:.$DL$3];0)+[.S$1]))" office:value-type="string" office:string-value="b" calcext:value-type="string">
            <text:p>b</text:p>
          </table:table-cell>
          <table:table-cell table:style-name="ce14" table:formula="of:=IF(INDEX([.$AK26:.$DL26];MATCH([.$M$3];[.$AK$3:.$DL$3];0)+[.T$1])=&quot;&quot;;&quot;&quot;;INDEX([.$AK26:.$DL26];MATCH([.$M$3];[.$AK$3:.$DL$3];0)+[.T$1]))">
            <text:p/>
          </table:table-cell>
          <table:table-cell table:style-name="ce51" table:formula="of:=IF(INDEX([.$AK26:.$DL26];MATCH([.$M$3];[.$AK$3:.$DL$3];0)+[.U$1])=&quot;&quot;;&quot;&quot;;INDEX([.$AK26:.$DL26];MATCH([.$M$3];[.$AK$3:.$DL$3];0)+[.U$1]))">
            <text:p/>
          </table:table-cell>
          <table:table-cell table:style-name="ce60" table:formula="of:=IF(INDEX([.$AK26:.$DL26];MATCH([.$M$3];[.$AK$3:.$DL$3];0)+[.V$1])=&quot;&quot;;&quot;&quot;;INDEX([.$AK26:.$DL26];MATCH([.$M$3];[.$AK$3:.$DL$3];0)+[.V$1]))" office:value-type="float" office:value="148" calcext:value-type="float">
            <text:p>148</text:p>
          </table:table-cell>
          <table:table-cell table:style-name="ce24" table:formula="of:=IF(INDEX([.$AK26:.$DL26];MATCH([.$M$3];[.$AK$3:.$DL$3];0)+[.W$1])=&quot;&quot;;&quot;&quot;;INDEX([.$DO$23:.$DO$422];MATCH(INDEX([.$AK26:.$DL26];MATCH([.$M$3];[.$AK$3:.$DL$3];0)+[.W$1])&amp;IF([.Z26]=&quot;&quot;;&quot;&quot;;&quot;_&quot;&amp;[.Z26]);[.$DR$23:.$DR$422];0)))" office:value-type="float" office:value="27" calcext:value-type="float">
            <text:p>27</text:p>
          </table:table-cell>
          <table:table-cell table:style-name="ce14" table:formula="of:=IF(INDEX([.$AK26:.$DL26];MATCH([.$M$3];[.$AK$3:.$DL$3];0)+[.X$1])=&quot;&quot;;&quot;&quot;;INDEX([.$AK26:.$DL26];MATCH([.$M$3];[.$AK$3:.$DL$3];0)+[.X$1]))" office:value-type="string" office:string-value="b" calcext:value-type="string">
            <text:p>b</text:p>
          </table:table-cell>
          <table:table-cell table:style-name="ce14" table:formula="of:=IF(INDEX([.$AK26:.$DL26];MATCH([.$M$3];[.$AK$3:.$DL$3];0)+[.Y$1])=&quot;&quot;;&quot;&quot;;INDEX([.$AK26:.$DL26];MATCH([.$M$3];[.$AK$3:.$DL$3];0)+[.Y$1]))">
            <text:p/>
          </table:table-cell>
          <table:table-cell table:style-name="ce51" table:formula="of:=IF(INDEX([.$AK26:.$DL26];MATCH([.$M$3];[.$AK$3:.$DL$3];0)+[.Z$1])=&quot;&quot;;&quot;&quot;;INDEX([.$AK26:.$DL26];MATCH([.$M$3];[.$AK$3:.$DL$3];0)+[.Z$1]))">
            <text:p/>
          </table:table-cell>
          <table:table-cell table:style-name="ce60" table:formula="of:=IF(INDEX([.$AK26:.$DL26];MATCH([.$M$3];[.$AK$3:.$DL$3];0)+[.AA$1])=&quot;&quot;;&quot;&quot;;INDEX([.$AK26:.$DL26];MATCH([.$M$3];[.$AK$3:.$DL$3];0)+[.AA$1]))" office:value-type="float" office:value="49.05" calcext:value-type="float">
            <text:p>49.05</text:p>
          </table:table-cell>
          <table:table-cell table:style-name="ce43" table:formula="of:=IF(INDEX([.$AK26:.$DL26];MATCH([.$M$3];[.$AK$3:.$DL$3];0)+[.AB$1])=&quot;&quot;;&quot;&quot;;INDEX([.$DO$23:.$DO$422];MATCH(INDEX([.$AK26:.$DL26];MATCH([.$M$3];[.$AK$3:.$DL$3];0)+[.AB$1])&amp;IF([.AE26]=&quot;&quot;;&quot;&quot;;&quot;_&quot;&amp;[.AE26]);[.$DS$23:.$DS$422];0)))" office:value-type="float" office:value="25" calcext:value-type="float">
            <text:p>25</text:p>
          </table:table-cell>
          <table:table-cell table:style-name="ce14" table:formula="of:=IF(INDEX([.$AK26:.$DL26];MATCH([.$M$3];[.$AK$3:.$DL$3];0)+[.AC$1])=&quot;&quot;;&quot;&quot;;INDEX([.$AK26:.$DL26];MATCH([.$M$3];[.$AK$3:.$DL$3];0)+[.AC$1]))" office:value-type="string" office:string-value="b" calcext:value-type="string">
            <text:p>b</text:p>
          </table:table-cell>
          <table:table-cell table:style-name="ce14" table:formula="of:=IF(INDEX([.$AK26:.$DL26];MATCH([.$M$3];[.$AK$3:.$DL$3];0)+[.AD$1])=&quot;&quot;;&quot;&quot;;INDEX([.$AK26:.$DL26];MATCH([.$M$3];[.$AK$3:.$DL$3];0)+[.AD$1]))">
            <text:p/>
          </table:table-cell>
          <table:table-cell table:style-name="ce51" table:formula="of:=IF(INDEX([.$AK26:.$DL26];MATCH([.$M$3];[.$AK$3:.$DL$3];0)+[.AE$1])=&quot;&quot;;&quot;&quot;;INDEX([.$AK26:.$DL26];MATCH([.$M$3];[.$AK$3:.$DL$3];0)+[.AE$1]))">
            <text:p/>
          </table:table-cell>
          <table:table-cell table:style-name="ce60" table:formula="of:=IF(INDEX([.$AK26:.$DL26];MATCH([.$M$3];[.$AK$3:.$DL$3];0)+[.AF$1])=&quot;&quot;;&quot;&quot;;INDEX([.$AK26:.$DL26];MATCH([.$M$3];[.$AK$3:.$DL$3];0)+[.AF$1]))" office:value-type="float" office:value="52.19" calcext:value-type="float">
            <text:p>52.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4" calcext:value-type="float">
            <text:p>49.04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9.05" calcext:value-type="float">
            <text:p>49.05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19" calcext:value-type="float">
            <text:p>52.19</text:p>
          </table:table-cell>
          <table:table-cell table:style-name="ce27" office:value-type="float" office:value="16" calcext:value-type="float">
            <text:p>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2" calcext:value-type="float">
            <text:p>56.22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.44" calcext:value-type="float">
            <text:p>50.44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95" calcext:value-type="float">
            <text:p>53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5" calcext:value-type="float">
            <text:p>15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38.21))" calcext:value-type="string">
            <text:p>\overrideProperty Score.NonMusicalPaperColumn.line-break-system-details #'((Y-offset . 38.21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L27];MATCH([.$M$3];[.$AK$3:.$DL$3];0)+[.$M$1])=&quot;&quot;;&quot;&quot;;INDEX([.$DO$23:.$DO$422];MATCH(INDEX([.$AK27:.$DL27];MATCH([.$M$3];[.$AK$3:.$DL$3];0)+[.$M$1])&amp;IF([.P27]=&quot;&quot;;&quot;&quot;;&quot;_&quot;&amp;[.P27]);[.$DP$23:.$DP$422];0)))" office:value-type="float" office:value="19" calcext:value-type="float">
            <text:p>19</text:p>
          </table:table-cell>
          <table:table-cell table:style-name="ce14" table:formula="of:=IF(INDEX([.$AK27:.$DL27];MATCH([.$M$3];[.$AK$3:.$DL$3];0)+[.N$1])=&quot;&quot;;&quot;&quot;;INDEX([.$AK27:.$DL27];MATCH([.$M$3];[.$AK$3:.$DL$3];0)+[.N$1]))" office:value-type="string" office:string-value="b" calcext:value-type="string">
            <text:p>b</text:p>
          </table:table-cell>
          <table:table-cell table:style-name="ce51" table:formula="of:=IF(INDEX([.$AK27:.$DL27];MATCH([.$M$3];[.$AK$3:.$DL$3];0)+[.O$1])=&quot;&quot;;&quot;&quot;;INDEX([.$AK27:.$DL27];MATCH([.$M$3];[.$AK$3:.$DL$3];0)+[.O$1]))">
            <text:p/>
          </table:table-cell>
          <table:table-cell table:style-name="ce51" table:formula="of:=IF(INDEX([.$AK27:.$DL27];MATCH([.$M$3];[.$AK$3:.$DL$3];0)+[.P$1])=&quot;&quot;;&quot;&quot;;INDEX([.$AK27:.$DL27];MATCH([.$M$3];[.$AK$3:.$DL$3];0)+[.P$1]))">
            <text:p/>
          </table:table-cell>
          <table:table-cell table:style-name="ce60" table:formula="of:=IF(INDEX([.$AK27:.$DL27];MATCH([.$M$3];[.$AK$3:.$DL$3];0)+[.Q$1])=&quot;&quot;;&quot;&quot;;INDEX([.$AK27:.$DL27];MATCH([.$M$3];[.$AK$3:.$DL$3];0)+[.Q$1]))" office:value-type="float" office:value="62.92" calcext:value-type="float">
            <text:p>62.92</text:p>
          </table:table-cell>
          <table:table-cell table:style-name="ce24" table:formula="of:=IF(INDEX([.$AK27:.$DL27];MATCH([.$M$3];[.$AK$3:.$DL$3];0)+[.R$1])=&quot;&quot;;&quot;&quot;;INDEX([.$DO$23:.$DO$422];MATCH(INDEX([.$AK27:.$DL27];MATCH([.$M$3];[.$AK$3:.$DL$3];0)+[.R$1])&amp;IF([.U27]=&quot;&quot;;&quot;&quot;;&quot;_&quot;&amp;[.U27]);[.$DQ$23:.$DQ$422];0)))" office:value-type="float" office:value="22" calcext:value-type="float">
            <text:p>22</text:p>
          </table:table-cell>
          <table:table-cell table:style-name="ce14" table:formula="of:=IF(INDEX([.$AK27:.$DL27];MATCH([.$M$3];[.$AK$3:.$DL$3];0)+[.S$1])=&quot;&quot;;&quot;&quot;;INDEX([.$AK27:.$DL27];MATCH([.$M$3];[.$AK$3:.$DL$3];0)+[.S$1]))" office:value-type="string" office:string-value="pb" calcext:value-type="string">
            <text:p>pb</text:p>
          </table:table-cell>
          <table:table-cell table:style-name="ce14" table:formula="of:=IF(INDEX([.$AK27:.$DL27];MATCH([.$M$3];[.$AK$3:.$DL$3];0)+[.T$1])=&quot;&quot;;&quot;&quot;;INDEX([.$AK27:.$DL27];MATCH([.$M$3];[.$AK$3:.$DL$3];0)+[.T$1]))">
            <text:p/>
          </table:table-cell>
          <table:table-cell table:style-name="ce51" table:formula="of:=IF(INDEX([.$AK27:.$DL27];MATCH([.$M$3];[.$AK$3:.$DL$3];0)+[.U$1])=&quot;&quot;;&quot;&quot;;INDEX([.$AK27:.$DL27];MATCH([.$M$3];[.$AK$3:.$DL$3];0)+[.U$1]))">
            <text:p/>
          </table:table-cell>
          <table:table-cell table:style-name="ce60" table:formula="of:=IF(INDEX([.$AK27:.$DL27];MATCH([.$M$3];[.$AK$3:.$DL$3];0)+[.V$1])=&quot;&quot;;&quot;&quot;;INDEX([.$AK27:.$DL27];MATCH([.$M$3];[.$AK$3:.$DL$3];0)+[.V$1]))" office:value-type="float" office:value="5" calcext:value-type="float">
            <text:p>5</text:p>
          </table:table-cell>
          <table:table-cell table:style-name="ce24" table:formula="of:=IF(INDEX([.$AK27:.$DL27];MATCH([.$M$3];[.$AK$3:.$DL$3];0)+[.W$1])=&quot;&quot;;&quot;&quot;;INDEX([.$DO$23:.$DO$422];MATCH(INDEX([.$AK27:.$DL27];MATCH([.$M$3];[.$AK$3:.$DL$3];0)+[.W$1])&amp;IF([.Z27]=&quot;&quot;;&quot;&quot;;&quot;_&quot;&amp;[.Z27]);[.$DR$23:.$DR$422];0)))" office:value-type="float" office:value="34" calcext:value-type="float">
            <text:p>34</text:p>
          </table:table-cell>
          <table:table-cell table:style-name="ce14" table:formula="of:=IF(INDEX([.$AK27:.$DL27];MATCH([.$M$3];[.$AK$3:.$DL$3];0)+[.X$1])=&quot;&quot;;&quot;&quot;;INDEX([.$AK27:.$DL27];MATCH([.$M$3];[.$AK$3:.$DL$3];0)+[.X$1]))" office:value-type="string" office:string-value="b" calcext:value-type="string">
            <text:p>b</text:p>
          </table:table-cell>
          <table:table-cell table:style-name="ce14" table:formula="of:=IF(INDEX([.$AK27:.$DL27];MATCH([.$M$3];[.$AK$3:.$DL$3];0)+[.Y$1])=&quot;&quot;;&quot;&quot;;INDEX([.$AK27:.$DL27];MATCH([.$M$3];[.$AK$3:.$DL$3];0)+[.Y$1]))">
            <text:p/>
          </table:table-cell>
          <table:table-cell table:style-name="ce51" table:formula="of:=IF(INDEX([.$AK27:.$DL27];MATCH([.$M$3];[.$AK$3:.$DL$3];0)+[.Z$1])=&quot;&quot;;&quot;&quot;;INDEX([.$AK27:.$DL27];MATCH([.$M$3];[.$AK$3:.$DL$3];0)+[.Z$1]))">
            <text:p/>
          </table:table-cell>
          <table:table-cell table:style-name="ce60" table:formula="of:=IF(INDEX([.$AK27:.$DL27];MATCH([.$M$3];[.$AK$3:.$DL$3];0)+[.AA$1])=&quot;&quot;;&quot;&quot;;INDEX([.$AK27:.$DL27];MATCH([.$M$3];[.$AK$3:.$DL$3];0)+[.AA$1]))" office:value-type="float" office:value="62.94" calcext:value-type="float">
            <text:p>62.94</text:p>
          </table:table-cell>
          <table:table-cell table:style-name="ce43" table:formula="of:=IF(INDEX([.$AK27:.$DL27];MATCH([.$M$3];[.$AK$3:.$DL$3];0)+[.AB$1])=&quot;&quot;;&quot;&quot;;INDEX([.$DO$23:.$DO$422];MATCH(INDEX([.$AK27:.$DL27];MATCH([.$M$3];[.$AK$3:.$DL$3];0)+[.AB$1])&amp;IF([.AE27]=&quot;&quot;;&quot;&quot;;&quot;_&quot;&amp;[.AE27]);[.$DS$23:.$DS$422];0)))" office:value-type="float" office:value="32" calcext:value-type="float">
            <text:p>32</text:p>
          </table:table-cell>
          <table:table-cell table:style-name="ce14" table:formula="of:=IF(INDEX([.$AK27:.$DL27];MATCH([.$M$3];[.$AK$3:.$DL$3];0)+[.AC$1])=&quot;&quot;;&quot;&quot;;INDEX([.$AK27:.$DL27];MATCH([.$M$3];[.$AK$3:.$DL$3];0)+[.AC$1]))" office:value-type="string" office:string-value="b" calcext:value-type="string">
            <text:p>b</text:p>
          </table:table-cell>
          <table:table-cell table:style-name="ce14" table:formula="of:=IF(INDEX([.$AK27:.$DL27];MATCH([.$M$3];[.$AK$3:.$DL$3];0)+[.AD$1])=&quot;&quot;;&quot;&quot;;INDEX([.$AK27:.$DL27];MATCH([.$M$3];[.$AK$3:.$DL$3];0)+[.AD$1]))">
            <text:p/>
          </table:table-cell>
          <table:table-cell table:style-name="ce51" table:formula="of:=IF(INDEX([.$AK27:.$DL27];MATCH([.$M$3];[.$AK$3:.$DL$3];0)+[.AE$1])=&quot;&quot;;&quot;&quot;;INDEX([.$AK27:.$DL27];MATCH([.$M$3];[.$AK$3:.$DL$3];0)+[.AE$1]))">
            <text:p/>
          </table:table-cell>
          <table:table-cell table:style-name="ce60" table:formula="of:=IF(INDEX([.$AK27:.$DL27];MATCH([.$M$3];[.$AK$3:.$DL$3];0)+[.AF$1])=&quot;&quot;;&quot;&quot;;INDEX([.$AK27:.$DL27];MATCH([.$M$3];[.$AK$3:.$DL$3];0)+[.AF$1]))" office:value-type="float" office:value="67.07" calcext:value-type="float">
            <text:p>67.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" calcext:value-type="float">
            <text:p>61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2" calcext:value-type="float">
            <text:p>62.9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2.94" calcext:value-type="float">
            <text:p>62.9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07" calcext:value-type="float">
            <text:p>67.07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1" calcext:value-type="float">
            <text:p>71.51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38" calcext:value-type="float">
            <text:p>18.38</text:p>
          </table:table-cell>
          <table:table-cell table:style-name="ce27" office:value-type="float" office:value="35" calcext:value-type="float">
            <text:p>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65" calcext:value-type="float">
            <text:p>62.6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44" calcext:value-type="float">
            <text:p>67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19" calcext:value-type="float">
            <text:p>19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4" calcext:value-type="float">
            <text:p>4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49.04))" calcext:value-type="string">
            <text:p>\overrideProperty Score.NonMusicalPaperColumn.line-break-system-details #'((Y-offset . 49.04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L28];MATCH([.$M$3];[.$AK$3:.$DL$3];0)+[.$M$1])=&quot;&quot;;&quot;&quot;;INDEX([.$DO$23:.$DO$422];MATCH(INDEX([.$AK28:.$DL28];MATCH([.$M$3];[.$AK$3:.$DL$3];0)+[.$M$1])&amp;IF([.P28]=&quot;&quot;;&quot;&quot;;&quot;_&quot;&amp;[.P28]);[.$DP$23:.$DP$422];0)))" office:value-type="float" office:value="24" calcext:value-type="float">
            <text:p>24</text:p>
          </table:table-cell>
          <table:table-cell table:style-name="ce14" table:formula="of:=IF(INDEX([.$AK28:.$DL28];MATCH([.$M$3];[.$AK$3:.$DL$3];0)+[.N$1])=&quot;&quot;;&quot;&quot;;INDEX([.$AK28:.$DL28];MATCH([.$M$3];[.$AK$3:.$DL$3];0)+[.N$1]))" office:value-type="string" office:string-value="b" calcext:value-type="string">
            <text:p>b</text:p>
          </table:table-cell>
          <table:table-cell table:style-name="ce51" table:formula="of:=IF(INDEX([.$AK28:.$DL28];MATCH([.$M$3];[.$AK$3:.$DL$3];0)+[.O$1])=&quot;&quot;;&quot;&quot;;INDEX([.$AK28:.$DL28];MATCH([.$M$3];[.$AK$3:.$DL$3];0)+[.O$1]))">
            <text:p/>
          </table:table-cell>
          <table:table-cell table:style-name="ce51" table:formula="of:=IF(INDEX([.$AK28:.$DL28];MATCH([.$M$3];[.$AK$3:.$DL$3];0)+[.P$1])=&quot;&quot;;&quot;&quot;;INDEX([.$AK28:.$DL28];MATCH([.$M$3];[.$AK$3:.$DL$3];0)+[.P$1]))">
            <text:p/>
          </table:table-cell>
          <table:table-cell table:style-name="ce60" table:formula="of:=IF(INDEX([.$AK28:.$DL28];MATCH([.$M$3];[.$AK$3:.$DL$3];0)+[.Q$1])=&quot;&quot;;&quot;&quot;;INDEX([.$AK28:.$DL28];MATCH([.$M$3];[.$AK$3:.$DL$3];0)+[.Q$1]))" office:value-type="float" office:value="73.77" calcext:value-type="float">
            <text:p>73.77</text:p>
          </table:table-cell>
          <table:table-cell table:style-name="ce24" table:formula="of:=IF(INDEX([.$AK28:.$DL28];MATCH([.$M$3];[.$AK$3:.$DL$3];0)+[.R$1])=&quot;&quot;;&quot;&quot;;INDEX([.$DO$23:.$DO$422];MATCH(INDEX([.$AK28:.$DL28];MATCH([.$M$3];[.$AK$3:.$DL$3];0)+[.R$1])&amp;IF([.U28]=&quot;&quot;;&quot;&quot;;&quot;_&quot;&amp;[.U28]);[.$DQ$23:.$DQ$422];0)))" office:value-type="float" office:value="27" calcext:value-type="float">
            <text:p>27</text:p>
          </table:table-cell>
          <table:table-cell table:style-name="ce14" table:formula="of:=IF(INDEX([.$AK28:.$DL28];MATCH([.$M$3];[.$AK$3:.$DL$3];0)+[.S$1])=&quot;&quot;;&quot;&quot;;INDEX([.$AK28:.$DL28];MATCH([.$M$3];[.$AK$3:.$DL$3];0)+[.S$1]))" office:value-type="string" office:string-value="b" calcext:value-type="string">
            <text:p>b</text:p>
          </table:table-cell>
          <table:table-cell table:style-name="ce14" table:formula="of:=IF(INDEX([.$AK28:.$DL28];MATCH([.$M$3];[.$AK$3:.$DL$3];0)+[.T$1])=&quot;&quot;;&quot;&quot;;INDEX([.$AK28:.$DL28];MATCH([.$M$3];[.$AK$3:.$DL$3];0)+[.T$1]))">
            <text:p/>
          </table:table-cell>
          <table:table-cell table:style-name="ce51" table:formula="of:=IF(INDEX([.$AK28:.$DL28];MATCH([.$M$3];[.$AK$3:.$DL$3];0)+[.U$1])=&quot;&quot;;&quot;&quot;;INDEX([.$AK28:.$DL28];MATCH([.$M$3];[.$AK$3:.$DL$3];0)+[.U$1]))">
            <text:p/>
          </table:table-cell>
          <table:table-cell table:style-name="ce60" table:formula="of:=IF(INDEX([.$AK28:.$DL28];MATCH([.$M$3];[.$AK$3:.$DL$3];0)+[.V$1])=&quot;&quot;;&quot;&quot;;INDEX([.$AK28:.$DL28];MATCH([.$M$3];[.$AK$3:.$DL$3];0)+[.V$1]))" office:value-type="float" office:value="14.6" calcext:value-type="float">
            <text:p>14.6</text:p>
          </table:table-cell>
          <table:table-cell table:style-name="ce24" table:formula="of:=IF(INDEX([.$AK28:.$DL28];MATCH([.$M$3];[.$AK$3:.$DL$3];0)+[.W$1])=&quot;&quot;;&quot;&quot;;INDEX([.$DO$23:.$DO$422];MATCH(INDEX([.$AK28:.$DL28];MATCH([.$M$3];[.$AK$3:.$DL$3];0)+[.W$1])&amp;IF([.Z28]=&quot;&quot;;&quot;&quot;;&quot;_&quot;&amp;[.Z28]);[.$DR$23:.$DR$422];0)))" office:value-type="float" office:value="40" calcext:value-type="float">
            <text:p>40</text:p>
          </table:table-cell>
          <table:table-cell table:style-name="ce14" table:formula="of:=IF(INDEX([.$AK28:.$DL28];MATCH([.$M$3];[.$AK$3:.$DL$3];0)+[.X$1])=&quot;&quot;;&quot;&quot;;INDEX([.$AK28:.$DL28];MATCH([.$M$3];[.$AK$3:.$DL$3];0)+[.X$1]))" office:value-type="string" office:string-value="b" calcext:value-type="string">
            <text:p>b</text:p>
          </table:table-cell>
          <table:table-cell table:style-name="ce14" table:formula="of:=IF(INDEX([.$AK28:.$DL28];MATCH([.$M$3];[.$AK$3:.$DL$3];0)+[.Y$1])=&quot;&quot;;&quot;&quot;;INDEX([.$AK28:.$DL28];MATCH([.$M$3];[.$AK$3:.$DL$3];0)+[.Y$1]))">
            <text:p/>
          </table:table-cell>
          <table:table-cell table:style-name="ce51" table:formula="of:=IF(INDEX([.$AK28:.$DL28];MATCH([.$M$3];[.$AK$3:.$DL$3];0)+[.Z$1])=&quot;&quot;;&quot;&quot;;INDEX([.$AK28:.$DL28];MATCH([.$M$3];[.$AK$3:.$DL$3];0)+[.Z$1]))">
            <text:p/>
          </table:table-cell>
          <table:table-cell table:style-name="ce60" table:formula="of:=IF(INDEX([.$AK28:.$DL28];MATCH([.$M$3];[.$AK$3:.$DL$3];0)+[.AA$1])=&quot;&quot;;&quot;&quot;;INDEX([.$AK28:.$DL28];MATCH([.$M$3];[.$AK$3:.$DL$3];0)+[.AA$1]))" office:value-type="float" office:value="73.76" calcext:value-type="float">
            <text:p>73.76</text:p>
          </table:table-cell>
          <table:table-cell table:style-name="ce43" table:formula="of:=IF(INDEX([.$AK28:.$DL28];MATCH([.$M$3];[.$AK$3:.$DL$3];0)+[.AB$1])=&quot;&quot;;&quot;&quot;;INDEX([.$DO$23:.$DO$422];MATCH(INDEX([.$AK28:.$DL28];MATCH([.$M$3];[.$AK$3:.$DL$3];0)+[.AB$1])&amp;IF([.AE28]=&quot;&quot;;&quot;&quot;;&quot;_&quot;&amp;[.AE28]);[.$DS$23:.$DS$422];0)))" office:value-type="float" office:value="40" calcext:value-type="float">
            <text:p>40</text:p>
          </table:table-cell>
          <table:table-cell table:style-name="ce14" table:formula="of:=IF(INDEX([.$AK28:.$DL28];MATCH([.$M$3];[.$AK$3:.$DL$3];0)+[.AC$1])=&quot;&quot;;&quot;&quot;;INDEX([.$AK28:.$DL28];MATCH([.$M$3];[.$AK$3:.$DL$3];0)+[.AC$1]))" office:value-type="string" office:string-value="b" calcext:value-type="string">
            <text:p>b</text:p>
          </table:table-cell>
          <table:table-cell table:style-name="ce14" table:formula="of:=IF(INDEX([.$AK28:.$DL28];MATCH([.$M$3];[.$AK$3:.$DL$3];0)+[.AD$1])=&quot;&quot;;&quot;&quot;;INDEX([.$AK28:.$DL28];MATCH([.$M$3];[.$AK$3:.$DL$3];0)+[.AD$1]))">
            <text:p/>
          </table:table-cell>
          <table:table-cell table:style-name="ce51" table:formula="of:=IF(INDEX([.$AK28:.$DL28];MATCH([.$M$3];[.$AK$3:.$DL$3];0)+[.AE$1])=&quot;&quot;;&quot;&quot;;INDEX([.$AK28:.$DL28];MATCH([.$M$3];[.$AK$3:.$DL$3];0)+[.AE$1]))">
            <text:p/>
          </table:table-cell>
          <table:table-cell table:style-name="ce60" table:formula="of:=IF(INDEX([.$AK28:.$DL28];MATCH([.$M$3];[.$AK$3:.$DL$3];0)+[.AF$1])=&quot;&quot;;&quot;&quot;;INDEX([.$AK28:.$DL28];MATCH([.$M$3];[.$AK$3:.$DL$3];0)+[.AF$1]))" office:value-type="float" office:value="79.12" calcext:value-type="float">
            <text:p>79.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" calcext:value-type="float">
            <text:p>74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7" calcext:value-type="float">
            <text:p>73.77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6" calcext:value-type="float">
            <text:p>14.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73.76" calcext:value-type="float">
            <text:p>73.7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12" calcext:value-type="float">
            <text:p>79.12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33" calcext:value-type="float">
            <text:p>88.33</text:p>
          </table:table-cell>
          <table:table-cell table:style-name="ce27" office:value-type="float" office:value="31" calcext:value-type="float">
            <text:p>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68" calcext:value-type="float">
            <text:p>28.6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62" calcext:value-type="float">
            <text:p>74.62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4" calcext:value-type="float">
            <text:p>79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4" calcext:value-type="float">
            <text:p>24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62.92))" calcext:value-type="string">
            <text:p>\overrideProperty Score.NonMusicalPaperColumn.line-break-system-details #'((Y-offset . 62.92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L29];MATCH([.$M$3];[.$AK$3:.$DL$3];0)+[.$M$1])=&quot;&quot;;&quot;&quot;;INDEX([.$DO$23:.$DO$422];MATCH(INDEX([.$AK29:.$DL29];MATCH([.$M$3];[.$AK$3:.$DL$3];0)+[.$M$1])&amp;IF([.P29]=&quot;&quot;;&quot;&quot;;&quot;_&quot;&amp;[.P29]);[.$DP$23:.$DP$422];0)))" office:value-type="float" office:value="28" calcext:value-type="float">
            <text:p>28</text:p>
          </table:table-cell>
          <table:table-cell table:style-name="ce14" table:formula="of:=IF(INDEX([.$AK29:.$DL29];MATCH([.$M$3];[.$AK$3:.$DL$3];0)+[.N$1])=&quot;&quot;;&quot;&quot;;INDEX([.$AK29:.$DL29];MATCH([.$M$3];[.$AK$3:.$DL$3];0)+[.N$1]))" office:value-type="string" office:string-value="b" calcext:value-type="string">
            <text:p>b</text:p>
          </table:table-cell>
          <table:table-cell table:style-name="ce51" table:formula="of:=IF(INDEX([.$AK29:.$DL29];MATCH([.$M$3];[.$AK$3:.$DL$3];0)+[.O$1])=&quot;&quot;;&quot;&quot;;INDEX([.$AK29:.$DL29];MATCH([.$M$3];[.$AK$3:.$DL$3];0)+[.O$1]))">
            <text:p/>
          </table:table-cell>
          <table:table-cell table:style-name="ce51" table:formula="of:=IF(INDEX([.$AK29:.$DL29];MATCH([.$M$3];[.$AK$3:.$DL$3];0)+[.P$1])=&quot;&quot;;&quot;&quot;;INDEX([.$AK29:.$DL29];MATCH([.$M$3];[.$AK$3:.$DL$3];0)+[.P$1]))">
            <text:p/>
          </table:table-cell>
          <table:table-cell table:style-name="ce60" table:formula="of:=IF(INDEX([.$AK29:.$DL29];MATCH([.$M$3];[.$AK$3:.$DL$3];0)+[.Q$1])=&quot;&quot;;&quot;&quot;;INDEX([.$AK29:.$DL29];MATCH([.$M$3];[.$AK$3:.$DL$3];0)+[.Q$1]))" office:value-type="float" office:value="87.3" calcext:value-type="float">
            <text:p>87.3</text:p>
          </table:table-cell>
          <table:table-cell table:style-name="ce24" table:formula="of:=IF(INDEX([.$AK29:.$DL29];MATCH([.$M$3];[.$AK$3:.$DL$3];0)+[.R$1])=&quot;&quot;;&quot;&quot;;INDEX([.$DO$23:.$DO$422];MATCH(INDEX([.$AK29:.$DL29];MATCH([.$M$3];[.$AK$3:.$DL$3];0)+[.R$1])&amp;IF([.U29]=&quot;&quot;;&quot;&quot;;&quot;_&quot;&amp;[.U29]);[.$DQ$23:.$DQ$422];0)))" office:value-type="float" office:value="32" calcext:value-type="float">
            <text:p>32</text:p>
          </table:table-cell>
          <table:table-cell table:style-name="ce14" table:formula="of:=IF(INDEX([.$AK29:.$DL29];MATCH([.$M$3];[.$AK$3:.$DL$3];0)+[.S$1])=&quot;&quot;;&quot;&quot;;INDEX([.$AK29:.$DL29];MATCH([.$M$3];[.$AK$3:.$DL$3];0)+[.S$1]))" office:value-type="string" office:string-value="b" calcext:value-type="string">
            <text:p>b</text:p>
          </table:table-cell>
          <table:table-cell table:style-name="ce14" table:formula="of:=IF(INDEX([.$AK29:.$DL29];MATCH([.$M$3];[.$AK$3:.$DL$3];0)+[.T$1])=&quot;&quot;;&quot;&quot;;INDEX([.$AK29:.$DL29];MATCH([.$M$3];[.$AK$3:.$DL$3];0)+[.T$1]))">
            <text:p/>
          </table:table-cell>
          <table:table-cell table:style-name="ce51" table:formula="of:=IF(INDEX([.$AK29:.$DL29];MATCH([.$M$3];[.$AK$3:.$DL$3];0)+[.U$1])=&quot;&quot;;&quot;&quot;;INDEX([.$AK29:.$DL29];MATCH([.$M$3];[.$AK$3:.$DL$3];0)+[.U$1]))">
            <text:p/>
          </table:table-cell>
          <table:table-cell table:style-name="ce60" table:formula="of:=IF(INDEX([.$AK29:.$DL29];MATCH([.$M$3];[.$AK$3:.$DL$3];0)+[.V$1])=&quot;&quot;;&quot;&quot;;INDEX([.$AK29:.$DL29];MATCH([.$M$3];[.$AK$3:.$DL$3];0)+[.V$1]))" office:value-type="float" office:value="27.26" calcext:value-type="float">
            <text:p>27.26</text:p>
          </table:table-cell>
          <table:table-cell table:style-name="ce24" table:formula="of:=IF(INDEX([.$AK29:.$DL29];MATCH([.$M$3];[.$AK$3:.$DL$3];0)+[.W$1])=&quot;&quot;;&quot;&quot;;INDEX([.$DO$23:.$DO$422];MATCH(INDEX([.$AK29:.$DL29];MATCH([.$M$3];[.$AK$3:.$DL$3];0)+[.W$1])&amp;IF([.Z29]=&quot;&quot;;&quot;&quot;;&quot;_&quot;&amp;[.Z29]);[.$DR$23:.$DR$422];0)))" office:value-type="float" office:value="49" calcext:value-type="float">
            <text:p>49</text:p>
          </table:table-cell>
          <table:table-cell table:style-name="ce14" table:formula="of:=IF(INDEX([.$AK29:.$DL29];MATCH([.$M$3];[.$AK$3:.$DL$3];0)+[.X$1])=&quot;&quot;;&quot;&quot;;INDEX([.$AK29:.$DL29];MATCH([.$M$3];[.$AK$3:.$DL$3];0)+[.X$1]))" office:value-type="string" office:string-value="b" calcext:value-type="string">
            <text:p>b</text:p>
          </table:table-cell>
          <table:table-cell table:style-name="ce14" table:formula="of:=IF(INDEX([.$AK29:.$DL29];MATCH([.$M$3];[.$AK$3:.$DL$3];0)+[.Y$1])=&quot;&quot;;&quot;&quot;;INDEX([.$AK29:.$DL29];MATCH([.$M$3];[.$AK$3:.$DL$3];0)+[.Y$1]))">
            <text:p/>
          </table:table-cell>
          <table:table-cell table:style-name="ce51" table:formula="of:=IF(INDEX([.$AK29:.$DL29];MATCH([.$M$3];[.$AK$3:.$DL$3];0)+[.Z$1])=&quot;&quot;;&quot;&quot;;INDEX([.$AK29:.$DL29];MATCH([.$M$3];[.$AK$3:.$DL$3];0)+[.Z$1]))">
            <text:p/>
          </table:table-cell>
          <table:table-cell table:style-name="ce60" table:formula="of:=IF(INDEX([.$AK29:.$DL29];MATCH([.$M$3];[.$AK$3:.$DL$3];0)+[.AA$1])=&quot;&quot;;&quot;&quot;;INDEX([.$AK29:.$DL29];MATCH([.$M$3];[.$AK$3:.$DL$3];0)+[.AA$1]))" office:value-type="float" office:value="85.85" calcext:value-type="float">
            <text:p>85.85</text:p>
          </table:table-cell>
          <table:table-cell table:style-name="ce43" table:formula="of:=IF(INDEX([.$AK29:.$DL29];MATCH([.$M$3];[.$AK$3:.$DL$3];0)+[.AB$1])=&quot;&quot;;&quot;&quot;;INDEX([.$DO$23:.$DO$422];MATCH(INDEX([.$AK29:.$DL29];MATCH([.$M$3];[.$AK$3:.$DL$3];0)+[.AB$1])&amp;IF([.AE29]=&quot;&quot;;&quot;&quot;;&quot;_&quot;&amp;[.AE29]);[.$DS$23:.$DS$422];0)))" office:value-type="float" office:value="48" calcext:value-type="float">
            <text:p>48</text:p>
          </table:table-cell>
          <table:table-cell table:style-name="ce14" table:formula="of:=IF(INDEX([.$AK29:.$DL29];MATCH([.$M$3];[.$AK$3:.$DL$3];0)+[.AC$1])=&quot;&quot;;&quot;&quot;;INDEX([.$AK29:.$DL29];MATCH([.$M$3];[.$AK$3:.$DL$3];0)+[.AC$1]))" office:value-type="string" office:string-value="b" calcext:value-type="string">
            <text:p>b</text:p>
          </table:table-cell>
          <table:table-cell table:style-name="ce14" table:formula="of:=IF(INDEX([.$AK29:.$DL29];MATCH([.$M$3];[.$AK$3:.$DL$3];0)+[.AD$1])=&quot;&quot;;&quot;&quot;;INDEX([.$AK29:.$DL29];MATCH([.$M$3];[.$AK$3:.$DL$3];0)+[.AD$1]))">
            <text:p/>
          </table:table-cell>
          <table:table-cell table:style-name="ce51" table:formula="of:=IF(INDEX([.$AK29:.$DL29];MATCH([.$M$3];[.$AK$3:.$DL$3];0)+[.AE$1])=&quot;&quot;;&quot;&quot;;INDEX([.$AK29:.$DL29];MATCH([.$M$3];[.$AK$3:.$DL$3];0)+[.AE$1]))">
            <text:p/>
          </table:table-cell>
          <table:table-cell table:style-name="ce60" table:formula="of:=IF(INDEX([.$AK29:.$DL29];MATCH([.$M$3];[.$AK$3:.$DL$3];0)+[.AF$1])=&quot;&quot;;&quot;&quot;;INDEX([.$AK29:.$DL29];MATCH([.$M$3];[.$AK$3:.$DL$3];0)+[.AF$1]))" office:value-type="float" office:value="94.04" calcext:value-type="float">
            <text:p>94.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" calcext:value-type="float">
            <text:p>80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5" calcext:value-type="float">
            <text:p>41.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5" calcext:value-type="float">
            <text:p>84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3" calcext:value-type="float">
            <text:p>84.3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3" calcext:value-type="float">
            <text:p>87.3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26" calcext:value-type="float">
            <text:p>27.26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5.85" calcext:value-type="float">
            <text:p>85.85</text:p>
          </table:table-cell>
          <table:table-cell table:style-name="ce27" office:value-type="float" office:value="48" calcext:value-type="float">
            <text:p>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04" calcext:value-type="float">
            <text:p>94.0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08" calcext:value-type="float">
            <text:p>102.08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5" calcext:value-type="float">
            <text:p>41.15</text:p>
          </table:table-cell>
          <table:table-cell table:style-name="ce27" office:value-type="float" office:value="59" calcext:value-type="float">
            <text:p>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44" calcext:value-type="float">
            <text:p>87.44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4" calcext:value-type="float">
            <text:p>94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28" calcext:value-type="float">
            <text:p>28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4" calcext:value-type="float">
            <text:p>4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73.77))" calcext:value-type="string">
            <text:p>\overrideProperty Score.NonMusicalPaperColumn.line-break-system-details #'((Y-offset . 73.77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L30];MATCH([.$M$3];[.$AK$3:.$DL$3];0)+[.$M$1])=&quot;&quot;;&quot;&quot;;INDEX([.$DO$23:.$DO$422];MATCH(INDEX([.$AK30:.$DL30];MATCH([.$M$3];[.$AK$3:.$DL$3];0)+[.$M$1])&amp;IF([.P30]=&quot;&quot;;&quot;&quot;;&quot;_&quot;&amp;[.P30]);[.$DP$23:.$DP$422];0)))" office:value-type="float" office:value="32" calcext:value-type="float">
            <text:p>32</text:p>
          </table:table-cell>
          <table:table-cell table:style-name="ce14" table:formula="of:=IF(INDEX([.$AK30:.$DL30];MATCH([.$M$3];[.$AK$3:.$DL$3];0)+[.N$1])=&quot;&quot;;&quot;&quot;;INDEX([.$AK30:.$DL30];MATCH([.$M$3];[.$AK$3:.$DL$3];0)+[.N$1]))" office:value-type="string" office:string-value="b" calcext:value-type="string">
            <text:p>b</text:p>
          </table:table-cell>
          <table:table-cell table:style-name="ce51" table:formula="of:=IF(INDEX([.$AK30:.$DL30];MATCH([.$M$3];[.$AK$3:.$DL$3];0)+[.O$1])=&quot;&quot;;&quot;&quot;;INDEX([.$AK30:.$DL30];MATCH([.$M$3];[.$AK$3:.$DL$3];0)+[.O$1]))">
            <text:p/>
          </table:table-cell>
          <table:table-cell table:style-name="ce51" table:formula="of:=IF(INDEX([.$AK30:.$DL30];MATCH([.$M$3];[.$AK$3:.$DL$3];0)+[.P$1])=&quot;&quot;;&quot;&quot;;INDEX([.$AK30:.$DL30];MATCH([.$M$3];[.$AK$3:.$DL$3];0)+[.P$1]))">
            <text:p/>
          </table:table-cell>
          <table:table-cell table:style-name="ce60" table:formula="of:=IF(INDEX([.$AK30:.$DL30];MATCH([.$M$3];[.$AK$3:.$DL$3];0)+[.Q$1])=&quot;&quot;;&quot;&quot;;INDEX([.$AK30:.$DL30];MATCH([.$M$3];[.$AK$3:.$DL$3];0)+[.Q$1]))" office:value-type="float" office:value="100.04" calcext:value-type="float">
            <text:p>100.04</text:p>
          </table:table-cell>
          <table:table-cell table:style-name="ce24" table:formula="of:=IF(INDEX([.$AK30:.$DL30];MATCH([.$M$3];[.$AK$3:.$DL$3];0)+[.R$1])=&quot;&quot;;&quot;&quot;;INDEX([.$DO$23:.$DO$422];MATCH(INDEX([.$AK30:.$DL30];MATCH([.$M$3];[.$AK$3:.$DL$3];0)+[.R$1])&amp;IF([.U30]=&quot;&quot;;&quot;&quot;;&quot;_&quot;&amp;[.U30]);[.$DQ$23:.$DQ$422];0)))" office:value-type="float" office:value="37" calcext:value-type="float">
            <text:p>37</text:p>
          </table:table-cell>
          <table:table-cell table:style-name="ce14" table:formula="of:=IF(INDEX([.$AK30:.$DL30];MATCH([.$M$3];[.$AK$3:.$DL$3];0)+[.S$1])=&quot;&quot;;&quot;&quot;;INDEX([.$AK30:.$DL30];MATCH([.$M$3];[.$AK$3:.$DL$3];0)+[.S$1]))" office:value-type="string" office:string-value="b" calcext:value-type="string">
            <text:p>b</text:p>
          </table:table-cell>
          <table:table-cell table:style-name="ce14" table:formula="of:=IF(INDEX([.$AK30:.$DL30];MATCH([.$M$3];[.$AK$3:.$DL$3];0)+[.T$1])=&quot;&quot;;&quot;&quot;;INDEX([.$AK30:.$DL30];MATCH([.$M$3];[.$AK$3:.$DL$3];0)+[.T$1]))">
            <text:p/>
          </table:table-cell>
          <table:table-cell table:style-name="ce51" table:formula="of:=IF(INDEX([.$AK30:.$DL30];MATCH([.$M$3];[.$AK$3:.$DL$3];0)+[.U$1])=&quot;&quot;;&quot;&quot;;INDEX([.$AK30:.$DL30];MATCH([.$M$3];[.$AK$3:.$DL$3];0)+[.U$1]))">
            <text:p/>
          </table:table-cell>
          <table:table-cell table:style-name="ce60" table:formula="of:=IF(INDEX([.$AK30:.$DL30];MATCH([.$M$3];[.$AK$3:.$DL$3];0)+[.V$1])=&quot;&quot;;&quot;&quot;;INDEX([.$AK30:.$DL30];MATCH([.$M$3];[.$AK$3:.$DL$3];0)+[.V$1]))" office:value-type="float" office:value="38.38" calcext:value-type="float">
            <text:p>38.38</text:p>
          </table:table-cell>
          <table:table-cell table:style-name="ce24" table:formula="of:=IF(INDEX([.$AK30:.$DL30];MATCH([.$M$3];[.$AK$3:.$DL$3];0)+[.W$1])=&quot;&quot;;&quot;&quot;;INDEX([.$DO$23:.$DO$422];MATCH(INDEX([.$AK30:.$DL30];MATCH([.$M$3];[.$AK$3:.$DL$3];0)+[.W$1])&amp;IF([.Z30]=&quot;&quot;;&quot;&quot;;&quot;_&quot;&amp;[.Z30]);[.$DR$23:.$DR$422];0)))" office:value-type="float" office:value="64" calcext:value-type="float">
            <text:p>64</text:p>
          </table:table-cell>
          <table:table-cell table:style-name="ce14" table:formula="of:=IF(INDEX([.$AK30:.$DL30];MATCH([.$M$3];[.$AK$3:.$DL$3];0)+[.X$1])=&quot;&quot;;&quot;&quot;;INDEX([.$AK30:.$DL30];MATCH([.$M$3];[.$AK$3:.$DL$3];0)+[.X$1]))" office:value-type="string" office:string-value="b" calcext:value-type="string">
            <text:p>b</text:p>
          </table:table-cell>
          <table:table-cell table:style-name="ce14" table:formula="of:=IF(INDEX([.$AK30:.$DL30];MATCH([.$M$3];[.$AK$3:.$DL$3];0)+[.Y$1])=&quot;&quot;;&quot;&quot;;INDEX([.$AK30:.$DL30];MATCH([.$M$3];[.$AK$3:.$DL$3];0)+[.Y$1]))">
            <text:p/>
          </table:table-cell>
          <table:table-cell table:style-name="ce51" table:formula="of:=IF(INDEX([.$AK30:.$DL30];MATCH([.$M$3];[.$AK$3:.$DL$3];0)+[.Z$1])=&quot;&quot;;&quot;&quot;;INDEX([.$AK30:.$DL30];MATCH([.$M$3];[.$AK$3:.$DL$3];0)+[.Z$1]))">
            <text:p/>
          </table:table-cell>
          <table:table-cell table:style-name="ce60" table:formula="of:=IF(INDEX([.$AK30:.$DL30];MATCH([.$M$3];[.$AK$3:.$DL$3];0)+[.AA$1])=&quot;&quot;;&quot;&quot;;INDEX([.$AK30:.$DL30];MATCH([.$M$3];[.$AK$3:.$DL$3];0)+[.AA$1]))" office:value-type="float" office:value="100.07" calcext:value-type="float">
            <text:p>100.07</text:p>
          </table:table-cell>
          <table:table-cell table:style-name="ce43" table:formula="of:=IF(INDEX([.$AK30:.$DL30];MATCH([.$M$3];[.$AK$3:.$DL$3];0)+[.AB$1])=&quot;&quot;;&quot;&quot;;INDEX([.$DO$23:.$DO$422];MATCH(INDEX([.$AK30:.$DL30];MATCH([.$M$3];[.$AK$3:.$DL$3];0)+[.AB$1])&amp;IF([.AE30]=&quot;&quot;;&quot;&quot;;&quot;_&quot;&amp;[.AE30]);[.$DS$23:.$DS$422];0)))" office:value-type="float" office:value="56" calcext:value-type="float">
            <text:p>56</text:p>
          </table:table-cell>
          <table:table-cell table:style-name="ce14" table:formula="of:=IF(INDEX([.$AK30:.$DL30];MATCH([.$M$3];[.$AK$3:.$DL$3];0)+[.AC$1])=&quot;&quot;;&quot;&quot;;INDEX([.$AK30:.$DL30];MATCH([.$M$3];[.$AK$3:.$DL$3];0)+[.AC$1]))" office:value-type="string" office:string-value="b" calcext:value-type="string">
            <text:p>b</text:p>
          </table:table-cell>
          <table:table-cell table:style-name="ce14" table:formula="of:=IF(INDEX([.$AK30:.$DL30];MATCH([.$M$3];[.$AK$3:.$DL$3];0)+[.AD$1])=&quot;&quot;;&quot;&quot;;INDEX([.$AK30:.$DL30];MATCH([.$M$3];[.$AK$3:.$DL$3];0)+[.AD$1]))">
            <text:p/>
          </table:table-cell>
          <table:table-cell table:style-name="ce51" table:formula="of:=IF(INDEX([.$AK30:.$DL30];MATCH([.$M$3];[.$AK$3:.$DL$3];0)+[.AE$1])=&quot;&quot;;&quot;&quot;;INDEX([.$AK30:.$DL30];MATCH([.$M$3];[.$AK$3:.$DL$3];0)+[.AE$1]))">
            <text:p/>
          </table:table-cell>
          <table:table-cell table:style-name="ce60" table:formula="of:=IF(INDEX([.$AK30:.$DL30];MATCH([.$M$3];[.$AK$3:.$DL$3];0)+[.AF$1])=&quot;&quot;;&quot;&quot;;INDEX([.$AK30:.$DL30];MATCH([.$M$3];[.$AK$3:.$DL$3];0)+[.AF$1]))" office:value-type="float" office:value="107.51" calcext:value-type="float">
            <text:p>107.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" calcext:value-type="float">
            <text:p>90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5" calcext:value-type="float">
            <text:p>53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5" calcext:value-type="float">
            <text:p>99.5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4" calcext:value-type="float">
            <text:p>100.04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38" calcext:value-type="float">
            <text:p>38.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00.07" calcext:value-type="float">
            <text:p>100.07</text:p>
          </table:table-cell>
          <table:table-cell table:style-name="ce27" office:value-type="float" office:value="56" calcext:value-type="float">
            <text:p>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51" calcext:value-type="float">
            <text:p>107.51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8.94" calcext:value-type="float">
            <text:p>118.94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46" calcext:value-type="float">
            <text:p>52.46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39" calcext:value-type="float">
            <text:p>99.39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33" calcext:value-type="float">
            <text:p>106.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2" calcext:value-type="float">
            <text:p>32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4" calcext:value-type="float">
            <text:p>4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87.3))" calcext:value-type="string">
            <text:p>\overrideProperty Score.NonMusicalPaperColumn.line-break-system-details #'((Y-offset . 87.3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L31];MATCH([.$M$3];[.$AK$3:.$DL$3];0)+[.$M$1])=&quot;&quot;;&quot;&quot;;INDEX([.$DO$23:.$DO$422];MATCH(INDEX([.$AK31:.$DL31];MATCH([.$M$3];[.$AK$3:.$DL$3];0)+[.$M$1])&amp;IF([.P31]=&quot;&quot;;&quot;&quot;;&quot;_&quot;&amp;[.P31]);[.$DP$23:.$DP$422];0)))" office:value-type="float" office:value="35" calcext:value-type="float">
            <text:p>35</text:p>
          </table:table-cell>
          <table:table-cell table:style-name="ce14" table:formula="of:=IF(INDEX([.$AK31:.$DL31];MATCH([.$M$3];[.$AK$3:.$DL$3];0)+[.N$1])=&quot;&quot;;&quot;&quot;;INDEX([.$AK31:.$DL31];MATCH([.$M$3];[.$AK$3:.$DL$3];0)+[.N$1]))" office:value-type="string" office:string-value="b" calcext:value-type="string">
            <text:p>b</text:p>
          </table:table-cell>
          <table:table-cell table:style-name="ce51" table:formula="of:=IF(INDEX([.$AK31:.$DL31];MATCH([.$M$3];[.$AK$3:.$DL$3];0)+[.O$1])=&quot;&quot;;&quot;&quot;;INDEX([.$AK31:.$DL31];MATCH([.$M$3];[.$AK$3:.$DL$3];0)+[.O$1]))">
            <text:p/>
          </table:table-cell>
          <table:table-cell table:style-name="ce51" table:formula="of:=IF(INDEX([.$AK31:.$DL31];MATCH([.$M$3];[.$AK$3:.$DL$3];0)+[.P$1])=&quot;&quot;;&quot;&quot;;INDEX([.$AK31:.$DL31];MATCH([.$M$3];[.$AK$3:.$DL$3];0)+[.P$1]))">
            <text:p/>
          </table:table-cell>
          <table:table-cell table:style-name="ce60" table:formula="of:=IF(INDEX([.$AK31:.$DL31];MATCH([.$M$3];[.$AK$3:.$DL$3];0)+[.Q$1])=&quot;&quot;;&quot;&quot;;INDEX([.$AK31:.$DL31];MATCH([.$M$3];[.$AK$3:.$DL$3];0)+[.Q$1]))" office:value-type="float" office:value="110.85" calcext:value-type="float">
            <text:p>110.85</text:p>
          </table:table-cell>
          <table:table-cell table:style-name="ce24" table:formula="of:=IF(INDEX([.$AK31:.$DL31];MATCH([.$M$3];[.$AK$3:.$DL$3];0)+[.R$1])=&quot;&quot;;&quot;&quot;;INDEX([.$DO$23:.$DO$422];MATCH(INDEX([.$AK31:.$DL31];MATCH([.$M$3];[.$AK$3:.$DL$3];0)+[.R$1])&amp;IF([.U31]=&quot;&quot;;&quot;&quot;;&quot;_&quot;&amp;[.U31]);[.$DQ$23:.$DQ$422];0)))" office:value-type="float" office:value="43" calcext:value-type="float">
            <text:p>43</text:p>
          </table:table-cell>
          <table:table-cell table:style-name="ce14" table:formula="of:=IF(INDEX([.$AK31:.$DL31];MATCH([.$M$3];[.$AK$3:.$DL$3];0)+[.S$1])=&quot;&quot;;&quot;&quot;;INDEX([.$AK31:.$DL31];MATCH([.$M$3];[.$AK$3:.$DL$3];0)+[.S$1]))" office:value-type="string" office:string-value="b" calcext:value-type="string">
            <text:p>b</text:p>
          </table:table-cell>
          <table:table-cell table:style-name="ce14" table:formula="of:=IF(INDEX([.$AK31:.$DL31];MATCH([.$M$3];[.$AK$3:.$DL$3];0)+[.T$1])=&quot;&quot;;&quot;&quot;;INDEX([.$AK31:.$DL31];MATCH([.$M$3];[.$AK$3:.$DL$3];0)+[.T$1]))">
            <text:p/>
          </table:table-cell>
          <table:table-cell table:style-name="ce51" table:formula="of:=IF(INDEX([.$AK31:.$DL31];MATCH([.$M$3];[.$AK$3:.$DL$3];0)+[.U$1])=&quot;&quot;;&quot;&quot;;INDEX([.$AK31:.$DL31];MATCH([.$M$3];[.$AK$3:.$DL$3];0)+[.U$1]))">
            <text:p/>
          </table:table-cell>
          <table:table-cell table:style-name="ce60" table:formula="of:=IF(INDEX([.$AK31:.$DL31];MATCH([.$M$3];[.$AK$3:.$DL$3];0)+[.V$1])=&quot;&quot;;&quot;&quot;;INDEX([.$AK31:.$DL31];MATCH([.$M$3];[.$AK$3:.$DL$3];0)+[.V$1]))" office:value-type="float" office:value="47.98" calcext:value-type="float">
            <text:p>47.98</text:p>
          </table:table-cell>
          <table:table-cell table:style-name="ce24" table:formula="of:=IF(INDEX([.$AK31:.$DL31];MATCH([.$M$3];[.$AK$3:.$DL$3];0)+[.W$1])=&quot;&quot;;&quot;&quot;;INDEX([.$DO$23:.$DO$422];MATCH(INDEX([.$AK31:.$DL31];MATCH([.$M$3];[.$AK$3:.$DL$3];0)+[.W$1])&amp;IF([.Z31]=&quot;&quot;;&quot;&quot;;&quot;_&quot;&amp;[.Z31]);[.$DR$23:.$DR$422];0)))" office:value-type="float" office:value="72" calcext:value-type="float">
            <text:p>72</text:p>
          </table:table-cell>
          <table:table-cell table:style-name="ce14" table:formula="of:=IF(INDEX([.$AK31:.$DL31];MATCH([.$M$3];[.$AK$3:.$DL$3];0)+[.X$1])=&quot;&quot;;&quot;&quot;;INDEX([.$AK31:.$DL31];MATCH([.$M$3];[.$AK$3:.$DL$3];0)+[.X$1]))" office:value-type="string" office:string-value="b" calcext:value-type="string">
            <text:p>b</text:p>
          </table:table-cell>
          <table:table-cell table:style-name="ce14" table:formula="of:=IF(INDEX([.$AK31:.$DL31];MATCH([.$M$3];[.$AK$3:.$DL$3];0)+[.Y$1])=&quot;&quot;;&quot;&quot;;INDEX([.$AK31:.$DL31];MATCH([.$M$3];[.$AK$3:.$DL$3];0)+[.Y$1]))">
            <text:p/>
          </table:table-cell>
          <table:table-cell table:style-name="ce51" table:formula="of:=IF(INDEX([.$AK31:.$DL31];MATCH([.$M$3];[.$AK$3:.$DL$3];0)+[.Z$1])=&quot;&quot;;&quot;&quot;;INDEX([.$AK31:.$DL31];MATCH([.$M$3];[.$AK$3:.$DL$3];0)+[.Z$1]))">
            <text:p/>
          </table:table-cell>
          <table:table-cell table:style-name="ce60" table:formula="of:=IF(INDEX([.$AK31:.$DL31];MATCH([.$M$3];[.$AK$3:.$DL$3];0)+[.AA$1])=&quot;&quot;;&quot;&quot;;INDEX([.$AK31:.$DL31];MATCH([.$M$3];[.$AK$3:.$DL$3];0)+[.AA$1]))" office:value-type="float" office:value="110.88" calcext:value-type="float">
            <text:p>110.88</text:p>
          </table:table-cell>
          <table:table-cell table:style-name="ce43" table:formula="of:=IF(INDEX([.$AK31:.$DL31];MATCH([.$M$3];[.$AK$3:.$DL$3];0)+[.AB$1])=&quot;&quot;;&quot;&quot;;INDEX([.$DO$23:.$DO$422];MATCH(INDEX([.$AK31:.$DL31];MATCH([.$M$3];[.$AK$3:.$DL$3];0)+[.AB$1])&amp;IF([.AE31]=&quot;&quot;;&quot;&quot;;&quot;_&quot;&amp;[.AE31]);[.$DS$23:.$DS$422];0)))" office:value-type="float" office:value="64" calcext:value-type="float">
            <text:p>64</text:p>
          </table:table-cell>
          <table:table-cell table:style-name="ce14" table:formula="of:=IF(INDEX([.$AK31:.$DL31];MATCH([.$M$3];[.$AK$3:.$DL$3];0)+[.AC$1])=&quot;&quot;;&quot;&quot;;INDEX([.$AK31:.$DL31];MATCH([.$M$3];[.$AK$3:.$DL$3];0)+[.AC$1]))" office:value-type="string" office:string-value="b" calcext:value-type="string">
            <text:p>b</text:p>
          </table:table-cell>
          <table:table-cell table:style-name="ce14" table:formula="of:=IF(INDEX([.$AK31:.$DL31];MATCH([.$M$3];[.$AK$3:.$DL$3];0)+[.AD$1])=&quot;&quot;;&quot;&quot;;INDEX([.$AK31:.$DL31];MATCH([.$M$3];[.$AK$3:.$DL$3];0)+[.AD$1]))">
            <text:p/>
          </table:table-cell>
          <table:table-cell table:style-name="ce51" table:formula="of:=IF(INDEX([.$AK31:.$DL31];MATCH([.$M$3];[.$AK$3:.$DL$3];0)+[.AE$1])=&quot;&quot;;&quot;&quot;;INDEX([.$AK31:.$DL31];MATCH([.$M$3];[.$AK$3:.$DL$3];0)+[.AE$1]))">
            <text:p/>
          </table:table-cell>
          <table:table-cell table:style-name="ce60" table:formula="of:=IF(INDEX([.$AK31:.$DL31];MATCH([.$M$3];[.$AK$3:.$DL$3];0)+[.AF$1])=&quot;&quot;;&quot;&quot;;INDEX([.$AK31:.$DL31];MATCH([.$M$3];[.$AK$3:.$DL$3];0)+[.AF$1]))" office:value-type="float" office:value="119.49" calcext:value-type="float">
            <text:p>119.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" calcext:value-type="float">
            <text:p>101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9" calcext:value-type="float">
            <text:p>63.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5" calcext:value-type="float">
            <text:p>110.85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98" calcext:value-type="float">
            <text:p>47.98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10.88" calcext:value-type="float">
            <text:p>110.8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49" calcext:value-type="float">
            <text:p>119.49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2.74" calcext:value-type="float">
            <text:p>132.74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27" calcext:value-type="float">
            <text:p>64.27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19" calcext:value-type="float">
            <text:p>113.19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95" calcext:value-type="float">
            <text:p>12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35" calcext:value-type="float">
            <text:p>35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3" calcext:value-type="float">
            <text:p>3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100.04))" calcext:value-type="string">
            <text:p>\overrideProperty Score.NonMusicalPaperColumn.line-break-system-details #'((Y-offset . 100.04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L32];MATCH([.$M$3];[.$AK$3:.$DL$3];0)+[.$M$1])=&quot;&quot;;&quot;&quot;;INDEX([.$DO$23:.$DO$422];MATCH(INDEX([.$AK32:.$DL32];MATCH([.$M$3];[.$AK$3:.$DL$3];0)+[.$M$1])&amp;IF([.P32]=&quot;&quot;;&quot;&quot;;&quot;_&quot;&amp;[.P32]);[.$DP$23:.$DP$422];0)))" office:value-type="float" office:value="41" calcext:value-type="float">
            <text:p>41</text:p>
          </table:table-cell>
          <table:table-cell table:style-name="ce14" table:formula="of:=IF(INDEX([.$AK32:.$DL32];MATCH([.$M$3];[.$AK$3:.$DL$3];0)+[.N$1])=&quot;&quot;;&quot;&quot;;INDEX([.$AK32:.$DL32];MATCH([.$M$3];[.$AK$3:.$DL$3];0)+[.N$1]))" office:value-type="string" office:string-value="b" calcext:value-type="string">
            <text:p>b</text:p>
          </table:table-cell>
          <table:table-cell table:style-name="ce51" table:formula="of:=IF(INDEX([.$AK32:.$DL32];MATCH([.$M$3];[.$AK$3:.$DL$3];0)+[.O$1])=&quot;&quot;;&quot;&quot;;INDEX([.$AK32:.$DL32];MATCH([.$M$3];[.$AK$3:.$DL$3];0)+[.O$1]))">
            <text:p/>
          </table:table-cell>
          <table:table-cell table:style-name="ce51" table:formula="of:=IF(INDEX([.$AK32:.$DL32];MATCH([.$M$3];[.$AK$3:.$DL$3];0)+[.P$1])=&quot;&quot;;&quot;&quot;;INDEX([.$AK32:.$DL32];MATCH([.$M$3];[.$AK$3:.$DL$3];0)+[.P$1]))">
            <text:p/>
          </table:table-cell>
          <table:table-cell table:style-name="ce60" table:formula="of:=IF(INDEX([.$AK32:.$DL32];MATCH([.$M$3];[.$AK$3:.$DL$3];0)+[.Q$1])=&quot;&quot;;&quot;&quot;;INDEX([.$AK32:.$DL32];MATCH([.$M$3];[.$AK$3:.$DL$3];0)+[.Q$1]))" office:value-type="float" office:value="123.27" calcext:value-type="float">
            <text:p>123.27</text:p>
          </table:table-cell>
          <table:table-cell table:style-name="ce24" table:formula="of:=IF(INDEX([.$AK32:.$DL32];MATCH([.$M$3];[.$AK$3:.$DL$3];0)+[.R$1])=&quot;&quot;;&quot;&quot;;INDEX([.$DO$23:.$DO$422];MATCH(INDEX([.$AK32:.$DL32];MATCH([.$M$3];[.$AK$3:.$DL$3];0)+[.R$1])&amp;IF([.U32]=&quot;&quot;;&quot;&quot;;&quot;_&quot;&amp;[.U32]);[.$DQ$23:.$DQ$422];0)))" office:value-type="float" office:value="47" calcext:value-type="float">
            <text:p>47</text:p>
          </table:table-cell>
          <table:table-cell table:style-name="ce14" table:formula="of:=IF(INDEX([.$AK32:.$DL32];MATCH([.$M$3];[.$AK$3:.$DL$3];0)+[.S$1])=&quot;&quot;;&quot;&quot;;INDEX([.$AK32:.$DL32];MATCH([.$M$3];[.$AK$3:.$DL$3];0)+[.S$1]))" office:value-type="string" office:string-value="b" calcext:value-type="string">
            <text:p>b</text:p>
          </table:table-cell>
          <table:table-cell table:style-name="ce14" table:formula="of:=IF(INDEX([.$AK32:.$DL32];MATCH([.$M$3];[.$AK$3:.$DL$3];0)+[.T$1])=&quot;&quot;;&quot;&quot;;INDEX([.$AK32:.$DL32];MATCH([.$M$3];[.$AK$3:.$DL$3];0)+[.T$1]))">
            <text:p/>
          </table:table-cell>
          <table:table-cell table:style-name="ce51" table:formula="of:=IF(INDEX([.$AK32:.$DL32];MATCH([.$M$3];[.$AK$3:.$DL$3];0)+[.U$1])=&quot;&quot;;&quot;&quot;;INDEX([.$AK32:.$DL32];MATCH([.$M$3];[.$AK$3:.$DL$3];0)+[.U$1]))">
            <text:p/>
          </table:table-cell>
          <table:table-cell table:style-name="ce60" table:formula="of:=IF(INDEX([.$AK32:.$DL32];MATCH([.$M$3];[.$AK$3:.$DL$3];0)+[.V$1])=&quot;&quot;;&quot;&quot;;INDEX([.$AK32:.$DL32];MATCH([.$M$3];[.$AK$3:.$DL$3];0)+[.V$1]))" office:value-type="float" office:value="59.05" calcext:value-type="float">
            <text:p>59.05</text:p>
          </table:table-cell>
          <table:table-cell table:style-name="ce24" table:formula="of:=IF(INDEX([.$AK32:.$DL32];MATCH([.$M$3];[.$AK$3:.$DL$3];0)+[.W$1])=&quot;&quot;;&quot;&quot;;INDEX([.$DO$23:.$DO$422];MATCH(INDEX([.$AK32:.$DL32];MATCH([.$M$3];[.$AK$3:.$DL$3];0)+[.W$1])&amp;IF([.Z32]=&quot;&quot;;&quot;&quot;;&quot;_&quot;&amp;[.Z32]);[.$DR$23:.$DR$422];0)))" office:value-type="float" office:value="80" calcext:value-type="float">
            <text:p>80</text:p>
          </table:table-cell>
          <table:table-cell table:style-name="ce14" table:formula="of:=IF(INDEX([.$AK32:.$DL32];MATCH([.$M$3];[.$AK$3:.$DL$3];0)+[.X$1])=&quot;&quot;;&quot;&quot;;INDEX([.$AK32:.$DL32];MATCH([.$M$3];[.$AK$3:.$DL$3];0)+[.X$1]))" office:value-type="string" office:string-value="b" calcext:value-type="string">
            <text:p>b</text:p>
          </table:table-cell>
          <table:table-cell table:style-name="ce14" table:formula="of:=IF(INDEX([.$AK32:.$DL32];MATCH([.$M$3];[.$AK$3:.$DL$3];0)+[.Y$1])=&quot;&quot;;&quot;&quot;;INDEX([.$AK32:.$DL32];MATCH([.$M$3];[.$AK$3:.$DL$3];0)+[.Y$1]))">
            <text:p/>
          </table:table-cell>
          <table:table-cell table:style-name="ce51" table:formula="of:=IF(INDEX([.$AK32:.$DL32];MATCH([.$M$3];[.$AK$3:.$DL$3];0)+[.Z$1])=&quot;&quot;;&quot;&quot;;INDEX([.$AK32:.$DL32];MATCH([.$M$3];[.$AK$3:.$DL$3];0)+[.Z$1]))">
            <text:p/>
          </table:table-cell>
          <table:table-cell table:style-name="ce60" table:formula="of:=IF(INDEX([.$AK32:.$DL32];MATCH([.$M$3];[.$AK$3:.$DL$3];0)+[.AA$1])=&quot;&quot;;&quot;&quot;;INDEX([.$AK32:.$DL32];MATCH([.$M$3];[.$AK$3:.$DL$3];0)+[.AA$1]))" office:value-type="float" office:value="124.81" calcext:value-type="float">
            <text:p>124.81</text:p>
          </table:table-cell>
          <table:table-cell table:style-name="ce43" table:formula="of:=IF(INDEX([.$AK32:.$DL32];MATCH([.$M$3];[.$AK$3:.$DL$3];0)+[.AB$1])=&quot;&quot;;&quot;&quot;;INDEX([.$DO$23:.$DO$422];MATCH(INDEX([.$AK32:.$DL32];MATCH([.$M$3];[.$AK$3:.$DL$3];0)+[.AB$1])&amp;IF([.AE32]=&quot;&quot;;&quot;&quot;;&quot;_&quot;&amp;[.AE32]);[.$DS$23:.$DS$422];0)))" office:value-type="float" office:value="71" calcext:value-type="float">
            <text:p>71</text:p>
          </table:table-cell>
          <table:table-cell table:style-name="ce14" table:formula="of:=IF(INDEX([.$AK32:.$DL32];MATCH([.$M$3];[.$AK$3:.$DL$3];0)+[.AC$1])=&quot;&quot;;&quot;&quot;;INDEX([.$AK32:.$DL32];MATCH([.$M$3];[.$AK$3:.$DL$3];0)+[.AC$1]))" office:value-type="string" office:string-value="b" calcext:value-type="string">
            <text:p>b</text:p>
          </table:table-cell>
          <table:table-cell table:style-name="ce14" table:formula="of:=IF(INDEX([.$AK32:.$DL32];MATCH([.$M$3];[.$AK$3:.$DL$3];0)+[.AD$1])=&quot;&quot;;&quot;&quot;;INDEX([.$AK32:.$DL32];MATCH([.$M$3];[.$AK$3:.$DL$3];0)+[.AD$1]))">
            <text:p/>
          </table:table-cell>
          <table:table-cell table:style-name="ce51" table:formula="of:=IF(INDEX([.$AK32:.$DL32];MATCH([.$M$3];[.$AK$3:.$DL$3];0)+[.AE$1])=&quot;&quot;;&quot;&quot;;INDEX([.$AK32:.$DL32];MATCH([.$M$3];[.$AK$3:.$DL$3];0)+[.AE$1]))">
            <text:p/>
          </table:table-cell>
          <table:table-cell table:style-name="ce60" table:formula="of:=IF(INDEX([.$AK32:.$DL32];MATCH([.$M$3];[.$AK$3:.$DL$3];0)+[.AF$1])=&quot;&quot;;&quot;&quot;;INDEX([.$AK32:.$DL32];MATCH([.$M$3];[.$AK$3:.$DL$3];0)+[.AF$1]))" office:value-type="float" office:value="134.53" calcext:value-type="float">
            <text:p>134.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7" calcext:value-type="float">
            <text:p>123.27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05" calcext:value-type="float">
            <text:p>59.0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4.81" calcext:value-type="float">
            <text:p>124.81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3" calcext:value-type="float">
            <text:p>134.53</text:p>
          </table:table-cell>
          <table:table-cell table:style-name="ce27" office:value-type="float" office:value="50" calcext:value-type="float">
            <text:p>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68" calcext:value-type="float">
            <text:p>77.6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85" calcext:value-type="float">
            <text:p>134.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41" calcext:value-type="float">
            <text:p>41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6" calcext:value-type="float">
            <text:p>6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10.85))" calcext:value-type="string">
            <text:p>\overrideProperty Score.NonMusicalPaperColumn.line-break-system-details #'((Y-offset . 110.85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L33];MATCH([.$M$3];[.$AK$3:.$DL$3];0)+[.$M$1])=&quot;&quot;;&quot;&quot;;INDEX([.$DO$23:.$DO$422];MATCH(INDEX([.$AK33:.$DL33];MATCH([.$M$3];[.$AK$3:.$DL$3];0)+[.$M$1])&amp;IF([.P33]=&quot;&quot;;&quot;&quot;;&quot;_&quot;&amp;[.P33]);[.$DP$23:.$DP$422];0)))" office:value-type="float" office:value="48" calcext:value-type="float">
            <text:p>48</text:p>
          </table:table-cell>
          <table:table-cell table:style-name="ce14" table:formula="of:=IF(INDEX([.$AK33:.$DL33];MATCH([.$M$3];[.$AK$3:.$DL$3];0)+[.N$1])=&quot;&quot;;&quot;&quot;;INDEX([.$AK33:.$DL33];MATCH([.$M$3];[.$AK$3:.$DL$3];0)+[.N$1]))" office:value-type="string" office:string-value="b" calcext:value-type="string">
            <text:p>b</text:p>
          </table:table-cell>
          <table:table-cell table:style-name="ce51" table:formula="of:=IF(INDEX([.$AK33:.$DL33];MATCH([.$M$3];[.$AK$3:.$DL$3];0)+[.O$1])=&quot;&quot;;&quot;&quot;;INDEX([.$AK33:.$DL33];MATCH([.$M$3];[.$AK$3:.$DL$3];0)+[.O$1]))">
            <text:p/>
          </table:table-cell>
          <table:table-cell table:style-name="ce51" table:formula="of:=IF(INDEX([.$AK33:.$DL33];MATCH([.$M$3];[.$AK$3:.$DL$3];0)+[.P$1])=&quot;&quot;;&quot;&quot;;INDEX([.$AK33:.$DL33];MATCH([.$M$3];[.$AK$3:.$DL$3];0)+[.P$1]))">
            <text:p/>
          </table:table-cell>
          <table:table-cell table:style-name="ce60" table:formula="of:=IF(INDEX([.$AK33:.$DL33];MATCH([.$M$3];[.$AK$3:.$DL$3];0)+[.Q$1])=&quot;&quot;;&quot;&quot;;INDEX([.$AK33:.$DL33];MATCH([.$M$3];[.$AK$3:.$DL$3];0)+[.Q$1]))" office:value-type="float" office:value="135.6" calcext:value-type="float">
            <text:p>135.6</text:p>
          </table:table-cell>
          <table:table-cell table:style-name="ce24" table:formula="of:=IF(INDEX([.$AK33:.$DL33];MATCH([.$M$3];[.$AK$3:.$DL$3];0)+[.R$1])=&quot;&quot;;&quot;&quot;;INDEX([.$DO$23:.$DO$422];MATCH(INDEX([.$AK33:.$DL33];MATCH([.$M$3];[.$AK$3:.$DL$3];0)+[.R$1])&amp;IF([.U33]=&quot;&quot;;&quot;&quot;;&quot;_&quot;&amp;[.U33]);[.$DQ$23:.$DQ$422];0)))" office:value-type="float" office:value="52" calcext:value-type="float">
            <text:p>52</text:p>
          </table:table-cell>
          <table:table-cell table:style-name="ce14" table:formula="of:=IF(INDEX([.$AK33:.$DL33];MATCH([.$M$3];[.$AK$3:.$DL$3];0)+[.S$1])=&quot;&quot;;&quot;&quot;;INDEX([.$AK33:.$DL33];MATCH([.$M$3];[.$AK$3:.$DL$3];0)+[.S$1]))" office:value-type="string" office:string-value="b" calcext:value-type="string">
            <text:p>b</text:p>
          </table:table-cell>
          <table:table-cell table:style-name="ce14" table:formula="of:=IF(INDEX([.$AK33:.$DL33];MATCH([.$M$3];[.$AK$3:.$DL$3];0)+[.T$1])=&quot;&quot;;&quot;&quot;;INDEX([.$AK33:.$DL33];MATCH([.$M$3];[.$AK$3:.$DL$3];0)+[.T$1]))">
            <text:p/>
          </table:table-cell>
          <table:table-cell table:style-name="ce51" table:formula="of:=IF(INDEX([.$AK33:.$DL33];MATCH([.$M$3];[.$AK$3:.$DL$3];0)+[.U$1])=&quot;&quot;;&quot;&quot;;INDEX([.$AK33:.$DL33];MATCH([.$M$3];[.$AK$3:.$DL$3];0)+[.U$1]))">
            <text:p/>
          </table:table-cell>
          <table:table-cell table:style-name="ce60" table:formula="of:=IF(INDEX([.$AK33:.$DL33];MATCH([.$M$3];[.$AK$3:.$DL$3];0)+[.V$1])=&quot;&quot;;&quot;&quot;;INDEX([.$AK33:.$DL33];MATCH([.$M$3];[.$AK$3:.$DL$3];0)+[.V$1]))" office:value-type="float" office:value="71.72" calcext:value-type="float">
            <text:p>71.72</text:p>
          </table:table-cell>
          <table:table-cell table:style-name="ce24" table:formula="of:=IF(INDEX([.$AK33:.$DL33];MATCH([.$M$3];[.$AK$3:.$DL$3];0)+[.W$1])=&quot;&quot;;&quot;&quot;;INDEX([.$DO$23:.$DO$422];MATCH(INDEX([.$AK33:.$DL33];MATCH([.$M$3];[.$AK$3:.$DL$3];0)+[.W$1])&amp;IF([.Z33]=&quot;&quot;;&quot;&quot;;&quot;_&quot;&amp;[.Z33]);[.$DR$23:.$DR$422];0)))" office:value-type="float" office:value="86" calcext:value-type="float">
            <text:p>86</text:p>
          </table:table-cell>
          <table:table-cell table:style-name="ce14" table:formula="of:=IF(INDEX([.$AK33:.$DL33];MATCH([.$M$3];[.$AK$3:.$DL$3];0)+[.X$1])=&quot;&quot;;&quot;&quot;;INDEX([.$AK33:.$DL33];MATCH([.$M$3];[.$AK$3:.$DL$3];0)+[.X$1]))" office:value-type="string" office:string-value="b" calcext:value-type="string">
            <text:p>b</text:p>
          </table:table-cell>
          <table:table-cell table:style-name="ce14" table:formula="of:=IF(INDEX([.$AK33:.$DL33];MATCH([.$M$3];[.$AK$3:.$DL$3];0)+[.Y$1])=&quot;&quot;;&quot;&quot;;INDEX([.$AK33:.$DL33];MATCH([.$M$3];[.$AK$3:.$DL$3];0)+[.Y$1]))">
            <text:p/>
          </table:table-cell>
          <table:table-cell table:style-name="ce51" table:formula="of:=IF(INDEX([.$AK33:.$DL33];MATCH([.$M$3];[.$AK$3:.$DL$3];0)+[.Z$1])=&quot;&quot;;&quot;&quot;;INDEX([.$AK33:.$DL33];MATCH([.$M$3];[.$AK$3:.$DL$3];0)+[.Z$1]))">
            <text:p/>
          </table:table-cell>
          <table:table-cell table:style-name="ce60" table:formula="of:=IF(INDEX([.$AK33:.$DL33];MATCH([.$M$3];[.$AK$3:.$DL$3];0)+[.AA$1])=&quot;&quot;;&quot;&quot;;INDEX([.$AK33:.$DL33];MATCH([.$M$3];[.$AK$3:.$DL$3];0)+[.AA$1]))" office:value-type="float" office:value="137.18" calcext:value-type="float">
            <text:p>137.18</text:p>
          </table:table-cell>
          <table:table-cell table:style-name="ce43" table:formula="of:=IF(INDEX([.$AK33:.$DL33];MATCH([.$M$3];[.$AK$3:.$DL$3];0)+[.AB$1])=&quot;&quot;;&quot;&quot;;INDEX([.$DO$23:.$DO$422];MATCH(INDEX([.$AK33:.$DL33];MATCH([.$M$3];[.$AK$3:.$DL$3];0)+[.AB$1])&amp;IF([.AE33]=&quot;&quot;;&quot;&quot;;&quot;_&quot;&amp;[.AE33]);[.$DS$23:.$DS$422];0)))" office:value-type="float" office:value="79" calcext:value-type="float">
            <text:p>79</text:p>
          </table:table-cell>
          <table:table-cell table:style-name="ce14" table:formula="of:=IF(INDEX([.$AK33:.$DL33];MATCH([.$M$3];[.$AK$3:.$DL$3];0)+[.AC$1])=&quot;&quot;;&quot;&quot;;INDEX([.$AK33:.$DL33];MATCH([.$M$3];[.$AK$3:.$DL$3];0)+[.AC$1]))" office:value-type="string" office:string-value="b" calcext:value-type="string">
            <text:p>b</text:p>
          </table:table-cell>
          <table:table-cell table:style-name="ce14" table:formula="of:=IF(INDEX([.$AK33:.$DL33];MATCH([.$M$3];[.$AK$3:.$DL$3];0)+[.AD$1])=&quot;&quot;;&quot;&quot;;INDEX([.$AK33:.$DL33];MATCH([.$M$3];[.$AK$3:.$DL$3];0)+[.AD$1]))">
            <text:p/>
          </table:table-cell>
          <table:table-cell table:style-name="ce51" table:formula="of:=IF(INDEX([.$AK33:.$DL33];MATCH([.$M$3];[.$AK$3:.$DL$3];0)+[.AE$1])=&quot;&quot;;&quot;&quot;;INDEX([.$AK33:.$DL33];MATCH([.$M$3];[.$AK$3:.$DL$3];0)+[.AE$1]))">
            <text:p/>
          </table:table-cell>
          <table:table-cell table:style-name="ce60" table:formula="of:=IF(INDEX([.$AK33:.$DL33];MATCH([.$M$3];[.$AK$3:.$DL$3];0)+[.AF$1])=&quot;&quot;;&quot;&quot;;INDEX([.$AK33:.$DL33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5.5" calcext:value-type="float">
            <text:p>125.5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8" calcext:value-type="float">
            <text:p>88.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" calcext:value-type="float">
            <text:p>137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6" calcext:value-type="float">
            <text:p>135.6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72" calcext:value-type="float">
            <text:p>71.7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7.18" calcext:value-type="float">
            <text:p>137.18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98" calcext:value-type="float">
            <text:p>87.98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2" calcext:value-type="float">
            <text:p>136.12</text:p>
          </table:table-cell>
          <table:table-cell table:style-name="ce27" office:value-type="float" office:value="84" calcext:value-type="float">
            <text:p>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3" calcext:value-type="float">
            <text:p>148.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48" calcext:value-type="float">
            <text:p>48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7" calcext:value-type="float">
            <text:p>7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23.27))" calcext:value-type="string">
            <text:p>\overrideProperty Score.NonMusicalPaperColumn.line-break-system-details #'((Y-offset . 123.27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L34];MATCH([.$M$3];[.$AK$3:.$DL$3];0)+[.$M$1])=&quot;&quot;;&quot;&quot;;INDEX([.$DO$23:.$DO$422];MATCH(INDEX([.$AK34:.$DL34];MATCH([.$M$3];[.$AK$3:.$DL$3];0)+[.$M$1])&amp;IF([.P34]=&quot;&quot;;&quot;&quot;;&quot;_&quot;&amp;[.P34]);[.$DP$23:.$DP$422];0)))" office:value-type="float" office:value="55" calcext:value-type="float">
            <text:p>55</text:p>
          </table:table-cell>
          <table:table-cell table:style-name="ce14" table:formula="of:=IF(INDEX([.$AK34:.$DL34];MATCH([.$M$3];[.$AK$3:.$DL$3];0)+[.N$1])=&quot;&quot;;&quot;&quot;;INDEX([.$AK34:.$DL34];MATCH([.$M$3];[.$AK$3:.$DL$3];0)+[.N$1]))" office:value-type="string" office:string-value="b" calcext:value-type="string">
            <text:p>b</text:p>
          </table:table-cell>
          <table:table-cell table:style-name="ce51" table:formula="of:=IF(INDEX([.$AK34:.$DL34];MATCH([.$M$3];[.$AK$3:.$DL$3];0)+[.O$1])=&quot;&quot;;&quot;&quot;;INDEX([.$AK34:.$DL34];MATCH([.$M$3];[.$AK$3:.$DL$3];0)+[.O$1]))">
            <text:p/>
          </table:table-cell>
          <table:table-cell table:style-name="ce51" table:formula="of:=IF(INDEX([.$AK34:.$DL34];MATCH([.$M$3];[.$AK$3:.$DL$3];0)+[.P$1])=&quot;&quot;;&quot;&quot;;INDEX([.$AK34:.$DL34];MATCH([.$M$3];[.$AK$3:.$DL$3];0)+[.P$1]))">
            <text:p/>
          </table:table-cell>
          <table:table-cell table:style-name="ce60" table:formula="of:=IF(INDEX([.$AK34:.$DL34];MATCH([.$M$3];[.$AK$3:.$DL$3];0)+[.Q$1])=&quot;&quot;;&quot;&quot;;INDEX([.$AK34:.$DL34];MATCH([.$M$3];[.$AK$3:.$DL$3];0)+[.Q$1]))" office:value-type="float" office:value="149.52" calcext:value-type="float">
            <text:p>149.52</text:p>
          </table:table-cell>
          <table:table-cell table:style-name="ce24" table:formula="of:=IF(INDEX([.$AK34:.$DL34];MATCH([.$M$3];[.$AK$3:.$DL$3];0)+[.R$1])=&quot;&quot;;&quot;&quot;;INDEX([.$DO$23:.$DO$422];MATCH(INDEX([.$AK34:.$DL34];MATCH([.$M$3];[.$AK$3:.$DL$3];0)+[.R$1])&amp;IF([.U34]=&quot;&quot;;&quot;&quot;;&quot;_&quot;&amp;[.U34]);[.$DQ$23:.$DQ$422];0)))" office:value-type="float" office:value="57" calcext:value-type="float">
            <text:p>57</text:p>
          </table:table-cell>
          <table:table-cell table:style-name="ce14" table:formula="of:=IF(INDEX([.$AK34:.$DL34];MATCH([.$M$3];[.$AK$3:.$DL$3];0)+[.S$1])=&quot;&quot;;&quot;&quot;;INDEX([.$AK34:.$DL34];MATCH([.$M$3];[.$AK$3:.$DL$3];0)+[.S$1]))" office:value-type="string" office:string-value="b" calcext:value-type="string">
            <text:p>b</text:p>
          </table:table-cell>
          <table:table-cell table:style-name="ce14" table:formula="of:=IF(INDEX([.$AK34:.$DL34];MATCH([.$M$3];[.$AK$3:.$DL$3];0)+[.T$1])=&quot;&quot;;&quot;&quot;;INDEX([.$AK34:.$DL34];MATCH([.$M$3];[.$AK$3:.$DL$3];0)+[.T$1]))">
            <text:p/>
          </table:table-cell>
          <table:table-cell table:style-name="ce51" table:formula="of:=IF(INDEX([.$AK34:.$DL34];MATCH([.$M$3];[.$AK$3:.$DL$3];0)+[.U$1])=&quot;&quot;;&quot;&quot;;INDEX([.$AK34:.$DL34];MATCH([.$M$3];[.$AK$3:.$DL$3];0)+[.U$1]))">
            <text:p/>
          </table:table-cell>
          <table:table-cell table:style-name="ce60" table:formula="of:=IF(INDEX([.$AK34:.$DL34];MATCH([.$M$3];[.$AK$3:.$DL$3];0)+[.V$1])=&quot;&quot;;&quot;&quot;;INDEX([.$AK34:.$DL34];MATCH([.$M$3];[.$AK$3:.$DL$3];0)+[.V$1]))" office:value-type="float" office:value="82.83" calcext:value-type="float">
            <text:p>82.83</text:p>
          </table:table-cell>
          <table:table-cell table:style-name="ce24" table:formula="of:=IF(INDEX([.$AK34:.$DL34];MATCH([.$M$3];[.$AK$3:.$DL$3];0)+[.W$1])=&quot;&quot;;&quot;&quot;;INDEX([.$DO$23:.$DO$422];MATCH(INDEX([.$AK34:.$DL34];MATCH([.$M$3];[.$AK$3:.$DL$3];0)+[.W$1])&amp;IF([.Z34]=&quot;&quot;;&quot;&quot;;&quot;_&quot;&amp;[.Z34]);[.$DR$23:.$DR$422];0)))" office:value-type="float" office:value="92" calcext:value-type="float">
            <text:p>92</text:p>
          </table:table-cell>
          <table:table-cell table:style-name="ce14" table:formula="of:=IF(INDEX([.$AK34:.$DL34];MATCH([.$M$3];[.$AK$3:.$DL$3];0)+[.X$1])=&quot;&quot;;&quot;&quot;;INDEX([.$AK34:.$DL34];MATCH([.$M$3];[.$AK$3:.$DL$3];0)+[.X$1]))" office:value-type="string" office:string-value="b" calcext:value-type="string">
            <text:p>b</text:p>
          </table:table-cell>
          <table:table-cell table:style-name="ce14" table:formula="of:=IF(INDEX([.$AK34:.$DL34];MATCH([.$M$3];[.$AK$3:.$DL$3];0)+[.Y$1])=&quot;&quot;;&quot;&quot;;INDEX([.$AK34:.$DL34];MATCH([.$M$3];[.$AK$3:.$DL$3];0)+[.Y$1]))">
            <text:p/>
          </table:table-cell>
          <table:table-cell table:style-name="ce51" table:formula="of:=IF(INDEX([.$AK34:.$DL34];MATCH([.$M$3];[.$AK$3:.$DL$3];0)+[.Z$1])=&quot;&quot;;&quot;&quot;;INDEX([.$AK34:.$DL34];MATCH([.$M$3];[.$AK$3:.$DL$3];0)+[.Z$1]))">
            <text:p/>
          </table:table-cell>
          <table:table-cell table:style-name="ce60" table:formula="of:=IF(INDEX([.$AK34:.$DL34];MATCH([.$M$3];[.$AK$3:.$DL$3];0)+[.AA$1])=&quot;&quot;;&quot;&quot;;INDEX([.$AK34:.$DL34];MATCH([.$M$3];[.$AK$3:.$DL$3];0)+[.AA$1]))" office:value-type="float" office:value="148" calcext:value-type="float">
            <text:p>148</text:p>
          </table:table-cell>
          <table:table-cell table:style-name="ce43" table:formula="of:=IF(INDEX([.$AK34:.$DL34];MATCH([.$M$3];[.$AK$3:.$DL$3];0)+[.AB$1])=&quot;&quot;;&quot;&quot;;INDEX([.$DO$23:.$DO$422];MATCH(INDEX([.$AK34:.$DL34];MATCH([.$M$3];[.$AK$3:.$DL$3];0)+[.AB$1])&amp;IF([.AE34]=&quot;&quot;;&quot;&quot;;&quot;_&quot;&amp;[.AE34]);[.$DS$23:.$DS$422];0)))" office:value-type="float" office:value="86" calcext:value-type="float">
            <text:p>86</text:p>
          </table:table-cell>
          <table:table-cell table:style-name="ce14" table:formula="of:=IF(INDEX([.$AK34:.$DL34];MATCH([.$M$3];[.$AK$3:.$DL$3];0)+[.AC$1])=&quot;&quot;;&quot;&quot;;INDEX([.$AK34:.$DL34];MATCH([.$M$3];[.$AK$3:.$DL$3];0)+[.AC$1]))" office:value-type="string" office:string-value="pb" calcext:value-type="string">
            <text:p>pb</text:p>
          </table:table-cell>
          <table:table-cell table:style-name="ce14" table:formula="of:=IF(INDEX([.$AK34:.$DL34];MATCH([.$M$3];[.$AK$3:.$DL$3];0)+[.AD$1])=&quot;&quot;;&quot;&quot;;INDEX([.$AK34:.$DL34];MATCH([.$M$3];[.$AK$3:.$DL$3];0)+[.AD$1]))">
            <text:p/>
          </table:table-cell>
          <table:table-cell table:style-name="ce51" table:formula="of:=IF(INDEX([.$AK34:.$DL34];MATCH([.$M$3];[.$AK$3:.$DL$3];0)+[.AE$1])=&quot;&quot;;&quot;&quot;;INDEX([.$AK34:.$DL34];MATCH([.$M$3];[.$AK$3:.$DL$3];0)+[.AE$1]))">
            <text:p/>
          </table:table-cell>
          <table:table-cell table:style-name="ce60" table:formula="of:=IF(INDEX([.$AK34:.$DL34];MATCH([.$M$3];[.$AK$3:.$DL$3];0)+[.AF$1])=&quot;&quot;;&quot;&quot;;INDEX([.$AK34:.$DL34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83" calcext:value-type="float">
            <text:p>82.83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" calcext:value-type="float">
            <text:p>18.1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4" calcext:value-type="float">
            <text:p>99.84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55" calcext:value-type="float">
            <text:p>55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135.6))" calcext:value-type="string">
            <text:p>\overrideProperty Score.NonMusicalPaperColumn.line-break-system-details #'((Y-offset . 135.6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L35];MATCH([.$M$3];[.$AK$3:.$DL$3];0)+[.$M$1])=&quot;&quot;;&quot;&quot;;INDEX([.$DO$23:.$DO$422];MATCH(INDEX([.$AK35:.$DL35];MATCH([.$M$3];[.$AK$3:.$DL$3];0)+[.$M$1])&amp;IF([.P35]=&quot;&quot;;&quot;&quot;;&quot;_&quot;&amp;[.P35]);[.$DP$23:.$DP$422];0)))" office:value-type="float" office:value="60" calcext:value-type="float">
            <text:p>60</text:p>
          </table:table-cell>
          <table:table-cell table:style-name="ce14" table:formula="of:=IF(INDEX([.$AK35:.$DL35];MATCH([.$M$3];[.$AK$3:.$DL$3];0)+[.N$1])=&quot;&quot;;&quot;&quot;;INDEX([.$AK35:.$DL35];MATCH([.$M$3];[.$AK$3:.$DL$3];0)+[.N$1]))" office:value-type="string" office:string-value="pb" calcext:value-type="string">
            <text:p>pb</text:p>
          </table:table-cell>
          <table:table-cell table:style-name="ce51" table:formula="of:=IF(INDEX([.$AK35:.$DL35];MATCH([.$M$3];[.$AK$3:.$DL$3];0)+[.O$1])=&quot;&quot;;&quot;&quot;;INDEX([.$AK35:.$DL35];MATCH([.$M$3];[.$AK$3:.$DL$3];0)+[.O$1]))">
            <text:p/>
          </table:table-cell>
          <table:table-cell table:style-name="ce51" table:formula="of:=IF(INDEX([.$AK35:.$DL35];MATCH([.$M$3];[.$AK$3:.$DL$3];0)+[.P$1])=&quot;&quot;;&quot;&quot;;INDEX([.$AK35:.$DL35];MATCH([.$M$3];[.$AK$3:.$DL$3];0)+[.P$1]))">
            <text:p/>
          </table:table-cell>
          <table:table-cell table:style-name="ce60" table:formula="of:=IF(INDEX([.$AK35:.$DL35];MATCH([.$M$3];[.$AK$3:.$DL$3];0)+[.Q$1])=&quot;&quot;;&quot;&quot;;INDEX([.$AK35:.$DL35];MATCH([.$M$3];[.$AK$3:.$DL$3];0)+[.Q$1]))" office:value-type="float" office:value="5" calcext:value-type="float">
            <text:p>5</text:p>
          </table:table-cell>
          <table:table-cell table:style-name="ce24" table:formula="of:=IF(INDEX([.$AK35:.$DL35];MATCH([.$M$3];[.$AK$3:.$DL$3];0)+[.R$1])=&quot;&quot;;&quot;&quot;;INDEX([.$DO$23:.$DO$422];MATCH(INDEX([.$AK35:.$DL35];MATCH([.$M$3];[.$AK$3:.$DL$3];0)+[.R$1])&amp;IF([.U35]=&quot;&quot;;&quot;&quot;;&quot;_&quot;&amp;[.U35]);[.$DQ$23:.$DQ$422];0)))" office:value-type="float" office:value="62" calcext:value-type="float">
            <text:p>62</text:p>
          </table:table-cell>
          <table:table-cell table:style-name="ce14" table:formula="of:=IF(INDEX([.$AK35:.$DL35];MATCH([.$M$3];[.$AK$3:.$DL$3];0)+[.S$1])=&quot;&quot;;&quot;&quot;;INDEX([.$AK35:.$DL35];MATCH([.$M$3];[.$AK$3:.$DL$3];0)+[.S$1]))" office:value-type="string" office:string-value="b" calcext:value-type="string">
            <text:p>b</text:p>
          </table:table-cell>
          <table:table-cell table:style-name="ce14" table:formula="of:=IF(INDEX([.$AK35:.$DL35];MATCH([.$M$3];[.$AK$3:.$DL$3];0)+[.T$1])=&quot;&quot;;&quot;&quot;;INDEX([.$AK35:.$DL35];MATCH([.$M$3];[.$AK$3:.$DL$3];0)+[.T$1]))">
            <text:p/>
          </table:table-cell>
          <table:table-cell table:style-name="ce51" table:formula="of:=IF(INDEX([.$AK35:.$DL35];MATCH([.$M$3];[.$AK$3:.$DL$3];0)+[.U$1])=&quot;&quot;;&quot;&quot;;INDEX([.$AK35:.$DL35];MATCH([.$M$3];[.$AK$3:.$DL$3];0)+[.U$1]))">
            <text:p/>
          </table:table-cell>
          <table:table-cell table:style-name="ce60" table:formula="of:=IF(INDEX([.$AK35:.$DL35];MATCH([.$M$3];[.$AK$3:.$DL$3];0)+[.V$1])=&quot;&quot;;&quot;&quot;;INDEX([.$AK35:.$DL35];MATCH([.$M$3];[.$AK$3:.$DL$3];0)+[.V$1]))" office:value-type="float" office:value="92.39" calcext:value-type="float">
            <text:p>92.39</text:p>
          </table:table-cell>
          <table:table-cell table:style-name="ce24" table:formula="of:=IF(INDEX([.$AK35:.$DL35];MATCH([.$M$3];[.$AK$3:.$DL$3];0)+[.W$1])=&quot;&quot;;&quot;&quot;;INDEX([.$DO$23:.$DO$422];MATCH(INDEX([.$AK35:.$DL35];MATCH([.$M$3];[.$AK$3:.$DL$3];0)+[.W$1])&amp;IF([.Z35]=&quot;&quot;;&quot;&quot;;&quot;_&quot;&amp;[.Z35]);[.$DR$23:.$DR$422];0)))" office:value-type="float" office:value="100" calcext:value-type="float">
            <text:p>100</text:p>
          </table:table-cell>
          <table:table-cell table:style-name="ce14" table:formula="of:=IF(INDEX([.$AK35:.$DL35];MATCH([.$M$3];[.$AK$3:.$DL$3];0)+[.X$1])=&quot;&quot;;&quot;&quot;;INDEX([.$AK35:.$DL35];MATCH([.$M$3];[.$AK$3:.$DL$3];0)+[.X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Y$1])=&quot;&quot;;&quot;&quot;;INDEX([.$AK35:.$DL35];MATCH([.$M$3];[.$AK$3:.$DL$3];0)+[.Y$1]))">
            <text:p/>
          </table:table-cell>
          <table:table-cell table:style-name="ce51" table:formula="of:=IF(INDEX([.$AK35:.$DL35];MATCH([.$M$3];[.$AK$3:.$DL$3];0)+[.Z$1])=&quot;&quot;;&quot;&quot;;INDEX([.$AK35:.$DL35];MATCH([.$M$3];[.$AK$3:.$DL$3];0)+[.Z$1]))">
            <text:p/>
          </table:table-cell>
          <table:table-cell table:style-name="ce60" table:formula="of:=IF(INDEX([.$AK35:.$DL35];MATCH([.$M$3];[.$AK$3:.$DL$3];0)+[.AA$1])=&quot;&quot;;&quot;&quot;;INDEX([.$AK35:.$DL35];MATCH([.$M$3];[.$AK$3:.$DL$3];0)+[.AA$1]))" office:value-type="float" office:value="5" calcext:value-type="float">
            <text:p>5</text:p>
          </table:table-cell>
          <table:table-cell table:style-name="ce43" table:formula="of:=IF(INDEX([.$AK35:.$DL35];MATCH([.$M$3];[.$AK$3:.$DL$3];0)+[.AB$1])=&quot;&quot;;&quot;&quot;;INDEX([.$DO$23:.$DO$422];MATCH(INDEX([.$AK35:.$DL35];MATCH([.$M$3];[.$AK$3:.$DL$3];0)+[.AB$1])&amp;IF([.AE35]=&quot;&quot;;&quot;&quot;;&quot;_&quot;&amp;[.AE35]);[.$DS$23:.$DS$422];0)))" office:value-type="float" office:value="93" calcext:value-type="float">
            <text:p>93</text:p>
          </table:table-cell>
          <table:table-cell table:style-name="ce14" table:formula="of:=IF(INDEX([.$AK35:.$DL35];MATCH([.$M$3];[.$AK$3:.$DL$3];0)+[.AC$1])=&quot;&quot;;&quot;&quot;;INDEX([.$AK35:.$DL35];MATCH([.$M$3];[.$AK$3:.$DL$3];0)+[.AC$1]))" office:value-type="string" office:string-value="b" calcext:value-type="string">
            <text:p>b</text:p>
          </table:table-cell>
          <table:table-cell table:style-name="ce14" table:formula="of:=IF(INDEX([.$AK35:.$DL35];MATCH([.$M$3];[.$AK$3:.$DL$3];0)+[.AD$1])=&quot;&quot;;&quot;&quot;;INDEX([.$AK35:.$DL35];MATCH([.$M$3];[.$AK$3:.$DL$3];0)+[.AD$1]))">
            <text:p/>
          </table:table-cell>
          <table:table-cell table:style-name="ce51" table:formula="of:=IF(INDEX([.$AK35:.$DL35];MATCH([.$M$3];[.$AK$3:.$DL$3];0)+[.AE$1])=&quot;&quot;;&quot;&quot;;INDEX([.$AK35:.$DL35];MATCH([.$M$3];[.$AK$3:.$DL$3];0)+[.AE$1]))">
            <text:p/>
          </table:table-cell>
          <table:table-cell table:style-name="ce60" table:formula="of:=IF(INDEX([.$AK35:.$DL35];MATCH([.$M$3];[.$AK$3:.$DL$3];0)+[.AF$1])=&quot;&quot;;&quot;&quot;;INDEX([.$AK35:.$DL35];MATCH([.$M$3];[.$AK$3:.$DL$3];0)+[.AF$1]))" office:value-type="float" office:value="16.49" calcext:value-type="float">
            <text:p>16.4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49" calcext:value-type="float">
            <text:p>16.49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3" calcext:value-type="float">
            <text:p>32.53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26" calcext:value-type="float">
            <text:p>113.26</text:p>
          </table:table-cell>
          <table:table-cell table:style-name="ce27" office:value-type="float" office:value="108" calcext:value-type="float">
            <text:p>108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8" calcext:value-type="float">
            <text:p>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2" calcext:value-type="float">
            <text:p>16.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60" calcext:value-type="float">
            <text:p>6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5" calcext:value-type="float">
            <text:p>5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pb" calcext:value-type="string">
            <text:p>p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5 \pageBreak " calcext:value-type="string">
            <text:p>s1*5 \page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49.52))" calcext:value-type="string">
            <text:p>\overrideProperty Score.NonMusicalPaperColumn.line-break-system-details #'((Y-offset . 149.52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L36];MATCH([.$M$3];[.$AK$3:.$DL$3];0)+[.$M$1])=&quot;&quot;;&quot;&quot;;INDEX([.$DO$23:.$DO$422];MATCH(INDEX([.$AK36:.$DL36];MATCH([.$M$3];[.$AK$3:.$DL$3];0)+[.$M$1])&amp;IF([.P36]=&quot;&quot;;&quot;&quot;;&quot;_&quot;&amp;[.P36]);[.$DP$23:.$DP$422];0)))" office:value-type="float" office:value="65" calcext:value-type="float">
            <text:p>65</text:p>
          </table:table-cell>
          <table:table-cell table:style-name="ce14" table:formula="of:=IF(INDEX([.$AK36:.$DL36];MATCH([.$M$3];[.$AK$3:.$DL$3];0)+[.N$1])=&quot;&quot;;&quot;&quot;;INDEX([.$AK36:.$DL36];MATCH([.$M$3];[.$AK$3:.$DL$3];0)+[.N$1]))" office:value-type="string" office:string-value="b" calcext:value-type="string">
            <text:p>b</text:p>
          </table:table-cell>
          <table:table-cell table:style-name="ce51" table:formula="of:=IF(INDEX([.$AK36:.$DL36];MATCH([.$M$3];[.$AK$3:.$DL$3];0)+[.O$1])=&quot;&quot;;&quot;&quot;;INDEX([.$AK36:.$DL36];MATCH([.$M$3];[.$AK$3:.$DL$3];0)+[.O$1]))">
            <text:p/>
          </table:table-cell>
          <table:table-cell table:style-name="ce51" table:formula="of:=IF(INDEX([.$AK36:.$DL36];MATCH([.$M$3];[.$AK$3:.$DL$3];0)+[.P$1])=&quot;&quot;;&quot;&quot;;INDEX([.$AK36:.$DL36];MATCH([.$M$3];[.$AK$3:.$DL$3];0)+[.P$1]))">
            <text:p/>
          </table:table-cell>
          <table:table-cell table:style-name="ce60" table:formula="of:=IF(INDEX([.$AK36:.$DL36];MATCH([.$M$3];[.$AK$3:.$DL$3];0)+[.Q$1])=&quot;&quot;;&quot;&quot;;INDEX([.$AK36:.$DL36];MATCH([.$M$3];[.$AK$3:.$DL$3];0)+[.Q$1]))" office:value-type="float" office:value="19.55" calcext:value-type="float">
            <text:p>19.55</text:p>
          </table:table-cell>
          <table:table-cell table:style-name="ce24" table:formula="of:=IF(INDEX([.$AK36:.$DL36];MATCH([.$M$3];[.$AK$3:.$DL$3];0)+[.R$1])=&quot;&quot;;&quot;&quot;;INDEX([.$DO$23:.$DO$422];MATCH(INDEX([.$AK36:.$DL36];MATCH([.$M$3];[.$AK$3:.$DL$3];0)+[.R$1])&amp;IF([.U36]=&quot;&quot;;&quot;&quot;;&quot;_&quot;&amp;[.U36]);[.$DQ$23:.$DQ$422];0)))" office:value-type="float" office:value="66" calcext:value-type="float">
            <text:p>66</text:p>
          </table:table-cell>
          <table:table-cell table:style-name="ce14" table:formula="of:=IF(INDEX([.$AK36:.$DL36];MATCH([.$M$3];[.$AK$3:.$DL$3];0)+[.S$1])=&quot;&quot;;&quot;&quot;;INDEX([.$AK36:.$DL36];MATCH([.$M$3];[.$AK$3:.$DL$3];0)+[.S$1]))" office:value-type="string" office:string-value="b" calcext:value-type="string">
            <text:p>b</text:p>
          </table:table-cell>
          <table:table-cell table:style-name="ce14" table:formula="of:=IF(INDEX([.$AK36:.$DL36];MATCH([.$M$3];[.$AK$3:.$DL$3];0)+[.T$1])=&quot;&quot;;&quot;&quot;;INDEX([.$AK36:.$DL36];MATCH([.$M$3];[.$AK$3:.$DL$3];0)+[.T$1]))">
            <text:p/>
          </table:table-cell>
          <table:table-cell table:style-name="ce51" table:formula="of:=IF(INDEX([.$AK36:.$DL36];MATCH([.$M$3];[.$AK$3:.$DL$3];0)+[.U$1])=&quot;&quot;;&quot;&quot;;INDEX([.$AK36:.$DL36];MATCH([.$M$3];[.$AK$3:.$DL$3];0)+[.U$1]))">
            <text:p/>
          </table:table-cell>
          <table:table-cell table:style-name="ce60" table:formula="of:=IF(INDEX([.$AK36:.$DL36];MATCH([.$M$3];[.$AK$3:.$DL$3];0)+[.V$1])=&quot;&quot;;&quot;&quot;;INDEX([.$AK36:.$DL36];MATCH([.$M$3];[.$AK$3:.$DL$3];0)+[.V$1]))" office:value-type="float" office:value="103.51" calcext:value-type="float">
            <text:p>103.51</text:p>
          </table:table-cell>
          <table:table-cell table:style-name="ce24" table:formula="of:=IF(INDEX([.$AK36:.$DL36];MATCH([.$M$3];[.$AK$3:.$DL$3];0)+[.W$1])=&quot;&quot;;&quot;&quot;;INDEX([.$DO$23:.$DO$422];MATCH(INDEX([.$AK36:.$DL36];MATCH([.$M$3];[.$AK$3:.$DL$3];0)+[.W$1])&amp;IF([.Z36]=&quot;&quot;;&quot;&quot;;&quot;_&quot;&amp;[.Z36]);[.$DR$23:.$DR$422];0)))" office:value-type="float" office:value="109" calcext:value-type="float">
            <text:p>109</text:p>
          </table:table-cell>
          <table:table-cell table:style-name="ce14" table:formula="of:=IF(INDEX([.$AK36:.$DL36];MATCH([.$M$3];[.$AK$3:.$DL$3];0)+[.X$1])=&quot;&quot;;&quot;&quot;;INDEX([.$AK36:.$DL36];MATCH([.$M$3];[.$AK$3:.$DL$3];0)+[.X$1]))" office:value-type="string" office:string-value="b" calcext:value-type="string">
            <text:p>b</text:p>
          </table:table-cell>
          <table:table-cell table:style-name="ce14" table:formula="of:=IF(INDEX([.$AK36:.$DL36];MATCH([.$M$3];[.$AK$3:.$DL$3];0)+[.Y$1])=&quot;&quot;;&quot;&quot;;INDEX([.$AK36:.$DL36];MATCH([.$M$3];[.$AK$3:.$DL$3];0)+[.Y$1]))">
            <text:p/>
          </table:table-cell>
          <table:table-cell table:style-name="ce51" table:formula="of:=IF(INDEX([.$AK36:.$DL36];MATCH([.$M$3];[.$AK$3:.$DL$3];0)+[.Z$1])=&quot;&quot;;&quot;&quot;;INDEX([.$AK36:.$DL36];MATCH([.$M$3];[.$AK$3:.$DL$3];0)+[.Z$1]))">
            <text:p/>
          </table:table-cell>
          <table:table-cell table:style-name="ce60" table:formula="of:=IF(INDEX([.$AK36:.$DL36];MATCH([.$M$3];[.$AK$3:.$DL$3];0)+[.AA$1])=&quot;&quot;;&quot;&quot;;INDEX([.$AK36:.$DL36];MATCH([.$M$3];[.$AK$3:.$DL$3];0)+[.AA$1]))" office:value-type="float" office:value="16.58" calcext:value-type="float">
            <text:p>16.58</text:p>
          </table:table-cell>
          <table:table-cell table:style-name="ce43" table:formula="of:=IF(INDEX([.$AK36:.$DL36];MATCH([.$M$3];[.$AK$3:.$DL$3];0)+[.AB$1])=&quot;&quot;;&quot;&quot;;INDEX([.$DO$23:.$DO$422];MATCH(INDEX([.$AK36:.$DL36];MATCH([.$M$3];[.$AK$3:.$DL$3];0)+[.AB$1])&amp;IF([.AE36]=&quot;&quot;;&quot;&quot;;&quot;_&quot;&amp;[.AE36]);[.$DS$23:.$DS$422];0)))" office:value-type="float" office:value="102" calcext:value-type="float">
            <text:p>102</text:p>
          </table:table-cell>
          <table:table-cell table:style-name="ce14" table:formula="of:=IF(INDEX([.$AK36:.$DL36];MATCH([.$M$3];[.$AK$3:.$DL$3];0)+[.AC$1])=&quot;&quot;;&quot;&quot;;INDEX([.$AK36:.$DL36];MATCH([.$M$3];[.$AK$3:.$DL$3];0)+[.AC$1]))" office:value-type="string" office:string-value="b" calcext:value-type="string">
            <text:p>b</text:p>
          </table:table-cell>
          <table:table-cell table:style-name="ce14" table:formula="of:=IF(INDEX([.$AK36:.$DL36];MATCH([.$M$3];[.$AK$3:.$DL$3];0)+[.AD$1])=&quot;&quot;;&quot;&quot;;INDEX([.$AK36:.$DL36];MATCH([.$M$3];[.$AK$3:.$DL$3];0)+[.AD$1]))">
            <text:p/>
          </table:table-cell>
          <table:table-cell table:style-name="ce51" table:formula="of:=IF(INDEX([.$AK36:.$DL36];MATCH([.$M$3];[.$AK$3:.$DL$3];0)+[.AE$1])=&quot;&quot;;&quot;&quot;;INDEX([.$AK36:.$DL36];MATCH([.$M$3];[.$AK$3:.$DL$3];0)+[.AE$1]))">
            <text:p/>
          </table:table-cell>
          <table:table-cell table:style-name="ce60" table:formula="of:=IF(INDEX([.$AK36:.$DL36];MATCH([.$M$3];[.$AK$3:.$DL$3];0)+[.AF$1])=&quot;&quot;;&quot;&quot;;INDEX([.$AK36:.$DL36];MATCH([.$M$3];[.$AK$3:.$DL$3];0)+[.AF$1]))" office:value-type="float" office:value="31.01" calcext:value-type="float">
            <text:p>31.0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5" calcext:value-type="float">
            <text:p>123.5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5" calcext:value-type="float">
            <text:p>19.5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.51" calcext:value-type="float">
            <text:p>103.51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6.58" calcext:value-type="float">
            <text:p>16.58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01" calcext:value-type="float">
            <text:p>31.01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73" calcext:value-type="float">
            <text:p>47.73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62" calcext:value-type="float">
            <text:p>121.62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1" calcext:value-type="float">
            <text:p>18.11</text:p>
          </table:table-cell>
          <table:table-cell table:style-name="ce27" office:value-type="float" office:value="106" calcext:value-type="float">
            <text:p>10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1" calcext:value-type="float">
            <text:p>29.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65" calcext:value-type="float">
            <text:p>65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5" calcext:value-type="float">
            <text:p>5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L37];MATCH([.$M$3];[.$AK$3:.$DL$3];0)+[.$M$1])=&quot;&quot;;&quot;&quot;;INDEX([.$DO$23:.$DO$422];MATCH(INDEX([.$AK37:.$DL37];MATCH([.$M$3];[.$AK$3:.$DL$3];0)+[.$M$1])&amp;IF([.P37]=&quot;&quot;;&quot;&quot;;&quot;_&quot;&amp;[.P37]);[.$DP$23:.$DP$422];0)))" office:value-type="float" office:value="69" calcext:value-type="float">
            <text:p>69</text:p>
          </table:table-cell>
          <table:table-cell table:style-name="ce14" table:formula="of:=IF(INDEX([.$AK37:.$DL37];MATCH([.$M$3];[.$AK$3:.$DL$3];0)+[.N$1])=&quot;&quot;;&quot;&quot;;INDEX([.$AK37:.$DL37];MATCH([.$M$3];[.$AK$3:.$DL$3];0)+[.N$1]))" office:value-type="string" office:string-value="b" calcext:value-type="string">
            <text:p>b</text:p>
          </table:table-cell>
          <table:table-cell table:style-name="ce51" table:formula="of:=IF(INDEX([.$AK37:.$DL37];MATCH([.$M$3];[.$AK$3:.$DL$3];0)+[.O$1])=&quot;&quot;;&quot;&quot;;INDEX([.$AK37:.$DL37];MATCH([.$M$3];[.$AK$3:.$DL$3];0)+[.O$1]))">
            <text:p/>
          </table:table-cell>
          <table:table-cell table:style-name="ce51" table:formula="of:=IF(INDEX([.$AK37:.$DL37];MATCH([.$M$3];[.$AK$3:.$DL$3];0)+[.P$1])=&quot;&quot;;&quot;&quot;;INDEX([.$AK37:.$DL37];MATCH([.$M$3];[.$AK$3:.$DL$3];0)+[.P$1]))">
            <text:p/>
          </table:table-cell>
          <table:table-cell table:style-name="ce60" table:formula="of:=IF(INDEX([.$AK37:.$DL37];MATCH([.$M$3];[.$AK$3:.$DL$3];0)+[.Q$1])=&quot;&quot;;&quot;&quot;;INDEX([.$AK37:.$DL37];MATCH([.$M$3];[.$AK$3:.$DL$3];0)+[.Q$1]))" office:value-type="float" office:value="32.55" calcext:value-type="float">
            <text:p>32.55</text:p>
          </table:table-cell>
          <table:table-cell table:style-name="ce24" table:formula="of:=IF(INDEX([.$AK37:.$DL37];MATCH([.$M$3];[.$AK$3:.$DL$3];0)+[.R$1])=&quot;&quot;;&quot;&quot;;INDEX([.$DO$23:.$DO$422];MATCH(INDEX([.$AK37:.$DL37];MATCH([.$M$3];[.$AK$3:.$DL$3];0)+[.R$1])&amp;IF([.U37]=&quot;&quot;;&quot;&quot;;&quot;_&quot;&amp;[.U37]);[.$DQ$23:.$DQ$422];0)))" office:value-type="float" office:value="71" calcext:value-type="float">
            <text:p>71</text:p>
          </table:table-cell>
          <table:table-cell table:style-name="ce14" table:formula="of:=IF(INDEX([.$AK37:.$DL37];MATCH([.$M$3];[.$AK$3:.$DL$3];0)+[.S$1])=&quot;&quot;;&quot;&quot;;INDEX([.$AK37:.$DL37];MATCH([.$M$3];[.$AK$3:.$DL$3];0)+[.S$1]))" office:value-type="string" office:string-value="b" calcext:value-type="string">
            <text:p>b</text:p>
          </table:table-cell>
          <table:table-cell table:style-name="ce14" table:formula="of:=IF(INDEX([.$AK37:.$DL37];MATCH([.$M$3];[.$AK$3:.$DL$3];0)+[.T$1])=&quot;&quot;;&quot;&quot;;INDEX([.$AK37:.$DL37];MATCH([.$M$3];[.$AK$3:.$DL$3];0)+[.T$1]))">
            <text:p/>
          </table:table-cell>
          <table:table-cell table:style-name="ce51" table:formula="of:=IF(INDEX([.$AK37:.$DL37];MATCH([.$M$3];[.$AK$3:.$DL$3];0)+[.U$1])=&quot;&quot;;&quot;&quot;;INDEX([.$AK37:.$DL37];MATCH([.$M$3];[.$AK$3:.$DL$3];0)+[.U$1]))">
            <text:p/>
          </table:table-cell>
          <table:table-cell table:style-name="ce60" table:formula="of:=IF(INDEX([.$AK37:.$DL37];MATCH([.$M$3];[.$AK$3:.$DL$3];0)+[.V$1])=&quot;&quot;;&quot;&quot;;INDEX([.$AK37:.$DL37];MATCH([.$M$3];[.$AK$3:.$DL$3];0)+[.V$1]))" office:value-type="float" office:value="116.18" calcext:value-type="float">
            <text:p>116.18</text:p>
          </table:table-cell>
          <table:table-cell table:style-name="ce24" table:formula="of:=IF(INDEX([.$AK37:.$DL37];MATCH([.$M$3];[.$AK$3:.$DL$3];0)+[.W$1])=&quot;&quot;;&quot;&quot;;INDEX([.$DO$23:.$DO$422];MATCH(INDEX([.$AK37:.$DL37];MATCH([.$M$3];[.$AK$3:.$DL$3];0)+[.W$1])&amp;IF([.Z37]=&quot;&quot;;&quot;&quot;;&quot;_&quot;&amp;[.Z37]);[.$DR$23:.$DR$422];0)))" office:value-type="float" office:value="118" calcext:value-type="float">
            <text:p>118</text:p>
          </table:table-cell>
          <table:table-cell table:style-name="ce14" table:formula="of:=IF(INDEX([.$AK37:.$DL37];MATCH([.$M$3];[.$AK$3:.$DL$3];0)+[.X$1])=&quot;&quot;;&quot;&quot;;INDEX([.$AK37:.$DL37];MATCH([.$M$3];[.$AK$3:.$DL$3];0)+[.X$1]))" office:value-type="string" office:string-value="b" calcext:value-type="string">
            <text:p>b</text:p>
          </table:table-cell>
          <table:table-cell table:style-name="ce14" table:formula="of:=IF(INDEX([.$AK37:.$DL37];MATCH([.$M$3];[.$AK$3:.$DL$3];0)+[.Y$1])=&quot;&quot;;&quot;&quot;;INDEX([.$AK37:.$DL37];MATCH([.$M$3];[.$AK$3:.$DL$3];0)+[.Y$1]))">
            <text:p/>
          </table:table-cell>
          <table:table-cell table:style-name="ce51" table:formula="of:=IF(INDEX([.$AK37:.$DL37];MATCH([.$M$3];[.$AK$3:.$DL$3];0)+[.Z$1])=&quot;&quot;;&quot;&quot;;INDEX([.$AK37:.$DL37];MATCH([.$M$3];[.$AK$3:.$DL$3];0)+[.Z$1]))">
            <text:p/>
          </table:table-cell>
          <table:table-cell table:style-name="ce60" table:formula="of:=IF(INDEX([.$AK37:.$DL37];MATCH([.$M$3];[.$AK$3:.$DL$3];0)+[.AA$1])=&quot;&quot;;&quot;&quot;;INDEX([.$AK37:.$DL37];MATCH([.$M$3];[.$AK$3:.$DL$3];0)+[.AA$1]))" office:value-type="float" office:value="31.28" calcext:value-type="float">
            <text:p>31.28</text:p>
          </table:table-cell>
          <table:table-cell table:style-name="ce43" table:formula="of:=IF(INDEX([.$AK37:.$DL37];MATCH([.$M$3];[.$AK$3:.$DL$3];0)+[.AB$1])=&quot;&quot;;&quot;&quot;;INDEX([.$DO$23:.$DO$422];MATCH(INDEX([.$AK37:.$DL37];MATCH([.$M$3];[.$AK$3:.$DL$3];0)+[.AB$1])&amp;IF([.AE37]=&quot;&quot;;&quot;&quot;;&quot;_&quot;&amp;[.AE37]);[.$DS$23:.$DS$422];0)))" office:value-type="float" office:value="110" calcext:value-type="float">
            <text:p>110</text:p>
          </table:table-cell>
          <table:table-cell table:style-name="ce14" table:formula="of:=IF(INDEX([.$AK37:.$DL37];MATCH([.$M$3];[.$AK$3:.$DL$3];0)+[.AC$1])=&quot;&quot;;&quot;&quot;;INDEX([.$AK37:.$DL37];MATCH([.$M$3];[.$AK$3:.$DL$3];0)+[.AC$1]))" office:value-type="string" office:string-value="b" calcext:value-type="string">
            <text:p>b</text:p>
          </table:table-cell>
          <table:table-cell table:style-name="ce14" table:formula="of:=IF(INDEX([.$AK37:.$DL37];MATCH([.$M$3];[.$AK$3:.$DL$3];0)+[.AD$1])=&quot;&quot;;&quot;&quot;;INDEX([.$AK37:.$DL37];MATCH([.$M$3];[.$AK$3:.$DL$3];0)+[.AD$1]))">
            <text:p/>
          </table:table-cell>
          <table:table-cell table:style-name="ce51" table:formula="of:=IF(INDEX([.$AK37:.$DL37];MATCH([.$M$3];[.$AK$3:.$DL$3];0)+[.AE$1])=&quot;&quot;;&quot;&quot;;INDEX([.$AK37:.$DL37];MATCH([.$M$3];[.$AK$3:.$DL$3];0)+[.AE$1]))">
            <text:p/>
          </table:table-cell>
          <table:table-cell table:style-name="ce60" table:formula="of:=IF(INDEX([.$AK37:.$DL37];MATCH([.$M$3];[.$AK$3:.$DL$3];0)+[.AF$1])=&quot;&quot;;&quot;&quot;;INDEX([.$AK37:.$DL37];MATCH([.$M$3];[.$AK$3:.$DL$3];0)+[.AF$1]))" office:value-type="float" office:value="42.45" calcext:value-type="float">
            <text:p>42.4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.55" calcext:value-type="float">
            <text:p>32.55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6.18" calcext:value-type="float">
            <text:p>116.18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1.28" calcext:value-type="float">
            <text:p>31.28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45" calcext:value-type="float">
            <text:p>42.45</text:p>
          </table:table-cell>
          <table:table-cell table:style-name="ce27" office:value-type="float" office:value="78" calcext:value-type="float">
            <text:p>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.4" calcext:value-type="float">
            <text:p>61.4</text:p>
          </table:table-cell>
          <table:table-cell table:style-name="ce27" office:value-type="float" office:value="85" calcext:value-type="float">
            <text:p>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76" calcext:value-type="float">
            <text:p>136.76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28.9-0.125" office:value-type="float" office:value="28.775" calcext:value-type="float">
            <text:p>28.775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09" calcext:value-type="float">
            <text:p>44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69" calcext:value-type="float">
            <text:p>69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4" calcext:value-type="float">
            <text:p>4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19.55))" calcext:value-type="string">
            <text:p>\overrideProperty Score.NonMusicalPaperColumn.line-break-system-details #'((Y-offset . 19.55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L38];MATCH([.$M$3];[.$AK$3:.$DL$3];0)+[.$M$1])=&quot;&quot;;&quot;&quot;;INDEX([.$DO$23:.$DO$422];MATCH(INDEX([.$AK38:.$DL38];MATCH([.$M$3];[.$AK$3:.$DL$3];0)+[.$M$1])&amp;IF([.P38]=&quot;&quot;;&quot;&quot;;&quot;_&quot;&amp;[.P38]);[.$DP$23:.$DP$422];0)))" office:value-type="float" office:value="71" calcext:value-type="float">
            <text:p>71</text:p>
          </table:table-cell>
          <table:table-cell table:style-name="ce14" table:formula="of:=IF(INDEX([.$AK38:.$DL38];MATCH([.$M$3];[.$AK$3:.$DL$3];0)+[.N$1])=&quot;&quot;;&quot;&quot;;INDEX([.$AK38:.$DL38];MATCH([.$M$3];[.$AK$3:.$DL$3];0)+[.N$1]))" office:value-type="string" office:string-value="b" calcext:value-type="string">
            <text:p>b</text:p>
          </table:table-cell>
          <table:table-cell table:style-name="ce51" table:formula="of:=IF(INDEX([.$AK38:.$DL38];MATCH([.$M$3];[.$AK$3:.$DL$3];0)+[.O$1])=&quot;&quot;;&quot;&quot;;INDEX([.$AK38:.$DL38];MATCH([.$M$3];[.$AK$3:.$DL$3];0)+[.O$1]))">
            <text:p/>
          </table:table-cell>
          <table:table-cell table:style-name="ce51" table:formula="of:=IF(INDEX([.$AK38:.$DL38];MATCH([.$M$3];[.$AK$3:.$DL$3];0)+[.P$1])=&quot;&quot;;&quot;&quot;;INDEX([.$AK38:.$DL38];MATCH([.$M$3];[.$AK$3:.$DL$3];0)+[.P$1]))">
            <text:p/>
          </table:table-cell>
          <table:table-cell table:style-name="ce60" table:formula="of:=IF(INDEX([.$AK38:.$DL38];MATCH([.$M$3];[.$AK$3:.$DL$3];0)+[.Q$1])=&quot;&quot;;&quot;&quot;;INDEX([.$AK38:.$DL38];MATCH([.$M$3];[.$AK$3:.$DL$3];0)+[.Q$1]))" office:value-type="float" office:value="43.99" calcext:value-type="float">
            <text:p>43.99</text:p>
          </table:table-cell>
          <table:table-cell table:style-name="ce24" table:formula="of:=IF(INDEX([.$AK38:.$DL38];MATCH([.$M$3];[.$AK$3:.$DL$3];0)+[.R$1])=&quot;&quot;;&quot;&quot;;INDEX([.$DO$23:.$DO$422];MATCH(INDEX([.$AK38:.$DL38];MATCH([.$M$3];[.$AK$3:.$DL$3];0)+[.R$1])&amp;IF([.U38]=&quot;&quot;;&quot;&quot;;&quot;_&quot;&amp;[.U38]);[.$DQ$23:.$DQ$422];0)))" office:value-type="float" office:value="76" calcext:value-type="float">
            <text:p>76</text:p>
          </table:table-cell>
          <table:table-cell table:style-name="ce14" table:formula="of:=IF(INDEX([.$AK38:.$DL38];MATCH([.$M$3];[.$AK$3:.$DL$3];0)+[.S$1])=&quot;&quot;;&quot;&quot;;INDEX([.$AK38:.$DL38];MATCH([.$M$3];[.$AK$3:.$DL$3];0)+[.S$1]))" office:value-type="string" office:string-value="b" calcext:value-type="string">
            <text:p>b</text:p>
          </table:table-cell>
          <table:table-cell table:style-name="ce14" table:formula="of:=IF(INDEX([.$AK38:.$DL38];MATCH([.$M$3];[.$AK$3:.$DL$3];0)+[.T$1])=&quot;&quot;;&quot;&quot;;INDEX([.$AK38:.$DL38];MATCH([.$M$3];[.$AK$3:.$DL$3];0)+[.T$1]))">
            <text:p/>
          </table:table-cell>
          <table:table-cell table:style-name="ce51" table:formula="of:=IF(INDEX([.$AK38:.$DL38];MATCH([.$M$3];[.$AK$3:.$DL$3];0)+[.U$1])=&quot;&quot;;&quot;&quot;;INDEX([.$AK38:.$DL38];MATCH([.$M$3];[.$AK$3:.$DL$3];0)+[.U$1]))">
            <text:p/>
          </table:table-cell>
          <table:table-cell table:style-name="ce60" table:formula="of:=IF(INDEX([.$AK38:.$DL38];MATCH([.$M$3];[.$AK$3:.$DL$3];0)+[.V$1])=&quot;&quot;;&quot;&quot;;INDEX([.$AK38:.$DL38];MATCH([.$M$3];[.$AK$3:.$DL$3];0)+[.V$1]))" office:value-type="float" office:value="126.22" calcext:value-type="float">
            <text:p>126.22</text:p>
          </table:table-cell>
          <table:table-cell table:style-name="ce24" table:formula="of:=IF(INDEX([.$AK38:.$DL38];MATCH([.$M$3];[.$AK$3:.$DL$3];0)+[.W$1])=&quot;&quot;;&quot;&quot;;INDEX([.$DO$23:.$DO$422];MATCH(INDEX([.$AK38:.$DL38];MATCH([.$M$3];[.$AK$3:.$DL$3];0)+[.W$1])&amp;IF([.Z38]=&quot;&quot;;&quot;&quot;;&quot;_&quot;&amp;[.Z38]);[.$DR$23:.$DR$422];0)))" office:value-type="float" office:value="125" calcext:value-type="float">
            <text:p>125</text:p>
          </table:table-cell>
          <table:table-cell table:style-name="ce14" table:formula="of:=IF(INDEX([.$AK38:.$DL38];MATCH([.$M$3];[.$AK$3:.$DL$3];0)+[.X$1])=&quot;&quot;;&quot;&quot;;INDEX([.$AK38:.$DL38];MATCH([.$M$3];[.$AK$3:.$DL$3];0)+[.X$1]))" office:value-type="string" office:string-value="b" calcext:value-type="string">
            <text:p>b</text:p>
          </table:table-cell>
          <table:table-cell table:style-name="ce14" table:formula="of:=IF(INDEX([.$AK38:.$DL38];MATCH([.$M$3];[.$AK$3:.$DL$3];0)+[.Y$1])=&quot;&quot;;&quot;&quot;;INDEX([.$AK38:.$DL38];MATCH([.$M$3];[.$AK$3:.$DL$3];0)+[.Y$1]))">
            <text:p/>
          </table:table-cell>
          <table:table-cell table:style-name="ce51" table:formula="of:=IF(INDEX([.$AK38:.$DL38];MATCH([.$M$3];[.$AK$3:.$DL$3];0)+[.Z$1])=&quot;&quot;;&quot;&quot;;INDEX([.$AK38:.$DL38];MATCH([.$M$3];[.$AK$3:.$DL$3];0)+[.Z$1]))">
            <text:p/>
          </table:table-cell>
          <table:table-cell table:style-name="ce60" table:formula="of:=IF(INDEX([.$AK38:.$DL38];MATCH([.$M$3];[.$AK$3:.$DL$3];0)+[.AA$1])=&quot;&quot;;&quot;&quot;;INDEX([.$AK38:.$DL38];MATCH([.$M$3];[.$AK$3:.$DL$3];0)+[.AA$1]))" office:value-type="float" office:value="42.86" calcext:value-type="float">
            <text:p>42.86</text:p>
          </table:table-cell>
          <table:table-cell table:style-name="ce43" table:formula="of:=IF(INDEX([.$AK38:.$DL38];MATCH([.$M$3];[.$AK$3:.$DL$3];0)+[.AB$1])=&quot;&quot;;&quot;&quot;;INDEX([.$DO$23:.$DO$422];MATCH(INDEX([.$AK38:.$DL38];MATCH([.$M$3];[.$AK$3:.$DL$3];0)+[.AB$1])&amp;IF([.AE38]=&quot;&quot;;&quot;&quot;;&quot;_&quot;&amp;[.AE38]);[.$DS$23:.$DS$422];0)))" office:value-type="float" office:value="116" calcext:value-type="float">
            <text:p>116</text:p>
          </table:table-cell>
          <table:table-cell table:style-name="ce14" table:formula="of:=IF(INDEX([.$AK38:.$DL38];MATCH([.$M$3];[.$AK$3:.$DL$3];0)+[.AC$1])=&quot;&quot;;&quot;&quot;;INDEX([.$AK38:.$DL38];MATCH([.$M$3];[.$AK$3:.$DL$3];0)+[.AC$1]))" office:value-type="string" office:string-value="b" calcext:value-type="string">
            <text:p>b</text:p>
          </table:table-cell>
          <table:table-cell table:style-name="ce14" table:formula="of:=IF(INDEX([.$AK38:.$DL38];MATCH([.$M$3];[.$AK$3:.$DL$3];0)+[.AD$1])=&quot;&quot;;&quot;&quot;;INDEX([.$AK38:.$DL38];MATCH([.$M$3];[.$AK$3:.$DL$3];0)+[.AD$1]))">
            <text:p/>
          </table:table-cell>
          <table:table-cell table:style-name="ce51" table:formula="of:=IF(INDEX([.$AK38:.$DL38];MATCH([.$M$3];[.$AK$3:.$DL$3];0)+[.AE$1])=&quot;&quot;;&quot;&quot;;INDEX([.$AK38:.$DL38];MATCH([.$M$3];[.$AK$3:.$DL$3];0)+[.AE$1]))">
            <text:p/>
          </table:table-cell>
          <table:table-cell table:style-name="ce60" table:formula="of:=IF(INDEX([.$AK38:.$DL38];MATCH([.$M$3];[.$AK$3:.$DL$3];0)+[.AF$1])=&quot;&quot;;&quot;&quot;;INDEX([.$AK38:.$DL38];MATCH([.$M$3];[.$AK$3:.$DL$3];0)+[.AF$1]))"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99" calcext:value-type="float">
            <text:p>43.99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6.22" calcext:value-type="float">
            <text:p>126.22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2.86" calcext:value-type="float">
            <text:p>42.86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39" calcext:value-type="float">
            <text:p>77.39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83" calcext:value-type="float">
            <text:p>148.83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9" calcext:value-type="float">
            <text:p>41.9</text:p>
          </table:table-cell>
          <table:table-cell table:style-name="ce27" office:value-type="float" office:value="123" calcext:value-type="float">
            <text:p>1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56" calcext:value-type="float">
            <text:p>55.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71" calcext:value-type="float">
            <text:p>71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2" calcext:value-type="float">
            <text:p>2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2 \break " calcext:value-type="string">
            <text:p>s1*2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32.55))" calcext:value-type="string">
            <text:p>\overrideProperty Score.NonMusicalPaperColumn.line-break-system-details #'((Y-offset . 32.55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L39];MATCH([.$M$3];[.$AK$3:.$DL$3];0)+[.$M$1])=&quot;&quot;;&quot;&quot;;INDEX([.$DO$23:.$DO$422];MATCH(INDEX([.$AK39:.$DL39];MATCH([.$M$3];[.$AK$3:.$DL$3];0)+[.$M$1])&amp;IF([.P39]=&quot;&quot;;&quot;&quot;;&quot;_&quot;&amp;[.P39]);[.$DP$23:.$DP$422];0)))" office:value-type="float" office:value="78" calcext:value-type="float">
            <text:p>78</text:p>
          </table:table-cell>
          <table:table-cell table:style-name="ce14" table:formula="of:=IF(INDEX([.$AK39:.$DL39];MATCH([.$M$3];[.$AK$3:.$DL$3];0)+[.N$1])=&quot;&quot;;&quot;&quot;;INDEX([.$AK39:.$DL39];MATCH([.$M$3];[.$AK$3:.$DL$3];0)+[.N$1]))" office:value-type="string" office:string-value="b" calcext:value-type="string">
            <text:p>b</text:p>
          </table:table-cell>
          <table:table-cell table:style-name="ce51" table:formula="of:=IF(INDEX([.$AK39:.$DL39];MATCH([.$M$3];[.$AK$3:.$DL$3];0)+[.O$1])=&quot;&quot;;&quot;&quot;;INDEX([.$AK39:.$DL39];MATCH([.$M$3];[.$AK$3:.$DL$3];0)+[.O$1]))">
            <text:p/>
          </table:table-cell>
          <table:table-cell table:style-name="ce51" table:formula="of:=IF(INDEX([.$AK39:.$DL39];MATCH([.$M$3];[.$AK$3:.$DL$3];0)+[.P$1])=&quot;&quot;;&quot;&quot;;INDEX([.$AK39:.$DL39];MATCH([.$M$3];[.$AK$3:.$DL$3];0)+[.P$1]))">
            <text:p/>
          </table:table-cell>
          <table:table-cell table:style-name="ce60" table:formula="of:=IF(INDEX([.$AK39:.$DL39];MATCH([.$M$3];[.$AK$3:.$DL$3];0)+[.Q$1])=&quot;&quot;;&quot;&quot;;INDEX([.$AK39:.$DL39];MATCH([.$M$3];[.$AK$3:.$DL$3];0)+[.Q$1]))" office:value-type="float" office:value="56.99" calcext:value-type="float">
            <text:p>56.99</text:p>
          </table:table-cell>
          <table:table-cell table:style-name="ce43" table:formula="of:=IF(INDEX([.$AK39:.$DL39];MATCH([.$M$3];[.$AK$3:.$DL$3];0)+[.R$1])=&quot;&quot;;&quot;&quot;;INDEX([.$DO$23:.$DO$422];MATCH(INDEX([.$AK39:.$DL39];MATCH([.$M$3];[.$AK$3:.$DL$3];0)+[.R$1])&amp;IF([.U39]=&quot;&quot;;&quot;&quot;;&quot;_&quot;&amp;[.U39]);[.$DQ$23:.$DQ$422];0)))" office:value-type="float" office:value="81" calcext:value-type="float">
            <text:p>81</text:p>
          </table:table-cell>
          <table:table-cell table:style-name="ce14" table:formula="of:=IF(INDEX([.$AK39:.$DL39];MATCH([.$M$3];[.$AK$3:.$DL$3];0)+[.S$1])=&quot;&quot;;&quot;&quot;;INDEX([.$AK39:.$DL39];MATCH([.$M$3];[.$AK$3:.$DL$3];0)+[.S$1]))" office:value-type="string" office:string-value="b" calcext:value-type="string">
            <text:p>b</text:p>
          </table:table-cell>
          <table:table-cell table:style-name="ce14" table:formula="of:=IF(INDEX([.$AK39:.$DL39];MATCH([.$M$3];[.$AK$3:.$DL$3];0)+[.T$1])=&quot;&quot;;&quot;&quot;;INDEX([.$AK39:.$DL39];MATCH([.$M$3];[.$AK$3:.$DL$3];0)+[.T$1]))">
            <text:p/>
          </table:table-cell>
          <table:table-cell table:style-name="ce51" table:formula="of:=IF(INDEX([.$AK39:.$DL39];MATCH([.$M$3];[.$AK$3:.$DL$3];0)+[.U$1])=&quot;&quot;;&quot;&quot;;INDEX([.$AK39:.$DL39];MATCH([.$M$3];[.$AK$3:.$DL$3];0)+[.U$1]))">
            <text:p/>
          </table:table-cell>
          <table:table-cell table:style-name="ce60" table:formula="of:=IF(INDEX([.$AK39:.$DL39];MATCH([.$M$3];[.$AK$3:.$DL$3];0)+[.V$1])=&quot;&quot;;&quot;&quot;;INDEX([.$AK39:.$DL39];MATCH([.$M$3];[.$AK$3:.$DL$3];0)+[.V$1]))" office:value-type="float" office:value="134.78" calcext:value-type="float">
            <text:p>134.78</text:p>
          </table:table-cell>
          <table:table-cell table:style-name="ce24" table:formula="of:=IF(INDEX([.$AK39:.$DL39];MATCH([.$M$3];[.$AK$3:.$DL$3];0)+[.W$1])=&quot;&quot;;&quot;&quot;;INDEX([.$DO$23:.$DO$422];MATCH(INDEX([.$AK39:.$DL39];MATCH([.$M$3];[.$AK$3:.$DL$3];0)+[.W$1])&amp;IF([.Z39]=&quot;&quot;;&quot;&quot;;&quot;_&quot;&amp;[.Z39]);[.$DR$23:.$DR$422];0)))" office:value-type="float" office:value="132" calcext:value-type="float">
            <text:p>132</text:p>
          </table:table-cell>
          <table:table-cell table:style-name="ce14" table:formula="of:=IF(INDEX([.$AK39:.$DL39];MATCH([.$M$3];[.$AK$3:.$DL$3];0)+[.X$1])=&quot;&quot;;&quot;&quot;;INDEX([.$AK39:.$DL39];MATCH([.$M$3];[.$AK$3:.$DL$3];0)+[.X$1]))" office:value-type="string" office:string-value="b" calcext:value-type="string">
            <text:p>b</text:p>
          </table:table-cell>
          <table:table-cell table:style-name="ce14" table:formula="of:=IF(INDEX([.$AK39:.$DL39];MATCH([.$M$3];[.$AK$3:.$DL$3];0)+[.Y$1])=&quot;&quot;;&quot;&quot;;INDEX([.$AK39:.$DL39];MATCH([.$M$3];[.$AK$3:.$DL$3];0)+[.Y$1]))">
            <text:p/>
          </table:table-cell>
          <table:table-cell table:style-name="ce51" table:formula="of:=IF(INDEX([.$AK39:.$DL39];MATCH([.$M$3];[.$AK$3:.$DL$3];0)+[.Z$1])=&quot;&quot;;&quot;&quot;;INDEX([.$AK39:.$DL39];MATCH([.$M$3];[.$AK$3:.$DL$3];0)+[.Z$1]))">
            <text:p/>
          </table:table-cell>
          <table:table-cell table:style-name="ce60" table:formula="of:=IF(INDEX([.$AK39:.$DL39];MATCH([.$M$3];[.$AK$3:.$DL$3];0)+[.AA$1])=&quot;&quot;;&quot;&quot;;INDEX([.$AK39:.$DL39];MATCH([.$M$3];[.$AK$3:.$DL$3];0)+[.AA$1]))" office:value-type="float" office:value="56" calcext:value-type="float">
            <text:p>56</text:p>
          </table:table-cell>
          <table:table-cell table:style-name="ce43" table:formula="of:=IF(INDEX([.$AK39:.$DL39];MATCH([.$M$3];[.$AK$3:.$DL$3];0)+[.AB$1])=&quot;&quot;;&quot;&quot;;INDEX([.$DO$23:.$DO$422];MATCH(INDEX([.$AK39:.$DL39];MATCH([.$M$3];[.$AK$3:.$DL$3];0)+[.AB$1])&amp;IF([.AE39]=&quot;&quot;;&quot;&quot;;&quot;_&quot;&amp;[.AE39]);[.$DS$23:.$DS$422];0)))" office:value-type="float" office:value="122" calcext:value-type="float">
            <text:p>122</text:p>
          </table:table-cell>
          <table:table-cell table:style-name="ce14" table:formula="of:=IF(INDEX([.$AK39:.$DL39];MATCH([.$M$3];[.$AK$3:.$DL$3];0)+[.AC$1])=&quot;&quot;;&quot;&quot;;INDEX([.$AK39:.$DL39];MATCH([.$M$3];[.$AK$3:.$DL$3];0)+[.AC$1]))" office:value-type="string" office:string-value="b" calcext:value-type="string">
            <text:p>b</text:p>
          </table:table-cell>
          <table:table-cell table:style-name="ce14" table:formula="of:=IF(INDEX([.$AK39:.$DL39];MATCH([.$M$3];[.$AK$3:.$DL$3];0)+[.AD$1])=&quot;&quot;;&quot;&quot;;INDEX([.$AK39:.$DL39];MATCH([.$M$3];[.$AK$3:.$DL$3];0)+[.AD$1]))">
            <text:p/>
          </table:table-cell>
          <table:table-cell table:style-name="ce51" table:formula="of:=IF(INDEX([.$AK39:.$DL39];MATCH([.$M$3];[.$AK$3:.$DL$3];0)+[.AE$1])=&quot;&quot;;&quot;&quot;;INDEX([.$AK39:.$DL39];MATCH([.$M$3];[.$AK$3:.$DL$3];0)+[.AE$1]))">
            <text:p/>
          </table:table-cell>
          <table:table-cell table:style-name="ce60" table:formula="of:=IF(INDEX([.$AK39:.$DL39];MATCH([.$M$3];[.$AK$3:.$DL$3];0)+[.AF$1])=&quot;&quot;;&quot;&quot;;INDEX([.$AK39:.$DL39];MATCH([.$M$3];[.$AK$3:.$DL$3];0)+[.AF$1]))" office:value-type="float" office:value="68.44" calcext:value-type="float">
            <text:p>68.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4" calcext:value-type="float">
            <text:p>40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5" calcext:value-type="float">
            <text:p>57.5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99" calcext:value-type="float">
            <text:p>56.99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78" calcext:value-type="float">
            <text:p>134.78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56" calcext:value-type="float">
            <text:p>56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44" calcext:value-type="float">
            <text:p>68.44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27" calcext:value-type="float">
            <text:p>90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5" calcext:value-type="float">
            <text:p>51.45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14" calcext:value-type="float">
            <text:p>70.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78" calcext:value-type="float">
            <text:p>78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7" calcext:value-type="float">
            <text:p>7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43.99))" calcext:value-type="string">
            <text:p>\overrideProperty Score.NonMusicalPaperColumn.line-break-system-details #'((Y-offset . 43.99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L40];MATCH([.$M$3];[.$AK$3:.$DL$3];0)+[.$M$1])=&quot;&quot;;&quot;&quot;;INDEX([.$DO$23:.$DO$422];MATCH(INDEX([.$AK40:.$DL40];MATCH([.$M$3];[.$AK$3:.$DL$3];0)+[.$M$1])&amp;IF([.P40]=&quot;&quot;;&quot;&quot;;&quot;_&quot;&amp;[.P40]);[.$DP$23:.$DP$422];0)))" office:value-type="float" office:value="83" calcext:value-type="float">
            <text:p>83</text:p>
          </table:table-cell>
          <table:table-cell table:style-name="ce14" table:formula="of:=IF(INDEX([.$AK40:.$DL40];MATCH([.$M$3];[.$AK$3:.$DL$3];0)+[.N$1])=&quot;&quot;;&quot;&quot;;INDEX([.$AK40:.$DL40];MATCH([.$M$3];[.$AK$3:.$DL$3];0)+[.N$1]))" office:value-type="string" office:string-value="b" calcext:value-type="string">
            <text:p>b</text:p>
          </table:table-cell>
          <table:table-cell table:style-name="ce51" table:formula="of:=IF(INDEX([.$AK40:.$DL40];MATCH([.$M$3];[.$AK$3:.$DL$3];0)+[.O$1])=&quot;&quot;;&quot;&quot;;INDEX([.$AK40:.$DL40];MATCH([.$M$3];[.$AK$3:.$DL$3];0)+[.O$1]))">
            <text:p/>
          </table:table-cell>
          <table:table-cell table:style-name="ce51" table:formula="of:=IF(INDEX([.$AK40:.$DL40];MATCH([.$M$3];[.$AK$3:.$DL$3];0)+[.P$1])=&quot;&quot;;&quot;&quot;;INDEX([.$AK40:.$DL40];MATCH([.$M$3];[.$AK$3:.$DL$3];0)+[.P$1]))">
            <text:p/>
          </table:table-cell>
          <table:table-cell table:style-name="ce60" table:formula="of:=IF(INDEX([.$AK40:.$DL40];MATCH([.$M$3];[.$AK$3:.$DL$3];0)+[.Q$1])=&quot;&quot;;&quot;&quot;;INDEX([.$AK40:.$DL40];MATCH([.$M$3];[.$AK$3:.$DL$3];0)+[.Q$1]))" office:value-type="float" office:value="71.54" calcext:value-type="float">
            <text:p>71.54</text:p>
          </table:table-cell>
          <table:table-cell table:style-name="ce43" table:formula="of:=IF(INDEX([.$AK40:.$DL40];MATCH([.$M$3];[.$AK$3:.$DL$3];0)+[.R$1])=&quot;&quot;;&quot;&quot;;INDEX([.$DO$23:.$DO$422];MATCH(INDEX([.$AK40:.$DL40];MATCH([.$M$3];[.$AK$3:.$DL$3];0)+[.R$1])&amp;IF([.U40]=&quot;&quot;;&quot;&quot;;&quot;_&quot;&amp;[.U40]);[.$DQ$23:.$DQ$422];0)))" office:value-type="float" office:value="88" calcext:value-type="float">
            <text:p>88</text:p>
          </table:table-cell>
          <table:table-cell table:style-name="ce14" table:formula="of:=IF(INDEX([.$AK40:.$DL40];MATCH([.$M$3];[.$AK$3:.$DL$3];0)+[.S$1])=&quot;&quot;;&quot;&quot;;INDEX([.$AK40:.$DL40];MATCH([.$M$3];[.$AK$3:.$DL$3];0)+[.S$1]))" office:value-type="string" office:string-value="b" calcext:value-type="string">
            <text:p>b</text:p>
          </table:table-cell>
          <table:table-cell table:style-name="ce14" table:formula="of:=IF(INDEX([.$AK40:.$DL40];MATCH([.$M$3];[.$AK$3:.$DL$3];0)+[.T$1])=&quot;&quot;;&quot;&quot;;INDEX([.$AK40:.$DL40];MATCH([.$M$3];[.$AK$3:.$DL$3];0)+[.T$1]))">
            <text:p/>
          </table:table-cell>
          <table:table-cell table:style-name="ce51" table:formula="of:=IF(INDEX([.$AK40:.$DL40];MATCH([.$M$3];[.$AK$3:.$DL$3];0)+[.U$1])=&quot;&quot;;&quot;&quot;;INDEX([.$AK40:.$DL40];MATCH([.$M$3];[.$AK$3:.$DL$3];0)+[.U$1]))">
            <text:p/>
          </table:table-cell>
          <table:table-cell table:style-name="ce60" table:formula="of:=IF(INDEX([.$AK40:.$DL40];MATCH([.$M$3];[.$AK$3:.$DL$3];0)+[.V$1])=&quot;&quot;;&quot;&quot;;INDEX([.$AK40:.$DL40];MATCH([.$M$3];[.$AK$3:.$DL$3];0)+[.V$1]))" office:value-type="float" office:value="149.52" calcext:value-type="float">
            <text:p>149.52</text:p>
          </table:table-cell>
          <table:table-cell table:style-name="ce24" table:formula="of:=IF(INDEX([.$AK40:.$DL40];MATCH([.$M$3];[.$AK$3:.$DL$3];0)+[.W$1])=&quot;&quot;;&quot;&quot;;INDEX([.$DO$23:.$DO$422];MATCH(INDEX([.$AK40:.$DL40];MATCH([.$M$3];[.$AK$3:.$DL$3];0)+[.W$1])&amp;IF([.Z40]=&quot;&quot;;&quot;&quot;;&quot;_&quot;&amp;[.Z40]);[.$DR$23:.$DR$422];0)))" office:value-type="float" office:value="139" calcext:value-type="float">
            <text:p>139</text:p>
          </table:table-cell>
          <table:table-cell table:style-name="ce14" table:formula="of:=IF(INDEX([.$AK40:.$DL40];MATCH([.$M$3];[.$AK$3:.$DL$3];0)+[.X$1])=&quot;&quot;;&quot;&quot;;INDEX([.$AK40:.$DL40];MATCH([.$M$3];[.$AK$3:.$DL$3];0)+[.X$1]))" office:value-type="string" office:string-value="b" calcext:value-type="string">
            <text:p>b</text:p>
          </table:table-cell>
          <table:table-cell table:style-name="ce14" table:formula="of:=IF(INDEX([.$AK40:.$DL40];MATCH([.$M$3];[.$AK$3:.$DL$3];0)+[.Y$1])=&quot;&quot;;&quot;&quot;;INDEX([.$AK40:.$DL40];MATCH([.$M$3];[.$AK$3:.$DL$3];0)+[.Y$1]))">
            <text:p/>
          </table:table-cell>
          <table:table-cell table:style-name="ce51" table:formula="of:=IF(INDEX([.$AK40:.$DL40];MATCH([.$M$3];[.$AK$3:.$DL$3];0)+[.Z$1])=&quot;&quot;;&quot;&quot;;INDEX([.$AK40:.$DL40];MATCH([.$M$3];[.$AK$3:.$DL$3];0)+[.Z$1]))">
            <text:p/>
          </table:table-cell>
          <table:table-cell table:style-name="ce60" table:formula="of:=IF(INDEX([.$AK40:.$DL40];MATCH([.$M$3];[.$AK$3:.$DL$3];0)+[.AA$1])=&quot;&quot;;&quot;&quot;;INDEX([.$AK40:.$DL40];MATCH([.$M$3];[.$AK$3:.$DL$3];0)+[.AA$1]))" office:value-type="float" office:value="66.28" calcext:value-type="float">
            <text:p>66.28</text:p>
          </table:table-cell>
          <table:table-cell table:style-name="ce43" table:formula="of:=IF(INDEX([.$AK40:.$DL40];MATCH([.$M$3];[.$AK$3:.$DL$3];0)+[.AB$1])=&quot;&quot;;&quot;&quot;;INDEX([.$DO$23:.$DO$422];MATCH(INDEX([.$AK40:.$DL40];MATCH([.$M$3];[.$AK$3:.$DL$3];0)+[.AB$1])&amp;IF([.AE40]=&quot;&quot;;&quot;&quot;;&quot;_&quot;&amp;[.AE40]);[.$DS$23:.$DS$422];0)))" office:value-type="float" office:value="129" calcext:value-type="float">
            <text:p>129</text:p>
          </table:table-cell>
          <table:table-cell table:style-name="ce14" table:formula="of:=IF(INDEX([.$AK40:.$DL40];MATCH([.$M$3];[.$AK$3:.$DL$3];0)+[.AC$1])=&quot;&quot;;&quot;&quot;;INDEX([.$AK40:.$DL40];MATCH([.$M$3];[.$AK$3:.$DL$3];0)+[.AC$1]))" office:value-type="string" office:string-value="b" calcext:value-type="string">
            <text:p>b</text:p>
          </table:table-cell>
          <table:table-cell table:style-name="ce14" table:formula="of:=IF(INDEX([.$AK40:.$DL40];MATCH([.$M$3];[.$AK$3:.$DL$3];0)+[.AD$1])=&quot;&quot;;&quot;&quot;;INDEX([.$AK40:.$DL40];MATCH([.$M$3];[.$AK$3:.$DL$3];0)+[.AD$1]))">
            <text:p/>
          </table:table-cell>
          <table:table-cell table:style-name="ce51" table:formula="of:=IF(INDEX([.$AK40:.$DL40];MATCH([.$M$3];[.$AK$3:.$DL$3];0)+[.AE$1])=&quot;&quot;;&quot;&quot;;INDEX([.$AK40:.$DL40];MATCH([.$M$3];[.$AK$3:.$DL$3];0)+[.AE$1]))">
            <text:p/>
          </table:table-cell>
          <table:table-cell table:style-name="ce60" table:formula="of:=IF(INDEX([.$AK40:.$DL40];MATCH([.$M$3];[.$AK$3:.$DL$3];0)+[.AF$1])=&quot;&quot;;&quot;&quot;;INDEX([.$AK40:.$DL40];MATCH([.$M$3];[.$AK$3:.$DL$3];0)+[.AF$1]))" office:value-type="float" office:value="83" calcext:value-type="float">
            <text:p>8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2" calcext:value-type="float">
            <text:p>52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.54" calcext:value-type="float">
            <text:p>71.54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6.28" calcext:value-type="float">
            <text:p>66.28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25" calcext:value-type="float">
            <text:p>106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6" calcext:value-type="float">
            <text:p>1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64.74+0.125" office:value-type="float" office:value="64.865" calcext:value-type="float">
            <text:p>64.865</text:p>
          </table:table-cell>
          <table:table-cell table:style-name="ce27" office:value-type="float" office:value="140" calcext:value-type="float">
            <text:p>1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.61" calcext:value-type="float">
            <text:p>81.6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83" calcext:value-type="float">
            <text:p>83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5" calcext:value-type="float">
            <text:p>5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56.99))" calcext:value-type="string">
            <text:p>\overrideProperty Score.NonMusicalPaperColumn.line-break-system-details #'((Y-offset . 56.99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L41];MATCH([.$M$3];[.$AK$3:.$DL$3];0)+[.$M$1])=&quot;&quot;;&quot;&quot;;INDEX([.$DO$23:.$DO$422];MATCH(INDEX([.$AK41:.$DL41];MATCH([.$M$3];[.$AK$3:.$DL$3];0)+[.$M$1])&amp;IF([.P41]=&quot;&quot;;&quot;&quot;;&quot;_&quot;&amp;[.P41]);[.$DP$23:.$DP$422];0)))" office:value-type="float" office:value="87" calcext:value-type="float">
            <text:p>87</text:p>
          </table:table-cell>
          <table:table-cell table:style-name="ce14" table:formula="of:=IF(INDEX([.$AK41:.$DL41];MATCH([.$M$3];[.$AK$3:.$DL$3];0)+[.N$1])=&quot;&quot;;&quot;&quot;;INDEX([.$AK41:.$DL41];MATCH([.$M$3];[.$AK$3:.$DL$3];0)+[.N$1]))" office:value-type="string" office:string-value="b" calcext:value-type="string">
            <text:p>b</text:p>
          </table:table-cell>
          <table:table-cell table:style-name="ce51" table:formula="of:=IF(INDEX([.$AK41:.$DL41];MATCH([.$M$3];[.$AK$3:.$DL$3];0)+[.O$1])=&quot;&quot;;&quot;&quot;;INDEX([.$AK41:.$DL41];MATCH([.$M$3];[.$AK$3:.$DL$3];0)+[.O$1]))">
            <text:p/>
          </table:table-cell>
          <table:table-cell table:style-name="ce51" table:formula="of:=IF(INDEX([.$AK41:.$DL41];MATCH([.$M$3];[.$AK$3:.$DL$3];0)+[.P$1])=&quot;&quot;;&quot;&quot;;INDEX([.$AK41:.$DL41];MATCH([.$M$3];[.$AK$3:.$DL$3];0)+[.P$1]))">
            <text:p/>
          </table:table-cell>
          <table:table-cell table:style-name="ce60" table:formula="of:=IF(INDEX([.$AK41:.$DL41];MATCH([.$M$3];[.$AK$3:.$DL$3];0)+[.Q$1])=&quot;&quot;;&quot;&quot;;INDEX([.$AK41:.$DL41];MATCH([.$M$3];[.$AK$3:.$DL$3];0)+[.Q$1]))" office:value-type="float" office:value="82.98" calcext:value-type="float">
            <text:p>82.98</text:p>
          </table:table-cell>
          <table:table-cell table:style-name="ce24" table:formula="of:=IF(INDEX([.$AK41:.$DL41];MATCH([.$M$3];[.$AK$3:.$DL$3];0)+[.R$1])=&quot;&quot;;&quot;&quot;;INDEX([.$DO$23:.$DO$422];MATCH(INDEX([.$AK41:.$DL41];MATCH([.$M$3];[.$AK$3:.$DL$3];0)+[.R$1])&amp;IF([.U41]=&quot;&quot;;&quot;&quot;;&quot;_&quot;&amp;[.U41]);[.$DQ$23:.$DQ$422];0)))">
            <text:p/>
          </table:table-cell>
          <table:table-cell table:style-name="ce14" table:formula="of:=IF(INDEX([.$AK41:.$DL41];MATCH([.$M$3];[.$AK$3:.$DL$3];0)+[.S$1])=&quot;&quot;;&quot;&quot;;INDEX([.$AK41:.$DL41];MATCH([.$M$3];[.$AK$3:.$DL$3];0)+[.S$1]))">
            <text:p/>
          </table:table-cell>
          <table:table-cell table:style-name="ce14" table:formula="of:=IF(INDEX([.$AK41:.$DL41];MATCH([.$M$3];[.$AK$3:.$DL$3];0)+[.T$1])=&quot;&quot;;&quot;&quot;;INDEX([.$AK41:.$DL41];MATCH([.$M$3];[.$AK$3:.$DL$3];0)+[.T$1]))">
            <text:p/>
          </table:table-cell>
          <table:table-cell table:style-name="ce51" table:formula="of:=IF(INDEX([.$AK41:.$DL41];MATCH([.$M$3];[.$AK$3:.$DL$3];0)+[.U$1])=&quot;&quot;;&quot;&quot;;INDEX([.$AK41:.$DL41];MATCH([.$M$3];[.$AK$3:.$DL$3];0)+[.U$1]))">
            <text:p/>
          </table:table-cell>
          <table:table-cell table:style-name="ce37" table:formula="of:=IF(INDEX([.$AK41:.$DL41];MATCH([.$M$3];[.$AK$3:.$DL$3];0)+[.V$1])=&quot;&quot;;&quot;&quot;;INDEX([.$AK41:.$DL41];MATCH([.$M$3];[.$AK$3:.$DL$3];0)+[.V$1]))">
            <text:p/>
          </table:table-cell>
          <table:table-cell table:style-name="ce24" table:formula="of:=IF(INDEX([.$AK41:.$DL41];MATCH([.$M$3];[.$AK$3:.$DL$3];0)+[.W$1])=&quot;&quot;;&quot;&quot;;INDEX([.$DO$23:.$DO$422];MATCH(INDEX([.$AK41:.$DL41];MATCH([.$M$3];[.$AK$3:.$DL$3];0)+[.W$1])&amp;IF([.Z41]=&quot;&quot;;&quot;&quot;;&quot;_&quot;&amp;[.Z41]);[.$DR$23:.$DR$422];0)))" office:value-type="float" office:value="147" calcext:value-type="float">
            <text:p>147</text:p>
          </table:table-cell>
          <table:table-cell table:style-name="ce14" table:formula="of:=IF(INDEX([.$AK41:.$DL41];MATCH([.$M$3];[.$AK$3:.$DL$3];0)+[.X$1])=&quot;&quot;;&quot;&quot;;INDEX([.$AK41:.$DL41];MATCH([.$M$3];[.$AK$3:.$DL$3];0)+[.X$1]))" office:value-type="string" office:string-value="b" calcext:value-type="string">
            <text:p>b</text:p>
          </table:table-cell>
          <table:table-cell table:style-name="ce14" table:formula="of:=IF(INDEX([.$AK41:.$DL41];MATCH([.$M$3];[.$AK$3:.$DL$3];0)+[.Y$1])=&quot;&quot;;&quot;&quot;;INDEX([.$AK41:.$DL41];MATCH([.$M$3];[.$AK$3:.$DL$3];0)+[.Y$1]))">
            <text:p/>
          </table:table-cell>
          <table:table-cell table:style-name="ce51" table:formula="of:=IF(INDEX([.$AK41:.$DL41];MATCH([.$M$3];[.$AK$3:.$DL$3];0)+[.Z$1])=&quot;&quot;;&quot;&quot;;INDEX([.$AK41:.$DL41];MATCH([.$M$3];[.$AK$3:.$DL$3];0)+[.Z$1]))">
            <text:p/>
          </table:table-cell>
          <table:table-cell table:style-name="ce60" table:formula="of:=IF(INDEX([.$AK41:.$DL41];MATCH([.$M$3];[.$AK$3:.$DL$3];0)+[.AA$1])=&quot;&quot;;&quot;&quot;;INDEX([.$AK41:.$DL41];MATCH([.$M$3];[.$AK$3:.$DL$3];0)+[.AA$1]))" office:value-type="float" office:value="81.77" calcext:value-type="float">
            <text:p>81.77</text:p>
          </table:table-cell>
          <table:table-cell table:style-name="ce43" table:formula="of:=IF(INDEX([.$AK41:.$DL41];MATCH([.$M$3];[.$AK$3:.$DL$3];0)+[.AB$1])=&quot;&quot;;&quot;&quot;;INDEX([.$DO$23:.$DO$422];MATCH(INDEX([.$AK41:.$DL41];MATCH([.$M$3];[.$AK$3:.$DL$3];0)+[.AB$1])&amp;IF([.AE41]=&quot;&quot;;&quot;&quot;;&quot;_&quot;&amp;[.AE41]);[.$DS$23:.$DS$422];0)))" office:value-type="float" office:value="136" calcext:value-type="float">
            <text:p>136</text:p>
          </table:table-cell>
          <table:table-cell table:style-name="ce14" table:formula="of:=IF(INDEX([.$AK41:.$DL41];MATCH([.$M$3];[.$AK$3:.$DL$3];0)+[.AC$1])=&quot;&quot;;&quot;&quot;;INDEX([.$AK41:.$DL41];MATCH([.$M$3];[.$AK$3:.$DL$3];0)+[.AC$1]))" office:value-type="string" office:string-value="b" calcext:value-type="string">
            <text:p>b</text:p>
          </table:table-cell>
          <table:table-cell table:style-name="ce14" table:formula="of:=IF(INDEX([.$AK41:.$DL41];MATCH([.$M$3];[.$AK$3:.$DL$3];0)+[.AD$1])=&quot;&quot;;&quot;&quot;;INDEX([.$AK41:.$DL41];MATCH([.$M$3];[.$AK$3:.$DL$3];0)+[.AD$1]))">
            <text:p/>
          </table:table-cell>
          <table:table-cell table:style-name="ce51" table:formula="of:=IF(INDEX([.$AK41:.$DL41];MATCH([.$M$3];[.$AK$3:.$DL$3];0)+[.AE$1])=&quot;&quot;;&quot;&quot;;INDEX([.$AK41:.$DL41];MATCH([.$M$3];[.$AK$3:.$DL$3];0)+[.AE$1]))">
            <text:p/>
          </table:table-cell>
          <table:table-cell table:style-name="ce60" table:formula="of:=IF(INDEX([.$AK41:.$DL41];MATCH([.$M$3];[.$AK$3:.$DL$3];0)+[.AF$1])=&quot;&quot;;&quot;&quot;;INDEX([.$AK41:.$DL41];MATCH([.$M$3];[.$AK$3:.$DL$3];0)+[.AF$1]))" office:value-type="float" office:value="95.79" calcext:value-type="float">
            <text:p>95.7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5.5" calcext:value-type="float">
            <text:p>65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5" calcext:value-type="float">
            <text:p>82.5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2.98" calcext:value-type="float">
            <text:p>82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1.77" calcext:value-type="float">
            <text:p>81.77</text:p>
          </table:table-cell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79" calcext:value-type="float">
            <text:p>95.79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13" calcext:value-type="float">
            <text:p>119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8" calcext:value-type="float">
            <text:p>78.18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64" calcext:value-type="float">
            <text:p>94.6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87" calcext:value-type="float">
            <text:p>87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4" calcext:value-type="float">
            <text:p>4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71.54))" calcext:value-type="string">
            <text:p>\overrideProperty Score.NonMusicalPaperColumn.line-break-system-details #'((Y-offset . 71.54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L42];MATCH([.$M$3];[.$AK$3:.$DL$3];0)+[.$M$1])=&quot;&quot;;&quot;&quot;;INDEX([.$DO$23:.$DO$422];MATCH(INDEX([.$AK42:.$DL42];MATCH([.$M$3];[.$AK$3:.$DL$3];0)+[.$M$1])&amp;IF([.P42]=&quot;&quot;;&quot;&quot;;&quot;_&quot;&amp;[.P42]);[.$DP$23:.$DP$422];0)))" office:value-type="float" office:value="92" calcext:value-type="float">
            <text:p>92</text:p>
          </table:table-cell>
          <table:table-cell table:style-name="ce14" table:formula="of:=IF(INDEX([.$AK42:.$DL42];MATCH([.$M$3];[.$AK$3:.$DL$3];0)+[.N$1])=&quot;&quot;;&quot;&quot;;INDEX([.$AK42:.$DL42];MATCH([.$M$3];[.$AK$3:.$DL$3];0)+[.N$1]))" office:value-type="string" office:string-value="b" calcext:value-type="string">
            <text:p>b</text:p>
          </table:table-cell>
          <table:table-cell table:style-name="ce51" table:formula="of:=IF(INDEX([.$AK42:.$DL42];MATCH([.$M$3];[.$AK$3:.$DL$3];0)+[.O$1])=&quot;&quot;;&quot;&quot;;INDEX([.$AK42:.$DL42];MATCH([.$M$3];[.$AK$3:.$DL$3];0)+[.O$1]))">
            <text:p/>
          </table:table-cell>
          <table:table-cell table:style-name="ce51" table:formula="of:=IF(INDEX([.$AK42:.$DL42];MATCH([.$M$3];[.$AK$3:.$DL$3];0)+[.P$1])=&quot;&quot;;&quot;&quot;;INDEX([.$AK42:.$DL42];MATCH([.$M$3];[.$AK$3:.$DL$3];0)+[.P$1]))">
            <text:p/>
          </table:table-cell>
          <table:table-cell table:style-name="ce60" table:formula="of:=IF(INDEX([.$AK42:.$DL42];MATCH([.$M$3];[.$AK$3:.$DL$3];0)+[.Q$1])=&quot;&quot;;&quot;&quot;;INDEX([.$AK42:.$DL42];MATCH([.$M$3];[.$AK$3:.$DL$3];0)+[.Q$1]))" office:value-type="float" office:value="96.96" calcext:value-type="float">
            <text:p>96.96</text:p>
          </table:table-cell>
          <table:table-cell table:style-name="ce24" table:formula="of:=IF(INDEX([.$AK42:.$DL42];MATCH([.$M$3];[.$AK$3:.$DL$3];0)+[.R$1])=&quot;&quot;;&quot;&quot;;INDEX([.$DO$23:.$DO$422];MATCH(INDEX([.$AK42:.$DL42];MATCH([.$M$3];[.$AK$3:.$DL$3];0)+[.R$1])&amp;IF([.U42]=&quot;&quot;;&quot;&quot;;&quot;_&quot;&amp;[.U42]);[.$DQ$23:.$DQ$422];0)))">
            <text:p/>
          </table:table-cell>
          <table:table-cell table:style-name="ce14" table:formula="of:=IF(INDEX([.$AK42:.$DL42];MATCH([.$M$3];[.$AK$3:.$DL$3];0)+[.S$1])=&quot;&quot;;&quot;&quot;;INDEX([.$AK42:.$DL42];MATCH([.$M$3];[.$AK$3:.$DL$3];0)+[.S$1]))">
            <text:p/>
          </table:table-cell>
          <table:table-cell table:style-name="ce14" table:formula="of:=IF(INDEX([.$AK42:.$DL42];MATCH([.$M$3];[.$AK$3:.$DL$3];0)+[.T$1])=&quot;&quot;;&quot;&quot;;INDEX([.$AK42:.$DL42];MATCH([.$M$3];[.$AK$3:.$DL$3];0)+[.T$1]))">
            <text:p/>
          </table:table-cell>
          <table:table-cell table:style-name="ce51" table:formula="of:=IF(INDEX([.$AK42:.$DL42];MATCH([.$M$3];[.$AK$3:.$DL$3];0)+[.U$1])=&quot;&quot;;&quot;&quot;;INDEX([.$AK42:.$DL42];MATCH([.$M$3];[.$AK$3:.$DL$3];0)+[.U$1]))">
            <text:p/>
          </table:table-cell>
          <table:table-cell table:style-name="ce37" table:formula="of:=IF(INDEX([.$AK42:.$DL42];MATCH([.$M$3];[.$AK$3:.$DL$3];0)+[.V$1])=&quot;&quot;;&quot;&quot;;INDEX([.$AK42:.$DL42];MATCH([.$M$3];[.$AK$3:.$DL$3];0)+[.V$1]))">
            <text:p/>
          </table:table-cell>
          <table:table-cell table:style-name="ce24" table:formula="of:=IF(INDEX([.$AK42:.$DL42];MATCH([.$M$3];[.$AK$3:.$DL$3];0)+[.W$1])=&quot;&quot;;&quot;&quot;;INDEX([.$DO$23:.$DO$422];MATCH(INDEX([.$AK42:.$DL42];MATCH([.$M$3];[.$AK$3:.$DL$3];0)+[.W$1])&amp;IF([.Z42]=&quot;&quot;;&quot;&quot;;&quot;_&quot;&amp;[.Z42]);[.$DR$23:.$DR$422];0)))" office:value-type="float" office:value="156" calcext:value-type="float">
            <text:p>156</text:p>
          </table:table-cell>
          <table:table-cell table:style-name="ce14" table:formula="of:=IF(INDEX([.$AK42:.$DL42];MATCH([.$M$3];[.$AK$3:.$DL$3];0)+[.X$1])=&quot;&quot;;&quot;&quot;;INDEX([.$AK42:.$DL42];MATCH([.$M$3];[.$AK$3:.$DL$3];0)+[.X$1]))" office:value-type="string" office:string-value="b" calcext:value-type="string">
            <text:p>b</text:p>
          </table:table-cell>
          <table:table-cell table:style-name="ce14" table:formula="of:=IF(INDEX([.$AK42:.$DL42];MATCH([.$M$3];[.$AK$3:.$DL$3];0)+[.Y$1])=&quot;&quot;;&quot;&quot;;INDEX([.$AK42:.$DL42];MATCH([.$M$3];[.$AK$3:.$DL$3];0)+[.Y$1]))">
            <text:p/>
          </table:table-cell>
          <table:table-cell table:style-name="ce51" table:formula="of:=IF(INDEX([.$AK42:.$DL42];MATCH([.$M$3];[.$AK$3:.$DL$3];0)+[.Z$1])=&quot;&quot;;&quot;&quot;;INDEX([.$AK42:.$DL42];MATCH([.$M$3];[.$AK$3:.$DL$3];0)+[.Z$1]))">
            <text:p/>
          </table:table-cell>
          <table:table-cell table:style-name="ce60" table:formula="of:=IF(INDEX([.$AK42:.$DL42];MATCH([.$M$3];[.$AK$3:.$DL$3];0)+[.AA$1])=&quot;&quot;;&quot;&quot;;INDEX([.$AK42:.$DL42];MATCH([.$M$3];[.$AK$3:.$DL$3];0)+[.AA$1]))" office:value-type="float" office:value="96.32" calcext:value-type="float">
            <text:p>96.32</text:p>
          </table:table-cell>
          <table:table-cell table:style-name="ce43" table:formula="of:=IF(INDEX([.$AK42:.$DL42];MATCH([.$M$3];[.$AK$3:.$DL$3];0)+[.AB$1])=&quot;&quot;;&quot;&quot;;INDEX([.$DO$23:.$DO$422];MATCH(INDEX([.$AK42:.$DL42];MATCH([.$M$3];[.$AK$3:.$DL$3];0)+[.AB$1])&amp;IF([.AE42]=&quot;&quot;;&quot;&quot;;&quot;_&quot;&amp;[.AE42]);[.$DS$23:.$DS$422];0)))" office:value-type="float" office:value="143" calcext:value-type="float">
            <text:p>143</text:p>
          </table:table-cell>
          <table:table-cell table:style-name="ce14" table:formula="of:=IF(INDEX([.$AK42:.$DL42];MATCH([.$M$3];[.$AK$3:.$DL$3];0)+[.AC$1])=&quot;&quot;;&quot;&quot;;INDEX([.$AK42:.$DL42];MATCH([.$M$3];[.$AK$3:.$DL$3];0)+[.AC$1]))" office:value-type="string" office:string-value="b" calcext:value-type="string">
            <text:p>b</text:p>
          </table:table-cell>
          <table:table-cell table:style-name="ce14" table:formula="of:=IF(INDEX([.$AK42:.$DL42];MATCH([.$M$3];[.$AK$3:.$DL$3];0)+[.AD$1])=&quot;&quot;;&quot;&quot;;INDEX([.$AK42:.$DL42];MATCH([.$M$3];[.$AK$3:.$DL$3];0)+[.AD$1]))">
            <text:p/>
          </table:table-cell>
          <table:table-cell table:style-name="ce51" table:formula="of:=IF(INDEX([.$AK42:.$DL42];MATCH([.$M$3];[.$AK$3:.$DL$3];0)+[.AE$1])=&quot;&quot;;&quot;&quot;;INDEX([.$AK42:.$DL42];MATCH([.$M$3];[.$AK$3:.$DL$3];0)+[.AE$1]))">
            <text:p/>
          </table:table-cell>
          <table:table-cell table:style-name="ce60" table:formula="of:=IF(INDEX([.$AK42:.$DL42];MATCH([.$M$3];[.$AK$3:.$DL$3];0)+[.AF$1])=&quot;&quot;;&quot;&quot;;INDEX([.$AK42:.$DL42];MATCH([.$M$3];[.$AK$3:.$DL$3];0)+[.AF$1]))" office:value-type="float" office:value="107.44" calcext:value-type="float">
            <text:p>107.4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5.8" calcext:value-type="float">
            <text:p>75.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" calcext:value-type="float">
            <text:p>97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6.96" calcext:value-type="float">
            <text:p>96.9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96.32" calcext:value-type="float">
            <text:p>96.32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44" calcext:value-type="float">
            <text:p>107.44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1" calcext:value-type="float">
            <text:p>133.5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1" calcext:value-type="float">
            <text:p>1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18" calcext:value-type="float">
            <text:p>90.18</text:p>
          </table:table-cell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24" calcext:value-type="float">
            <text:p>109.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92" calcext:value-type="float">
            <text:p>92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5" calcext:value-type="float">
            <text:p>5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82.98))" calcext:value-type="string">
            <text:p>\overrideProperty Score.NonMusicalPaperColumn.line-break-system-details #'((Y-offset . 82.98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L43];MATCH([.$M$3];[.$AK$3:.$DL$3];0)+[.$M$1])=&quot;&quot;;&quot;&quot;;INDEX([.$DO$23:.$DO$422];MATCH(INDEX([.$AK43:.$DL43];MATCH([.$M$3];[.$AK$3:.$DL$3];0)+[.$M$1])&amp;IF([.P43]=&quot;&quot;;&quot;&quot;;&quot;_&quot;&amp;[.P43]);[.$DP$23:.$DP$422];0)))" office:value-type="float" office:value="96" calcext:value-type="float">
            <text:p>96</text:p>
          </table:table-cell>
          <table:table-cell table:style-name="ce14" table:formula="of:=IF(INDEX([.$AK43:.$DL43];MATCH([.$M$3];[.$AK$3:.$DL$3];0)+[.N$1])=&quot;&quot;;&quot;&quot;;INDEX([.$AK43:.$DL43];MATCH([.$M$3];[.$AK$3:.$DL$3];0)+[.N$1]))" office:value-type="string" office:string-value="b" calcext:value-type="string">
            <text:p>b</text:p>
          </table:table-cell>
          <table:table-cell table:style-name="ce51" table:formula="of:=IF(INDEX([.$AK43:.$DL43];MATCH([.$M$3];[.$AK$3:.$DL$3];0)+[.O$1])=&quot;&quot;;&quot;&quot;;INDEX([.$AK43:.$DL43];MATCH([.$M$3];[.$AK$3:.$DL$3];0)+[.O$1]))">
            <text:p/>
          </table:table-cell>
          <table:table-cell table:style-name="ce51" table:formula="of:=IF(INDEX([.$AK43:.$DL43];MATCH([.$M$3];[.$AK$3:.$DL$3];0)+[.P$1])=&quot;&quot;;&quot;&quot;;INDEX([.$AK43:.$DL43];MATCH([.$M$3];[.$AK$3:.$DL$3];0)+[.P$1]))">
            <text:p/>
          </table:table-cell>
          <table:table-cell table:style-name="ce60" table:formula="of:=IF(INDEX([.$AK43:.$DL43];MATCH([.$M$3];[.$AK$3:.$DL$3];0)+[.Q$1])=&quot;&quot;;&quot;&quot;;INDEX([.$AK43:.$DL43];MATCH([.$M$3];[.$AK$3:.$DL$3];0)+[.Q$1]))" office:value-type="float" office:value="108.97" calcext:value-type="float">
            <text:p>108.97</text:p>
          </table:table-cell>
          <table:table-cell table:style-name="ce24" table:formula="of:=IF(INDEX([.$AK43:.$DL43];MATCH([.$M$3];[.$AK$3:.$DL$3];0)+[.R$1])=&quot;&quot;;&quot;&quot;;INDEX([.$DO$23:.$DO$422];MATCH(INDEX([.$AK43:.$DL43];MATCH([.$M$3];[.$AK$3:.$DL$3];0)+[.R$1])&amp;IF([.U43]=&quot;&quot;;&quot;&quot;;&quot;_&quot;&amp;[.U43]);[.$DQ$23:.$DQ$422];0)))">
            <text:p/>
          </table:table-cell>
          <table:table-cell table:style-name="ce14" table:formula="of:=IF(INDEX([.$AK43:.$DL43];MATCH([.$M$3];[.$AK$3:.$DL$3];0)+[.S$1])=&quot;&quot;;&quot;&quot;;INDEX([.$AK43:.$DL43];MATCH([.$M$3];[.$AK$3:.$DL$3];0)+[.S$1]))">
            <text:p/>
          </table:table-cell>
          <table:table-cell table:style-name="ce14" table:formula="of:=IF(INDEX([.$AK43:.$DL43];MATCH([.$M$3];[.$AK$3:.$DL$3];0)+[.T$1])=&quot;&quot;;&quot;&quot;;INDEX([.$AK43:.$DL43];MATCH([.$M$3];[.$AK$3:.$DL$3];0)+[.T$1]))">
            <text:p/>
          </table:table-cell>
          <table:table-cell table:style-name="ce51" table:formula="of:=IF(INDEX([.$AK43:.$DL43];MATCH([.$M$3];[.$AK$3:.$DL$3];0)+[.U$1])=&quot;&quot;;&quot;&quot;;INDEX([.$AK43:.$DL43];MATCH([.$M$3];[.$AK$3:.$DL$3];0)+[.U$1]))">
            <text:p/>
          </table:table-cell>
          <table:table-cell table:style-name="ce37" table:formula="of:=IF(INDEX([.$AK43:.$DL43];MATCH([.$M$3];[.$AK$3:.$DL$3];0)+[.V$1])=&quot;&quot;;&quot;&quot;;INDEX([.$AK43:.$DL43];MATCH([.$M$3];[.$AK$3:.$DL$3];0)+[.V$1]))">
            <text:p/>
          </table:table-cell>
          <table:table-cell table:style-name="ce24" table:formula="of:=IF(INDEX([.$AK43:.$DL43];MATCH([.$M$3];[.$AK$3:.$DL$3];0)+[.W$1])=&quot;&quot;;&quot;&quot;;INDEX([.$DO$23:.$DO$422];MATCH(INDEX([.$AK43:.$DL43];MATCH([.$M$3];[.$AK$3:.$DL$3];0)+[.W$1])&amp;IF([.Z43]=&quot;&quot;;&quot;&quot;;&quot;_&quot;&amp;[.Z43]);[.$DR$23:.$DR$422];0)))" office:value-type="float" office:value="164" calcext:value-type="float">
            <text:p>164</text:p>
          </table:table-cell>
          <table:table-cell table:style-name="ce14" table:formula="of:=IF(INDEX([.$AK43:.$DL43];MATCH([.$M$3];[.$AK$3:.$DL$3];0)+[.X$1])=&quot;&quot;;&quot;&quot;;INDEX([.$AK43:.$DL43];MATCH([.$M$3];[.$AK$3:.$DL$3];0)+[.X$1]))" office:value-type="string" office:string-value="b" calcext:value-type="string">
            <text:p>b</text:p>
          </table:table-cell>
          <table:table-cell table:style-name="ce14" table:formula="of:=IF(INDEX([.$AK43:.$DL43];MATCH([.$M$3];[.$AK$3:.$DL$3];0)+[.Y$1])=&quot;&quot;;&quot;&quot;;INDEX([.$AK43:.$DL43];MATCH([.$M$3];[.$AK$3:.$DL$3];0)+[.Y$1]))">
            <text:p/>
          </table:table-cell>
          <table:table-cell table:style-name="ce51" table:formula="of:=IF(INDEX([.$AK43:.$DL43];MATCH([.$M$3];[.$AK$3:.$DL$3];0)+[.Z$1])=&quot;&quot;;&quot;&quot;;INDEX([.$AK43:.$DL43];MATCH([.$M$3];[.$AK$3:.$DL$3];0)+[.Z$1]))">
            <text:p/>
          </table:table-cell>
          <table:table-cell table:style-name="ce60" table:formula="of:=IF(INDEX([.$AK43:.$DL43];MATCH([.$M$3];[.$AK$3:.$DL$3];0)+[.AA$1])=&quot;&quot;;&quot;&quot;;INDEX([.$AK43:.$DL43];MATCH([.$M$3];[.$AK$3:.$DL$3];0)+[.AA$1]))" office:value-type="float" office:value="108.06" calcext:value-type="float">
            <text:p>108.06</text:p>
          </table:table-cell>
          <table:table-cell table:style-name="ce43" table:formula="of:=IF(INDEX([.$AK43:.$DL43];MATCH([.$M$3];[.$AK$3:.$DL$3];0)+[.AB$1])=&quot;&quot;;&quot;&quot;;INDEX([.$DO$23:.$DO$422];MATCH(INDEX([.$AK43:.$DL43];MATCH([.$M$3];[.$AK$3:.$DL$3];0)+[.AB$1])&amp;IF([.AE43]=&quot;&quot;;&quot;&quot;;&quot;_&quot;&amp;[.AE43]);[.$DS$23:.$DS$422];0)))" office:value-type="float" office:value="151" calcext:value-type="float">
            <text:p>151</text:p>
          </table:table-cell>
          <table:table-cell table:style-name="ce14" table:formula="of:=IF(INDEX([.$AK43:.$DL43];MATCH([.$M$3];[.$AK$3:.$DL$3];0)+[.AC$1])=&quot;&quot;;&quot;&quot;;INDEX([.$AK43:.$DL43];MATCH([.$M$3];[.$AK$3:.$DL$3];0)+[.AC$1]))" office:value-type="string" office:string-value="b" calcext:value-type="string">
            <text:p>b</text:p>
          </table:table-cell>
          <table:table-cell table:style-name="ce14" table:formula="of:=IF(INDEX([.$AK43:.$DL43];MATCH([.$M$3];[.$AK$3:.$DL$3];0)+[.AD$1])=&quot;&quot;;&quot;&quot;;INDEX([.$AK43:.$DL43];MATCH([.$M$3];[.$AK$3:.$DL$3];0)+[.AD$1]))">
            <text:p/>
          </table:table-cell>
          <table:table-cell table:style-name="ce51" table:formula="of:=IF(INDEX([.$AK43:.$DL43];MATCH([.$M$3];[.$AK$3:.$DL$3];0)+[.AE$1])=&quot;&quot;;&quot;&quot;;INDEX([.$AK43:.$DL43];MATCH([.$M$3];[.$AK$3:.$DL$3];0)+[.AE$1]))">
            <text:p/>
          </table:table-cell>
          <table:table-cell table:style-name="ce60" table:formula="of:=IF(INDEX([.$AK43:.$DL43];MATCH([.$M$3];[.$AK$3:.$DL$3];0)+[.AF$1])=&quot;&quot;;&quot;&quot;;INDEX([.$AK43:.$DL43];MATCH([.$M$3];[.$AK$3:.$DL$3];0)+[.AF$1]))" office:value-type="float" office:value="121.99" calcext:value-type="float">
            <text:p>121.9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8.97" calcext:value-type="float">
            <text:p>108.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08.06" calcext:value-type="float">
            <text:p>108.06</text:p>
          </table:table-cell>
          <table:table-cell table:style-name="ce27" office:value-type="float" office:value="151" calcext:value-type="float">
            <text:p>15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99" calcext:value-type="float">
            <text:p>121.99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3" calcext:value-type="float">
            <text:p>148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6" calcext:value-type="float">
            <text:p>1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13" calcext:value-type="float">
            <text:p>102.13</text:p>
          </table:table-cell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27" calcext:value-type="float">
            <text:p>122.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96" calcext:value-type="float">
            <text:p>96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4" calcext:value-type="float">
            <text:p>4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96.96))" calcext:value-type="string">
            <text:p>\overrideProperty Score.NonMusicalPaperColumn.line-break-system-details #'((Y-offset . 96.96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L44];MATCH([.$M$3];[.$AK$3:.$DL$3];0)+[.$M$1])=&quot;&quot;;&quot;&quot;;INDEX([.$DO$23:.$DO$422];MATCH(INDEX([.$AK44:.$DL44];MATCH([.$M$3];[.$AK$3:.$DL$3];0)+[.$M$1])&amp;IF([.P44]=&quot;&quot;;&quot;&quot;;&quot;_&quot;&amp;[.P44]);[.$DP$23:.$DP$422];0)))" office:value-type="float" office:value="103" calcext:value-type="float">
            <text:p>103</text:p>
          </table:table-cell>
          <table:table-cell table:style-name="ce14" table:formula="of:=IF(INDEX([.$AK44:.$DL44];MATCH([.$M$3];[.$AK$3:.$DL$3];0)+[.N$1])=&quot;&quot;;&quot;&quot;;INDEX([.$AK44:.$DL44];MATCH([.$M$3];[.$AK$3:.$DL$3];0)+[.N$1]))" office:value-type="string" office:string-value="b" calcext:value-type="string">
            <text:p>b</text:p>
          </table:table-cell>
          <table:table-cell table:style-name="ce51" table:formula="of:=IF(INDEX([.$AK44:.$DL44];MATCH([.$M$3];[.$AK$3:.$DL$3];0)+[.O$1])=&quot;&quot;;&quot;&quot;;INDEX([.$AK44:.$DL44];MATCH([.$M$3];[.$AK$3:.$DL$3];0)+[.O$1]))">
            <text:p/>
          </table:table-cell>
          <table:table-cell table:style-name="ce51" table:formula="of:=IF(INDEX([.$AK44:.$DL44];MATCH([.$M$3];[.$AK$3:.$DL$3];0)+[.P$1])=&quot;&quot;;&quot;&quot;;INDEX([.$AK44:.$DL44];MATCH([.$M$3];[.$AK$3:.$DL$3];0)+[.P$1]))">
            <text:p/>
          </table:table-cell>
          <table:table-cell table:style-name="ce60" table:formula="of:=IF(INDEX([.$AK44:.$DL44];MATCH([.$M$3];[.$AK$3:.$DL$3];0)+[.Q$1])=&quot;&quot;;&quot;&quot;;INDEX([.$AK44:.$DL44];MATCH([.$M$3];[.$AK$3:.$DL$3];0)+[.Q$1]))" office:value-type="float" office:value="123.52" calcext:value-type="float">
            <text:p>123.52</text:p>
          </table:table-cell>
          <table:table-cell table:style-name="ce24" table:formula="of:=IF(INDEX([.$AK44:.$DL44];MATCH([.$M$3];[.$AK$3:.$DL$3];0)+[.R$1])=&quot;&quot;;&quot;&quot;;INDEX([.$DO$23:.$DO$422];MATCH(INDEX([.$AK44:.$DL44];MATCH([.$M$3];[.$AK$3:.$DL$3];0)+[.R$1])&amp;IF([.U44]=&quot;&quot;;&quot;&quot;;&quot;_&quot;&amp;[.U44]);[.$DQ$23:.$DQ$422];0)))">
            <text:p/>
          </table:table-cell>
          <table:table-cell table:style-name="ce14" table:formula="of:=IF(INDEX([.$AK44:.$DL44];MATCH([.$M$3];[.$AK$3:.$DL$3];0)+[.S$1])=&quot;&quot;;&quot;&quot;;INDEX([.$AK44:.$DL44];MATCH([.$M$3];[.$AK$3:.$DL$3];0)+[.S$1]))">
            <text:p/>
          </table:table-cell>
          <table:table-cell table:style-name="ce14" table:formula="of:=IF(INDEX([.$AK44:.$DL44];MATCH([.$M$3];[.$AK$3:.$DL$3];0)+[.T$1])=&quot;&quot;;&quot;&quot;;INDEX([.$AK44:.$DL44];MATCH([.$M$3];[.$AK$3:.$DL$3];0)+[.T$1]))">
            <text:p/>
          </table:table-cell>
          <table:table-cell table:style-name="ce51" table:formula="of:=IF(INDEX([.$AK44:.$DL44];MATCH([.$M$3];[.$AK$3:.$DL$3];0)+[.U$1])=&quot;&quot;;&quot;&quot;;INDEX([.$AK44:.$DL44];MATCH([.$M$3];[.$AK$3:.$DL$3];0)+[.U$1]))">
            <text:p/>
          </table:table-cell>
          <table:table-cell table:style-name="ce37" table:formula="of:=IF(INDEX([.$AK44:.$DL44];MATCH([.$M$3];[.$AK$3:.$DL$3];0)+[.V$1])=&quot;&quot;;&quot;&quot;;INDEX([.$AK44:.$DL44];MATCH([.$M$3];[.$AK$3:.$DL$3];0)+[.V$1]))">
            <text:p/>
          </table:table-cell>
          <table:table-cell table:style-name="ce24" table:formula="of:=IF(INDEX([.$AK44:.$DL44];MATCH([.$M$3];[.$AK$3:.$DL$3];0)+[.W$1])=&quot;&quot;;&quot;&quot;;INDEX([.$DO$23:.$DO$422];MATCH(INDEX([.$AK44:.$DL44];MATCH([.$M$3];[.$AK$3:.$DL$3];0)+[.W$1])&amp;IF([.Z44]=&quot;&quot;;&quot;&quot;;&quot;_&quot;&amp;[.Z44]);[.$DR$23:.$DR$422];0)))" office:value-type="float" office:value="172" calcext:value-type="float">
            <text:p>172</text:p>
          </table:table-cell>
          <table:table-cell table:style-name="ce14" table:formula="of:=IF(INDEX([.$AK44:.$DL44];MATCH([.$M$3];[.$AK$3:.$DL$3];0)+[.X$1])=&quot;&quot;;&quot;&quot;;INDEX([.$AK44:.$DL44];MATCH([.$M$3];[.$AK$3:.$DL$3];0)+[.X$1]))" office:value-type="string" office:string-value="b" calcext:value-type="string">
            <text:p>b</text:p>
          </table:table-cell>
          <table:table-cell table:style-name="ce14" table:formula="of:=IF(INDEX([.$AK44:.$DL44];MATCH([.$M$3];[.$AK$3:.$DL$3];0)+[.Y$1])=&quot;&quot;;&quot;&quot;;INDEX([.$AK44:.$DL44];MATCH([.$M$3];[.$AK$3:.$DL$3];0)+[.Y$1]))">
            <text:p/>
          </table:table-cell>
          <table:table-cell table:style-name="ce51" table:formula="of:=IF(INDEX([.$AK44:.$DL44];MATCH([.$M$3];[.$AK$3:.$DL$3];0)+[.Z$1])=&quot;&quot;;&quot;&quot;;INDEX([.$AK44:.$DL44];MATCH([.$M$3];[.$AK$3:.$DL$3];0)+[.Z$1]))">
            <text:p/>
          </table:table-cell>
          <table:table-cell table:style-name="ce60" table:formula="of:=IF(INDEX([.$AK44:.$DL44];MATCH([.$M$3];[.$AK$3:.$DL$3];0)+[.AA$1])=&quot;&quot;;&quot;&quot;;INDEX([.$AK44:.$DL44];MATCH([.$M$3];[.$AK$3:.$DL$3];0)+[.AA$1]))" office:value-type="float" office:value="121.77" calcext:value-type="float">
            <text:p>121.77</text:p>
          </table:table-cell>
          <table:table-cell table:style-name="ce43" table:formula="of:=IF(INDEX([.$AK44:.$DL44];MATCH([.$M$3];[.$AK$3:.$DL$3];0)+[.AB$1])=&quot;&quot;;&quot;&quot;;INDEX([.$DO$23:.$DO$422];MATCH(INDEX([.$AK44:.$DL44];MATCH([.$M$3];[.$AK$3:.$DL$3];0)+[.AB$1])&amp;IF([.AE44]=&quot;&quot;;&quot;&quot;;&quot;_&quot;&amp;[.AE44]);[.$DS$23:.$DS$422];0)))" office:value-type="float" office:value="160" calcext:value-type="float">
            <text:p>160</text:p>
          </table:table-cell>
          <table:table-cell table:style-name="ce14" table:formula="of:=IF(INDEX([.$AK44:.$DL44];MATCH([.$M$3];[.$AK$3:.$DL$3];0)+[.AC$1])=&quot;&quot;;&quot;&quot;;INDEX([.$AK44:.$DL44];MATCH([.$M$3];[.$AK$3:.$DL$3];0)+[.AC$1]))" office:value-type="string" office:string-value="b" calcext:value-type="string">
            <text:p>b</text:p>
          </table:table-cell>
          <table:table-cell table:style-name="ce14" table:formula="of:=IF(INDEX([.$AK44:.$DL44];MATCH([.$M$3];[.$AK$3:.$DL$3];0)+[.AD$1])=&quot;&quot;;&quot;&quot;;INDEX([.$AK44:.$DL44];MATCH([.$M$3];[.$AK$3:.$DL$3];0)+[.AD$1]))">
            <text:p/>
          </table:table-cell>
          <table:table-cell table:style-name="ce51" table:formula="of:=IF(INDEX([.$AK44:.$DL44];MATCH([.$M$3];[.$AK$3:.$DL$3];0)+[.AE$1])=&quot;&quot;;&quot;&quot;;INDEX([.$AK44:.$DL44];MATCH([.$M$3];[.$AK$3:.$DL$3];0)+[.AE$1]))">
            <text:p/>
          </table:table-cell>
          <table:table-cell table:style-name="ce60" table:formula="of:=IF(INDEX([.$AK44:.$DL44];MATCH([.$M$3];[.$AK$3:.$DL$3];0)+[.AF$1])=&quot;&quot;;&quot;&quot;;INDEX([.$AK44:.$DL44];MATCH([.$M$3];[.$AK$3:.$DL$3];0)+[.AF$1]))" office:value-type="float" office:value="135" calcext:value-type="float">
            <text:p>13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4" calcext:value-type="float">
            <text:p>99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52" calcext:value-type="float">
            <text:p>123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1.77" calcext:value-type="float">
            <text:p>121.77</text:p>
          </table:table-cell>
          <table:table-cell table:style-name="ce27" office:value-type="float" office:value="160" calcext:value-type="float">
            <text:p>1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3" office:value-type="float" office:value="3.7" calcext:value-type="float">
            <text:p>3.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2.57" calcext:value-type="float">
            <text:p>112.57</text:p>
          </table:table-cell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5" calcext:value-type="float">
            <text:p>133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03" calcext:value-type="float">
            <text:p>103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7" calcext:value-type="float">
            <text:p>7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108.97))" calcext:value-type="string">
            <text:p>\overrideProperty Score.NonMusicalPaperColumn.line-break-system-details #'((Y-offset . 108.97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L45];MATCH([.$M$3];[.$AK$3:.$DL$3];0)+[.$M$1])=&quot;&quot;;&quot;&quot;;INDEX([.$DO$23:.$DO$422];MATCH(INDEX([.$AK45:.$DL45];MATCH([.$M$3];[.$AK$3:.$DL$3];0)+[.$M$1])&amp;IF([.P45]=&quot;&quot;;&quot;&quot;;&quot;_&quot;&amp;[.P45]);[.$DP$23:.$DP$422];0)))" office:value-type="float" office:value="107" calcext:value-type="float">
            <text:p>107</text:p>
          </table:table-cell>
          <table:table-cell table:style-name="ce14" table:formula="of:=IF(INDEX([.$AK45:.$DL45];MATCH([.$M$3];[.$AK$3:.$DL$3];0)+[.N$1])=&quot;&quot;;&quot;&quot;;INDEX([.$AK45:.$DL45];MATCH([.$M$3];[.$AK$3:.$DL$3];0)+[.N$1]))" office:value-type="string" office:string-value="b" calcext:value-type="string">
            <text:p>b</text:p>
          </table:table-cell>
          <table:table-cell table:style-name="ce51" table:formula="of:=IF(INDEX([.$AK45:.$DL45];MATCH([.$M$3];[.$AK$3:.$DL$3];0)+[.O$1])=&quot;&quot;;&quot;&quot;;INDEX([.$AK45:.$DL45];MATCH([.$M$3];[.$AK$3:.$DL$3];0)+[.O$1]))">
            <text:p/>
          </table:table-cell>
          <table:table-cell table:style-name="ce51" table:formula="of:=IF(INDEX([.$AK45:.$DL45];MATCH([.$M$3];[.$AK$3:.$DL$3];0)+[.P$1])=&quot;&quot;;&quot;&quot;;INDEX([.$AK45:.$DL45];MATCH([.$M$3];[.$AK$3:.$DL$3];0)+[.P$1]))">
            <text:p/>
          </table:table-cell>
          <table:table-cell table:style-name="ce60" table:formula="of:=IF(INDEX([.$AK45:.$DL45];MATCH([.$M$3];[.$AK$3:.$DL$3];0)+[.Q$1])=&quot;&quot;;&quot;&quot;;INDEX([.$AK45:.$DL45];MATCH([.$M$3];[.$AK$3:.$DL$3];0)+[.Q$1]))" office:value-type="float" office:value="136.52" calcext:value-type="float">
            <text:p>136.52</text:p>
          </table:table-cell>
          <table:table-cell table:style-name="ce24" table:formula="of:=IF(INDEX([.$AK45:.$DL45];MATCH([.$M$3];[.$AK$3:.$DL$3];0)+[.R$1])=&quot;&quot;;&quot;&quot;;INDEX([.$DO$23:.$DO$422];MATCH(INDEX([.$AK45:.$DL45];MATCH([.$M$3];[.$AK$3:.$DL$3];0)+[.R$1])&amp;IF([.U45]=&quot;&quot;;&quot;&quot;;&quot;_&quot;&amp;[.U45]);[.$DQ$23:.$DQ$422];0)))">
            <text:p/>
          </table:table-cell>
          <table:table-cell table:style-name="ce14" table:formula="of:=IF(INDEX([.$AK45:.$DL45];MATCH([.$M$3];[.$AK$3:.$DL$3];0)+[.S$1])=&quot;&quot;;&quot;&quot;;INDEX([.$AK45:.$DL45];MATCH([.$M$3];[.$AK$3:.$DL$3];0)+[.S$1]))">
            <text:p/>
          </table:table-cell>
          <table:table-cell table:style-name="ce14" table:formula="of:=IF(INDEX([.$AK45:.$DL45];MATCH([.$M$3];[.$AK$3:.$DL$3];0)+[.T$1])=&quot;&quot;;&quot;&quot;;INDEX([.$AK45:.$DL45];MATCH([.$M$3];[.$AK$3:.$DL$3];0)+[.T$1]))">
            <text:p/>
          </table:table-cell>
          <table:table-cell table:style-name="ce51" table:formula="of:=IF(INDEX([.$AK45:.$DL45];MATCH([.$M$3];[.$AK$3:.$DL$3];0)+[.U$1])=&quot;&quot;;&quot;&quot;;INDEX([.$AK45:.$DL45];MATCH([.$M$3];[.$AK$3:.$DL$3];0)+[.U$1]))">
            <text:p/>
          </table:table-cell>
          <table:table-cell table:style-name="ce37" table:formula="of:=IF(INDEX([.$AK45:.$DL45];MATCH([.$M$3];[.$AK$3:.$DL$3];0)+[.V$1])=&quot;&quot;;&quot;&quot;;INDEX([.$AK45:.$DL45];MATCH([.$M$3];[.$AK$3:.$DL$3];0)+[.V$1]))">
            <text:p/>
          </table:table-cell>
          <table:table-cell table:style-name="ce24" table:formula="of:=IF(INDEX([.$AK45:.$DL45];MATCH([.$M$3];[.$AK$3:.$DL$3];0)+[.W$1])=&quot;&quot;;&quot;&quot;;INDEX([.$DO$23:.$DO$422];MATCH(INDEX([.$AK45:.$DL45];MATCH([.$M$3];[.$AK$3:.$DL$3];0)+[.W$1])&amp;IF([.Z45]=&quot;&quot;;&quot;&quot;;&quot;_&quot;&amp;[.Z45]);[.$DR$23:.$DR$422];0)))" office:value-type="float" office:value="180" calcext:value-type="float">
            <text:p>180</text:p>
          </table:table-cell>
          <table:table-cell table:style-name="ce14" table:formula="of:=IF(INDEX([.$AK45:.$DL45];MATCH([.$M$3];[.$AK$3:.$DL$3];0)+[.X$1])=&quot;&quot;;&quot;&quot;;INDEX([.$AK45:.$DL45];MATCH([.$M$3];[.$AK$3:.$DL$3];0)+[.X$1]))" office:value-type="string" office:string-value="b" calcext:value-type="string">
            <text:p>b</text:p>
          </table:table-cell>
          <table:table-cell table:style-name="ce14" table:formula="of:=IF(INDEX([.$AK45:.$DL45];MATCH([.$M$3];[.$AK$3:.$DL$3];0)+[.Y$1])=&quot;&quot;;&quot;&quot;;INDEX([.$AK45:.$DL45];MATCH([.$M$3];[.$AK$3:.$DL$3];0)+[.Y$1]))">
            <text:p/>
          </table:table-cell>
          <table:table-cell table:style-name="ce51" table:formula="of:=IF(INDEX([.$AK45:.$DL45];MATCH([.$M$3];[.$AK$3:.$DL$3];0)+[.Z$1])=&quot;&quot;;&quot;&quot;;INDEX([.$AK45:.$DL45];MATCH([.$M$3];[.$AK$3:.$DL$3];0)+[.Z$1]))">
            <text:p/>
          </table:table-cell>
          <table:table-cell table:style-name="ce60" table:formula="of:=IF(INDEX([.$AK45:.$DL45];MATCH([.$M$3];[.$AK$3:.$DL$3];0)+[.AA$1])=&quot;&quot;;&quot;&quot;;INDEX([.$AK45:.$DL45];MATCH([.$M$3];[.$AK$3:.$DL$3];0)+[.AA$1]))" office:value-type="float" office:value="136.1" calcext:value-type="float">
            <text:p>136.1</text:p>
          </table:table-cell>
          <table:table-cell table:style-name="ce43" table:formula="of:=IF(INDEX([.$AK45:.$DL45];MATCH([.$M$3];[.$AK$3:.$DL$3];0)+[.AB$1])=&quot;&quot;;&quot;&quot;;INDEX([.$DO$23:.$DO$422];MATCH(INDEX([.$AK45:.$DL45];MATCH([.$M$3];[.$AK$3:.$DL$3];0)+[.AB$1])&amp;IF([.AE45]=&quot;&quot;;&quot;&quot;;&quot;_&quot;&amp;[.AE45]);[.$DS$23:.$DS$422];0)))" office:value-type="float" office:value="171" calcext:value-type="float">
            <text:p>171</text:p>
          </table:table-cell>
          <table:table-cell table:style-name="ce14" table:formula="of:=IF(INDEX([.$AK45:.$DL45];MATCH([.$M$3];[.$AK$3:.$DL$3];0)+[.AC$1])=&quot;&quot;;&quot;&quot;;INDEX([.$AK45:.$DL45];MATCH([.$M$3];[.$AK$3:.$DL$3];0)+[.AC$1]))" office:value-type="string" office:string-value="b" calcext:value-type="string">
            <text:p>b</text:p>
          </table:table-cell>
          <table:table-cell table:style-name="ce14" table:formula="of:=IF(INDEX([.$AK45:.$DL45];MATCH([.$M$3];[.$AK$3:.$DL$3];0)+[.AD$1])=&quot;&quot;;&quot;&quot;;INDEX([.$AK45:.$DL45];MATCH([.$M$3];[.$AK$3:.$DL$3];0)+[.AD$1]))">
            <text:p/>
          </table:table-cell>
          <table:table-cell table:style-name="ce51" table:formula="of:=IF(INDEX([.$AK45:.$DL45];MATCH([.$M$3];[.$AK$3:.$DL$3];0)+[.AE$1])=&quot;&quot;;&quot;&quot;;INDEX([.$AK45:.$DL45];MATCH([.$M$3];[.$AK$3:.$DL$3];0)+[.AE$1]))">
            <text:p/>
          </table:table-cell>
          <table:table-cell table:style-name="ce60" table:formula="of:=IF(INDEX([.$AK45:.$DL45];MATCH([.$M$3];[.$AK$3:.$DL$3];0)+[.AF$1])=&quot;&quot;;&quot;&quot;;INDEX([.$AK45:.$DL45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.2" calcext:value-type="float">
            <text:p>111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" calcext:value-type="float">
            <text:p>136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2" calcext:value-type="float">
            <text:p>136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6.1" calcext:value-type="float">
            <text:p>136.1</text:p>
          </table:table-cell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9" calcext:value-type="float">
            <text:p>16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7" calcext:value-type="float">
            <text:p>1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95" calcext:value-type="float">
            <text:p>125.95</text:p>
          </table:table-cell>
          <table:table-cell table:style-name="ce27" office:value-type="float" office:value="188" calcext:value-type="float">
            <text:p>1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07" calcext:value-type="float">
            <text:p>107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4" calcext:value-type="float">
            <text:p>4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123.52))" calcext:value-type="string">
            <text:p>\overrideProperty Score.NonMusicalPaperColumn.line-break-system-details #'((Y-offset . 123.52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L46];MATCH([.$M$3];[.$AK$3:.$DL$3];0)+[.$M$1])=&quot;&quot;;&quot;&quot;;INDEX([.$DO$23:.$DO$422];MATCH(INDEX([.$AK46:.$DL46];MATCH([.$M$3];[.$AK$3:.$DL$3];0)+[.$M$1])&amp;IF([.P46]=&quot;&quot;;&quot;&quot;;&quot;_&quot;&amp;[.P46]);[.$DP$23:.$DP$422];0)))" office:value-type="float" office:value="112" calcext:value-type="float">
            <text:p>112</text:p>
          </table:table-cell>
          <table:table-cell table:style-name="ce14" table:formula="of:=IF(INDEX([.$AK46:.$DL46];MATCH([.$M$3];[.$AK$3:.$DL$3];0)+[.N$1])=&quot;&quot;;&quot;&quot;;INDEX([.$AK46:.$DL46];MATCH([.$M$3];[.$AK$3:.$DL$3];0)+[.N$1]))" office:value-type="string" office:string-value="b" calcext:value-type="string">
            <text:p>b</text:p>
          </table:table-cell>
          <table:table-cell table:style-name="ce51" table:formula="of:=IF(INDEX([.$AK46:.$DL46];MATCH([.$M$3];[.$AK$3:.$DL$3];0)+[.O$1])=&quot;&quot;;&quot;&quot;;INDEX([.$AK46:.$DL46];MATCH([.$M$3];[.$AK$3:.$DL$3];0)+[.O$1]))">
            <text:p/>
          </table:table-cell>
          <table:table-cell table:style-name="ce51" table:formula="of:=IF(INDEX([.$AK46:.$DL46];MATCH([.$M$3];[.$AK$3:.$DL$3];0)+[.P$1])=&quot;&quot;;&quot;&quot;;INDEX([.$AK46:.$DL46];MATCH([.$M$3];[.$AK$3:.$DL$3];0)+[.P$1]))">
            <text:p/>
          </table:table-cell>
          <table:table-cell table:style-name="ce60" table:formula="of:=IF(INDEX([.$AK46:.$DL46];MATCH([.$M$3];[.$AK$3:.$DL$3];0)+[.Q$1])=&quot;&quot;;&quot;&quot;;INDEX([.$AK46:.$DL46];MATCH([.$M$3];[.$AK$3:.$DL$3];0)+[.Q$1]))" office:value-type="float" office:value="148" calcext:value-type="float">
            <text:p>148</text:p>
          </table:table-cell>
          <table:table-cell table:style-name="ce24" table:formula="of:=IF(INDEX([.$AK46:.$DL46];MATCH([.$M$3];[.$AK$3:.$DL$3];0)+[.R$1])=&quot;&quot;;&quot;&quot;;INDEX([.$DO$23:.$DO$422];MATCH(INDEX([.$AK46:.$DL46];MATCH([.$M$3];[.$AK$3:.$DL$3];0)+[.R$1])&amp;IF([.U46]=&quot;&quot;;&quot;&quot;;&quot;_&quot;&amp;[.U46]);[.$DQ$23:.$DQ$422];0)))">
            <text:p/>
          </table:table-cell>
          <table:table-cell table:style-name="ce14" table:formula="of:=IF(INDEX([.$AK46:.$DL46];MATCH([.$M$3];[.$AK$3:.$DL$3];0)+[.S$1])=&quot;&quot;;&quot;&quot;;INDEX([.$AK46:.$DL46];MATCH([.$M$3];[.$AK$3:.$DL$3];0)+[.S$1]))">
            <text:p/>
          </table:table-cell>
          <table:table-cell table:style-name="ce14" table:formula="of:=IF(INDEX([.$AK46:.$DL46];MATCH([.$M$3];[.$AK$3:.$DL$3];0)+[.T$1])=&quot;&quot;;&quot;&quot;;INDEX([.$AK46:.$DL46];MATCH([.$M$3];[.$AK$3:.$DL$3];0)+[.T$1]))">
            <text:p/>
          </table:table-cell>
          <table:table-cell table:style-name="ce51" table:formula="of:=IF(INDEX([.$AK46:.$DL46];MATCH([.$M$3];[.$AK$3:.$DL$3];0)+[.U$1])=&quot;&quot;;&quot;&quot;;INDEX([.$AK46:.$DL46];MATCH([.$M$3];[.$AK$3:.$DL$3];0)+[.U$1]))">
            <text:p/>
          </table:table-cell>
          <table:table-cell table:style-name="ce37" table:formula="of:=IF(INDEX([.$AK46:.$DL46];MATCH([.$M$3];[.$AK$3:.$DL$3];0)+[.V$1])=&quot;&quot;;&quot;&quot;;INDEX([.$AK46:.$DL46];MATCH([.$M$3];[.$AK$3:.$DL$3];0)+[.V$1]))">
            <text:p/>
          </table:table-cell>
          <table:table-cell table:style-name="ce24" table:formula="of:=IF(INDEX([.$AK46:.$DL46];MATCH([.$M$3];[.$AK$3:.$DL$3];0)+[.W$1])=&quot;&quot;;&quot;&quot;;INDEX([.$DO$23:.$DO$422];MATCH(INDEX([.$AK46:.$DL46];MATCH([.$M$3];[.$AK$3:.$DL$3];0)+[.W$1])&amp;IF([.Z46]=&quot;&quot;;&quot;&quot;;&quot;_&quot;&amp;[.Z46]);[.$DR$23:.$DR$422];0)))" office:value-type="float" office:value="189" calcext:value-type="float">
            <text:p>189</text:p>
          </table:table-cell>
          <table:table-cell table:style-name="ce14" table:formula="of:=IF(INDEX([.$AK46:.$DL46];MATCH([.$M$3];[.$AK$3:.$DL$3];0)+[.X$1])=&quot;&quot;;&quot;&quot;;INDEX([.$AK46:.$DL46];MATCH([.$M$3];[.$AK$3:.$DL$3];0)+[.X$1]))" office:value-type="string" office:string-value="b" calcext:value-type="string">
            <text:p>b</text:p>
          </table:table-cell>
          <table:table-cell table:style-name="ce14" table:formula="of:=IF(INDEX([.$AK46:.$DL46];MATCH([.$M$3];[.$AK$3:.$DL$3];0)+[.Y$1])=&quot;&quot;;&quot;&quot;;INDEX([.$AK46:.$DL46];MATCH([.$M$3];[.$AK$3:.$DL$3];0)+[.Y$1]))">
            <text:p/>
          </table:table-cell>
          <table:table-cell table:style-name="ce51" table:formula="of:=IF(INDEX([.$AK46:.$DL46];MATCH([.$M$3];[.$AK$3:.$DL$3];0)+[.Z$1])=&quot;&quot;;&quot;&quot;;INDEX([.$AK46:.$DL46];MATCH([.$M$3];[.$AK$3:.$DL$3];0)+[.Z$1]))">
            <text:p/>
          </table:table-cell>
          <table:table-cell table:style-name="ce60" table:formula="of:=IF(INDEX([.$AK46:.$DL46];MATCH([.$M$3];[.$AK$3:.$DL$3];0)+[.AA$1])=&quot;&quot;;&quot;&quot;;INDEX([.$AK46:.$DL46];MATCH([.$M$3];[.$AK$3:.$DL$3];0)+[.AA$1]))" office:value-type="float" office:value="149.29" calcext:value-type="float">
            <text:p>149.29</text:p>
          </table:table-cell>
          <table:table-cell table:style-name="ce43" table:formula="of:=IF(INDEX([.$AK46:.$DL46];MATCH([.$M$3];[.$AK$3:.$DL$3];0)+[.AB$1])=&quot;&quot;;&quot;&quot;;INDEX([.$DO$23:.$DO$422];MATCH(INDEX([.$AK46:.$DL46];MATCH([.$M$3];[.$AK$3:.$DL$3];0)+[.AB$1])&amp;IF([.AE46]=&quot;&quot;;&quot;&quot;;&quot;_&quot;&amp;[.AE46]);[.$DS$23:.$DS$422];0)))" office:value-type="float" office:value="179" calcext:value-type="float">
            <text:p>179</text:p>
          </table:table-cell>
          <table:table-cell table:style-name="ce14" table:formula="of:=IF(INDEX([.$AK46:.$DL46];MATCH([.$M$3];[.$AK$3:.$DL$3];0)+[.AC$1])=&quot;&quot;;&quot;&quot;;INDEX([.$AK46:.$DL46];MATCH([.$M$3];[.$AK$3:.$DL$3];0)+[.AC$1]))" office:value-type="string" office:string-value="pb" calcext:value-type="string">
            <text:p>pb</text:p>
          </table:table-cell>
          <table:table-cell table:style-name="ce14" table:formula="of:=IF(INDEX([.$AK46:.$DL46];MATCH([.$M$3];[.$AK$3:.$DL$3];0)+[.AD$1])=&quot;&quot;;&quot;&quot;;INDEX([.$AK46:.$DL46];MATCH([.$M$3];[.$AK$3:.$DL$3];0)+[.AD$1]))">
            <text:p/>
          </table:table-cell>
          <table:table-cell table:style-name="ce51" table:formula="of:=IF(INDEX([.$AK46:.$DL46];MATCH([.$M$3];[.$AK$3:.$DL$3];0)+[.AE$1])=&quot;&quot;;&quot;&quot;;INDEX([.$AK46:.$DL46];MATCH([.$M$3];[.$AK$3:.$DL$3];0)+[.AE$1]))">
            <text:p/>
          </table:table-cell>
          <table:table-cell table:style-name="ce60" table:formula="of:=IF(INDEX([.$AK46:.$DL46];MATCH([.$M$3];[.$AK$3:.$DL$3];0)+[.AF$1])=&quot;&quot;;&quot;&quot;;INDEX([.$AK46:.$DL46];MATCH([.$M$3];[.$AK$3:.$DL$3];0)+[.AF$1]))" office:value-type="float" office:value="3.5" calcext:value-type="float">
            <text:p>3.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" calcext:value-type="float">
            <text:p>12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9.29" calcext:value-type="float">
            <text:p>149.29</text:p>
          </table:table-cell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5" office:value-type="float" office:value="3.5" calcext:value-type="float">
            <text:p>3.5</text:p>
          </table:table-cell>
          <table:table-cell table:style-name="ce27" office:value-type="float" office:value="130" calcext:value-type="float">
            <text:p>1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91" calcext:value-type="float">
            <text:p>28.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4" calcext:value-type="float">
            <text:p>1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98" calcext:value-type="float">
            <text:p>137.98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12" calcext:value-type="float">
            <text:p>112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5" calcext:value-type="float">
            <text:p>5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36.52))" calcext:value-type="string">
            <text:p>\overrideProperty Score.NonMusicalPaperColumn.line-break-system-details #'((Y-offset . 136.52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L47];MATCH([.$M$3];[.$AK$3:.$DL$3];0)+[.$M$1])=&quot;&quot;;&quot;&quot;;INDEX([.$DO$23:.$DO$422];MATCH(INDEX([.$AK47:.$DL47];MATCH([.$M$3];[.$AK$3:.$DL$3];0)+[.$M$1])&amp;IF([.P47]=&quot;&quot;;&quot;&quot;;&quot;_&quot;&amp;[.P47]);[.$DP$23:.$DP$422];0)))" office:value-type="float" office:value="119" calcext:value-type="float">
            <text:p>119</text:p>
          </table:table-cell>
          <table:table-cell table:style-name="ce14" table:formula="of:=IF(INDEX([.$AK47:.$DL47];MATCH([.$M$3];[.$AK$3:.$DL$3];0)+[.N$1])=&quot;&quot;;&quot;&quot;;INDEX([.$AK47:.$DL47];MATCH([.$M$3];[.$AK$3:.$DL$3];0)+[.N$1]))" office:value-type="string" office:string-value="pb" calcext:value-type="string">
            <text:p>pb</text:p>
          </table:table-cell>
          <table:table-cell table:style-name="ce51" table:formula="of:=IF(INDEX([.$AK47:.$DL47];MATCH([.$M$3];[.$AK$3:.$DL$3];0)+[.O$1])=&quot;&quot;;&quot;&quot;;INDEX([.$AK47:.$DL47];MATCH([.$M$3];[.$AK$3:.$DL$3];0)+[.O$1]))">
            <text:p/>
          </table:table-cell>
          <table:table-cell table:style-name="ce51" table:formula="of:=IF(INDEX([.$AK47:.$DL47];MATCH([.$M$3];[.$AK$3:.$DL$3];0)+[.P$1])=&quot;&quot;;&quot;&quot;;INDEX([.$AK47:.$DL47];MATCH([.$M$3];[.$AK$3:.$DL$3];0)+[.P$1]))">
            <text:p/>
          </table:table-cell>
          <table:table-cell table:style-name="ce60" table:formula="of:=IF(INDEX([.$AK47:.$DL47];MATCH([.$M$3];[.$AK$3:.$DL$3];0)+[.Q$1])=&quot;&quot;;&quot;&quot;;INDEX([.$AK47:.$DL47];MATCH([.$M$3];[.$AK$3:.$DL$3];0)+[.Q$1]))" office:value-type="float" office:value="3.5" calcext:value-type="float">
            <text:p>3.5</text:p>
          </table:table-cell>
          <table:table-cell table:style-name="ce24" table:formula="of:=IF(INDEX([.$AK47:.$DL47];MATCH([.$M$3];[.$AK$3:.$DL$3];0)+[.R$1])=&quot;&quot;;&quot;&quot;;INDEX([.$DO$23:.$DO$422];MATCH(INDEX([.$AK47:.$DL47];MATCH([.$M$3];[.$AK$3:.$DL$3];0)+[.R$1])&amp;IF([.U47]=&quot;&quot;;&quot;&quot;;&quot;_&quot;&amp;[.U47]);[.$DQ$23:.$DQ$422];0)))">
            <text:p/>
          </table:table-cell>
          <table:table-cell table:style-name="ce14" table:formula="of:=IF(INDEX([.$AK47:.$DL47];MATCH([.$M$3];[.$AK$3:.$DL$3];0)+[.S$1])=&quot;&quot;;&quot;&quot;;INDEX([.$AK47:.$DL47];MATCH([.$M$3];[.$AK$3:.$DL$3];0)+[.S$1]))">
            <text:p/>
          </table:table-cell>
          <table:table-cell table:style-name="ce14" table:formula="of:=IF(INDEX([.$AK47:.$DL47];MATCH([.$M$3];[.$AK$3:.$DL$3];0)+[.T$1])=&quot;&quot;;&quot;&quot;;INDEX([.$AK47:.$DL47];MATCH([.$M$3];[.$AK$3:.$DL$3];0)+[.T$1]))">
            <text:p/>
          </table:table-cell>
          <table:table-cell table:style-name="ce51" table:formula="of:=IF(INDEX([.$AK47:.$DL47];MATCH([.$M$3];[.$AK$3:.$DL$3];0)+[.U$1])=&quot;&quot;;&quot;&quot;;INDEX([.$AK47:.$DL47];MATCH([.$M$3];[.$AK$3:.$DL$3];0)+[.U$1]))">
            <text:p/>
          </table:table-cell>
          <table:table-cell table:style-name="ce37" table:formula="of:=IF(INDEX([.$AK47:.$DL47];MATCH([.$M$3];[.$AK$3:.$DL$3];0)+[.V$1])=&quot;&quot;;&quot;&quot;;INDEX([.$AK47:.$DL47];MATCH([.$M$3];[.$AK$3:.$DL$3];0)+[.V$1]))">
            <text:p/>
          </table:table-cell>
          <table:table-cell table:style-name="ce24" table:formula="of:=IF(INDEX([.$AK47:.$DL47];MATCH([.$M$3];[.$AK$3:.$DL$3];0)+[.W$1])=&quot;&quot;;&quot;&quot;;INDEX([.$DO$23:.$DO$422];MATCH(INDEX([.$AK47:.$DL47];MATCH([.$M$3];[.$AK$3:.$DL$3];0)+[.W$1])&amp;IF([.Z47]=&quot;&quot;;&quot;&quot;;&quot;_&quot;&amp;[.Z47]);[.$DR$23:.$DR$422];0)))">
            <text:p/>
          </table:table-cell>
          <table:table-cell table:style-name="ce14" table:formula="of:=IF(INDEX([.$AK47:.$DL47];MATCH([.$M$3];[.$AK$3:.$DL$3];0)+[.X$1])=&quot;&quot;;&quot;&quot;;INDEX([.$AK47:.$DL47];MATCH([.$M$3];[.$AK$3:.$DL$3];0)+[.X$1]))">
            <text:p/>
          </table:table-cell>
          <table:table-cell table:style-name="ce14" table:formula="of:=IF(INDEX([.$AK47:.$DL47];MATCH([.$M$3];[.$AK$3:.$DL$3];0)+[.Y$1])=&quot;&quot;;&quot;&quot;;INDEX([.$AK47:.$DL47];MATCH([.$M$3];[.$AK$3:.$DL$3];0)+[.Y$1]))">
            <text:p/>
          </table:table-cell>
          <table:table-cell table:style-name="ce51" table:formula="of:=IF(INDEX([.$AK47:.$DL47];MATCH([.$M$3];[.$AK$3:.$DL$3];0)+[.Z$1])=&quot;&quot;;&quot;&quot;;INDEX([.$AK47:.$DL47];MATCH([.$M$3];[.$AK$3:.$DL$3];0)+[.Z$1]))">
            <text:p/>
          </table:table-cell>
          <table:table-cell table:style-name="ce60" table:formula="of:=IF(INDEX([.$AK47:.$DL47];MATCH([.$M$3];[.$AK$3:.$DL$3];0)+[.AA$1])=&quot;&quot;;&quot;&quot;;INDEX([.$AK47:.$DL47];MATCH([.$M$3];[.$AK$3:.$DL$3];0)+[.AA$1]))">
            <text:p/>
          </table:table-cell>
          <table:table-cell table:style-name="ce43" table:formula="of:=IF(INDEX([.$AK47:.$DL47];MATCH([.$M$3];[.$AK$3:.$DL$3];0)+[.AB$1])=&quot;&quot;;&quot;&quot;;INDEX([.$DO$23:.$DO$422];MATCH(INDEX([.$AK47:.$DL47];MATCH([.$M$3];[.$AK$3:.$DL$3];0)+[.AB$1])&amp;IF([.AE47]=&quot;&quot;;&quot;&quot;;&quot;_&quot;&amp;[.AE47]);[.$DS$23:.$DS$422];0)))" office:value-type="float" office:value="191" calcext:value-type="float">
            <text:p>191</text:p>
          </table:table-cell>
          <table:table-cell table:style-name="ce14" table:formula="of:=IF(INDEX([.$AK47:.$DL47];MATCH([.$M$3];[.$AK$3:.$DL$3];0)+[.AC$1])=&quot;&quot;;&quot;&quot;;INDEX([.$AK47:.$DL47];MATCH([.$M$3];[.$AK$3:.$DL$3];0)+[.AC$1]))" office:value-type="string" office:string-value="b" calcext:value-type="string">
            <text:p>b</text:p>
          </table:table-cell>
          <table:table-cell table:style-name="ce14" table:formula="of:=IF(INDEX([.$AK47:.$DL47];MATCH([.$M$3];[.$AK$3:.$DL$3];0)+[.AD$1])=&quot;&quot;;&quot;&quot;;INDEX([.$AK47:.$DL47];MATCH([.$M$3];[.$AK$3:.$DL$3];0)+[.AD$1]))">
            <text:p/>
          </table:table-cell>
          <table:table-cell table:style-name="ce51" table:formula="of:=IF(INDEX([.$AK47:.$DL47];MATCH([.$M$3];[.$AK$3:.$DL$3];0)+[.AE$1])=&quot;&quot;;&quot;&quot;;INDEX([.$AK47:.$DL47];MATCH([.$M$3];[.$AK$3:.$DL$3];0)+[.AE$1]))">
            <text:p/>
          </table:table-cell>
          <table:table-cell table:style-name="ce60" table:formula="of:=IF(INDEX([.$AK47:.$DL47];MATCH([.$M$3];[.$AK$3:.$DL$3];0)+[.AF$1])=&quot;&quot;;&quot;&quot;;INDEX([.$AK47:.$DL47];MATCH([.$M$3];[.$AK$3:.$DL$3];0)+[.AF$1]))" office:value-type="float" office:value="16.64" calcext:value-type="float">
            <text:p>16.6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64" calcext:value-type="float">
            <text:p>16.64</text:p>
          </table:table-cell>
          <table:table-cell table:style-name="ce27" office:value-type="float" office:value="135" calcext:value-type="float">
            <text:p>1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59" calcext:value-type="float">
            <text:p>39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66" calcext:value-type="float">
            <text:p>149.66</text:p>
          </table:table-cell>
          <table:table-cell table:style-name="ce27" office:value-type="float" office:value="209" calcext:value-type="float">
            <text:p>2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19" calcext:value-type="float">
            <text:p>119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7" calcext:value-type="float">
            <text:p>7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pb" calcext:value-type="string">
            <text:p>p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L48];MATCH([.$M$3];[.$AK$3:.$DL$3];0)+[.$M$1])=&quot;&quot;;&quot;&quot;;INDEX([.$DO$23:.$DO$422];MATCH(INDEX([.$AK48:.$DL48];MATCH([.$M$3];[.$AK$3:.$DL$3];0)+[.$M$1])&amp;IF([.P48]=&quot;&quot;;&quot;&quot;;&quot;_&quot;&amp;[.P48]);[.$DP$23:.$DP$422];0)))" office:value-type="float" office:value="127" calcext:value-type="float">
            <text:p>127</text:p>
          </table:table-cell>
          <table:table-cell table:style-name="ce14" table:formula="of:=IF(INDEX([.$AK48:.$DL48];MATCH([.$M$3];[.$AK$3:.$DL$3];0)+[.N$1])=&quot;&quot;;&quot;&quot;;INDEX([.$AK48:.$DL48];MATCH([.$M$3];[.$AK$3:.$DL$3];0)+[.N$1]))" office:value-type="string" office:string-value="b" calcext:value-type="string">
            <text:p>b</text:p>
          </table:table-cell>
          <table:table-cell table:style-name="ce51" table:formula="of:=IF(INDEX([.$AK48:.$DL48];MATCH([.$M$3];[.$AK$3:.$DL$3];0)+[.O$1])=&quot;&quot;;&quot;&quot;;INDEX([.$AK48:.$DL48];MATCH([.$M$3];[.$AK$3:.$DL$3];0)+[.O$1]))">
            <text:p/>
          </table:table-cell>
          <table:table-cell table:style-name="ce51" table:formula="of:=IF(INDEX([.$AK48:.$DL48];MATCH([.$M$3];[.$AK$3:.$DL$3];0)+[.P$1])=&quot;&quot;;&quot;&quot;;INDEX([.$AK48:.$DL48];MATCH([.$M$3];[.$AK$3:.$DL$3];0)+[.P$1]))">
            <text:p/>
          </table:table-cell>
          <table:table-cell table:style-name="ce60" table:formula="of:=IF(INDEX([.$AK48:.$DL48];MATCH([.$M$3];[.$AK$3:.$DL$3];0)+[.Q$1])=&quot;&quot;;&quot;&quot;;INDEX([.$AK48:.$DL48];MATCH([.$M$3];[.$AK$3:.$DL$3];0)+[.Q$1]))" office:value-type="float" office:value="14.04" calcext:value-type="float">
            <text:p>14.04</text:p>
          </table:table-cell>
          <table:table-cell table:style-name="ce24" table:formula="of:=IF(INDEX([.$AK48:.$DL48];MATCH([.$M$3];[.$AK$3:.$DL$3];0)+[.R$1])=&quot;&quot;;&quot;&quot;;INDEX([.$DO$23:.$DO$422];MATCH(INDEX([.$AK48:.$DL48];MATCH([.$M$3];[.$AK$3:.$DL$3];0)+[.R$1])&amp;IF([.U48]=&quot;&quot;;&quot;&quot;;&quot;_&quot;&amp;[.U48]);[.$DQ$23:.$DQ$422];0)))">
            <text:p/>
          </table:table-cell>
          <table:table-cell table:style-name="ce14" table:formula="of:=IF(INDEX([.$AK48:.$DL48];MATCH([.$M$3];[.$AK$3:.$DL$3];0)+[.S$1])=&quot;&quot;;&quot;&quot;;INDEX([.$AK48:.$DL48];MATCH([.$M$3];[.$AK$3:.$DL$3];0)+[.S$1]))">
            <text:p/>
          </table:table-cell>
          <table:table-cell table:style-name="ce14" table:formula="of:=IF(INDEX([.$AK48:.$DL48];MATCH([.$M$3];[.$AK$3:.$DL$3];0)+[.T$1])=&quot;&quot;;&quot;&quot;;INDEX([.$AK48:.$DL48];MATCH([.$M$3];[.$AK$3:.$DL$3];0)+[.T$1]))">
            <text:p/>
          </table:table-cell>
          <table:table-cell table:style-name="ce51" table:formula="of:=IF(INDEX([.$AK48:.$DL48];MATCH([.$M$3];[.$AK$3:.$DL$3];0)+[.U$1])=&quot;&quot;;&quot;&quot;;INDEX([.$AK48:.$DL48];MATCH([.$M$3];[.$AK$3:.$DL$3];0)+[.U$1]))">
            <text:p/>
          </table:table-cell>
          <table:table-cell table:style-name="ce37" table:formula="of:=IF(INDEX([.$AK48:.$DL48];MATCH([.$M$3];[.$AK$3:.$DL$3];0)+[.V$1])=&quot;&quot;;&quot;&quot;;INDEX([.$AK48:.$DL48];MATCH([.$M$3];[.$AK$3:.$DL$3];0)+[.V$1]))">
            <text:p/>
          </table:table-cell>
          <table:table-cell table:style-name="ce24" table:formula="of:=IF(INDEX([.$AK48:.$DL48];MATCH([.$M$3];[.$AK$3:.$DL$3];0)+[.W$1])=&quot;&quot;;&quot;&quot;;INDEX([.$DO$23:.$DO$422];MATCH(INDEX([.$AK48:.$DL48];MATCH([.$M$3];[.$AK$3:.$DL$3];0)+[.W$1])&amp;IF([.Z48]=&quot;&quot;;&quot;&quot;;&quot;_&quot;&amp;[.Z48]);[.$DR$23:.$DR$422];0)))">
            <text:p/>
          </table:table-cell>
          <table:table-cell table:style-name="ce14" table:formula="of:=IF(INDEX([.$AK48:.$DL48];MATCH([.$M$3];[.$AK$3:.$DL$3];0)+[.X$1])=&quot;&quot;;&quot;&quot;;INDEX([.$AK48:.$DL48];MATCH([.$M$3];[.$AK$3:.$DL$3];0)+[.X$1]))">
            <text:p/>
          </table:table-cell>
          <table:table-cell table:style-name="ce14" table:formula="of:=IF(INDEX([.$AK48:.$DL48];MATCH([.$M$3];[.$AK$3:.$DL$3];0)+[.Y$1])=&quot;&quot;;&quot;&quot;;INDEX([.$AK48:.$DL48];MATCH([.$M$3];[.$AK$3:.$DL$3];0)+[.Y$1]))">
            <text:p/>
          </table:table-cell>
          <table:table-cell table:style-name="ce51" table:formula="of:=IF(INDEX([.$AK48:.$DL48];MATCH([.$M$3];[.$AK$3:.$DL$3];0)+[.Z$1])=&quot;&quot;;&quot;&quot;;INDEX([.$AK48:.$DL48];MATCH([.$M$3];[.$AK$3:.$DL$3];0)+[.Z$1]))">
            <text:p/>
          </table:table-cell>
          <table:table-cell table:style-name="ce37" table:formula="of:=IF(INDEX([.$AK48:.$DL48];MATCH([.$M$3];[.$AK$3:.$DL$3];0)+[.AA$1])=&quot;&quot;;&quot;&quot;;INDEX([.$AK48:.$DL48];MATCH([.$M$3];[.$AK$3:.$DL$3];0)+[.AA$1]))">
            <text:p/>
          </table:table-cell>
          <table:table-cell table:style-name="ce43" table:formula="of:=IF(INDEX([.$AK48:.$DL48];MATCH([.$M$3];[.$AK$3:.$DL$3];0)+[.AB$1])=&quot;&quot;;&quot;&quot;;INDEX([.$DO$23:.$DO$422];MATCH(INDEX([.$AK48:.$DL48];MATCH([.$M$3];[.$AK$3:.$DL$3];0)+[.AB$1])&amp;IF([.AE48]=&quot;&quot;;&quot;&quot;;&quot;_&quot;&amp;[.AE48]);[.$DS$23:.$DS$422];0)))" office:value-type="float" office:value="202" calcext:value-type="float">
            <text:p>202</text:p>
          </table:table-cell>
          <table:table-cell table:style-name="ce14" table:formula="of:=IF(INDEX([.$AK48:.$DL48];MATCH([.$M$3];[.$AK$3:.$DL$3];0)+[.AC$1])=&quot;&quot;;&quot;&quot;;INDEX([.$AK48:.$DL48];MATCH([.$M$3];[.$AK$3:.$DL$3];0)+[.AC$1]))" office:value-type="string" office:string-value="b" calcext:value-type="string">
            <text:p>b</text:p>
          </table:table-cell>
          <table:table-cell table:style-name="ce14" table:formula="of:=IF(INDEX([.$AK48:.$DL48];MATCH([.$M$3];[.$AK$3:.$DL$3];0)+[.AD$1])=&quot;&quot;;&quot;&quot;;INDEX([.$AK48:.$DL48];MATCH([.$M$3];[.$AK$3:.$DL$3];0)+[.AD$1]))">
            <text:p/>
          </table:table-cell>
          <table:table-cell table:style-name="ce51" table:formula="of:=IF(INDEX([.$AK48:.$DL48];MATCH([.$M$3];[.$AK$3:.$DL$3];0)+[.AE$1])=&quot;&quot;;&quot;&quot;;INDEX([.$AK48:.$DL48];MATCH([.$M$3];[.$AK$3:.$DL$3];0)+[.AE$1]))">
            <text:p/>
          </table:table-cell>
          <table:table-cell table:style-name="ce60" table:formula="of:=IF(INDEX([.$AK48:.$DL48];MATCH([.$M$3];[.$AK$3:.$DL$3];0)+[.AF$1])=&quot;&quot;;&quot;&quot;;INDEX([.$AK48:.$DL48];MATCH([.$M$3];[.$AK$3:.$DL$3];0)+[.AF$1]))" office:value-type="float" office:value="31.32" calcext:value-type="float">
            <text:p>31.3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.04" calcext:value-type="float">
            <text:p>14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2" calcext:value-type="float">
            <text:p>2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32" calcext:value-type="float">
            <text:p>31.32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12" calcext:value-type="float">
            <text:p>51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8" calcext:value-type="float">
            <text:p>2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9" calcext:value-type="float">
            <text:p>32.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27" calcext:value-type="float">
            <text:p>127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8" calcext:value-type="float">
            <text:p>8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3.5))" calcext:value-type="string">
            <text:p>\overrideProperty Score.NonMusicalPaperColumn.line-break-system-details #'((Y-offset . 3.5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L49];MATCH([.$M$3];[.$AK$3:.$DL$3];0)+[.$M$1])=&quot;&quot;;&quot;&quot;;INDEX([.$DO$23:.$DO$422];MATCH(INDEX([.$AK49:.$DL49];MATCH([.$M$3];[.$AK$3:.$DL$3];0)+[.$M$1])&amp;IF([.P49]=&quot;&quot;;&quot;&quot;;&quot;_&quot;&amp;[.P49]);[.$DP$23:.$DP$422];0)))" office:value-type="float" office:value="133" calcext:value-type="float">
            <text:p>133</text:p>
          </table:table-cell>
          <table:table-cell table:style-name="ce14" table:formula="of:=IF(INDEX([.$AK49:.$DL49];MATCH([.$M$3];[.$AK$3:.$DL$3];0)+[.N$1])=&quot;&quot;;&quot;&quot;;INDEX([.$AK49:.$DL49];MATCH([.$M$3];[.$AK$3:.$DL$3];0)+[.N$1]))" office:value-type="string" office:string-value="b" calcext:value-type="string">
            <text:p>b</text:p>
          </table:table-cell>
          <table:table-cell table:style-name="ce51" table:formula="of:=IF(INDEX([.$AK49:.$DL49];MATCH([.$M$3];[.$AK$3:.$DL$3];0)+[.O$1])=&quot;&quot;;&quot;&quot;;INDEX([.$AK49:.$DL49];MATCH([.$M$3];[.$AK$3:.$DL$3];0)+[.O$1]))">
            <text:p/>
          </table:table-cell>
          <table:table-cell table:style-name="ce51" table:formula="of:=IF(INDEX([.$AK49:.$DL49];MATCH([.$M$3];[.$AK$3:.$DL$3];0)+[.P$1])=&quot;&quot;;&quot;&quot;;INDEX([.$AK49:.$DL49];MATCH([.$M$3];[.$AK$3:.$DL$3];0)+[.P$1]))">
            <text:p/>
          </table:table-cell>
          <table:table-cell table:style-name="ce60" table:formula="of:=IF(INDEX([.$AK49:.$DL49];MATCH([.$M$3];[.$AK$3:.$DL$3];0)+[.Q$1])=&quot;&quot;;&quot;&quot;;INDEX([.$AK49:.$DL49];MATCH([.$M$3];[.$AK$3:.$DL$3];0)+[.Q$1]))" office:value-type="float" office:value="26.05" calcext:value-type="float">
            <text:p>26.05</text:p>
          </table:table-cell>
          <table:table-cell table:style-name="ce24" table:formula="of:=IF(INDEX([.$AK49:.$DL49];MATCH([.$M$3];[.$AK$3:.$DL$3];0)+[.R$1])=&quot;&quot;;&quot;&quot;;INDEX([.$DO$23:.$DO$422];MATCH(INDEX([.$AK49:.$DL49];MATCH([.$M$3];[.$AK$3:.$DL$3];0)+[.R$1])&amp;IF([.U49]=&quot;&quot;;&quot;&quot;;&quot;_&quot;&amp;[.U49]);[.$DQ$23:.$DQ$422];0)))">
            <text:p/>
          </table:table-cell>
          <table:table-cell table:style-name="ce14" table:formula="of:=IF(INDEX([.$AK49:.$DL49];MATCH([.$M$3];[.$AK$3:.$DL$3];0)+[.S$1])=&quot;&quot;;&quot;&quot;;INDEX([.$AK49:.$DL49];MATCH([.$M$3];[.$AK$3:.$DL$3];0)+[.S$1]))">
            <text:p/>
          </table:table-cell>
          <table:table-cell table:style-name="ce14" table:formula="of:=IF(INDEX([.$AK49:.$DL49];MATCH([.$M$3];[.$AK$3:.$DL$3];0)+[.T$1])=&quot;&quot;;&quot;&quot;;INDEX([.$AK49:.$DL49];MATCH([.$M$3];[.$AK$3:.$DL$3];0)+[.T$1]))">
            <text:p/>
          </table:table-cell>
          <table:table-cell table:style-name="ce51" table:formula="of:=IF(INDEX([.$AK49:.$DL49];MATCH([.$M$3];[.$AK$3:.$DL$3];0)+[.U$1])=&quot;&quot;;&quot;&quot;;INDEX([.$AK49:.$DL49];MATCH([.$M$3];[.$AK$3:.$DL$3];0)+[.U$1]))">
            <text:p/>
          </table:table-cell>
          <table:table-cell table:style-name="ce37" table:formula="of:=IF(INDEX([.$AK49:.$DL49];MATCH([.$M$3];[.$AK$3:.$DL$3];0)+[.V$1])=&quot;&quot;;&quot;&quot;;INDEX([.$AK49:.$DL49];MATCH([.$M$3];[.$AK$3:.$DL$3];0)+[.V$1]))">
            <text:p/>
          </table:table-cell>
          <table:table-cell table:style-name="ce24" table:formula="of:=IF(INDEX([.$AK49:.$DL49];MATCH([.$M$3];[.$AK$3:.$DL$3];0)+[.W$1])=&quot;&quot;;&quot;&quot;;INDEX([.$DO$23:.$DO$422];MATCH(INDEX([.$AK49:.$DL49];MATCH([.$M$3];[.$AK$3:.$DL$3];0)+[.W$1])&amp;IF([.Z49]=&quot;&quot;;&quot;&quot;;&quot;_&quot;&amp;[.Z49]);[.$DR$23:.$DR$422];0)))">
            <text:p/>
          </table:table-cell>
          <table:table-cell table:style-name="ce14" table:formula="of:=IF(INDEX([.$AK49:.$DL49];MATCH([.$M$3];[.$AK$3:.$DL$3];0)+[.X$1])=&quot;&quot;;&quot;&quot;;INDEX([.$AK49:.$DL49];MATCH([.$M$3];[.$AK$3:.$DL$3];0)+[.X$1]))">
            <text:p/>
          </table:table-cell>
          <table:table-cell table:style-name="ce14" table:formula="of:=IF(INDEX([.$AK49:.$DL49];MATCH([.$M$3];[.$AK$3:.$DL$3];0)+[.Y$1])=&quot;&quot;;&quot;&quot;;INDEX([.$AK49:.$DL49];MATCH([.$M$3];[.$AK$3:.$DL$3];0)+[.Y$1]))">
            <text:p/>
          </table:table-cell>
          <table:table-cell table:style-name="ce51" table:formula="of:=IF(INDEX([.$AK49:.$DL49];MATCH([.$M$3];[.$AK$3:.$DL$3];0)+[.Z$1])=&quot;&quot;;&quot;&quot;;INDEX([.$AK49:.$DL49];MATCH([.$M$3];[.$AK$3:.$DL$3];0)+[.Z$1]))">
            <text:p/>
          </table:table-cell>
          <table:table-cell table:style-name="ce37" table:formula="of:=IF(INDEX([.$AK49:.$DL49];MATCH([.$M$3];[.$AK$3:.$DL$3];0)+[.AA$1])=&quot;&quot;;&quot;&quot;;INDEX([.$AK49:.$DL49];MATCH([.$M$3];[.$AK$3:.$DL$3];0)+[.AA$1]))">
            <text:p/>
          </table:table-cell>
          <table:table-cell table:style-name="ce43" table:formula="of:=IF(INDEX([.$AK49:.$DL49];MATCH([.$M$3];[.$AK$3:.$DL$3];0)+[.AB$1])=&quot;&quot;;&quot;&quot;;INDEX([.$DO$23:.$DO$422];MATCH(INDEX([.$AK49:.$DL49];MATCH([.$M$3];[.$AK$3:.$DL$3];0)+[.AB$1])&amp;IF([.AE49]=&quot;&quot;;&quot;&quot;;&quot;_&quot;&amp;[.AE49]);[.$DS$23:.$DS$422];0)))" office:value-type="float" office:value="214" calcext:value-type="float">
            <text:p>214</text:p>
          </table:table-cell>
          <table:table-cell table:style-name="ce14" table:formula="of:=IF(INDEX([.$AK49:.$DL49];MATCH([.$M$3];[.$AK$3:.$DL$3];0)+[.AC$1])=&quot;&quot;;&quot;&quot;;INDEX([.$AK49:.$DL49];MATCH([.$M$3];[.$AK$3:.$DL$3];0)+[.AC$1]))" office:value-type="string" office:string-value="b" calcext:value-type="string">
            <text:p>b</text:p>
          </table:table-cell>
          <table:table-cell table:style-name="ce14" table:formula="of:=IF(INDEX([.$AK49:.$DL49];MATCH([.$M$3];[.$AK$3:.$DL$3];0)+[.AD$1])=&quot;&quot;;&quot;&quot;;INDEX([.$AK49:.$DL49];MATCH([.$M$3];[.$AK$3:.$DL$3];0)+[.AD$1]))">
            <text:p/>
          </table:table-cell>
          <table:table-cell table:style-name="ce51" table:formula="of:=IF(INDEX([.$AK49:.$DL49];MATCH([.$M$3];[.$AK$3:.$DL$3];0)+[.AE$1])=&quot;&quot;;&quot;&quot;;INDEX([.$AK49:.$DL49];MATCH([.$M$3];[.$AK$3:.$DL$3];0)+[.AE$1]))">
            <text:p/>
          </table:table-cell>
          <table:table-cell table:style-name="ce60" table:formula="of:=IF(INDEX([.$AK49:.$DL49];MATCH([.$M$3];[.$AK$3:.$DL$3];0)+[.AF$1])=&quot;&quot;;&quot;&quot;;INDEX([.$AK49:.$DL49];MATCH([.$M$3];[.$AK$3:.$DL$3];0)+[.AF$1]))" office:value-type="float" office:value="42.19" calcext:value-type="float">
            <text:p>42.1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77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05" calcext:value-type="float">
            <text:p>26.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19" calcext:value-type="float">
            <text:p>42.19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29" calcext:value-type="float">
            <text:p>63.2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6" calcext:value-type="float">
            <text:p>2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33" calcext:value-type="float">
            <text:p>133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6" calcext:value-type="float">
            <text:p>6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14.04))" calcext:value-type="string">
            <text:p>\overrideProperty Score.NonMusicalPaperColumn.line-break-system-details #'((Y-offset . 14.04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L50];MATCH([.$M$3];[.$AK$3:.$DL$3];0)+[.$M$1])=&quot;&quot;;&quot;&quot;;INDEX([.$DO$23:.$DO$422];MATCH(INDEX([.$AK50:.$DL50];MATCH([.$M$3];[.$AK$3:.$DL$3];0)+[.$M$1])&amp;IF([.P50]=&quot;&quot;;&quot;&quot;;&quot;_&quot;&amp;[.P50]);[.$DP$23:.$DP$422];0)))" office:value-type="float" office:value="138" calcext:value-type="float">
            <text:p>138</text:p>
          </table:table-cell>
          <table:table-cell table:style-name="ce14" table:formula="of:=IF(INDEX([.$AK50:.$DL50];MATCH([.$M$3];[.$AK$3:.$DL$3];0)+[.N$1])=&quot;&quot;;&quot;&quot;;INDEX([.$AK50:.$DL50];MATCH([.$M$3];[.$AK$3:.$DL$3];0)+[.N$1]))" office:value-type="string" office:string-value="b" calcext:value-type="string">
            <text:p>b</text:p>
          </table:table-cell>
          <table:table-cell table:style-name="ce51" table:formula="of:=IF(INDEX([.$AK50:.$DL50];MATCH([.$M$3];[.$AK$3:.$DL$3];0)+[.O$1])=&quot;&quot;;&quot;&quot;;INDEX([.$AK50:.$DL50];MATCH([.$M$3];[.$AK$3:.$DL$3];0)+[.O$1]))">
            <text:p/>
          </table:table-cell>
          <table:table-cell table:style-name="ce51" table:formula="of:=IF(INDEX([.$AK50:.$DL50];MATCH([.$M$3];[.$AK$3:.$DL$3];0)+[.P$1])=&quot;&quot;;&quot;&quot;;INDEX([.$AK50:.$DL50];MATCH([.$M$3];[.$AK$3:.$DL$3];0)+[.P$1]))">
            <text:p/>
          </table:table-cell>
          <table:table-cell table:style-name="ce60" table:formula="of:=IF(INDEX([.$AK50:.$DL50];MATCH([.$M$3];[.$AK$3:.$DL$3];0)+[.Q$1])=&quot;&quot;;&quot;&quot;;INDEX([.$AK50:.$DL50];MATCH([.$M$3];[.$AK$3:.$DL$3];0)+[.Q$1]))" office:value-type="float" office:value="34.98" calcext:value-type="float">
            <text:p>34.98</text:p>
          </table:table-cell>
          <table:table-cell table:style-name="ce24" table:formula="of:=IF(INDEX([.$AK50:.$DL50];MATCH([.$M$3];[.$AK$3:.$DL$3];0)+[.R$1])=&quot;&quot;;&quot;&quot;;INDEX([.$DO$23:.$DO$422];MATCH(INDEX([.$AK50:.$DL50];MATCH([.$M$3];[.$AK$3:.$DL$3];0)+[.R$1])&amp;IF([.U50]=&quot;&quot;;&quot;&quot;;&quot;_&quot;&amp;[.U50]);[.$DQ$23:.$DQ$422];0)))">
            <text:p/>
          </table:table-cell>
          <table:table-cell table:style-name="ce14" table:formula="of:=IF(INDEX([.$AK50:.$DL50];MATCH([.$M$3];[.$AK$3:.$DL$3];0)+[.S$1])=&quot;&quot;;&quot;&quot;;INDEX([.$AK50:.$DL50];MATCH([.$M$3];[.$AK$3:.$DL$3];0)+[.S$1]))">
            <text:p/>
          </table:table-cell>
          <table:table-cell table:style-name="ce14" table:formula="of:=IF(INDEX([.$AK50:.$DL50];MATCH([.$M$3];[.$AK$3:.$DL$3];0)+[.T$1])=&quot;&quot;;&quot;&quot;;INDEX([.$AK50:.$DL50];MATCH([.$M$3];[.$AK$3:.$DL$3];0)+[.T$1]))">
            <text:p/>
          </table:table-cell>
          <table:table-cell table:style-name="ce51" table:formula="of:=IF(INDEX([.$AK50:.$DL50];MATCH([.$M$3];[.$AK$3:.$DL$3];0)+[.U$1])=&quot;&quot;;&quot;&quot;;INDEX([.$AK50:.$DL50];MATCH([.$M$3];[.$AK$3:.$DL$3];0)+[.U$1]))">
            <text:p/>
          </table:table-cell>
          <table:table-cell table:style-name="ce37" table:formula="of:=IF(INDEX([.$AK50:.$DL50];MATCH([.$M$3];[.$AK$3:.$DL$3];0)+[.V$1])=&quot;&quot;;&quot;&quot;;INDEX([.$AK50:.$DL50];MATCH([.$M$3];[.$AK$3:.$DL$3];0)+[.V$1]))">
            <text:p/>
          </table:table-cell>
          <table:table-cell table:style-name="ce24" table:formula="of:=IF(INDEX([.$AK50:.$DL50];MATCH([.$M$3];[.$AK$3:.$DL$3];0)+[.W$1])=&quot;&quot;;&quot;&quot;;INDEX([.$DO$23:.$DO$422];MATCH(INDEX([.$AK50:.$DL50];MATCH([.$M$3];[.$AK$3:.$DL$3];0)+[.W$1])&amp;IF([.Z50]=&quot;&quot;;&quot;&quot;;&quot;_&quot;&amp;[.Z50]);[.$DR$23:.$DR$422];0)))">
            <text:p/>
          </table:table-cell>
          <table:table-cell table:style-name="ce14" table:formula="of:=IF(INDEX([.$AK50:.$DL50];MATCH([.$M$3];[.$AK$3:.$DL$3];0)+[.X$1])=&quot;&quot;;&quot;&quot;;INDEX([.$AK50:.$DL50];MATCH([.$M$3];[.$AK$3:.$DL$3];0)+[.X$1]))">
            <text:p/>
          </table:table-cell>
          <table:table-cell table:style-name="ce14" table:formula="of:=IF(INDEX([.$AK50:.$DL50];MATCH([.$M$3];[.$AK$3:.$DL$3];0)+[.Y$1])=&quot;&quot;;&quot;&quot;;INDEX([.$AK50:.$DL50];MATCH([.$M$3];[.$AK$3:.$DL$3];0)+[.Y$1]))">
            <text:p/>
          </table:table-cell>
          <table:table-cell table:style-name="ce51" table:formula="of:=IF(INDEX([.$AK50:.$DL50];MATCH([.$M$3];[.$AK$3:.$DL$3];0)+[.Z$1])=&quot;&quot;;&quot;&quot;;INDEX([.$AK50:.$DL50];MATCH([.$M$3];[.$AK$3:.$DL$3];0)+[.Z$1]))">
            <text:p/>
          </table:table-cell>
          <table:table-cell table:style-name="ce37" table:formula="of:=IF(INDEX([.$AK50:.$DL50];MATCH([.$M$3];[.$AK$3:.$DL$3];0)+[.AA$1])=&quot;&quot;;&quot;&quot;;INDEX([.$AK50:.$DL50];MATCH([.$M$3];[.$AK$3:.$DL$3];0)+[.AA$1]))">
            <text:p/>
          </table:table-cell>
          <table:table-cell table:style-name="ce43" table:formula="of:=IF(INDEX([.$AK50:.$DL50];MATCH([.$M$3];[.$AK$3:.$DL$3];0)+[.AB$1])=&quot;&quot;;&quot;&quot;;INDEX([.$DO$23:.$DO$422];MATCH(INDEX([.$AK50:.$DL50];MATCH([.$M$3];[.$AK$3:.$DL$3];0)+[.AB$1])&amp;IF([.AE50]=&quot;&quot;;&quot;&quot;;&quot;_&quot;&amp;[.AE50]);[.$DS$23:.$DS$422];0)))" office:value-type="float" office:value="222" calcext:value-type="float">
            <text:p>222</text:p>
          </table:table-cell>
          <table:table-cell table:style-name="ce14" table:formula="of:=IF(INDEX([.$AK50:.$DL50];MATCH([.$M$3];[.$AK$3:.$DL$3];0)+[.AC$1])=&quot;&quot;;&quot;&quot;;INDEX([.$AK50:.$DL50];MATCH([.$M$3];[.$AK$3:.$DL$3];0)+[.AC$1]))" office:value-type="string" office:string-value="b" calcext:value-type="string">
            <text:p>b</text:p>
          </table:table-cell>
          <table:table-cell table:style-name="ce14" table:formula="of:=IF(INDEX([.$AK50:.$DL50];MATCH([.$M$3];[.$AK$3:.$DL$3];0)+[.AD$1])=&quot;&quot;;&quot;&quot;;INDEX([.$AK50:.$DL50];MATCH([.$M$3];[.$AK$3:.$DL$3];0)+[.AD$1]))">
            <text:p/>
          </table:table-cell>
          <table:table-cell table:style-name="ce51" table:formula="of:=IF(INDEX([.$AK50:.$DL50];MATCH([.$M$3];[.$AK$3:.$DL$3];0)+[.AE$1])=&quot;&quot;;&quot;&quot;;INDEX([.$AK50:.$DL50];MATCH([.$M$3];[.$AK$3:.$DL$3];0)+[.AE$1]))">
            <text:p/>
          </table:table-cell>
          <table:table-cell table:style-name="ce60" table:formula="of:=IF(INDEX([.$AK50:.$DL50];MATCH([.$M$3];[.$AK$3:.$DL$3];0)+[.AF$1])=&quot;&quot;;&quot;&quot;;INDEX([.$AK50:.$DL50];MATCH([.$M$3];[.$AK$3:.$DL$3];0)+[.AF$1]))" office:value-type="float" office:value="57.62" calcext:value-type="float">
            <text:p>57.6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6.5" calcext:value-type="float">
            <text:p>1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4.98" calcext:value-type="float">
            <text:p>34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62" calcext:value-type="float">
            <text:p>57.62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17" calcext:value-type="float">
            <text:p>74.1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3" calcext:value-type="float">
            <text:p>2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38" calcext:value-type="float">
            <text:p>138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5" calcext:value-type="float">
            <text:p>5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26.05))" calcext:value-type="string">
            <text:p>\overrideProperty Score.NonMusicalPaperColumn.line-break-system-details #'((Y-offset . 26.05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L51];MATCH([.$M$3];[.$AK$3:.$DL$3];0)+[.$M$1])=&quot;&quot;;&quot;&quot;;INDEX([.$DO$23:.$DO$422];MATCH(INDEX([.$AK51:.$DL51];MATCH([.$M$3];[.$AK$3:.$DL$3];0)+[.$M$1])&amp;IF([.P51]=&quot;&quot;;&quot;&quot;;&quot;_&quot;&amp;[.P51]);[.$DP$23:.$DP$422];0)))" office:value-type="float" office:value="144" calcext:value-type="float">
            <text:p>144</text:p>
          </table:table-cell>
          <table:table-cell table:style-name="ce14" table:formula="of:=IF(INDEX([.$AK51:.$DL51];MATCH([.$M$3];[.$AK$3:.$DL$3];0)+[.N$1])=&quot;&quot;;&quot;&quot;;INDEX([.$AK51:.$DL51];MATCH([.$M$3];[.$AK$3:.$DL$3];0)+[.N$1]))" office:value-type="string" office:string-value="b" calcext:value-type="string">
            <text:p>b</text:p>
          </table:table-cell>
          <table:table-cell table:style-name="ce51" table:formula="of:=IF(INDEX([.$AK51:.$DL51];MATCH([.$M$3];[.$AK$3:.$DL$3];0)+[.O$1])=&quot;&quot;;&quot;&quot;;INDEX([.$AK51:.$DL51];MATCH([.$M$3];[.$AK$3:.$DL$3];0)+[.O$1]))">
            <text:p/>
          </table:table-cell>
          <table:table-cell table:style-name="ce51" table:formula="of:=IF(INDEX([.$AK51:.$DL51];MATCH([.$M$3];[.$AK$3:.$DL$3];0)+[.P$1])=&quot;&quot;;&quot;&quot;;INDEX([.$AK51:.$DL51];MATCH([.$M$3];[.$AK$3:.$DL$3];0)+[.P$1]))">
            <text:p/>
          </table:table-cell>
          <table:table-cell table:style-name="ce60" table:formula="of:=IF(INDEX([.$AK51:.$DL51];MATCH([.$M$3];[.$AK$3:.$DL$3];0)+[.Q$1])=&quot;&quot;;&quot;&quot;;INDEX([.$AK51:.$DL51];MATCH([.$M$3];[.$AK$3:.$DL$3];0)+[.Q$1]))" office:value-type="float" office:value="45.47" calcext:value-type="float">
            <text:p>45.47</text:p>
          </table:table-cell>
          <table:table-cell table:style-name="ce24" table:formula="of:=IF(INDEX([.$AK51:.$DL51];MATCH([.$M$3];[.$AK$3:.$DL$3];0)+[.R$1])=&quot;&quot;;&quot;&quot;;INDEX([.$DO$23:.$DO$422];MATCH(INDEX([.$AK51:.$DL51];MATCH([.$M$3];[.$AK$3:.$DL$3];0)+[.R$1])&amp;IF([.U51]=&quot;&quot;;&quot;&quot;;&quot;_&quot;&amp;[.U51]);[.$DQ$23:.$DQ$422];0)))">
            <text:p/>
          </table:table-cell>
          <table:table-cell table:style-name="ce14" table:formula="of:=IF(INDEX([.$AK51:.$DL51];MATCH([.$M$3];[.$AK$3:.$DL$3];0)+[.S$1])=&quot;&quot;;&quot;&quot;;INDEX([.$AK51:.$DL51];MATCH([.$M$3];[.$AK$3:.$DL$3];0)+[.S$1]))">
            <text:p/>
          </table:table-cell>
          <table:table-cell table:style-name="ce14" table:formula="of:=IF(INDEX([.$AK51:.$DL51];MATCH([.$M$3];[.$AK$3:.$DL$3];0)+[.T$1])=&quot;&quot;;&quot;&quot;;INDEX([.$AK51:.$DL51];MATCH([.$M$3];[.$AK$3:.$DL$3];0)+[.T$1]))">
            <text:p/>
          </table:table-cell>
          <table:table-cell table:style-name="ce51" table:formula="of:=IF(INDEX([.$AK51:.$DL51];MATCH([.$M$3];[.$AK$3:.$DL$3];0)+[.U$1])=&quot;&quot;;&quot;&quot;;INDEX([.$AK51:.$DL51];MATCH([.$M$3];[.$AK$3:.$DL$3];0)+[.U$1]))">
            <text:p/>
          </table:table-cell>
          <table:table-cell table:style-name="ce37" table:formula="of:=IF(INDEX([.$AK51:.$DL51];MATCH([.$M$3];[.$AK$3:.$DL$3];0)+[.V$1])=&quot;&quot;;&quot;&quot;;INDEX([.$AK51:.$DL51];MATCH([.$M$3];[.$AK$3:.$DL$3];0)+[.V$1]))">
            <text:p/>
          </table:table-cell>
          <table:table-cell table:style-name="ce24" table:formula="of:=IF(INDEX([.$AK51:.$DL51];MATCH([.$M$3];[.$AK$3:.$DL$3];0)+[.W$1])=&quot;&quot;;&quot;&quot;;INDEX([.$DO$23:.$DO$422];MATCH(INDEX([.$AK51:.$DL51];MATCH([.$M$3];[.$AK$3:.$DL$3];0)+[.W$1])&amp;IF([.Z51]=&quot;&quot;;&quot;&quot;;&quot;_&quot;&amp;[.Z51]);[.$DR$23:.$DR$422];0)))">
            <text:p/>
          </table:table-cell>
          <table:table-cell table:style-name="ce14" table:formula="of:=IF(INDEX([.$AK51:.$DL51];MATCH([.$M$3];[.$AK$3:.$DL$3];0)+[.X$1])=&quot;&quot;;&quot;&quot;;INDEX([.$AK51:.$DL51];MATCH([.$M$3];[.$AK$3:.$DL$3];0)+[.X$1]))">
            <text:p/>
          </table:table-cell>
          <table:table-cell table:style-name="ce14" table:formula="of:=IF(INDEX([.$AK51:.$DL51];MATCH([.$M$3];[.$AK$3:.$DL$3];0)+[.Y$1])=&quot;&quot;;&quot;&quot;;INDEX([.$AK51:.$DL51];MATCH([.$M$3];[.$AK$3:.$DL$3];0)+[.Y$1]))">
            <text:p/>
          </table:table-cell>
          <table:table-cell table:style-name="ce51" table:formula="of:=IF(INDEX([.$AK51:.$DL51];MATCH([.$M$3];[.$AK$3:.$DL$3];0)+[.Z$1])=&quot;&quot;;&quot;&quot;;INDEX([.$AK51:.$DL51];MATCH([.$M$3];[.$AK$3:.$DL$3];0)+[.Z$1]))">
            <text:p/>
          </table:table-cell>
          <table:table-cell table:style-name="ce37" table:formula="of:=IF(INDEX([.$AK51:.$DL51];MATCH([.$M$3];[.$AK$3:.$DL$3];0)+[.AA$1])=&quot;&quot;;&quot;&quot;;INDEX([.$AK51:.$DL51];MATCH([.$M$3];[.$AK$3:.$DL$3];0)+[.AA$1]))">
            <text:p/>
          </table:table-cell>
          <table:table-cell table:style-name="ce43" table:formula="of:=IF(INDEX([.$AK51:.$DL51];MATCH([.$M$3];[.$AK$3:.$DL$3];0)+[.AB$1])=&quot;&quot;;&quot;&quot;;INDEX([.$DO$23:.$DO$422];MATCH(INDEX([.$AK51:.$DL51];MATCH([.$M$3];[.$AK$3:.$DL$3];0)+[.AB$1])&amp;IF([.AE51]=&quot;&quot;;&quot;&quot;;&quot;_&quot;&amp;[.AE51]);[.$DS$23:.$DS$422];0)))" office:value-type="float" office:value="231" calcext:value-type="float">
            <text:p>231</text:p>
          </table:table-cell>
          <table:table-cell table:style-name="ce14" table:formula="of:=IF(INDEX([.$AK51:.$DL51];MATCH([.$M$3];[.$AK$3:.$DL$3];0)+[.AC$1])=&quot;&quot;;&quot;&quot;;INDEX([.$AK51:.$DL51];MATCH([.$M$3];[.$AK$3:.$DL$3];0)+[.AC$1]))" office:value-type="string" office:string-value="b" calcext:value-type="string">
            <text:p>b</text:p>
          </table:table-cell>
          <table:table-cell table:style-name="ce14" table:formula="of:=IF(INDEX([.$AK51:.$DL51];MATCH([.$M$3];[.$AK$3:.$DL$3];0)+[.AD$1])=&quot;&quot;;&quot;&quot;;INDEX([.$AK51:.$DL51];MATCH([.$M$3];[.$AK$3:.$DL$3];0)+[.AD$1]))">
            <text:p/>
          </table:table-cell>
          <table:table-cell table:style-name="ce51" table:formula="of:=IF(INDEX([.$AK51:.$DL51];MATCH([.$M$3];[.$AK$3:.$DL$3];0)+[.AE$1])=&quot;&quot;;&quot;&quot;;INDEX([.$AK51:.$DL51];MATCH([.$M$3];[.$AK$3:.$DL$3];0)+[.AE$1]))">
            <text:p/>
          </table:table-cell>
          <table:table-cell table:style-name="ce60" table:formula="of:=IF(INDEX([.$AK51:.$DL51];MATCH([.$M$3];[.$AK$3:.$DL$3];0)+[.AF$1])=&quot;&quot;;&quot;&quot;;INDEX([.$AK51:.$DL51];MATCH([.$M$3];[.$AK$3:.$DL$3];0)+[.AF$1]))" office:value-type="float" office:value="69.22" calcext:value-type="float">
            <text:p>69.2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5.47" calcext:value-type="float">
            <text:p>45.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1" calcext:value-type="float">
            <text:p>2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22" calcext:value-type="float">
            <text:p>69.22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74" calcext:value-type="float">
            <text:p>86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1" calcext:value-type="float">
            <text:p>2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2" calcext:value-type="float">
            <text:p>78.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4" calcext:value-type="float">
            <text:p>144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6" calcext:value-type="float">
            <text:p>6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34.98))" calcext:value-type="string">
            <text:p>\overrideProperty Score.NonMusicalPaperColumn.line-break-system-details #'((Y-offset . 34.98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L52];MATCH([.$M$3];[.$AK$3:.$DL$3];0)+[.$M$1])=&quot;&quot;;&quot;&quot;;INDEX([.$DO$23:.$DO$422];MATCH(INDEX([.$AK52:.$DL52];MATCH([.$M$3];[.$AK$3:.$DL$3];0)+[.$M$1])&amp;IF([.P52]=&quot;&quot;;&quot;&quot;;&quot;_&quot;&amp;[.P52]);[.$DP$23:.$DP$422];0)))" office:value-type="float" office:value="148" calcext:value-type="float">
            <text:p>148</text:p>
          </table:table-cell>
          <table:table-cell table:style-name="ce14" table:formula="of:=IF(INDEX([.$AK52:.$DL52];MATCH([.$M$3];[.$AK$3:.$DL$3];0)+[.N$1])=&quot;&quot;;&quot;&quot;;INDEX([.$AK52:.$DL52];MATCH([.$M$3];[.$AK$3:.$DL$3];0)+[.N$1]))" office:value-type="string" office:string-value="b" calcext:value-type="string">
            <text:p>b</text:p>
          </table:table-cell>
          <table:table-cell table:style-name="ce51" table:formula="of:=IF(INDEX([.$AK52:.$DL52];MATCH([.$M$3];[.$AK$3:.$DL$3];0)+[.O$1])=&quot;&quot;;&quot;&quot;;INDEX([.$AK52:.$DL52];MATCH([.$M$3];[.$AK$3:.$DL$3];0)+[.O$1]))">
            <text:p/>
          </table:table-cell>
          <table:table-cell table:style-name="ce51" table:formula="of:=IF(INDEX([.$AK52:.$DL52];MATCH([.$M$3];[.$AK$3:.$DL$3];0)+[.P$1])=&quot;&quot;;&quot;&quot;;INDEX([.$AK52:.$DL52];MATCH([.$M$3];[.$AK$3:.$DL$3];0)+[.P$1]))">
            <text:p/>
          </table:table-cell>
          <table:table-cell table:style-name="ce60" table:formula="of:=IF(INDEX([.$AK52:.$DL52];MATCH([.$M$3];[.$AK$3:.$DL$3];0)+[.Q$1])=&quot;&quot;;&quot;&quot;;INDEX([.$AK52:.$DL52];MATCH([.$M$3];[.$AK$3:.$DL$3];0)+[.Q$1]))" office:value-type="float" office:value="56.11" calcext:value-type="float">
            <text:p>56.11</text:p>
          </table:table-cell>
          <table:table-cell table:style-name="ce24" table:formula="of:=IF(INDEX([.$AK52:.$DL52];MATCH([.$M$3];[.$AK$3:.$DL$3];0)+[.R$1])=&quot;&quot;;&quot;&quot;;INDEX([.$DO$23:.$DO$422];MATCH(INDEX([.$AK52:.$DL52];MATCH([.$M$3];[.$AK$3:.$DL$3];0)+[.R$1])&amp;IF([.U52]=&quot;&quot;;&quot;&quot;;&quot;_&quot;&amp;[.U52]);[.$DQ$23:.$DQ$422];0)))">
            <text:p/>
          </table:table-cell>
          <table:table-cell table:style-name="ce14" table:formula="of:=IF(INDEX([.$AK52:.$DL52];MATCH([.$M$3];[.$AK$3:.$DL$3];0)+[.S$1])=&quot;&quot;;&quot;&quot;;INDEX([.$AK52:.$DL52];MATCH([.$M$3];[.$AK$3:.$DL$3];0)+[.S$1]))">
            <text:p/>
          </table:table-cell>
          <table:table-cell table:style-name="ce14" table:formula="of:=IF(INDEX([.$AK52:.$DL52];MATCH([.$M$3];[.$AK$3:.$DL$3];0)+[.T$1])=&quot;&quot;;&quot;&quot;;INDEX([.$AK52:.$DL52];MATCH([.$M$3];[.$AK$3:.$DL$3];0)+[.T$1]))">
            <text:p/>
          </table:table-cell>
          <table:table-cell table:style-name="ce51" table:formula="of:=IF(INDEX([.$AK52:.$DL52];MATCH([.$M$3];[.$AK$3:.$DL$3];0)+[.U$1])=&quot;&quot;;&quot;&quot;;INDEX([.$AK52:.$DL52];MATCH([.$M$3];[.$AK$3:.$DL$3];0)+[.U$1]))">
            <text:p/>
          </table:table-cell>
          <table:table-cell table:style-name="ce37" table:formula="of:=IF(INDEX([.$AK52:.$DL52];MATCH([.$M$3];[.$AK$3:.$DL$3];0)+[.V$1])=&quot;&quot;;&quot;&quot;;INDEX([.$AK52:.$DL52];MATCH([.$M$3];[.$AK$3:.$DL$3];0)+[.V$1]))">
            <text:p/>
          </table:table-cell>
          <table:table-cell table:style-name="ce24" table:formula="of:=IF(INDEX([.$AK52:.$DL52];MATCH([.$M$3];[.$AK$3:.$DL$3];0)+[.W$1])=&quot;&quot;;&quot;&quot;;INDEX([.$DO$23:.$DO$422];MATCH(INDEX([.$AK52:.$DL52];MATCH([.$M$3];[.$AK$3:.$DL$3];0)+[.W$1])&amp;IF([.Z52]=&quot;&quot;;&quot;&quot;;&quot;_&quot;&amp;[.Z52]);[.$DR$23:.$DR$422];0)))">
            <text:p/>
          </table:table-cell>
          <table:table-cell table:style-name="ce14" table:formula="of:=IF(INDEX([.$AK52:.$DL52];MATCH([.$M$3];[.$AK$3:.$DL$3];0)+[.X$1])=&quot;&quot;;&quot;&quot;;INDEX([.$AK52:.$DL52];MATCH([.$M$3];[.$AK$3:.$DL$3];0)+[.X$1]))">
            <text:p/>
          </table:table-cell>
          <table:table-cell table:style-name="ce14" table:formula="of:=IF(INDEX([.$AK52:.$DL52];MATCH([.$M$3];[.$AK$3:.$DL$3];0)+[.Y$1])=&quot;&quot;;&quot;&quot;;INDEX([.$AK52:.$DL52];MATCH([.$M$3];[.$AK$3:.$DL$3];0)+[.Y$1]))">
            <text:p/>
          </table:table-cell>
          <table:table-cell table:style-name="ce51" table:formula="of:=IF(INDEX([.$AK52:.$DL52];MATCH([.$M$3];[.$AK$3:.$DL$3];0)+[.Z$1])=&quot;&quot;;&quot;&quot;;INDEX([.$AK52:.$DL52];MATCH([.$M$3];[.$AK$3:.$DL$3];0)+[.Z$1]))">
            <text:p/>
          </table:table-cell>
          <table:table-cell table:style-name="ce37" table:formula="of:=IF(INDEX([.$AK52:.$DL52];MATCH([.$M$3];[.$AK$3:.$DL$3];0)+[.AA$1])=&quot;&quot;;&quot;&quot;;INDEX([.$AK52:.$DL52];MATCH([.$M$3];[.$AK$3:.$DL$3];0)+[.AA$1]))">
            <text:p/>
          </table:table-cell>
          <table:table-cell table:style-name="ce43" table:formula="of:=IF(INDEX([.$AK52:.$DL52];MATCH([.$M$3];[.$AK$3:.$DL$3];0)+[.AB$1])=&quot;&quot;;&quot;&quot;;INDEX([.$DO$23:.$DO$422];MATCH(INDEX([.$AK52:.$DL52];MATCH([.$M$3];[.$AK$3:.$DL$3];0)+[.AB$1])&amp;IF([.AE52]=&quot;&quot;;&quot;&quot;;&quot;_&quot;&amp;[.AE52]);[.$DS$23:.$DS$422];0)))" office:value-type="float" office:value="237" calcext:value-type="float">
            <text:p>237</text:p>
          </table:table-cell>
          <table:table-cell table:style-name="ce14" table:formula="of:=IF(INDEX([.$AK52:.$DL52];MATCH([.$M$3];[.$AK$3:.$DL$3];0)+[.AC$1])=&quot;&quot;;&quot;&quot;;INDEX([.$AK52:.$DL52];MATCH([.$M$3];[.$AK$3:.$DL$3];0)+[.AC$1]))" office:value-type="string" office:string-value="b" calcext:value-type="string">
            <text:p>b</text:p>
          </table:table-cell>
          <table:table-cell table:style-name="ce14" table:formula="of:=IF(INDEX([.$AK52:.$DL52];MATCH([.$M$3];[.$AK$3:.$DL$3];0)+[.AD$1])=&quot;&quot;;&quot;&quot;;INDEX([.$AK52:.$DL52];MATCH([.$M$3];[.$AK$3:.$DL$3];0)+[.AD$1]))">
            <text:p/>
          </table:table-cell>
          <table:table-cell table:style-name="ce51" table:formula="of:=IF(INDEX([.$AK52:.$DL52];MATCH([.$M$3];[.$AK$3:.$DL$3];0)+[.AE$1])=&quot;&quot;;&quot;&quot;;INDEX([.$AK52:.$DL52];MATCH([.$M$3];[.$AK$3:.$DL$3];0)+[.AE$1]))">
            <text:p/>
          </table:table-cell>
          <table:table-cell table:style-name="ce60" table:formula="of:=IF(INDEX([.$AK52:.$DL52];MATCH([.$M$3];[.$AK$3:.$DL$3];0)+[.AF$1])=&quot;&quot;;&quot;&quot;;INDEX([.$AK52:.$DL52];MATCH([.$M$3];[.$AK$3:.$DL$3];0)+[.AF$1]))" office:value-type="float" office:value="83.78" calcext:value-type="float">
            <text:p>83.7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42" calcext:value-type="float">
            <text:p>4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11" calcext:value-type="float">
            <text:p>56.1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7" calcext:value-type="float">
            <text:p>2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78" calcext:value-type="float">
            <text:p>83.78</text:p>
          </table:table-cell>
          <table:table-cell table:style-name="ce27" office:value-type="float" office:value="168" calcext:value-type="float">
            <text:p>1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22" calcext:value-type="float">
            <text:p>97.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8" calcext:value-type="float">
            <text:p>2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48" calcext:value-type="float">
            <text:p>148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4" calcext:value-type="float">
            <text:p>4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45.47))" calcext:value-type="string">
            <text:p>\overrideProperty Score.NonMusicalPaperColumn.line-break-system-details #'((Y-offset . 45.47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L53];MATCH([.$M$3];[.$AK$3:.$DL$3];0)+[.$M$1])=&quot;&quot;;&quot;&quot;;INDEX([.$DO$23:.$DO$422];MATCH(INDEX([.$AK53:.$DL53];MATCH([.$M$3];[.$AK$3:.$DL$3];0)+[.$M$1])&amp;IF([.P53]=&quot;&quot;;&quot;&quot;;&quot;_&quot;&amp;[.P53]);[.$DP$23:.$DP$422];0)))" office:value-type="float" office:value="156" calcext:value-type="float">
            <text:p>156</text:p>
          </table:table-cell>
          <table:table-cell table:style-name="ce14" table:formula="of:=IF(INDEX([.$AK53:.$DL53];MATCH([.$M$3];[.$AK$3:.$DL$3];0)+[.N$1])=&quot;&quot;;&quot;&quot;;INDEX([.$AK53:.$DL53];MATCH([.$M$3];[.$AK$3:.$DL$3];0)+[.N$1]))" office:value-type="string" office:string-value="b" calcext:value-type="string">
            <text:p>b</text:p>
          </table:table-cell>
          <table:table-cell table:style-name="ce51" table:formula="of:=IF(INDEX([.$AK53:.$DL53];MATCH([.$M$3];[.$AK$3:.$DL$3];0)+[.O$1])=&quot;&quot;;&quot;&quot;;INDEX([.$AK53:.$DL53];MATCH([.$M$3];[.$AK$3:.$DL$3];0)+[.O$1]))">
            <text:p/>
          </table:table-cell>
          <table:table-cell table:style-name="ce51" table:formula="of:=IF(INDEX([.$AK53:.$DL53];MATCH([.$M$3];[.$AK$3:.$DL$3];0)+[.P$1])=&quot;&quot;;&quot;&quot;;INDEX([.$AK53:.$DL53];MATCH([.$M$3];[.$AK$3:.$DL$3];0)+[.P$1]))">
            <text:p/>
          </table:table-cell>
          <table:table-cell table:style-name="ce60" table:formula="of:=IF(INDEX([.$AK53:.$DL53];MATCH([.$M$3];[.$AK$3:.$DL$3];0)+[.Q$1])=&quot;&quot;;&quot;&quot;;INDEX([.$AK53:.$DL53];MATCH([.$M$3];[.$AK$3:.$DL$3];0)+[.Q$1]))" office:value-type="float" office:value="66.46" calcext:value-type="float">
            <text:p>66.46</text:p>
          </table:table-cell>
          <table:table-cell table:style-name="ce24" table:formula="of:=IF(INDEX([.$AK53:.$DL53];MATCH([.$M$3];[.$AK$3:.$DL$3];0)+[.R$1])=&quot;&quot;;&quot;&quot;;INDEX([.$DO$23:.$DO$422];MATCH(INDEX([.$AK53:.$DL53];MATCH([.$M$3];[.$AK$3:.$DL$3];0)+[.R$1])&amp;IF([.U53]=&quot;&quot;;&quot;&quot;;&quot;_&quot;&amp;[.U53]);[.$DQ$23:.$DQ$422];0)))">
            <text:p/>
          </table:table-cell>
          <table:table-cell table:style-name="ce14" table:formula="of:=IF(INDEX([.$AK53:.$DL53];MATCH([.$M$3];[.$AK$3:.$DL$3];0)+[.S$1])=&quot;&quot;;&quot;&quot;;INDEX([.$AK53:.$DL53];MATCH([.$M$3];[.$AK$3:.$DL$3];0)+[.S$1]))">
            <text:p/>
          </table:table-cell>
          <table:table-cell table:style-name="ce14" table:formula="of:=IF(INDEX([.$AK53:.$DL53];MATCH([.$M$3];[.$AK$3:.$DL$3];0)+[.T$1])=&quot;&quot;;&quot;&quot;;INDEX([.$AK53:.$DL53];MATCH([.$M$3];[.$AK$3:.$DL$3];0)+[.T$1]))">
            <text:p/>
          </table:table-cell>
          <table:table-cell table:style-name="ce51" table:formula="of:=IF(INDEX([.$AK53:.$DL53];MATCH([.$M$3];[.$AK$3:.$DL$3];0)+[.U$1])=&quot;&quot;;&quot;&quot;;INDEX([.$AK53:.$DL53];MATCH([.$M$3];[.$AK$3:.$DL$3];0)+[.U$1]))">
            <text:p/>
          </table:table-cell>
          <table:table-cell table:style-name="ce37" table:formula="of:=IF(INDEX([.$AK53:.$DL53];MATCH([.$M$3];[.$AK$3:.$DL$3];0)+[.V$1])=&quot;&quot;;&quot;&quot;;INDEX([.$AK53:.$DL53];MATCH([.$M$3];[.$AK$3:.$DL$3];0)+[.V$1]))">
            <text:p/>
          </table:table-cell>
          <table:table-cell table:style-name="ce24" table:formula="of:=IF(INDEX([.$AK53:.$DL53];MATCH([.$M$3];[.$AK$3:.$DL$3];0)+[.W$1])=&quot;&quot;;&quot;&quot;;INDEX([.$DO$23:.$DO$422];MATCH(INDEX([.$AK53:.$DL53];MATCH([.$M$3];[.$AK$3:.$DL$3];0)+[.W$1])&amp;IF([.Z53]=&quot;&quot;;&quot;&quot;;&quot;_&quot;&amp;[.Z53]);[.$DR$23:.$DR$422];0)))">
            <text:p/>
          </table:table-cell>
          <table:table-cell table:style-name="ce14" table:formula="of:=IF(INDEX([.$AK53:.$DL53];MATCH([.$M$3];[.$AK$3:.$DL$3];0)+[.X$1])=&quot;&quot;;&quot;&quot;;INDEX([.$AK53:.$DL53];MATCH([.$M$3];[.$AK$3:.$DL$3];0)+[.X$1]))">
            <text:p/>
          </table:table-cell>
          <table:table-cell table:style-name="ce14" table:formula="of:=IF(INDEX([.$AK53:.$DL53];MATCH([.$M$3];[.$AK$3:.$DL$3];0)+[.Y$1])=&quot;&quot;;&quot;&quot;;INDEX([.$AK53:.$DL53];MATCH([.$M$3];[.$AK$3:.$DL$3];0)+[.Y$1]))">
            <text:p/>
          </table:table-cell>
          <table:table-cell table:style-name="ce51" table:formula="of:=IF(INDEX([.$AK53:.$DL53];MATCH([.$M$3];[.$AK$3:.$DL$3];0)+[.Z$1])=&quot;&quot;;&quot;&quot;;INDEX([.$AK53:.$DL53];MATCH([.$M$3];[.$AK$3:.$DL$3];0)+[.Z$1]))">
            <text:p/>
          </table:table-cell>
          <table:table-cell table:style-name="ce37" table:formula="of:=IF(INDEX([.$AK53:.$DL53];MATCH([.$M$3];[.$AK$3:.$DL$3];0)+[.AA$1])=&quot;&quot;;&quot;&quot;;INDEX([.$AK53:.$DL53];MATCH([.$M$3];[.$AK$3:.$DL$3];0)+[.AA$1]))">
            <text:p/>
          </table:table-cell>
          <table:table-cell table:style-name="ce43" table:formula="of:=IF(INDEX([.$AK53:.$DL53];MATCH([.$M$3];[.$AK$3:.$DL$3];0)+[.AB$1])=&quot;&quot;;&quot;&quot;;INDEX([.$DO$23:.$DO$422];MATCH(INDEX([.$AK53:.$DL53];MATCH([.$M$3];[.$AK$3:.$DL$3];0)+[.AB$1])&amp;IF([.AE53]=&quot;&quot;;&quot;&quot;;&quot;_&quot;&amp;[.AE53]);[.$DS$23:.$DS$422];0)))" office:value-type="float" office:value="245" calcext:value-type="float">
            <text:p>245</text:p>
          </table:table-cell>
          <table:table-cell table:style-name="ce14" table:formula="of:=IF(INDEX([.$AK53:.$DL53];MATCH([.$M$3];[.$AK$3:.$DL$3];0)+[.AC$1])=&quot;&quot;;&quot;&quot;;INDEX([.$AK53:.$DL53];MATCH([.$M$3];[.$AK$3:.$DL$3];0)+[.AC$1]))" office:value-type="string" office:string-value="b" calcext:value-type="string">
            <text:p>b</text:p>
          </table:table-cell>
          <table:table-cell table:style-name="ce14" table:formula="of:=IF(INDEX([.$AK53:.$DL53];MATCH([.$M$3];[.$AK$3:.$DL$3];0)+[.AD$1])=&quot;&quot;;&quot;&quot;;INDEX([.$AK53:.$DL53];MATCH([.$M$3];[.$AK$3:.$DL$3];0)+[.AD$1]))">
            <text:p/>
          </table:table-cell>
          <table:table-cell table:style-name="ce51" table:formula="of:=IF(INDEX([.$AK53:.$DL53];MATCH([.$M$3];[.$AK$3:.$DL$3];0)+[.AE$1])=&quot;&quot;;&quot;&quot;;INDEX([.$AK53:.$DL53];MATCH([.$M$3];[.$AK$3:.$DL$3];0)+[.AE$1]))">
            <text:p/>
          </table:table-cell>
          <table:table-cell table:style-name="ce60" table:formula="of:=IF(INDEX([.$AK53:.$DL53];MATCH([.$M$3];[.$AK$3:.$DL$3];0)+[.AF$1])=&quot;&quot;;&quot;&quot;;INDEX([.$AK53:.$DL53];MATCH([.$M$3];[.$AK$3:.$DL$3];0)+[.AF$1]))" office:value-type="float" office:value="96.99" calcext:value-type="float">
            <text:p>96.9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54" calcext:value-type="float">
            <text:p>5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6.46" calcext:value-type="float">
            <text:p>66.4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5" calcext:value-type="float">
            <text:p>2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.99" calcext:value-type="float">
            <text:p>96.99</text:p>
          </table:table-cell>
          <table:table-cell table:style-name="ce27" office:value-type="float" office:value="175" calcext:value-type="float">
            <text:p>1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3" calcext:value-type="float">
            <text:p>110.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7" calcext:value-type="float">
            <text:p>2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9" calcext:value-type="float">
            <text:p>105.9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56" calcext:value-type="float">
            <text:p>156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8" calcext:value-type="float">
            <text:p>8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56.11))" calcext:value-type="string">
            <text:p>\overrideProperty Score.NonMusicalPaperColumn.line-break-system-details #'((Y-offset . 56.11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43" table:formula="of:=IF(INDEX([.$AK54:.$DL54];MATCH([.$M$3];[.$AK$3:.$DL$3];0)+[.$M$1])=&quot;&quot;;&quot;&quot;;INDEX([.$DO$23:.$DO$422];MATCH(INDEX([.$AK54:.$DL54];MATCH([.$M$3];[.$AK$3:.$DL$3];0)+[.$M$1])&amp;IF([.P54]=&quot;&quot;;&quot;&quot;;&quot;_&quot;&amp;[.P54]);[.$DP$23:.$DP$422];0)))" office:value-type="float" office:value="163" calcext:value-type="float">
            <text:p>163</text:p>
          </table:table-cell>
          <table:table-cell table:style-name="ce14" table:formula="of:=IF(INDEX([.$AK54:.$DL54];MATCH([.$M$3];[.$AK$3:.$DL$3];0)+[.N$1])=&quot;&quot;;&quot;&quot;;INDEX([.$AK54:.$DL54];MATCH([.$M$3];[.$AK$3:.$DL$3];0)+[.N$1]))" office:value-type="string" office:string-value="b" calcext:value-type="string">
            <text:p>b</text:p>
          </table:table-cell>
          <table:table-cell table:style-name="ce51" table:formula="of:=IF(INDEX([.$AK54:.$DL54];MATCH([.$M$3];[.$AK$3:.$DL$3];0)+[.O$1])=&quot;&quot;;&quot;&quot;;INDEX([.$AK54:.$DL54];MATCH([.$M$3];[.$AK$3:.$DL$3];0)+[.O$1]))">
            <text:p/>
          </table:table-cell>
          <table:table-cell table:style-name="ce51" table:formula="of:=IF(INDEX([.$AK54:.$DL54];MATCH([.$M$3];[.$AK$3:.$DL$3];0)+[.P$1])=&quot;&quot;;&quot;&quot;;INDEX([.$AK54:.$DL54];MATCH([.$M$3];[.$AK$3:.$DL$3];0)+[.P$1]))">
            <text:p/>
          </table:table-cell>
          <table:table-cell table:style-name="ce60" table:formula="of:=IF(INDEX([.$AK54:.$DL54];MATCH([.$M$3];[.$AK$3:.$DL$3];0)+[.Q$1])=&quot;&quot;;&quot;&quot;;INDEX([.$AK54:.$DL54];MATCH([.$M$3];[.$AK$3:.$DL$3];0)+[.Q$1]))" office:value-type="float" office:value="78.04" calcext:value-type="float">
            <text:p>78.04</text:p>
          </table:table-cell>
          <table:table-cell table:style-name="ce24" table:formula="of:=IF(INDEX([.$AK54:.$DL54];MATCH([.$M$3];[.$AK$3:.$DL$3];0)+[.R$1])=&quot;&quot;;&quot;&quot;;INDEX([.$DO$23:.$DO$422];MATCH(INDEX([.$AK54:.$DL54];MATCH([.$M$3];[.$AK$3:.$DL$3];0)+[.R$1])&amp;IF([.U54]=&quot;&quot;;&quot;&quot;;&quot;_&quot;&amp;[.U54]);[.$DQ$23:.$DQ$422];0)))">
            <text:p/>
          </table:table-cell>
          <table:table-cell table:style-name="ce14" table:formula="of:=IF(INDEX([.$AK54:.$DL54];MATCH([.$M$3];[.$AK$3:.$DL$3];0)+[.S$1])=&quot;&quot;;&quot;&quot;;INDEX([.$AK54:.$DL54];MATCH([.$M$3];[.$AK$3:.$DL$3];0)+[.S$1]))">
            <text:p/>
          </table:table-cell>
          <table:table-cell table:style-name="ce14" table:formula="of:=IF(INDEX([.$AK54:.$DL54];MATCH([.$M$3];[.$AK$3:.$DL$3];0)+[.T$1])=&quot;&quot;;&quot;&quot;;INDEX([.$AK54:.$DL54];MATCH([.$M$3];[.$AK$3:.$DL$3];0)+[.T$1]))">
            <text:p/>
          </table:table-cell>
          <table:table-cell table:style-name="ce51" table:formula="of:=IF(INDEX([.$AK54:.$DL54];MATCH([.$M$3];[.$AK$3:.$DL$3];0)+[.U$1])=&quot;&quot;;&quot;&quot;;INDEX([.$AK54:.$DL54];MATCH([.$M$3];[.$AK$3:.$DL$3];0)+[.U$1]))">
            <text:p/>
          </table:table-cell>
          <table:table-cell table:style-name="ce37" table:formula="of:=IF(INDEX([.$AK54:.$DL54];MATCH([.$M$3];[.$AK$3:.$DL$3];0)+[.V$1])=&quot;&quot;;&quot;&quot;;INDEX([.$AK54:.$DL54];MATCH([.$M$3];[.$AK$3:.$DL$3];0)+[.V$1]))">
            <text:p/>
          </table:table-cell>
          <table:table-cell table:style-name="ce24" table:formula="of:=IF(INDEX([.$AK54:.$DL54];MATCH([.$M$3];[.$AK$3:.$DL$3];0)+[.W$1])=&quot;&quot;;&quot;&quot;;INDEX([.$DO$23:.$DO$422];MATCH(INDEX([.$AK54:.$DL54];MATCH([.$M$3];[.$AK$3:.$DL$3];0)+[.W$1])&amp;IF([.Z54]=&quot;&quot;;&quot;&quot;;&quot;_&quot;&amp;[.Z54]);[.$DR$23:.$DR$422];0)))">
            <text:p/>
          </table:table-cell>
          <table:table-cell table:style-name="ce14" table:formula="of:=IF(INDEX([.$AK54:.$DL54];MATCH([.$M$3];[.$AK$3:.$DL$3];0)+[.X$1])=&quot;&quot;;&quot;&quot;;INDEX([.$AK54:.$DL54];MATCH([.$M$3];[.$AK$3:.$DL$3];0)+[.X$1]))">
            <text:p/>
          </table:table-cell>
          <table:table-cell table:style-name="ce14" table:formula="of:=IF(INDEX([.$AK54:.$DL54];MATCH([.$M$3];[.$AK$3:.$DL$3];0)+[.Y$1])=&quot;&quot;;&quot;&quot;;INDEX([.$AK54:.$DL54];MATCH([.$M$3];[.$AK$3:.$DL$3];0)+[.Y$1]))">
            <text:p/>
          </table:table-cell>
          <table:table-cell table:style-name="ce51" table:formula="of:=IF(INDEX([.$AK54:.$DL54];MATCH([.$M$3];[.$AK$3:.$DL$3];0)+[.Z$1])=&quot;&quot;;&quot;&quot;;INDEX([.$AK54:.$DL54];MATCH([.$M$3];[.$AK$3:.$DL$3];0)+[.Z$1]))">
            <text:p/>
          </table:table-cell>
          <table:table-cell table:style-name="ce37" table:formula="of:=IF(INDEX([.$AK54:.$DL54];MATCH([.$M$3];[.$AK$3:.$DL$3];0)+[.AA$1])=&quot;&quot;;&quot;&quot;;INDEX([.$AK54:.$DL54];MATCH([.$M$3];[.$AK$3:.$DL$3];0)+[.AA$1]))">
            <text:p/>
          </table:table-cell>
          <table:table-cell table:style-name="ce43" table:formula="of:=IF(INDEX([.$AK54:.$DL54];MATCH([.$M$3];[.$AK$3:.$DL$3];0)+[.AB$1])=&quot;&quot;;&quot;&quot;;INDEX([.$DO$23:.$DO$422];MATCH(INDEX([.$AK54:.$DL54];MATCH([.$M$3];[.$AK$3:.$DL$3];0)+[.AB$1])&amp;IF([.AE54]=&quot;&quot;;&quot;&quot;;&quot;_&quot;&amp;[.AE54]);[.$DS$23:.$DS$422];0)))" office:value-type="float" office:value="253" calcext:value-type="float">
            <text:p>253</text:p>
          </table:table-cell>
          <table:table-cell table:style-name="ce14" table:formula="of:=IF(INDEX([.$AK54:.$DL54];MATCH([.$M$3];[.$AK$3:.$DL$3];0)+[.AC$1])=&quot;&quot;;&quot;&quot;;INDEX([.$AK54:.$DL54];MATCH([.$M$3];[.$AK$3:.$DL$3];0)+[.AC$1]))" office:value-type="string" office:string-value="b" calcext:value-type="string">
            <text:p>b</text:p>
          </table:table-cell>
          <table:table-cell table:style-name="ce14" table:formula="of:=IF(INDEX([.$AK54:.$DL54];MATCH([.$M$3];[.$AK$3:.$DL$3];0)+[.AD$1])=&quot;&quot;;&quot;&quot;;INDEX([.$AK54:.$DL54];MATCH([.$M$3];[.$AK$3:.$DL$3];0)+[.AD$1]))">
            <text:p/>
          </table:table-cell>
          <table:table-cell table:style-name="ce51" table:formula="of:=IF(INDEX([.$AK54:.$DL54];MATCH([.$M$3];[.$AK$3:.$DL$3];0)+[.AE$1])=&quot;&quot;;&quot;&quot;;INDEX([.$AK54:.$DL54];MATCH([.$M$3];[.$AK$3:.$DL$3];0)+[.AE$1]))">
            <text:p/>
          </table:table-cell>
          <table:table-cell table:style-name="ce60" table:formula="of:=IF(INDEX([.$AK54:.$DL54];MATCH([.$M$3];[.$AK$3:.$DL$3];0)+[.AF$1])=&quot;&quot;;&quot;&quot;;INDEX([.$AK54:.$DL54];MATCH([.$M$3];[.$AK$3:.$DL$3];0)+[.AF$1]))" office:value-type="float" office:value="110.12" calcext:value-type="float">
            <text:p>110.1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67.5" calcext:value-type="float">
            <text:p>6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04" calcext:value-type="float">
            <text:p>78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3" calcext:value-type="float">
            <text:p>2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12" calcext:value-type="float">
            <text:p>110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6" calcext:value-type="float">
            <text:p>2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3" calcext:value-type="float">
            <text:p>120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63" calcext:value-type="float">
            <text:p>163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7" calcext:value-type="float">
            <text:p>7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66.46))" calcext:value-type="string">
            <text:p>\overrideProperty Score.NonMusicalPaperColumn.line-break-system-details #'((Y-offset . 66.46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43" table:formula="of:=IF(INDEX([.$AK55:.$DL55];MATCH([.$M$3];[.$AK$3:.$DL$3];0)+[.$M$1])=&quot;&quot;;&quot;&quot;;INDEX([.$DO$23:.$DO$422];MATCH(INDEX([.$AK55:.$DL55];MATCH([.$M$3];[.$AK$3:.$DL$3];0)+[.$M$1])&amp;IF([.P55]=&quot;&quot;;&quot;&quot;;&quot;_&quot;&amp;[.P55]);[.$DP$23:.$DP$422];0)))" office:value-type="float" office:value="168" calcext:value-type="float">
            <text:p>168</text:p>
          </table:table-cell>
          <table:table-cell table:style-name="ce14" table:formula="of:=IF(INDEX([.$AK55:.$DL55];MATCH([.$M$3];[.$AK$3:.$DL$3];0)+[.N$1])=&quot;&quot;;&quot;&quot;;INDEX([.$AK55:.$DL55];MATCH([.$M$3];[.$AK$3:.$DL$3];0)+[.N$1]))" office:value-type="string" office:string-value="b" calcext:value-type="string">
            <text:p>b</text:p>
          </table:table-cell>
          <table:table-cell table:style-name="ce51" table:formula="of:=IF(INDEX([.$AK55:.$DL55];MATCH([.$M$3];[.$AK$3:.$DL$3];0)+[.O$1])=&quot;&quot;;&quot;&quot;;INDEX([.$AK55:.$DL55];MATCH([.$M$3];[.$AK$3:.$DL$3];0)+[.O$1]))">
            <text:p/>
          </table:table-cell>
          <table:table-cell table:style-name="ce51" table:formula="of:=IF(INDEX([.$AK55:.$DL55];MATCH([.$M$3];[.$AK$3:.$DL$3];0)+[.P$1])=&quot;&quot;;&quot;&quot;;INDEX([.$AK55:.$DL55];MATCH([.$M$3];[.$AK$3:.$DL$3];0)+[.P$1]))">
            <text:p/>
          </table:table-cell>
          <table:table-cell table:style-name="ce60" table:formula="of:=IF(INDEX([.$AK55:.$DL55];MATCH([.$M$3];[.$AK$3:.$DL$3];0)+[.Q$1])=&quot;&quot;;&quot;&quot;;INDEX([.$AK55:.$DL55];MATCH([.$M$3];[.$AK$3:.$DL$3];0)+[.Q$1]))" office:value-type="float" office:value="87.45" calcext:value-type="float">
            <text:p>87.45</text:p>
          </table:table-cell>
          <table:table-cell table:style-name="ce24" table:formula="of:=IF(INDEX([.$AK55:.$DL55];MATCH([.$M$3];[.$AK$3:.$DL$3];0)+[.R$1])=&quot;&quot;;&quot;&quot;;INDEX([.$DO$23:.$DO$422];MATCH(INDEX([.$AK55:.$DL55];MATCH([.$M$3];[.$AK$3:.$DL$3];0)+[.R$1])&amp;IF([.U55]=&quot;&quot;;&quot;&quot;;&quot;_&quot;&amp;[.U55]);[.$DQ$23:.$DQ$422];0)))">
            <text:p/>
          </table:table-cell>
          <table:table-cell table:style-name="ce14" table:formula="of:=IF(INDEX([.$AK55:.$DL55];MATCH([.$M$3];[.$AK$3:.$DL$3];0)+[.S$1])=&quot;&quot;;&quot;&quot;;INDEX([.$AK55:.$DL55];MATCH([.$M$3];[.$AK$3:.$DL$3];0)+[.S$1]))">
            <text:p/>
          </table:table-cell>
          <table:table-cell table:style-name="ce14" table:formula="of:=IF(INDEX([.$AK55:.$DL55];MATCH([.$M$3];[.$AK$3:.$DL$3];0)+[.T$1])=&quot;&quot;;&quot;&quot;;INDEX([.$AK55:.$DL55];MATCH([.$M$3];[.$AK$3:.$DL$3];0)+[.T$1]))">
            <text:p/>
          </table:table-cell>
          <table:table-cell table:style-name="ce51" table:formula="of:=IF(INDEX([.$AK55:.$DL55];MATCH([.$M$3];[.$AK$3:.$DL$3];0)+[.U$1])=&quot;&quot;;&quot;&quot;;INDEX([.$AK55:.$DL55];MATCH([.$M$3];[.$AK$3:.$DL$3];0)+[.U$1]))">
            <text:p/>
          </table:table-cell>
          <table:table-cell table:style-name="ce37" table:formula="of:=IF(INDEX([.$AK55:.$DL55];MATCH([.$M$3];[.$AK$3:.$DL$3];0)+[.V$1])=&quot;&quot;;&quot;&quot;;INDEX([.$AK55:.$DL55];MATCH([.$M$3];[.$AK$3:.$DL$3];0)+[.V$1]))">
            <text:p/>
          </table:table-cell>
          <table:table-cell table:style-name="ce24" table:formula="of:=IF(INDEX([.$AK55:.$DL55];MATCH([.$M$3];[.$AK$3:.$DL$3];0)+[.W$1])=&quot;&quot;;&quot;&quot;;INDEX([.$DO$23:.$DO$422];MATCH(INDEX([.$AK55:.$DL55];MATCH([.$M$3];[.$AK$3:.$DL$3];0)+[.W$1])&amp;IF([.Z55]=&quot;&quot;;&quot;&quot;;&quot;_&quot;&amp;[.Z55]);[.$DR$23:.$DR$422];0)))">
            <text:p/>
          </table:table-cell>
          <table:table-cell table:style-name="ce14" table:formula="of:=IF(INDEX([.$AK55:.$DL55];MATCH([.$M$3];[.$AK$3:.$DL$3];0)+[.X$1])=&quot;&quot;;&quot;&quot;;INDEX([.$AK55:.$DL55];MATCH([.$M$3];[.$AK$3:.$DL$3];0)+[.X$1]))">
            <text:p/>
          </table:table-cell>
          <table:table-cell table:style-name="ce14" table:formula="of:=IF(INDEX([.$AK55:.$DL55];MATCH([.$M$3];[.$AK$3:.$DL$3];0)+[.Y$1])=&quot;&quot;;&quot;&quot;;INDEX([.$AK55:.$DL55];MATCH([.$M$3];[.$AK$3:.$DL$3];0)+[.Y$1]))">
            <text:p/>
          </table:table-cell>
          <table:table-cell table:style-name="ce51" table:formula="of:=IF(INDEX([.$AK55:.$DL55];MATCH([.$M$3];[.$AK$3:.$DL$3];0)+[.Z$1])=&quot;&quot;;&quot;&quot;;INDEX([.$AK55:.$DL55];MATCH([.$M$3];[.$AK$3:.$DL$3];0)+[.Z$1]))">
            <text:p/>
          </table:table-cell>
          <table:table-cell table:style-name="ce37" table:formula="of:=IF(INDEX([.$AK55:.$DL55];MATCH([.$M$3];[.$AK$3:.$DL$3];0)+[.AA$1])=&quot;&quot;;&quot;&quot;;INDEX([.$AK55:.$DL55];MATCH([.$M$3];[.$AK$3:.$DL$3];0)+[.AA$1]))">
            <text:p/>
          </table:table-cell>
          <table:table-cell table:style-name="ce43" table:formula="of:=IF(INDEX([.$AK55:.$DL55];MATCH([.$M$3];[.$AK$3:.$DL$3];0)+[.AB$1])=&quot;&quot;;&quot;&quot;;INDEX([.$DO$23:.$DO$422];MATCH(INDEX([.$AK55:.$DL55];MATCH([.$M$3];[.$AK$3:.$DL$3];0)+[.AB$1])&amp;IF([.AE55]=&quot;&quot;;&quot;&quot;;&quot;_&quot;&amp;[.AE55]);[.$DS$23:.$DS$422];0)))" office:value-type="float" office:value="260" calcext:value-type="float">
            <text:p>260</text:p>
          </table:table-cell>
          <table:table-cell table:style-name="ce14" table:formula="of:=IF(INDEX([.$AK55:.$DL55];MATCH([.$M$3];[.$AK$3:.$DL$3];0)+[.AC$1])=&quot;&quot;;&quot;&quot;;INDEX([.$AK55:.$DL55];MATCH([.$M$3];[.$AK$3:.$DL$3];0)+[.AC$1]))" office:value-type="string" office:string-value="b" calcext:value-type="string">
            <text:p>b</text:p>
          </table:table-cell>
          <table:table-cell table:style-name="ce14" table:formula="of:=IF(INDEX([.$AK55:.$DL55];MATCH([.$M$3];[.$AK$3:.$DL$3];0)+[.AD$1])=&quot;&quot;;&quot;&quot;;INDEX([.$AK55:.$DL55];MATCH([.$M$3];[.$AK$3:.$DL$3];0)+[.AD$1]))">
            <text:p/>
          </table:table-cell>
          <table:table-cell table:style-name="ce51" table:formula="of:=IF(INDEX([.$AK55:.$DL55];MATCH([.$M$3];[.$AK$3:.$DL$3];0)+[.AE$1])=&quot;&quot;;&quot;&quot;;INDEX([.$AK55:.$DL55];MATCH([.$M$3];[.$AK$3:.$DL$3];0)+[.AE$1]))">
            <text:p/>
          </table:table-cell>
          <table:table-cell table:style-name="ce60" table:formula="of:=IF(INDEX([.$AK55:.$DL55];MATCH([.$M$3];[.$AK$3:.$DL$3];0)+[.AF$1])=&quot;&quot;;&quot;&quot;;INDEX([.$AK55:.$DL55];MATCH([.$M$3];[.$AK$3:.$DL$3];0)+[.AF$1]))" office:value-type="float" office:value="122.85" calcext:value-type="float">
            <text:p>122.8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80" calcext:value-type="float">
            <text:p>8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45" calcext:value-type="float">
            <text:p>87.4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85" calcext:value-type="float">
            <text:p>122.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3" calcext:value-type="float">
            <text:p>2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2" calcext:value-type="float">
            <text:p>135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68" calcext:value-type="float">
            <text:p>168</text:p>
          </table:table-cell>
          <table:table-cell table:style-name="ce5" table:formula="of:=IF([.B56]=&quot;&quot;;&quot;&quot;;IF(OR([.D55]=&quot;pb&quot;;[.D55]=&quot;b&quot;;[.D55]=&quot;&quot;;[.D55]=&quot;p&quot;);[.B56]-[.B55];[.B56]-[.B55]-1))" office:value-type="float" office:value="5" calcext:value-type="float">
            <text:p>5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54]=&quot;&quot;;&quot;&quot;;&quot;\overrideProperty Score.NonMusicalPaperColumn.line-break-system-details #'((Y-offset . &quot;&amp;[.Q54]&amp;&quot;))&quot;)" office:value-type="string" office:string-value="\overrideProperty Score.NonMusicalPaperColumn.line-break-system-details #'((Y-offset . 78.04))" calcext:value-type="string">
            <text:p>\overrideProperty Score.NonMusicalPaperColumn.line-break-system-details #'((Y-offset . 78.04))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43" table:formula="of:=IF(INDEX([.$AK56:.$DL56];MATCH([.$M$3];[.$AK$3:.$DL$3];0)+[.$M$1])=&quot;&quot;;&quot;&quot;;INDEX([.$DO$23:.$DO$422];MATCH(INDEX([.$AK56:.$DL56];MATCH([.$M$3];[.$AK$3:.$DL$3];0)+[.$M$1])&amp;IF([.P56]=&quot;&quot;;&quot;&quot;;&quot;_&quot;&amp;[.P56]);[.$DP$23:.$DP$422];0)))" office:value-type="float" office:value="174" calcext:value-type="float">
            <text:p>174</text:p>
          </table:table-cell>
          <table:table-cell table:style-name="ce14" table:formula="of:=IF(INDEX([.$AK56:.$DL56];MATCH([.$M$3];[.$AK$3:.$DL$3];0)+[.N$1])=&quot;&quot;;&quot;&quot;;INDEX([.$AK56:.$DL56];MATCH([.$M$3];[.$AK$3:.$DL$3];0)+[.N$1]))" office:value-type="string" office:string-value="b" calcext:value-type="string">
            <text:p>b</text:p>
          </table:table-cell>
          <table:table-cell table:style-name="ce51" table:formula="of:=IF(INDEX([.$AK56:.$DL56];MATCH([.$M$3];[.$AK$3:.$DL$3];0)+[.O$1])=&quot;&quot;;&quot;&quot;;INDEX([.$AK56:.$DL56];MATCH([.$M$3];[.$AK$3:.$DL$3];0)+[.O$1]))">
            <text:p/>
          </table:table-cell>
          <table:table-cell table:style-name="ce51" table:formula="of:=IF(INDEX([.$AK56:.$DL56];MATCH([.$M$3];[.$AK$3:.$DL$3];0)+[.P$1])=&quot;&quot;;&quot;&quot;;INDEX([.$AK56:.$DL56];MATCH([.$M$3];[.$AK$3:.$DL$3];0)+[.P$1]))">
            <text:p/>
          </table:table-cell>
          <table:table-cell table:style-name="ce60" table:formula="of:=IF(INDEX([.$AK56:.$DL56];MATCH([.$M$3];[.$AK$3:.$DL$3];0)+[.Q$1])=&quot;&quot;;&quot;&quot;;INDEX([.$AK56:.$DL56];MATCH([.$M$3];[.$AK$3:.$DL$3];0)+[.Q$1]))" office:value-type="float" office:value="99.5" calcext:value-type="float">
            <text:p>99.5</text:p>
          </table:table-cell>
          <table:table-cell table:style-name="ce24" table:formula="of:=IF(INDEX([.$AK56:.$DL56];MATCH([.$M$3];[.$AK$3:.$DL$3];0)+[.R$1])=&quot;&quot;;&quot;&quot;;INDEX([.$DO$23:.$DO$422];MATCH(INDEX([.$AK56:.$DL56];MATCH([.$M$3];[.$AK$3:.$DL$3];0)+[.R$1])&amp;IF([.U56]=&quot;&quot;;&quot;&quot;;&quot;_&quot;&amp;[.U56]);[.$DQ$23:.$DQ$422];0)))">
            <text:p/>
          </table:table-cell>
          <table:table-cell table:style-name="ce14" table:formula="of:=IF(INDEX([.$AK56:.$DL56];MATCH([.$M$3];[.$AK$3:.$DL$3];0)+[.S$1])=&quot;&quot;;&quot;&quot;;INDEX([.$AK56:.$DL56];MATCH([.$M$3];[.$AK$3:.$DL$3];0)+[.S$1]))">
            <text:p/>
          </table:table-cell>
          <table:table-cell table:style-name="ce14" table:formula="of:=IF(INDEX([.$AK56:.$DL56];MATCH([.$M$3];[.$AK$3:.$DL$3];0)+[.T$1])=&quot;&quot;;&quot;&quot;;INDEX([.$AK56:.$DL56];MATCH([.$M$3];[.$AK$3:.$DL$3];0)+[.T$1]))">
            <text:p/>
          </table:table-cell>
          <table:table-cell table:style-name="ce51" table:formula="of:=IF(INDEX([.$AK56:.$DL56];MATCH([.$M$3];[.$AK$3:.$DL$3];0)+[.U$1])=&quot;&quot;;&quot;&quot;;INDEX([.$AK56:.$DL56];MATCH([.$M$3];[.$AK$3:.$DL$3];0)+[.U$1]))">
            <text:p/>
          </table:table-cell>
          <table:table-cell table:style-name="ce37" table:formula="of:=IF(INDEX([.$AK56:.$DL56];MATCH([.$M$3];[.$AK$3:.$DL$3];0)+[.V$1])=&quot;&quot;;&quot;&quot;;INDEX([.$AK56:.$DL56];MATCH([.$M$3];[.$AK$3:.$DL$3];0)+[.V$1]))">
            <text:p/>
          </table:table-cell>
          <table:table-cell table:style-name="ce24" table:formula="of:=IF(INDEX([.$AK56:.$DL56];MATCH([.$M$3];[.$AK$3:.$DL$3];0)+[.W$1])=&quot;&quot;;&quot;&quot;;INDEX([.$DO$23:.$DO$422];MATCH(INDEX([.$AK56:.$DL56];MATCH([.$M$3];[.$AK$3:.$DL$3];0)+[.W$1])&amp;IF([.Z56]=&quot;&quot;;&quot;&quot;;&quot;_&quot;&amp;[.Z56]);[.$DR$23:.$DR$422];0)))">
            <text:p/>
          </table:table-cell>
          <table:table-cell table:style-name="ce14" table:formula="of:=IF(INDEX([.$AK56:.$DL56];MATCH([.$M$3];[.$AK$3:.$DL$3];0)+[.X$1])=&quot;&quot;;&quot;&quot;;INDEX([.$AK56:.$DL56];MATCH([.$M$3];[.$AK$3:.$DL$3];0)+[.X$1]))">
            <text:p/>
          </table:table-cell>
          <table:table-cell table:style-name="ce14" table:formula="of:=IF(INDEX([.$AK56:.$DL56];MATCH([.$M$3];[.$AK$3:.$DL$3];0)+[.Y$1])=&quot;&quot;;&quot;&quot;;INDEX([.$AK56:.$DL56];MATCH([.$M$3];[.$AK$3:.$DL$3];0)+[.Y$1]))">
            <text:p/>
          </table:table-cell>
          <table:table-cell table:style-name="ce51" table:formula="of:=IF(INDEX([.$AK56:.$DL56];MATCH([.$M$3];[.$AK$3:.$DL$3];0)+[.Z$1])=&quot;&quot;;&quot;&quot;;INDEX([.$AK56:.$DL56];MATCH([.$M$3];[.$AK$3:.$DL$3];0)+[.Z$1]))">
            <text:p/>
          </table:table-cell>
          <table:table-cell table:style-name="ce37" table:formula="of:=IF(INDEX([.$AK56:.$DL56];MATCH([.$M$3];[.$AK$3:.$DL$3];0)+[.AA$1])=&quot;&quot;;&quot;&quot;;INDEX([.$AK56:.$DL56];MATCH([.$M$3];[.$AK$3:.$DL$3];0)+[.AA$1]))">
            <text:p/>
          </table:table-cell>
          <table:table-cell table:style-name="ce43" table:formula="of:=IF(INDEX([.$AK56:.$DL56];MATCH([.$M$3];[.$AK$3:.$DL$3];0)+[.AB$1])=&quot;&quot;;&quot;&quot;;INDEX([.$DO$23:.$DO$422];MATCH(INDEX([.$AK56:.$DL56];MATCH([.$M$3];[.$AK$3:.$DL$3];0)+[.AB$1])&amp;IF([.AE56]=&quot;&quot;;&quot;&quot;;&quot;_&quot;&amp;[.AE56]);[.$DS$23:.$DS$422];0)))" office:value-type="float" office:value="269" calcext:value-type="float">
            <text:p>269</text:p>
          </table:table-cell>
          <table:table-cell table:style-name="ce14" table:formula="of:=IF(INDEX([.$AK56:.$DL56];MATCH([.$M$3];[.$AK$3:.$DL$3];0)+[.AC$1])=&quot;&quot;;&quot;&quot;;INDEX([.$AK56:.$DL56];MATCH([.$M$3];[.$AK$3:.$DL$3];0)+[.AC$1]))" office:value-type="string" office:string-value="b" calcext:value-type="string">
            <text:p>b</text:p>
          </table:table-cell>
          <table:table-cell table:style-name="ce14" table:formula="of:=IF(INDEX([.$AK56:.$DL56];MATCH([.$M$3];[.$AK$3:.$DL$3];0)+[.AD$1])=&quot;&quot;;&quot;&quot;;INDEX([.$AK56:.$DL56];MATCH([.$M$3];[.$AK$3:.$DL$3];0)+[.AD$1]))">
            <text:p/>
          </table:table-cell>
          <table:table-cell table:style-name="ce51" table:formula="of:=IF(INDEX([.$AK56:.$DL56];MATCH([.$M$3];[.$AK$3:.$DL$3];0)+[.AE$1])=&quot;&quot;;&quot;&quot;;INDEX([.$AK56:.$DL56];MATCH([.$M$3];[.$AK$3:.$DL$3];0)+[.AE$1]))">
            <text:p/>
          </table:table-cell>
          <table:table-cell table:style-name="ce60" table:formula="of:=IF(INDEX([.$AK56:.$DL56];MATCH([.$M$3];[.$AK$3:.$DL$3];0)+[.AF$1])=&quot;&quot;;&quot;&quot;;INDEX([.$AK56:.$DL56];MATCH([.$M$3];[.$AK$3:.$DL$3];0)+[.AF$1]))" office:value-type="float" office:value="135.64" calcext:value-type="float">
            <text:p>135.6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9" calcext:value-type="float">
            <text:p>2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64" calcext:value-type="float">
            <text:p>135.6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0" calcext:value-type="float">
            <text:p>2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74" calcext:value-type="float">
            <text:p>174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6" calcext:value-type="float">
            <text:p>6</text:p>
          </table:table-cell>
          <table:table-cell table:formula="of:=IF([.B57]=&quot;&quot;;&quot;&quot;;IF(ISNUMBER(MATCH([.B57];[.$M$4:.$M$11];0));&quot;&quot;;INDEX([.$N$23:.$N$79];MATCH([.B57];[.$M$23:.$M$79];0))))" office:value-type="string" office:string-value="b" calcext:value-type="string">
            <text:p>b</text:p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 office:value-type="string" office:string-value="\break" calcext:value-type="string">
            <text:p>\break</text:p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5]=&quot;&quot;;&quot;&quot;;&quot;\overrideProperty Score.NonMusicalPaperColumn.line-break-system-details #'((Y-offset . &quot;&amp;[.Q55]&amp;&quot;))&quot;)" office:value-type="string" office:string-value="\overrideProperty Score.NonMusicalPaperColumn.line-break-system-details #'((Y-offset . 87.45))" calcext:value-type="string">
            <text:p>\overrideProperty Score.NonMusicalPaperColumn.line-break-system-details #'((Y-offset . 87.45))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L57];MATCH([.$M$3];[.$AK$3:.$DL$3];0)+[.$M$1])=&quot;&quot;;&quot;&quot;;INDEX([.$DO$23:.$DO$422];MATCH(INDEX([.$AK57:.$DL57];MATCH([.$M$3];[.$AK$3:.$DL$3];0)+[.$M$1])&amp;IF([.P57]=&quot;&quot;;&quot;&quot;;&quot;_&quot;&amp;[.P57]);[.$DP$23:.$DP$422];0)))">
            <text:p/>
          </table:table-cell>
          <table:table-cell table:style-name="ce14" table:formula="of:=IF(INDEX([.$AK57:.$DL57];MATCH([.$M$3];[.$AK$3:.$DL$3];0)+[.N$1])=&quot;&quot;;&quot;&quot;;INDEX([.$AK57:.$DL57];MATCH([.$M$3];[.$AK$3:.$DL$3];0)+[.N$1]))">
            <text:p/>
          </table:table-cell>
          <table:table-cell table:style-name="ce51" table:formula="of:=IF(INDEX([.$AK57:.$DL57];MATCH([.$M$3];[.$AK$3:.$DL$3];0)+[.O$1])=&quot;&quot;;&quot;&quot;;INDEX([.$AK57:.$DL57];MATCH([.$M$3];[.$AK$3:.$DL$3];0)+[.O$1]))">
            <text:p/>
          </table:table-cell>
          <table:table-cell table:style-name="ce51" table:formula="of:=IF(INDEX([.$AK57:.$DL57];MATCH([.$M$3];[.$AK$3:.$DL$3];0)+[.P$1])=&quot;&quot;;&quot;&quot;;INDEX([.$AK57:.$DL57];MATCH([.$M$3];[.$AK$3:.$DL$3];0)+[.P$1]))">
            <text:p/>
          </table:table-cell>
          <table:table-cell table:style-name="ce37" table:formula="of:=IF(INDEX([.$AK57:.$DL57];MATCH([.$M$3];[.$AK$3:.$DL$3];0)+[.Q$1])=&quot;&quot;;&quot;&quot;;INDEX([.$AK57:.$DL57];MATCH([.$M$3];[.$AK$3:.$DL$3];0)+[.Q$1]))">
            <text:p/>
          </table:table-cell>
          <table:table-cell table:style-name="ce24" table:formula="of:=IF(INDEX([.$AK57:.$DL57];MATCH([.$M$3];[.$AK$3:.$DL$3];0)+[.R$1])=&quot;&quot;;&quot;&quot;;INDEX([.$DO$23:.$DO$422];MATCH(INDEX([.$AK57:.$DL57];MATCH([.$M$3];[.$AK$3:.$DL$3];0)+[.R$1])&amp;IF([.U57]=&quot;&quot;;&quot;&quot;;&quot;_&quot;&amp;[.U57]);[.$DQ$23:.$DQ$422];0)))">
            <text:p/>
          </table:table-cell>
          <table:table-cell table:style-name="ce14" table:formula="of:=IF(INDEX([.$AK57:.$DL57];MATCH([.$M$3];[.$AK$3:.$DL$3];0)+[.S$1])=&quot;&quot;;&quot;&quot;;INDEX([.$AK57:.$DL57];MATCH([.$M$3];[.$AK$3:.$DL$3];0)+[.S$1]))">
            <text:p/>
          </table:table-cell>
          <table:table-cell table:style-name="ce14" table:formula="of:=IF(INDEX([.$AK57:.$DL57];MATCH([.$M$3];[.$AK$3:.$DL$3];0)+[.T$1])=&quot;&quot;;&quot;&quot;;INDEX([.$AK57:.$DL57];MATCH([.$M$3];[.$AK$3:.$DL$3];0)+[.T$1]))">
            <text:p/>
          </table:table-cell>
          <table:table-cell table:style-name="ce51" table:formula="of:=IF(INDEX([.$AK57:.$DL57];MATCH([.$M$3];[.$AK$3:.$DL$3];0)+[.U$1])=&quot;&quot;;&quot;&quot;;INDEX([.$AK57:.$DL57];MATCH([.$M$3];[.$AK$3:.$DL$3];0)+[.U$1]))">
            <text:p/>
          </table:table-cell>
          <table:table-cell table:style-name="ce37" table:formula="of:=IF(INDEX([.$AK57:.$DL57];MATCH([.$M$3];[.$AK$3:.$DL$3];0)+[.V$1])=&quot;&quot;;&quot;&quot;;INDEX([.$AK57:.$DL57];MATCH([.$M$3];[.$AK$3:.$DL$3];0)+[.V$1]))">
            <text:p/>
          </table:table-cell>
          <table:table-cell table:style-name="ce24" table:formula="of:=IF(INDEX([.$AK57:.$DL57];MATCH([.$M$3];[.$AK$3:.$DL$3];0)+[.W$1])=&quot;&quot;;&quot;&quot;;INDEX([.$DO$23:.$DO$422];MATCH(INDEX([.$AK57:.$DL57];MATCH([.$M$3];[.$AK$3:.$DL$3];0)+[.W$1])&amp;IF([.Z57]=&quot;&quot;;&quot;&quot;;&quot;_&quot;&amp;[.Z57]);[.$DR$23:.$DR$422];0)))">
            <text:p/>
          </table:table-cell>
          <table:table-cell table:style-name="ce14" table:formula="of:=IF(INDEX([.$AK57:.$DL57];MATCH([.$M$3];[.$AK$3:.$DL$3];0)+[.X$1])=&quot;&quot;;&quot;&quot;;INDEX([.$AK57:.$DL57];MATCH([.$M$3];[.$AK$3:.$DL$3];0)+[.X$1]))">
            <text:p/>
          </table:table-cell>
          <table:table-cell table:style-name="ce14" table:formula="of:=IF(INDEX([.$AK57:.$DL57];MATCH([.$M$3];[.$AK$3:.$DL$3];0)+[.Y$1])=&quot;&quot;;&quot;&quot;;INDEX([.$AK57:.$DL57];MATCH([.$M$3];[.$AK$3:.$DL$3];0)+[.Y$1]))">
            <text:p/>
          </table:table-cell>
          <table:table-cell table:style-name="ce51" table:formula="of:=IF(INDEX([.$AK57:.$DL57];MATCH([.$M$3];[.$AK$3:.$DL$3];0)+[.Z$1])=&quot;&quot;;&quot;&quot;;INDEX([.$AK57:.$DL57];MATCH([.$M$3];[.$AK$3:.$DL$3];0)+[.Z$1]))">
            <text:p/>
          </table:table-cell>
          <table:table-cell table:style-name="ce37" table:formula="of:=IF(INDEX([.$AK57:.$DL57];MATCH([.$M$3];[.$AK$3:.$DL$3];0)+[.AA$1])=&quot;&quot;;&quot;&quot;;INDEX([.$AK57:.$DL57];MATCH([.$M$3];[.$AK$3:.$DL$3];0)+[.AA$1]))">
            <text:p/>
          </table:table-cell>
          <table:table-cell table:style-name="ce43" table:formula="of:=IF(INDEX([.$AK57:.$DL57];MATCH([.$M$3];[.$AK$3:.$DL$3];0)+[.AB$1])=&quot;&quot;;&quot;&quot;;INDEX([.$DO$23:.$DO$422];MATCH(INDEX([.$AK57:.$DL57];MATCH([.$M$3];[.$AK$3:.$DL$3];0)+[.AB$1])&amp;IF([.AE57]=&quot;&quot;;&quot;&quot;;&quot;_&quot;&amp;[.AE57]);[.$DS$23:.$DS$422];0)))" office:value-type="float" office:value="277" calcext:value-type="float">
            <text:p>277</text:p>
          </table:table-cell>
          <table:table-cell table:style-name="ce14" table:formula="of:=IF(INDEX([.$AK57:.$DL57];MATCH([.$M$3];[.$AK$3:.$DL$3];0)+[.AC$1])=&quot;&quot;;&quot;&quot;;INDEX([.$AK57:.$DL57];MATCH([.$M$3];[.$AK$3:.$DL$3];0)+[.AC$1]))" office:value-type="string" office:string-value="b" calcext:value-type="string">
            <text:p>b</text:p>
          </table:table-cell>
          <table:table-cell table:style-name="ce14" table:formula="of:=IF(INDEX([.$AK57:.$DL57];MATCH([.$M$3];[.$AK$3:.$DL$3];0)+[.AD$1])=&quot;&quot;;&quot;&quot;;INDEX([.$AK57:.$DL57];MATCH([.$M$3];[.$AK$3:.$DL$3];0)+[.AD$1]))">
            <text:p/>
          </table:table-cell>
          <table:table-cell table:style-name="ce51" table:formula="of:=IF(INDEX([.$AK57:.$DL57];MATCH([.$M$3];[.$AK$3:.$DL$3];0)+[.AE$1])=&quot;&quot;;&quot;&quot;;INDEX([.$AK57:.$DL57];MATCH([.$M$3];[.$AK$3:.$DL$3];0)+[.AE$1]))">
            <text:p/>
          </table:table-cell>
          <table:table-cell table:style-name="ce60" table:formula="of:=IF(INDEX([.$AK57:.$DL57];MATCH([.$M$3];[.$AK$3:.$DL$3];0)+[.AF$1])=&quot;&quot;;&quot;&quot;;INDEX([.$AK57:.$DL57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" calcext:value-type="float">
            <text:p>133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7" calcext:value-type="float">
            <text:p>2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0" calcext:value-type="float">
            <text:p>29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 office:value-type="float" office:value="179" calcext:value-type="float">
            <text:p>179</text:p>
          </table:table-cell>
          <table:table-cell table:style-name="ce5" table:formula="of:=IF([.B58]=&quot;&quot;;&quot;&quot;;IF(OR([.D57]=&quot;pb&quot;;[.D57]=&quot;b&quot;;[.D57]=&quot;&quot;;[.D57]=&quot;p&quot;);[.B58]-[.B57];[.B58]-[.B57]-1))" office:value-type="float" office:value="5" calcext:value-type="float">
            <text:p>5</text:p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 office:value-type="string" office:string-value="s1*5 " calcext:value-type="string">
            <text:p>s1*5 </text:p>
          </table:table-cell>
          <table:table-cell table:formula="of:=IF([.Q56]=&quot;&quot;;&quot;&quot;;&quot;\overrideProperty Score.NonMusicalPaperColumn.line-break-system-details #'((Y-offset . &quot;&amp;[.Q56]&amp;&quot;))&quot;)" office:value-type="string" office:string-value="\overrideProperty Score.NonMusicalPaperColumn.line-break-system-details #'((Y-offset . 99.5))" calcext:value-type="string">
            <text:p>\overrideProperty Score.NonMusicalPaperColumn.line-break-system-details #'((Y-offset . 99.5))</text:p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L58];MATCH([.$M$3];[.$AK$3:.$DL$3];0)+[.$M$1])=&quot;&quot;;&quot;&quot;;INDEX([.$DO$23:.$DO$422];MATCH(INDEX([.$AK58:.$DL58];MATCH([.$M$3];[.$AK$3:.$DL$3];0)+[.$M$1])&amp;IF([.P58]=&quot;&quot;;&quot;&quot;;&quot;_&quot;&amp;[.P58]);[.$DP$23:.$DP$422];0)))">
            <text:p/>
          </table:table-cell>
          <table:table-cell table:style-name="ce14" table:formula="of:=IF(INDEX([.$AK58:.$DL58];MATCH([.$M$3];[.$AK$3:.$DL$3];0)+[.N$1])=&quot;&quot;;&quot;&quot;;INDEX([.$AK58:.$DL58];MATCH([.$M$3];[.$AK$3:.$DL$3];0)+[.N$1]))">
            <text:p/>
          </table:table-cell>
          <table:table-cell table:style-name="ce51" table:formula="of:=IF(INDEX([.$AK58:.$DL58];MATCH([.$M$3];[.$AK$3:.$DL$3];0)+[.O$1])=&quot;&quot;;&quot;&quot;;INDEX([.$AK58:.$DL58];MATCH([.$M$3];[.$AK$3:.$DL$3];0)+[.O$1]))">
            <text:p/>
          </table:table-cell>
          <table:table-cell table:style-name="ce51" table:formula="of:=IF(INDEX([.$AK58:.$DL58];MATCH([.$M$3];[.$AK$3:.$DL$3];0)+[.P$1])=&quot;&quot;;&quot;&quot;;INDEX([.$AK58:.$DL58];MATCH([.$M$3];[.$AK$3:.$DL$3];0)+[.P$1]))">
            <text:p/>
          </table:table-cell>
          <table:table-cell table:style-name="ce37" table:formula="of:=IF(INDEX([.$AK58:.$DL58];MATCH([.$M$3];[.$AK$3:.$DL$3];0)+[.Q$1])=&quot;&quot;;&quot;&quot;;INDEX([.$AK58:.$DL58];MATCH([.$M$3];[.$AK$3:.$DL$3];0)+[.Q$1]))">
            <text:p/>
          </table:table-cell>
          <table:table-cell table:style-name="ce24" table:formula="of:=IF(INDEX([.$AK58:.$DL58];MATCH([.$M$3];[.$AK$3:.$DL$3];0)+[.R$1])=&quot;&quot;;&quot;&quot;;INDEX([.$DO$23:.$DO$422];MATCH(INDEX([.$AK58:.$DL58];MATCH([.$M$3];[.$AK$3:.$DL$3];0)+[.R$1])&amp;IF([.U58]=&quot;&quot;;&quot;&quot;;&quot;_&quot;&amp;[.U58]);[.$DQ$23:.$DQ$422];0)))">
            <text:p/>
          </table:table-cell>
          <table:table-cell table:style-name="ce14" table:formula="of:=IF(INDEX([.$AK58:.$DL58];MATCH([.$M$3];[.$AK$3:.$DL$3];0)+[.S$1])=&quot;&quot;;&quot;&quot;;INDEX([.$AK58:.$DL58];MATCH([.$M$3];[.$AK$3:.$DL$3];0)+[.S$1]))">
            <text:p/>
          </table:table-cell>
          <table:table-cell table:style-name="ce14" table:formula="of:=IF(INDEX([.$AK58:.$DL58];MATCH([.$M$3];[.$AK$3:.$DL$3];0)+[.T$1])=&quot;&quot;;&quot;&quot;;INDEX([.$AK58:.$DL58];MATCH([.$M$3];[.$AK$3:.$DL$3];0)+[.T$1]))">
            <text:p/>
          </table:table-cell>
          <table:table-cell table:style-name="ce51" table:formula="of:=IF(INDEX([.$AK58:.$DL58];MATCH([.$M$3];[.$AK$3:.$DL$3];0)+[.U$1])=&quot;&quot;;&quot;&quot;;INDEX([.$AK58:.$DL58];MATCH([.$M$3];[.$AK$3:.$DL$3];0)+[.U$1]))">
            <text:p/>
          </table:table-cell>
          <table:table-cell table:style-name="ce37" table:formula="of:=IF(INDEX([.$AK58:.$DL58];MATCH([.$M$3];[.$AK$3:.$DL$3];0)+[.V$1])=&quot;&quot;;&quot;&quot;;INDEX([.$AK58:.$DL58];MATCH([.$M$3];[.$AK$3:.$DL$3];0)+[.V$1]))">
            <text:p/>
          </table:table-cell>
          <table:table-cell table:style-name="ce24" table:formula="of:=IF(INDEX([.$AK58:.$DL58];MATCH([.$M$3];[.$AK$3:.$DL$3];0)+[.W$1])=&quot;&quot;;&quot;&quot;;INDEX([.$DO$23:.$DO$422];MATCH(INDEX([.$AK58:.$DL58];MATCH([.$M$3];[.$AK$3:.$DL$3];0)+[.W$1])&amp;IF([.Z58]=&quot;&quot;;&quot;&quot;;&quot;_&quot;&amp;[.Z58]);[.$DR$23:.$DR$422];0)))">
            <text:p/>
          </table:table-cell>
          <table:table-cell table:style-name="ce14" table:formula="of:=IF(INDEX([.$AK58:.$DL58];MATCH([.$M$3];[.$AK$3:.$DL$3];0)+[.X$1])=&quot;&quot;;&quot;&quot;;INDEX([.$AK58:.$DL58];MATCH([.$M$3];[.$AK$3:.$DL$3];0)+[.X$1]))">
            <text:p/>
          </table:table-cell>
          <table:table-cell table:style-name="ce14" table:formula="of:=IF(INDEX([.$AK58:.$DL58];MATCH([.$M$3];[.$AK$3:.$DL$3];0)+[.Y$1])=&quot;&quot;;&quot;&quot;;INDEX([.$AK58:.$DL58];MATCH([.$M$3];[.$AK$3:.$DL$3];0)+[.Y$1]))">
            <text:p/>
          </table:table-cell>
          <table:table-cell table:style-name="ce51" table:formula="of:=IF(INDEX([.$AK58:.$DL58];MATCH([.$M$3];[.$AK$3:.$DL$3];0)+[.Z$1])=&quot;&quot;;&quot;&quot;;INDEX([.$AK58:.$DL58];MATCH([.$M$3];[.$AK$3:.$DL$3];0)+[.Z$1]))">
            <text:p/>
          </table:table-cell>
          <table:table-cell table:style-name="ce37" table:formula="of:=IF(INDEX([.$AK58:.$DL58];MATCH([.$M$3];[.$AK$3:.$DL$3];0)+[.AA$1])=&quot;&quot;;&quot;&quot;;INDEX([.$AK58:.$DL58];MATCH([.$M$3];[.$AK$3:.$DL$3];0)+[.AA$1]))">
            <text:p/>
          </table:table-cell>
          <table:table-cell table:style-name="ce43" table:formula="of:=IF(INDEX([.$AK58:.$DL58];MATCH([.$M$3];[.$AK$3:.$DL$3];0)+[.AB$1])=&quot;&quot;;&quot;&quot;;INDEX([.$DO$23:.$DO$422];MATCH(INDEX([.$AK58:.$DL58];MATCH([.$M$3];[.$AK$3:.$DL$3];0)+[.AB$1])&amp;IF([.AE58]=&quot;&quot;;&quot;&quot;;&quot;_&quot;&amp;[.AE58]);[.$DS$23:.$DS$422];0)))" office:value-type="float" office:value="287" calcext:value-type="float">
            <text:p>287</text:p>
          </table:table-cell>
          <table:table-cell table:style-name="ce14" table:formula="of:=IF(INDEX([.$AK58:.$DL58];MATCH([.$M$3];[.$AK$3:.$DL$3];0)+[.AC$1])=&quot;&quot;;&quot;&quot;;INDEX([.$AK58:.$DL58];MATCH([.$M$3];[.$AK$3:.$DL$3];0)+[.AC$1]))" office:value-type="string" office:string-value="pb" calcext:value-type="string">
            <text:p>pb</text:p>
          </table:table-cell>
          <table:table-cell table:style-name="ce14" table:formula="of:=IF(INDEX([.$AK58:.$DL58];MATCH([.$M$3];[.$AK$3:.$DL$3];0)+[.AD$1])=&quot;&quot;;&quot;&quot;;INDEX([.$AK58:.$DL58];MATCH([.$M$3];[.$AK$3:.$DL$3];0)+[.AD$1]))">
            <text:p/>
          </table:table-cell>
          <table:table-cell table:style-name="ce51" table:formula="of:=IF(INDEX([.$AK58:.$DL58];MATCH([.$M$3];[.$AK$3:.$DL$3];0)+[.AE$1])=&quot;&quot;;&quot;&quot;;INDEX([.$AK58:.$DL58];MATCH([.$M$3];[.$AK$3:.$DL$3];0)+[.AE$1]))">
            <text:p/>
          </table:table-cell>
          <table:table-cell table:style-name="ce60" table:formula="of:=IF(INDEX([.$AK58:.$DL58];MATCH([.$M$3];[.$AK$3:.$DL$3];0)+[.AF$1])=&quot;&quot;;&quot;&quot;;INDEX([.$AK58:.$DL58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7" calcext:value-type="float">
            <text:p>28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9" calcext:value-type="float">
            <text:p>29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0.86" calcext:value-type="float">
            <text:p>2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formula="of:=IF([.Q57]=&quot;&quot;;&quot;&quot;;&quot;\overrideProperty Score.NonMusicalPaperColumn.line-break-system-details #'((Y-offset . &quot;&amp;[.Q57]&amp;&quot;))&quot;)">
            <text:p/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L59];MATCH([.$M$3];[.$AK$3:.$DL$3];0)+[.$M$1])=&quot;&quot;;&quot;&quot;;INDEX([.$DO$23:.$DO$422];MATCH(INDEX([.$AK59:.$DL59];MATCH([.$M$3];[.$AK$3:.$DL$3];0)+[.$M$1])&amp;IF([.P59]=&quot;&quot;;&quot;&quot;;&quot;_&quot;&amp;[.P59]);[.$DP$23:.$DP$422];0)))">
            <text:p/>
          </table:table-cell>
          <table:table-cell table:style-name="ce14" table:formula="of:=IF(INDEX([.$AK59:.$DL59];MATCH([.$M$3];[.$AK$3:.$DL$3];0)+[.N$1])=&quot;&quot;;&quot;&quot;;INDEX([.$AK59:.$DL59];MATCH([.$M$3];[.$AK$3:.$DL$3];0)+[.N$1]))">
            <text:p/>
          </table:table-cell>
          <table:table-cell table:style-name="ce51" table:formula="of:=IF(INDEX([.$AK59:.$DL59];MATCH([.$M$3];[.$AK$3:.$DL$3];0)+[.O$1])=&quot;&quot;;&quot;&quot;;INDEX([.$AK59:.$DL59];MATCH([.$M$3];[.$AK$3:.$DL$3];0)+[.O$1]))">
            <text:p/>
          </table:table-cell>
          <table:table-cell table:style-name="ce51" table:formula="of:=IF(INDEX([.$AK59:.$DL59];MATCH([.$M$3];[.$AK$3:.$DL$3];0)+[.P$1])=&quot;&quot;;&quot;&quot;;INDEX([.$AK59:.$DL59];MATCH([.$M$3];[.$AK$3:.$DL$3];0)+[.P$1]))">
            <text:p/>
          </table:table-cell>
          <table:table-cell table:style-name="ce37" table:formula="of:=IF(INDEX([.$AK59:.$DL59];MATCH([.$M$3];[.$AK$3:.$DL$3];0)+[.Q$1])=&quot;&quot;;&quot;&quot;;INDEX([.$AK59:.$DL59];MATCH([.$M$3];[.$AK$3:.$DL$3];0)+[.Q$1]))">
            <text:p/>
          </table:table-cell>
          <table:table-cell table:style-name="ce24" table:formula="of:=IF(INDEX([.$AK59:.$DL59];MATCH([.$M$3];[.$AK$3:.$DL$3];0)+[.R$1])=&quot;&quot;;&quot;&quot;;INDEX([.$DO$23:.$DO$422];MATCH(INDEX([.$AK59:.$DL59];MATCH([.$M$3];[.$AK$3:.$DL$3];0)+[.R$1])&amp;IF([.U59]=&quot;&quot;;&quot;&quot;;&quot;_&quot;&amp;[.U59]);[.$DQ$23:.$DQ$422];0)))">
            <text:p/>
          </table:table-cell>
          <table:table-cell table:style-name="ce14" table:formula="of:=IF(INDEX([.$AK59:.$DL59];MATCH([.$M$3];[.$AK$3:.$DL$3];0)+[.S$1])=&quot;&quot;;&quot;&quot;;INDEX([.$AK59:.$DL59];MATCH([.$M$3];[.$AK$3:.$DL$3];0)+[.S$1]))">
            <text:p/>
          </table:table-cell>
          <table:table-cell table:style-name="ce14" table:formula="of:=IF(INDEX([.$AK59:.$DL59];MATCH([.$M$3];[.$AK$3:.$DL$3];0)+[.T$1])=&quot;&quot;;&quot;&quot;;INDEX([.$AK59:.$DL59];MATCH([.$M$3];[.$AK$3:.$DL$3];0)+[.T$1]))">
            <text:p/>
          </table:table-cell>
          <table:table-cell table:style-name="ce51" table:formula="of:=IF(INDEX([.$AK59:.$DL59];MATCH([.$M$3];[.$AK$3:.$DL$3];0)+[.U$1])=&quot;&quot;;&quot;&quot;;INDEX([.$AK59:.$DL59];MATCH([.$M$3];[.$AK$3:.$DL$3];0)+[.U$1]))">
            <text:p/>
          </table:table-cell>
          <table:table-cell table:style-name="ce37" table:formula="of:=IF(INDEX([.$AK59:.$DL59];MATCH([.$M$3];[.$AK$3:.$DL$3];0)+[.V$1])=&quot;&quot;;&quot;&quot;;INDEX([.$AK59:.$DL59];MATCH([.$M$3];[.$AK$3:.$DL$3];0)+[.V$1]))">
            <text:p/>
          </table:table-cell>
          <table:table-cell table:style-name="ce24" table:formula="of:=IF(INDEX([.$AK59:.$DL59];MATCH([.$M$3];[.$AK$3:.$DL$3];0)+[.W$1])=&quot;&quot;;&quot;&quot;;INDEX([.$DO$23:.$DO$422];MATCH(INDEX([.$AK59:.$DL59];MATCH([.$M$3];[.$AK$3:.$DL$3];0)+[.W$1])&amp;IF([.Z59]=&quot;&quot;;&quot;&quot;;&quot;_&quot;&amp;[.Z59]);[.$DR$23:.$DR$422];0)))">
            <text:p/>
          </table:table-cell>
          <table:table-cell table:style-name="ce14" table:formula="of:=IF(INDEX([.$AK59:.$DL59];MATCH([.$M$3];[.$AK$3:.$DL$3];0)+[.X$1])=&quot;&quot;;&quot;&quot;;INDEX([.$AK59:.$DL59];MATCH([.$M$3];[.$AK$3:.$DL$3];0)+[.X$1]))">
            <text:p/>
          </table:table-cell>
          <table:table-cell table:style-name="ce14" table:formula="of:=IF(INDEX([.$AK59:.$DL59];MATCH([.$M$3];[.$AK$3:.$DL$3];0)+[.Y$1])=&quot;&quot;;&quot;&quot;;INDEX([.$AK59:.$DL59];MATCH([.$M$3];[.$AK$3:.$DL$3];0)+[.Y$1]))">
            <text:p/>
          </table:table-cell>
          <table:table-cell table:style-name="ce51" table:formula="of:=IF(INDEX([.$AK59:.$DL59];MATCH([.$M$3];[.$AK$3:.$DL$3];0)+[.Z$1])=&quot;&quot;;&quot;&quot;;INDEX([.$AK59:.$DL59];MATCH([.$M$3];[.$AK$3:.$DL$3];0)+[.Z$1]))">
            <text:p/>
          </table:table-cell>
          <table:table-cell table:style-name="ce37" table:formula="of:=IF(INDEX([.$AK59:.$DL59];MATCH([.$M$3];[.$AK$3:.$DL$3];0)+[.AA$1])=&quot;&quot;;&quot;&quot;;INDEX([.$AK59:.$DL59];MATCH([.$M$3];[.$AK$3:.$DL$3];0)+[.AA$1]))">
            <text:p/>
          </table:table-cell>
          <table:table-cell table:style-name="ce43" table:formula="of:=IF(INDEX([.$AK59:.$DL59];MATCH([.$M$3];[.$AK$3:.$DL$3];0)+[.AB$1])=&quot;&quot;;&quot;&quot;;INDEX([.$DO$23:.$DO$422];MATCH(INDEX([.$AK59:.$DL59];MATCH([.$M$3];[.$AK$3:.$DL$3];0)+[.AB$1])&amp;IF([.AE59]=&quot;&quot;;&quot;&quot;;&quot;_&quot;&amp;[.AE59]);[.$DS$23:.$DS$422];0)))" office:value-type="float" office:value="298" calcext:value-type="float">
            <text:p>298</text:p>
          </table:table-cell>
          <table:table-cell table:style-name="ce14" table:formula="of:=IF(INDEX([.$AK59:.$DL59];MATCH([.$M$3];[.$AK$3:.$DL$3];0)+[.AC$1])=&quot;&quot;;&quot;&quot;;INDEX([.$AK59:.$DL59];MATCH([.$M$3];[.$AK$3:.$DL$3];0)+[.AC$1]))" office:value-type="string" office:string-value="b" calcext:value-type="string">
            <text:p>b</text:p>
          </table:table-cell>
          <table:table-cell table:style-name="ce14" table:formula="of:=IF(INDEX([.$AK59:.$DL59];MATCH([.$M$3];[.$AK$3:.$DL$3];0)+[.AD$1])=&quot;&quot;;&quot;&quot;;INDEX([.$AK59:.$DL59];MATCH([.$M$3];[.$AK$3:.$DL$3];0)+[.AD$1]))">
            <text:p/>
          </table:table-cell>
          <table:table-cell table:style-name="ce51" table:formula="of:=IF(INDEX([.$AK59:.$DL59];MATCH([.$M$3];[.$AK$3:.$DL$3];0)+[.AE$1])=&quot;&quot;;&quot;&quot;;INDEX([.$AK59:.$DL59];MATCH([.$M$3];[.$AK$3:.$DL$3];0)+[.AE$1]))">
            <text:p/>
          </table:table-cell>
          <table:table-cell table:style-name="ce60" table:formula="of:=IF(INDEX([.$AK59:.$DL59];MATCH([.$M$3];[.$AK$3:.$DL$3];0)+[.AF$1])=&quot;&quot;;&quot;&quot;;INDEX([.$AK59:.$DL59];MATCH([.$M$3];[.$AK$3:.$DL$3];0)+[.AF$1]))" office:value-type="float" office:value="16.58" calcext:value-type="float">
            <text:p>16.5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8" calcext:value-type="float">
            <text:p>2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8" calcext:value-type="float">
            <text:p>16.5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7" calcext:value-type="float">
            <text:p>3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02" calcext:value-type="float">
            <text:p>34.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L60];MATCH([.$M$3];[.$AK$3:.$DL$3];0)+[.$M$1])=&quot;&quot;;&quot;&quot;;INDEX([.$DO$23:.$DO$422];MATCH(INDEX([.$AK60:.$DL60];MATCH([.$M$3];[.$AK$3:.$DL$3];0)+[.$M$1])&amp;IF([.P60]=&quot;&quot;;&quot;&quot;;&quot;_&quot;&amp;[.P60]);[.$DP$23:.$DP$422];0)))">
            <text:p/>
          </table:table-cell>
          <table:table-cell table:style-name="ce14" table:formula="of:=IF(INDEX([.$AK60:.$DL60];MATCH([.$M$3];[.$AK$3:.$DL$3];0)+[.N$1])=&quot;&quot;;&quot;&quot;;INDEX([.$AK60:.$DL60];MATCH([.$M$3];[.$AK$3:.$DL$3];0)+[.N$1]))">
            <text:p/>
          </table:table-cell>
          <table:table-cell table:style-name="ce51" table:formula="of:=IF(INDEX([.$AK60:.$DL60];MATCH([.$M$3];[.$AK$3:.$DL$3];0)+[.O$1])=&quot;&quot;;&quot;&quot;;INDEX([.$AK60:.$DL60];MATCH([.$M$3];[.$AK$3:.$DL$3];0)+[.O$1]))">
            <text:p/>
          </table:table-cell>
          <table:table-cell table:style-name="ce51" table:formula="of:=IF(INDEX([.$AK60:.$DL60];MATCH([.$M$3];[.$AK$3:.$DL$3];0)+[.P$1])=&quot;&quot;;&quot;&quot;;INDEX([.$AK60:.$DL60];MATCH([.$M$3];[.$AK$3:.$DL$3];0)+[.P$1]))">
            <text:p/>
          </table:table-cell>
          <table:table-cell table:style-name="ce37" table:formula="of:=IF(INDEX([.$AK60:.$DL60];MATCH([.$M$3];[.$AK$3:.$DL$3];0)+[.Q$1])=&quot;&quot;;&quot;&quot;;INDEX([.$AK60:.$DL60];MATCH([.$M$3];[.$AK$3:.$DL$3];0)+[.Q$1]))">
            <text:p/>
          </table:table-cell>
          <table:table-cell table:style-name="ce24" table:formula="of:=IF(INDEX([.$AK60:.$DL60];MATCH([.$M$3];[.$AK$3:.$DL$3];0)+[.R$1])=&quot;&quot;;&quot;&quot;;INDEX([.$DO$23:.$DO$422];MATCH(INDEX([.$AK60:.$DL60];MATCH([.$M$3];[.$AK$3:.$DL$3];0)+[.R$1])&amp;IF([.U60]=&quot;&quot;;&quot;&quot;;&quot;_&quot;&amp;[.U60]);[.$DQ$23:.$DQ$422];0)))">
            <text:p/>
          </table:table-cell>
          <table:table-cell table:style-name="ce14" table:formula="of:=IF(INDEX([.$AK60:.$DL60];MATCH([.$M$3];[.$AK$3:.$DL$3];0)+[.S$1])=&quot;&quot;;&quot;&quot;;INDEX([.$AK60:.$DL60];MATCH([.$M$3];[.$AK$3:.$DL$3];0)+[.S$1]))">
            <text:p/>
          </table:table-cell>
          <table:table-cell table:style-name="ce14" table:formula="of:=IF(INDEX([.$AK60:.$DL60];MATCH([.$M$3];[.$AK$3:.$DL$3];0)+[.T$1])=&quot;&quot;;&quot;&quot;;INDEX([.$AK60:.$DL60];MATCH([.$M$3];[.$AK$3:.$DL$3];0)+[.T$1]))">
            <text:p/>
          </table:table-cell>
          <table:table-cell table:style-name="ce51" table:formula="of:=IF(INDEX([.$AK60:.$DL60];MATCH([.$M$3];[.$AK$3:.$DL$3];0)+[.U$1])=&quot;&quot;;&quot;&quot;;INDEX([.$AK60:.$DL60];MATCH([.$M$3];[.$AK$3:.$DL$3];0)+[.U$1]))">
            <text:p/>
          </table:table-cell>
          <table:table-cell table:style-name="ce37" table:formula="of:=IF(INDEX([.$AK60:.$DL60];MATCH([.$M$3];[.$AK$3:.$DL$3];0)+[.V$1])=&quot;&quot;;&quot;&quot;;INDEX([.$AK60:.$DL60];MATCH([.$M$3];[.$AK$3:.$DL$3];0)+[.V$1]))">
            <text:p/>
          </table:table-cell>
          <table:table-cell table:style-name="ce24" table:formula="of:=IF(INDEX([.$AK60:.$DL60];MATCH([.$M$3];[.$AK$3:.$DL$3];0)+[.W$1])=&quot;&quot;;&quot;&quot;;INDEX([.$DO$23:.$DO$422];MATCH(INDEX([.$AK60:.$DL60];MATCH([.$M$3];[.$AK$3:.$DL$3];0)+[.W$1])&amp;IF([.Z60]=&quot;&quot;;&quot;&quot;;&quot;_&quot;&amp;[.Z60]);[.$DR$23:.$DR$422];0)))">
            <text:p/>
          </table:table-cell>
          <table:table-cell table:style-name="ce14" table:formula="of:=IF(INDEX([.$AK60:.$DL60];MATCH([.$M$3];[.$AK$3:.$DL$3];0)+[.X$1])=&quot;&quot;;&quot;&quot;;INDEX([.$AK60:.$DL60];MATCH([.$M$3];[.$AK$3:.$DL$3];0)+[.X$1]))">
            <text:p/>
          </table:table-cell>
          <table:table-cell table:style-name="ce14" table:formula="of:=IF(INDEX([.$AK60:.$DL60];MATCH([.$M$3];[.$AK$3:.$DL$3];0)+[.Y$1])=&quot;&quot;;&quot;&quot;;INDEX([.$AK60:.$DL60];MATCH([.$M$3];[.$AK$3:.$DL$3];0)+[.Y$1]))">
            <text:p/>
          </table:table-cell>
          <table:table-cell table:style-name="ce51" table:formula="of:=IF(INDEX([.$AK60:.$DL60];MATCH([.$M$3];[.$AK$3:.$DL$3];0)+[.Z$1])=&quot;&quot;;&quot;&quot;;INDEX([.$AK60:.$DL60];MATCH([.$M$3];[.$AK$3:.$DL$3];0)+[.Z$1]))">
            <text:p/>
          </table:table-cell>
          <table:table-cell table:style-name="ce37" table:formula="of:=IF(INDEX([.$AK60:.$DL60];MATCH([.$M$3];[.$AK$3:.$DL$3];0)+[.AA$1])=&quot;&quot;;&quot;&quot;;INDEX([.$AK60:.$DL60];MATCH([.$M$3];[.$AK$3:.$DL$3];0)+[.AA$1]))">
            <text:p/>
          </table:table-cell>
          <table:table-cell table:style-name="ce43" table:formula="of:=IF(INDEX([.$AK60:.$DL60];MATCH([.$M$3];[.$AK$3:.$DL$3];0)+[.AB$1])=&quot;&quot;;&quot;&quot;;INDEX([.$DO$23:.$DO$422];MATCH(INDEX([.$AK60:.$DL60];MATCH([.$M$3];[.$AK$3:.$DL$3];0)+[.AB$1])&amp;IF([.AE60]=&quot;&quot;;&quot;&quot;;&quot;_&quot;&amp;[.AE60]);[.$DS$23:.$DS$422];0)))" office:value-type="float" office:value="305" calcext:value-type="float">
            <text:p>305</text:p>
          </table:table-cell>
          <table:table-cell table:style-name="ce14" table:formula="of:=IF(INDEX([.$AK60:.$DL60];MATCH([.$M$3];[.$AK$3:.$DL$3];0)+[.AC$1])=&quot;&quot;;&quot;&quot;;INDEX([.$AK60:.$DL60];MATCH([.$M$3];[.$AK$3:.$DL$3];0)+[.AC$1]))" office:value-type="string" office:string-value="b" calcext:value-type="string">
            <text:p>b</text:p>
          </table:table-cell>
          <table:table-cell table:style-name="ce14" table:formula="of:=IF(INDEX([.$AK60:.$DL60];MATCH([.$M$3];[.$AK$3:.$DL$3];0)+[.AD$1])=&quot;&quot;;&quot;&quot;;INDEX([.$AK60:.$DL60];MATCH([.$M$3];[.$AK$3:.$DL$3];0)+[.AD$1]))">
            <text:p/>
          </table:table-cell>
          <table:table-cell table:style-name="ce51" table:formula="of:=IF(INDEX([.$AK60:.$DL60];MATCH([.$M$3];[.$AK$3:.$DL$3];0)+[.AE$1])=&quot;&quot;;&quot;&quot;;INDEX([.$AK60:.$DL60];MATCH([.$M$3];[.$AK$3:.$DL$3];0)+[.AE$1]))">
            <text:p/>
          </table:table-cell>
          <table:table-cell table:style-name="ce60" table:formula="of:=IF(INDEX([.$AK60:.$DL60];MATCH([.$M$3];[.$AK$3:.$DL$3];0)+[.AF$1])=&quot;&quot;;&quot;&quot;;INDEX([.$AK60:.$DL60];MATCH([.$M$3];[.$AK$3:.$DL$3];0)+[.AF$1]))" office:value-type="float" office:value="31.27" calcext:value-type="float">
            <text:p>31.2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5" calcext:value-type="float">
            <text:p>30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27" calcext:value-type="float">
            <text:p>31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L61];MATCH([.$M$3];[.$AK$3:.$DL$3];0)+[.$M$1])=&quot;&quot;;&quot;&quot;;INDEX([.$DO$23:.$DO$422];MATCH(INDEX([.$AK61:.$DL61];MATCH([.$M$3];[.$AK$3:.$DL$3];0)+[.$M$1])&amp;IF([.P61]=&quot;&quot;;&quot;&quot;;&quot;_&quot;&amp;[.P61]);[.$DP$23:.$DP$422];0)))">
            <text:p/>
          </table:table-cell>
          <table:table-cell table:style-name="ce14" table:formula="of:=IF(INDEX([.$AK61:.$DL61];MATCH([.$M$3];[.$AK$3:.$DL$3];0)+[.N$1])=&quot;&quot;;&quot;&quot;;INDEX([.$AK61:.$DL61];MATCH([.$M$3];[.$AK$3:.$DL$3];0)+[.N$1]))">
            <text:p/>
          </table:table-cell>
          <table:table-cell table:style-name="ce51" table:formula="of:=IF(INDEX([.$AK61:.$DL61];MATCH([.$M$3];[.$AK$3:.$DL$3];0)+[.O$1])=&quot;&quot;;&quot;&quot;;INDEX([.$AK61:.$DL61];MATCH([.$M$3];[.$AK$3:.$DL$3];0)+[.O$1]))">
            <text:p/>
          </table:table-cell>
          <table:table-cell table:style-name="ce51" table:formula="of:=IF(INDEX([.$AK61:.$DL61];MATCH([.$M$3];[.$AK$3:.$DL$3];0)+[.P$1])=&quot;&quot;;&quot;&quot;;INDEX([.$AK61:.$DL61];MATCH([.$M$3];[.$AK$3:.$DL$3];0)+[.P$1]))">
            <text:p/>
          </table:table-cell>
          <table:table-cell table:style-name="ce37" table:formula="of:=IF(INDEX([.$AK61:.$DL61];MATCH([.$M$3];[.$AK$3:.$DL$3];0)+[.Q$1])=&quot;&quot;;&quot;&quot;;INDEX([.$AK61:.$DL61];MATCH([.$M$3];[.$AK$3:.$DL$3];0)+[.Q$1]))">
            <text:p/>
          </table:table-cell>
          <table:table-cell table:style-name="ce24" table:formula="of:=IF(INDEX([.$AK61:.$DL61];MATCH([.$M$3];[.$AK$3:.$DL$3];0)+[.R$1])=&quot;&quot;;&quot;&quot;;INDEX([.$DO$23:.$DO$422];MATCH(INDEX([.$AK61:.$DL61];MATCH([.$M$3];[.$AK$3:.$DL$3];0)+[.R$1])&amp;IF([.U61]=&quot;&quot;;&quot;&quot;;&quot;_&quot;&amp;[.U61]);[.$DQ$23:.$DQ$422];0)))">
            <text:p/>
          </table:table-cell>
          <table:table-cell table:style-name="ce14" table:formula="of:=IF(INDEX([.$AK61:.$DL61];MATCH([.$M$3];[.$AK$3:.$DL$3];0)+[.S$1])=&quot;&quot;;&quot;&quot;;INDEX([.$AK61:.$DL61];MATCH([.$M$3];[.$AK$3:.$DL$3];0)+[.S$1]))">
            <text:p/>
          </table:table-cell>
          <table:table-cell table:style-name="ce14" table:formula="of:=IF(INDEX([.$AK61:.$DL61];MATCH([.$M$3];[.$AK$3:.$DL$3];0)+[.T$1])=&quot;&quot;;&quot;&quot;;INDEX([.$AK61:.$DL61];MATCH([.$M$3];[.$AK$3:.$DL$3];0)+[.T$1]))">
            <text:p/>
          </table:table-cell>
          <table:table-cell table:style-name="ce51" table:formula="of:=IF(INDEX([.$AK61:.$DL61];MATCH([.$M$3];[.$AK$3:.$DL$3];0)+[.U$1])=&quot;&quot;;&quot;&quot;;INDEX([.$AK61:.$DL61];MATCH([.$M$3];[.$AK$3:.$DL$3];0)+[.U$1]))">
            <text:p/>
          </table:table-cell>
          <table:table-cell table:style-name="ce37" table:formula="of:=IF(INDEX([.$AK61:.$DL61];MATCH([.$M$3];[.$AK$3:.$DL$3];0)+[.V$1])=&quot;&quot;;&quot;&quot;;INDEX([.$AK61:.$DL61];MATCH([.$M$3];[.$AK$3:.$DL$3];0)+[.V$1]))">
            <text:p/>
          </table:table-cell>
          <table:table-cell table:style-name="ce24" table:formula="of:=IF(INDEX([.$AK61:.$DL61];MATCH([.$M$3];[.$AK$3:.$DL$3];0)+[.W$1])=&quot;&quot;;&quot;&quot;;INDEX([.$DO$23:.$DO$422];MATCH(INDEX([.$AK61:.$DL61];MATCH([.$M$3];[.$AK$3:.$DL$3];0)+[.W$1])&amp;IF([.Z61]=&quot;&quot;;&quot;&quot;;&quot;_&quot;&amp;[.Z61]);[.$DR$23:.$DR$422];0)))">
            <text:p/>
          </table:table-cell>
          <table:table-cell table:style-name="ce14" table:formula="of:=IF(INDEX([.$AK61:.$DL61];MATCH([.$M$3];[.$AK$3:.$DL$3];0)+[.X$1])=&quot;&quot;;&quot;&quot;;INDEX([.$AK61:.$DL61];MATCH([.$M$3];[.$AK$3:.$DL$3];0)+[.X$1]))">
            <text:p/>
          </table:table-cell>
          <table:table-cell table:style-name="ce14" table:formula="of:=IF(INDEX([.$AK61:.$DL61];MATCH([.$M$3];[.$AK$3:.$DL$3];0)+[.Y$1])=&quot;&quot;;&quot;&quot;;INDEX([.$AK61:.$DL61];MATCH([.$M$3];[.$AK$3:.$DL$3];0)+[.Y$1]))">
            <text:p/>
          </table:table-cell>
          <table:table-cell table:style-name="ce51" table:formula="of:=IF(INDEX([.$AK61:.$DL61];MATCH([.$M$3];[.$AK$3:.$DL$3];0)+[.Z$1])=&quot;&quot;;&quot;&quot;;INDEX([.$AK61:.$DL61];MATCH([.$M$3];[.$AK$3:.$DL$3];0)+[.Z$1]))">
            <text:p/>
          </table:table-cell>
          <table:table-cell table:style-name="ce37" table:formula="of:=IF(INDEX([.$AK61:.$DL61];MATCH([.$M$3];[.$AK$3:.$DL$3];0)+[.AA$1])=&quot;&quot;;&quot;&quot;;INDEX([.$AK61:.$DL61];MATCH([.$M$3];[.$AK$3:.$DL$3];0)+[.AA$1]))">
            <text:p/>
          </table:table-cell>
          <table:table-cell table:style-name="ce43" table:formula="of:=IF(INDEX([.$AK61:.$DL61];MATCH([.$M$3];[.$AK$3:.$DL$3];0)+[.AB$1])=&quot;&quot;;&quot;&quot;;INDEX([.$DO$23:.$DO$422];MATCH(INDEX([.$AK61:.$DL61];MATCH([.$M$3];[.$AK$3:.$DL$3];0)+[.AB$1])&amp;IF([.AE61]=&quot;&quot;;&quot;&quot;;&quot;_&quot;&amp;[.AE61]);[.$DS$23:.$DS$422];0)))" office:value-type="float" office:value="312" calcext:value-type="float">
            <text:p>312</text:p>
          </table:table-cell>
          <table:table-cell table:style-name="ce14" table:formula="of:=IF(INDEX([.$AK61:.$DL61];MATCH([.$M$3];[.$AK$3:.$DL$3];0)+[.AC$1])=&quot;&quot;;&quot;&quot;;INDEX([.$AK61:.$DL61];MATCH([.$M$3];[.$AK$3:.$DL$3];0)+[.AC$1]))" office:value-type="string" office:string-value="b" calcext:value-type="string">
            <text:p>b</text:p>
          </table:table-cell>
          <table:table-cell table:style-name="ce14" table:formula="of:=IF(INDEX([.$AK61:.$DL61];MATCH([.$M$3];[.$AK$3:.$DL$3];0)+[.AD$1])=&quot;&quot;;&quot;&quot;;INDEX([.$AK61:.$DL61];MATCH([.$M$3];[.$AK$3:.$DL$3];0)+[.AD$1]))">
            <text:p/>
          </table:table-cell>
          <table:table-cell table:style-name="ce51" table:formula="of:=IF(INDEX([.$AK61:.$DL61];MATCH([.$M$3];[.$AK$3:.$DL$3];0)+[.AE$1])=&quot;&quot;;&quot;&quot;;INDEX([.$AK61:.$DL61];MATCH([.$M$3];[.$AK$3:.$DL$3];0)+[.AE$1]))">
            <text:p/>
          </table:table-cell>
          <table:table-cell table:style-name="ce60" table:formula="of:=IF(INDEX([.$AK61:.$DL61];MATCH([.$M$3];[.$AK$3:.$DL$3];0)+[.AF$1])=&quot;&quot;;&quot;&quot;;INDEX([.$AK61:.$DL61];MATCH([.$M$3];[.$AK$3:.$DL$3];0)+[.AF$1]))" office:value-type="float" office:value="44.41" calcext:value-type="float">
            <text:p>44.4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1" calcext:value-type="float">
            <text:p>44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3" calcext:value-type="float">
            <text:p>3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L62];MATCH([.$M$3];[.$AK$3:.$DL$3];0)+[.$M$1])=&quot;&quot;;&quot;&quot;;INDEX([.$DO$23:.$DO$422];MATCH(INDEX([.$AK62:.$DL62];MATCH([.$M$3];[.$AK$3:.$DL$3];0)+[.$M$1])&amp;IF([.P62]=&quot;&quot;;&quot;&quot;;&quot;_&quot;&amp;[.P62]);[.$DP$23:.$DP$422];0)))">
            <text:p/>
          </table:table-cell>
          <table:table-cell table:style-name="ce14" table:formula="of:=IF(INDEX([.$AK62:.$DL62];MATCH([.$M$3];[.$AK$3:.$DL$3];0)+[.N$1])=&quot;&quot;;&quot;&quot;;INDEX([.$AK62:.$DL62];MATCH([.$M$3];[.$AK$3:.$DL$3];0)+[.N$1]))">
            <text:p/>
          </table:table-cell>
          <table:table-cell table:style-name="ce51" table:formula="of:=IF(INDEX([.$AK62:.$DL62];MATCH([.$M$3];[.$AK$3:.$DL$3];0)+[.O$1])=&quot;&quot;;&quot;&quot;;INDEX([.$AK62:.$DL62];MATCH([.$M$3];[.$AK$3:.$DL$3];0)+[.O$1]))">
            <text:p/>
          </table:table-cell>
          <table:table-cell table:style-name="ce51" table:formula="of:=IF(INDEX([.$AK62:.$DL62];MATCH([.$M$3];[.$AK$3:.$DL$3];0)+[.P$1])=&quot;&quot;;&quot;&quot;;INDEX([.$AK62:.$DL62];MATCH([.$M$3];[.$AK$3:.$DL$3];0)+[.P$1]))">
            <text:p/>
          </table:table-cell>
          <table:table-cell table:style-name="ce37" table:formula="of:=IF(INDEX([.$AK62:.$DL62];MATCH([.$M$3];[.$AK$3:.$DL$3];0)+[.Q$1])=&quot;&quot;;&quot;&quot;;INDEX([.$AK62:.$DL62];MATCH([.$M$3];[.$AK$3:.$DL$3];0)+[.Q$1]))">
            <text:p/>
          </table:table-cell>
          <table:table-cell table:style-name="ce24" table:formula="of:=IF(INDEX([.$AK62:.$DL62];MATCH([.$M$3];[.$AK$3:.$DL$3];0)+[.R$1])=&quot;&quot;;&quot;&quot;;INDEX([.$DO$23:.$DO$422];MATCH(INDEX([.$AK62:.$DL62];MATCH([.$M$3];[.$AK$3:.$DL$3];0)+[.R$1])&amp;IF([.U62]=&quot;&quot;;&quot;&quot;;&quot;_&quot;&amp;[.U62]);[.$DQ$23:.$DQ$422];0)))">
            <text:p/>
          </table:table-cell>
          <table:table-cell table:style-name="ce14" table:formula="of:=IF(INDEX([.$AK62:.$DL62];MATCH([.$M$3];[.$AK$3:.$DL$3];0)+[.S$1])=&quot;&quot;;&quot;&quot;;INDEX([.$AK62:.$DL62];MATCH([.$M$3];[.$AK$3:.$DL$3];0)+[.S$1]))">
            <text:p/>
          </table:table-cell>
          <table:table-cell table:style-name="ce14" table:formula="of:=IF(INDEX([.$AK62:.$DL62];MATCH([.$M$3];[.$AK$3:.$DL$3];0)+[.T$1])=&quot;&quot;;&quot;&quot;;INDEX([.$AK62:.$DL62];MATCH([.$M$3];[.$AK$3:.$DL$3];0)+[.T$1]))">
            <text:p/>
          </table:table-cell>
          <table:table-cell table:style-name="ce51" table:formula="of:=IF(INDEX([.$AK62:.$DL62];MATCH([.$M$3];[.$AK$3:.$DL$3];0)+[.U$1])=&quot;&quot;;&quot;&quot;;INDEX([.$AK62:.$DL62];MATCH([.$M$3];[.$AK$3:.$DL$3];0)+[.U$1]))">
            <text:p/>
          </table:table-cell>
          <table:table-cell table:style-name="ce37" table:formula="of:=IF(INDEX([.$AK62:.$DL62];MATCH([.$M$3];[.$AK$3:.$DL$3];0)+[.V$1])=&quot;&quot;;&quot;&quot;;INDEX([.$AK62:.$DL62];MATCH([.$M$3];[.$AK$3:.$DL$3];0)+[.V$1]))">
            <text:p/>
          </table:table-cell>
          <table:table-cell table:style-name="ce24" table:formula="of:=IF(INDEX([.$AK62:.$DL62];MATCH([.$M$3];[.$AK$3:.$DL$3];0)+[.W$1])=&quot;&quot;;&quot;&quot;;INDEX([.$DO$23:.$DO$422];MATCH(INDEX([.$AK62:.$DL62];MATCH([.$M$3];[.$AK$3:.$DL$3];0)+[.W$1])&amp;IF([.Z62]=&quot;&quot;;&quot;&quot;;&quot;_&quot;&amp;[.Z62]);[.$DR$23:.$DR$422];0)))">
            <text:p/>
          </table:table-cell>
          <table:table-cell table:style-name="ce14" table:formula="of:=IF(INDEX([.$AK62:.$DL62];MATCH([.$M$3];[.$AK$3:.$DL$3];0)+[.X$1])=&quot;&quot;;&quot;&quot;;INDEX([.$AK62:.$DL62];MATCH([.$M$3];[.$AK$3:.$DL$3];0)+[.X$1]))">
            <text:p/>
          </table:table-cell>
          <table:table-cell table:style-name="ce14" table:formula="of:=IF(INDEX([.$AK62:.$DL62];MATCH([.$M$3];[.$AK$3:.$DL$3];0)+[.Y$1])=&quot;&quot;;&quot;&quot;;INDEX([.$AK62:.$DL62];MATCH([.$M$3];[.$AK$3:.$DL$3];0)+[.Y$1]))">
            <text:p/>
          </table:table-cell>
          <table:table-cell table:style-name="ce51" table:formula="of:=IF(INDEX([.$AK62:.$DL62];MATCH([.$M$3];[.$AK$3:.$DL$3];0)+[.Z$1])=&quot;&quot;;&quot;&quot;;INDEX([.$AK62:.$DL62];MATCH([.$M$3];[.$AK$3:.$DL$3];0)+[.Z$1]))">
            <text:p/>
          </table:table-cell>
          <table:table-cell table:style-name="ce37" table:formula="of:=IF(INDEX([.$AK62:.$DL62];MATCH([.$M$3];[.$AK$3:.$DL$3];0)+[.AA$1])=&quot;&quot;;&quot;&quot;;INDEX([.$AK62:.$DL62];MATCH([.$M$3];[.$AK$3:.$DL$3];0)+[.AA$1]))">
            <text:p/>
          </table:table-cell>
          <table:table-cell table:style-name="ce43" table:formula="of:=IF(INDEX([.$AK62:.$DL62];MATCH([.$M$3];[.$AK$3:.$DL$3];0)+[.AB$1])=&quot;&quot;;&quot;&quot;;INDEX([.$DO$23:.$DO$422];MATCH(INDEX([.$AK62:.$DL62];MATCH([.$M$3];[.$AK$3:.$DL$3];0)+[.AB$1])&amp;IF([.AE62]=&quot;&quot;;&quot;&quot;;&quot;_&quot;&amp;[.AE62]);[.$DS$23:.$DS$422];0)))" office:value-type="float" office:value="319" calcext:value-type="float">
            <text:p>319</text:p>
          </table:table-cell>
          <table:table-cell table:style-name="ce14" table:formula="of:=IF(INDEX([.$AK62:.$DL62];MATCH([.$M$3];[.$AK$3:.$DL$3];0)+[.AC$1])=&quot;&quot;;&quot;&quot;;INDEX([.$AK62:.$DL62];MATCH([.$M$3];[.$AK$3:.$DL$3];0)+[.AC$1]))" office:value-type="string" office:string-value="b" calcext:value-type="string">
            <text:p>b</text:p>
          </table:table-cell>
          <table:table-cell table:style-name="ce14" table:formula="of:=IF(INDEX([.$AK62:.$DL62];MATCH([.$M$3];[.$AK$3:.$DL$3];0)+[.AD$1])=&quot;&quot;;&quot;&quot;;INDEX([.$AK62:.$DL62];MATCH([.$M$3];[.$AK$3:.$DL$3];0)+[.AD$1]))">
            <text:p/>
          </table:table-cell>
          <table:table-cell table:style-name="ce51" table:formula="of:=IF(INDEX([.$AK62:.$DL62];MATCH([.$M$3];[.$AK$3:.$DL$3];0)+[.AE$1])=&quot;&quot;;&quot;&quot;;INDEX([.$AK62:.$DL62];MATCH([.$M$3];[.$AK$3:.$DL$3];0)+[.AE$1]))">
            <text:p/>
          </table:table-cell>
          <table:table-cell table:style-name="ce60" table:formula="of:=IF(INDEX([.$AK62:.$DL62];MATCH([.$M$3];[.$AK$3:.$DL$3];0)+[.AF$1])=&quot;&quot;;&quot;&quot;;INDEX([.$AK62:.$DL62];MATCH([.$M$3];[.$AK$3:.$DL$3];0)+[.AF$1]))" office:value-type="float" office:value="55.63" calcext:value-type="float">
            <text:p>55.6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63" calcext:value-type="float">
            <text:p>55.6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0" calcext:value-type="float">
            <text:p>3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09" calcext:value-type="float">
            <text:p>78.0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L63];MATCH([.$M$3];[.$AK$3:.$DL$3];0)+[.$M$1])=&quot;&quot;;&quot;&quot;;INDEX([.$DO$23:.$DO$422];MATCH(INDEX([.$AK63:.$DL63];MATCH([.$M$3];[.$AK$3:.$DL$3];0)+[.$M$1])&amp;IF([.P63]=&quot;&quot;;&quot;&quot;;&quot;_&quot;&amp;[.P63]);[.$DP$23:.$DP$422];0)))">
            <text:p/>
          </table:table-cell>
          <table:table-cell table:style-name="ce14" table:formula="of:=IF(INDEX([.$AK63:.$DL63];MATCH([.$M$3];[.$AK$3:.$DL$3];0)+[.N$1])=&quot;&quot;;&quot;&quot;;INDEX([.$AK63:.$DL63];MATCH([.$M$3];[.$AK$3:.$DL$3];0)+[.N$1]))">
            <text:p/>
          </table:table-cell>
          <table:table-cell table:style-name="ce51" table:formula="of:=IF(INDEX([.$AK63:.$DL63];MATCH([.$M$3];[.$AK$3:.$DL$3];0)+[.O$1])=&quot;&quot;;&quot;&quot;;INDEX([.$AK63:.$DL63];MATCH([.$M$3];[.$AK$3:.$DL$3];0)+[.O$1]))">
            <text:p/>
          </table:table-cell>
          <table:table-cell table:style-name="ce51" table:formula="of:=IF(INDEX([.$AK63:.$DL63];MATCH([.$M$3];[.$AK$3:.$DL$3];0)+[.P$1])=&quot;&quot;;&quot;&quot;;INDEX([.$AK63:.$DL63];MATCH([.$M$3];[.$AK$3:.$DL$3];0)+[.P$1]))">
            <text:p/>
          </table:table-cell>
          <table:table-cell table:style-name="ce37" table:formula="of:=IF(INDEX([.$AK63:.$DL63];MATCH([.$M$3];[.$AK$3:.$DL$3];0)+[.Q$1])=&quot;&quot;;&quot;&quot;;INDEX([.$AK63:.$DL63];MATCH([.$M$3];[.$AK$3:.$DL$3];0)+[.Q$1]))">
            <text:p/>
          </table:table-cell>
          <table:table-cell table:style-name="ce24" table:formula="of:=IF(INDEX([.$AK63:.$DL63];MATCH([.$M$3];[.$AK$3:.$DL$3];0)+[.R$1])=&quot;&quot;;&quot;&quot;;INDEX([.$DO$23:.$DO$422];MATCH(INDEX([.$AK63:.$DL63];MATCH([.$M$3];[.$AK$3:.$DL$3];0)+[.R$1])&amp;IF([.U63]=&quot;&quot;;&quot;&quot;;&quot;_&quot;&amp;[.U63]);[.$DQ$23:.$DQ$422];0)))">
            <text:p/>
          </table:table-cell>
          <table:table-cell table:style-name="ce14" table:formula="of:=IF(INDEX([.$AK63:.$DL63];MATCH([.$M$3];[.$AK$3:.$DL$3];0)+[.S$1])=&quot;&quot;;&quot;&quot;;INDEX([.$AK63:.$DL63];MATCH([.$M$3];[.$AK$3:.$DL$3];0)+[.S$1]))">
            <text:p/>
          </table:table-cell>
          <table:table-cell table:style-name="ce14" table:formula="of:=IF(INDEX([.$AK63:.$DL63];MATCH([.$M$3];[.$AK$3:.$DL$3];0)+[.T$1])=&quot;&quot;;&quot;&quot;;INDEX([.$AK63:.$DL63];MATCH([.$M$3];[.$AK$3:.$DL$3];0)+[.T$1]))">
            <text:p/>
          </table:table-cell>
          <table:table-cell table:style-name="ce51" table:formula="of:=IF(INDEX([.$AK63:.$DL63];MATCH([.$M$3];[.$AK$3:.$DL$3];0)+[.U$1])=&quot;&quot;;&quot;&quot;;INDEX([.$AK63:.$DL63];MATCH([.$M$3];[.$AK$3:.$DL$3];0)+[.U$1]))">
            <text:p/>
          </table:table-cell>
          <table:table-cell table:style-name="ce37" table:formula="of:=IF(INDEX([.$AK63:.$DL63];MATCH([.$M$3];[.$AK$3:.$DL$3];0)+[.V$1])=&quot;&quot;;&quot;&quot;;INDEX([.$AK63:.$DL63];MATCH([.$M$3];[.$AK$3:.$DL$3];0)+[.V$1]))">
            <text:p/>
          </table:table-cell>
          <table:table-cell table:style-name="ce24" table:formula="of:=IF(INDEX([.$AK63:.$DL63];MATCH([.$M$3];[.$AK$3:.$DL$3];0)+[.W$1])=&quot;&quot;;&quot;&quot;;INDEX([.$DO$23:.$DO$422];MATCH(INDEX([.$AK63:.$DL63];MATCH([.$M$3];[.$AK$3:.$DL$3];0)+[.W$1])&amp;IF([.Z63]=&quot;&quot;;&quot;&quot;;&quot;_&quot;&amp;[.Z63]);[.$DR$23:.$DR$422];0)))">
            <text:p/>
          </table:table-cell>
          <table:table-cell table:style-name="ce14" table:formula="of:=IF(INDEX([.$AK63:.$DL63];MATCH([.$M$3];[.$AK$3:.$DL$3];0)+[.X$1])=&quot;&quot;;&quot;&quot;;INDEX([.$AK63:.$DL63];MATCH([.$M$3];[.$AK$3:.$DL$3];0)+[.X$1]))">
            <text:p/>
          </table:table-cell>
          <table:table-cell table:style-name="ce14" table:formula="of:=IF(INDEX([.$AK63:.$DL63];MATCH([.$M$3];[.$AK$3:.$DL$3];0)+[.Y$1])=&quot;&quot;;&quot;&quot;;INDEX([.$AK63:.$DL63];MATCH([.$M$3];[.$AK$3:.$DL$3];0)+[.Y$1]))">
            <text:p/>
          </table:table-cell>
          <table:table-cell table:style-name="ce51" table:formula="of:=IF(INDEX([.$AK63:.$DL63];MATCH([.$M$3];[.$AK$3:.$DL$3];0)+[.Z$1])=&quot;&quot;;&quot;&quot;;INDEX([.$AK63:.$DL63];MATCH([.$M$3];[.$AK$3:.$DL$3];0)+[.Z$1]))">
            <text:p/>
          </table:table-cell>
          <table:table-cell table:style-name="ce37" table:formula="of:=IF(INDEX([.$AK63:.$DL63];MATCH([.$M$3];[.$AK$3:.$DL$3];0)+[.AA$1])=&quot;&quot;;&quot;&quot;;INDEX([.$AK63:.$DL63];MATCH([.$M$3];[.$AK$3:.$DL$3];0)+[.AA$1]))">
            <text:p/>
          </table:table-cell>
          <table:table-cell table:style-name="ce43" table:formula="of:=IF(INDEX([.$AK63:.$DL63];MATCH([.$M$3];[.$AK$3:.$DL$3];0)+[.AB$1])=&quot;&quot;;&quot;&quot;;INDEX([.$DO$23:.$DO$422];MATCH(INDEX([.$AK63:.$DL63];MATCH([.$M$3];[.$AK$3:.$DL$3];0)+[.AB$1])&amp;IF([.AE63]=&quot;&quot;;&quot;&quot;;&quot;_&quot;&amp;[.AE63]);[.$DS$23:.$DS$422];0)))" office:value-type="float" office:value="326" calcext:value-type="float">
            <text:p>326</text:p>
          </table:table-cell>
          <table:table-cell table:style-name="ce14" table:formula="of:=IF(INDEX([.$AK63:.$DL63];MATCH([.$M$3];[.$AK$3:.$DL$3];0)+[.AC$1])=&quot;&quot;;&quot;&quot;;INDEX([.$AK63:.$DL63];MATCH([.$M$3];[.$AK$3:.$DL$3];0)+[.AC$1]))" office:value-type="string" office:string-value="b" calcext:value-type="string">
            <text:p>b</text:p>
          </table:table-cell>
          <table:table-cell table:style-name="ce14" table:formula="of:=IF(INDEX([.$AK63:.$DL63];MATCH([.$M$3];[.$AK$3:.$DL$3];0)+[.AD$1])=&quot;&quot;;&quot;&quot;;INDEX([.$AK63:.$DL63];MATCH([.$M$3];[.$AK$3:.$DL$3];0)+[.AD$1]))">
            <text:p/>
          </table:table-cell>
          <table:table-cell table:style-name="ce51" table:formula="of:=IF(INDEX([.$AK63:.$DL63];MATCH([.$M$3];[.$AK$3:.$DL$3];0)+[.AE$1])=&quot;&quot;;&quot;&quot;;INDEX([.$AK63:.$DL63];MATCH([.$M$3];[.$AK$3:.$DL$3];0)+[.AE$1]))">
            <text:p/>
          </table:table-cell>
          <table:table-cell table:style-name="ce60" table:formula="of:=IF(INDEX([.$AK63:.$DL63];MATCH([.$M$3];[.$AK$3:.$DL$3];0)+[.AF$1])=&quot;&quot;;&quot;&quot;;INDEX([.$AK63:.$DL63];MATCH([.$M$3];[.$AK$3:.$DL$3];0)+[.AF$1]))" office:value-type="float" office:value="70.68" calcext:value-type="float">
            <text:p>70.6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5" calcext:value-type="float">
            <text:p>56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68" calcext:value-type="float">
            <text:p>70.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3" calcext:value-type="float">
            <text:p>90.8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L64];MATCH([.$M$3];[.$AK$3:.$DL$3];0)+[.$M$1])=&quot;&quot;;&quot;&quot;;INDEX([.$DO$23:.$DO$422];MATCH(INDEX([.$AK64:.$DL64];MATCH([.$M$3];[.$AK$3:.$DL$3];0)+[.$M$1])&amp;IF([.P64]=&quot;&quot;;&quot;&quot;;&quot;_&quot;&amp;[.P64]);[.$DP$23:.$DP$422];0)))">
            <text:p/>
          </table:table-cell>
          <table:table-cell table:style-name="ce14" table:formula="of:=IF(INDEX([.$AK64:.$DL64];MATCH([.$M$3];[.$AK$3:.$DL$3];0)+[.N$1])=&quot;&quot;;&quot;&quot;;INDEX([.$AK64:.$DL64];MATCH([.$M$3];[.$AK$3:.$DL$3];0)+[.N$1]))">
            <text:p/>
          </table:table-cell>
          <table:table-cell table:style-name="ce51" table:formula="of:=IF(INDEX([.$AK64:.$DL64];MATCH([.$M$3];[.$AK$3:.$DL$3];0)+[.O$1])=&quot;&quot;;&quot;&quot;;INDEX([.$AK64:.$DL64];MATCH([.$M$3];[.$AK$3:.$DL$3];0)+[.O$1]))">
            <text:p/>
          </table:table-cell>
          <table:table-cell table:style-name="ce51" table:formula="of:=IF(INDEX([.$AK64:.$DL64];MATCH([.$M$3];[.$AK$3:.$DL$3];0)+[.P$1])=&quot;&quot;;&quot;&quot;;INDEX([.$AK64:.$DL64];MATCH([.$M$3];[.$AK$3:.$DL$3];0)+[.P$1]))">
            <text:p/>
          </table:table-cell>
          <table:table-cell table:style-name="ce37" table:formula="of:=IF(INDEX([.$AK64:.$DL64];MATCH([.$M$3];[.$AK$3:.$DL$3];0)+[.Q$1])=&quot;&quot;;&quot;&quot;;INDEX([.$AK64:.$DL64];MATCH([.$M$3];[.$AK$3:.$DL$3];0)+[.Q$1]))">
            <text:p/>
          </table:table-cell>
          <table:table-cell table:style-name="ce24" table:formula="of:=IF(INDEX([.$AK64:.$DL64];MATCH([.$M$3];[.$AK$3:.$DL$3];0)+[.R$1])=&quot;&quot;;&quot;&quot;;INDEX([.$DO$23:.$DO$422];MATCH(INDEX([.$AK64:.$DL64];MATCH([.$M$3];[.$AK$3:.$DL$3];0)+[.R$1])&amp;IF([.U64]=&quot;&quot;;&quot;&quot;;&quot;_&quot;&amp;[.U64]);[.$DQ$23:.$DQ$422];0)))">
            <text:p/>
          </table:table-cell>
          <table:table-cell table:style-name="ce14" table:formula="of:=IF(INDEX([.$AK64:.$DL64];MATCH([.$M$3];[.$AK$3:.$DL$3];0)+[.S$1])=&quot;&quot;;&quot;&quot;;INDEX([.$AK64:.$DL64];MATCH([.$M$3];[.$AK$3:.$DL$3];0)+[.S$1]))">
            <text:p/>
          </table:table-cell>
          <table:table-cell table:style-name="ce14" table:formula="of:=IF(INDEX([.$AK64:.$DL64];MATCH([.$M$3];[.$AK$3:.$DL$3];0)+[.T$1])=&quot;&quot;;&quot;&quot;;INDEX([.$AK64:.$DL64];MATCH([.$M$3];[.$AK$3:.$DL$3];0)+[.T$1]))">
            <text:p/>
          </table:table-cell>
          <table:table-cell table:style-name="ce51" table:formula="of:=IF(INDEX([.$AK64:.$DL64];MATCH([.$M$3];[.$AK$3:.$DL$3];0)+[.U$1])=&quot;&quot;;&quot;&quot;;INDEX([.$AK64:.$DL64];MATCH([.$M$3];[.$AK$3:.$DL$3];0)+[.U$1]))">
            <text:p/>
          </table:table-cell>
          <table:table-cell table:style-name="ce37" table:formula="of:=IF(INDEX([.$AK64:.$DL64];MATCH([.$M$3];[.$AK$3:.$DL$3];0)+[.V$1])=&quot;&quot;;&quot;&quot;;INDEX([.$AK64:.$DL64];MATCH([.$M$3];[.$AK$3:.$DL$3];0)+[.V$1]))">
            <text:p/>
          </table:table-cell>
          <table:table-cell table:style-name="ce24" table:formula="of:=IF(INDEX([.$AK64:.$DL64];MATCH([.$M$3];[.$AK$3:.$DL$3];0)+[.W$1])=&quot;&quot;;&quot;&quot;;INDEX([.$DO$23:.$DO$422];MATCH(INDEX([.$AK64:.$DL64];MATCH([.$M$3];[.$AK$3:.$DL$3];0)+[.W$1])&amp;IF([.Z64]=&quot;&quot;;&quot;&quot;;&quot;_&quot;&amp;[.Z64]);[.$DR$23:.$DR$422];0)))">
            <text:p/>
          </table:table-cell>
          <table:table-cell table:style-name="ce14" table:formula="of:=IF(INDEX([.$AK64:.$DL64];MATCH([.$M$3];[.$AK$3:.$DL$3];0)+[.X$1])=&quot;&quot;;&quot;&quot;;INDEX([.$AK64:.$DL64];MATCH([.$M$3];[.$AK$3:.$DL$3];0)+[.X$1]))">
            <text:p/>
          </table:table-cell>
          <table:table-cell table:style-name="ce14" table:formula="of:=IF(INDEX([.$AK64:.$DL64];MATCH([.$M$3];[.$AK$3:.$DL$3];0)+[.Y$1])=&quot;&quot;;&quot;&quot;;INDEX([.$AK64:.$DL64];MATCH([.$M$3];[.$AK$3:.$DL$3];0)+[.Y$1]))">
            <text:p/>
          </table:table-cell>
          <table:table-cell table:style-name="ce51" table:formula="of:=IF(INDEX([.$AK64:.$DL64];MATCH([.$M$3];[.$AK$3:.$DL$3];0)+[.Z$1])=&quot;&quot;;&quot;&quot;;INDEX([.$AK64:.$DL64];MATCH([.$M$3];[.$AK$3:.$DL$3];0)+[.Z$1]))">
            <text:p/>
          </table:table-cell>
          <table:table-cell table:style-name="ce37" table:formula="of:=IF(INDEX([.$AK64:.$DL64];MATCH([.$M$3];[.$AK$3:.$DL$3];0)+[.AA$1])=&quot;&quot;;&quot;&quot;;INDEX([.$AK64:.$DL64];MATCH([.$M$3];[.$AK$3:.$DL$3];0)+[.AA$1]))">
            <text:p/>
          </table:table-cell>
          <table:table-cell table:style-name="ce43" table:formula="of:=IF(INDEX([.$AK64:.$DL64];MATCH([.$M$3];[.$AK$3:.$DL$3];0)+[.AB$1])=&quot;&quot;;&quot;&quot;;INDEX([.$DO$23:.$DO$422];MATCH(INDEX([.$AK64:.$DL64];MATCH([.$M$3];[.$AK$3:.$DL$3];0)+[.AB$1])&amp;IF([.AE64]=&quot;&quot;;&quot;&quot;;&quot;_&quot;&amp;[.AE64]);[.$DS$23:.$DS$422];0)))" office:value-type="float" office:value="334" calcext:value-type="float">
            <text:p>334</text:p>
          </table:table-cell>
          <table:table-cell table:style-name="ce14" table:formula="of:=IF(INDEX([.$AK64:.$DL64];MATCH([.$M$3];[.$AK$3:.$DL$3];0)+[.AC$1])=&quot;&quot;;&quot;&quot;;INDEX([.$AK64:.$DL64];MATCH([.$M$3];[.$AK$3:.$DL$3];0)+[.AC$1]))" office:value-type="string" office:string-value="b" calcext:value-type="string">
            <text:p>b</text:p>
          </table:table-cell>
          <table:table-cell table:style-name="ce14" table:formula="of:=IF(INDEX([.$AK64:.$DL64];MATCH([.$M$3];[.$AK$3:.$DL$3];0)+[.AD$1])=&quot;&quot;;&quot;&quot;;INDEX([.$AK64:.$DL64];MATCH([.$M$3];[.$AK$3:.$DL$3];0)+[.AD$1]))">
            <text:p/>
          </table:table-cell>
          <table:table-cell table:style-name="ce51" table:formula="of:=IF(INDEX([.$AK64:.$DL64];MATCH([.$M$3];[.$AK$3:.$DL$3];0)+[.AE$1])=&quot;&quot;;&quot;&quot;;INDEX([.$AK64:.$DL64];MATCH([.$M$3];[.$AK$3:.$DL$3];0)+[.AE$1]))">
            <text:p/>
          </table:table-cell>
          <table:table-cell table:style-name="ce60" table:formula="of:=IF(INDEX([.$AK64:.$DL64];MATCH([.$M$3];[.$AK$3:.$DL$3];0)+[.AF$1])=&quot;&quot;;&quot;&quot;;INDEX([.$AK64:.$DL64];MATCH([.$M$3];[.$AK$3:.$DL$3];0)+[.AF$1]))" office:value-type="float" office:value="83.83" calcext:value-type="float">
            <text:p>83.8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4" calcext:value-type="float">
            <text:p>3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83" calcext:value-type="float">
            <text:p>83.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7" calcext:value-type="float">
            <text:p>3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9" calcext:value-type="float">
            <text:p>106.6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L65];MATCH([.$M$3];[.$AK$3:.$DL$3];0)+[.$M$1])=&quot;&quot;;&quot;&quot;;INDEX([.$DO$23:.$DO$422];MATCH(INDEX([.$AK65:.$DL65];MATCH([.$M$3];[.$AK$3:.$DL$3];0)+[.$M$1])&amp;IF([.P65]=&quot;&quot;;&quot;&quot;;&quot;_&quot;&amp;[.P65]);[.$DP$23:.$DP$422];0)))">
            <text:p/>
          </table:table-cell>
          <table:table-cell table:style-name="ce14" table:formula="of:=IF(INDEX([.$AK65:.$DL65];MATCH([.$M$3];[.$AK$3:.$DL$3];0)+[.N$1])=&quot;&quot;;&quot;&quot;;INDEX([.$AK65:.$DL65];MATCH([.$M$3];[.$AK$3:.$DL$3];0)+[.N$1]))">
            <text:p/>
          </table:table-cell>
          <table:table-cell table:style-name="ce51" table:formula="of:=IF(INDEX([.$AK65:.$DL65];MATCH([.$M$3];[.$AK$3:.$DL$3];0)+[.O$1])=&quot;&quot;;&quot;&quot;;INDEX([.$AK65:.$DL65];MATCH([.$M$3];[.$AK$3:.$DL$3];0)+[.O$1]))">
            <text:p/>
          </table:table-cell>
          <table:table-cell table:style-name="ce51" table:formula="of:=IF(INDEX([.$AK65:.$DL65];MATCH([.$M$3];[.$AK$3:.$DL$3];0)+[.P$1])=&quot;&quot;;&quot;&quot;;INDEX([.$AK65:.$DL65];MATCH([.$M$3];[.$AK$3:.$DL$3];0)+[.P$1]))">
            <text:p/>
          </table:table-cell>
          <table:table-cell table:style-name="ce37" table:formula="of:=IF(INDEX([.$AK65:.$DL65];MATCH([.$M$3];[.$AK$3:.$DL$3];0)+[.Q$1])=&quot;&quot;;&quot;&quot;;INDEX([.$AK65:.$DL65];MATCH([.$M$3];[.$AK$3:.$DL$3];0)+[.Q$1]))">
            <text:p/>
          </table:table-cell>
          <table:table-cell table:style-name="ce24" table:formula="of:=IF(INDEX([.$AK65:.$DL65];MATCH([.$M$3];[.$AK$3:.$DL$3];0)+[.R$1])=&quot;&quot;;&quot;&quot;;INDEX([.$DO$23:.$DO$422];MATCH(INDEX([.$AK65:.$DL65];MATCH([.$M$3];[.$AK$3:.$DL$3];0)+[.R$1])&amp;IF([.U65]=&quot;&quot;;&quot;&quot;;&quot;_&quot;&amp;[.U65]);[.$DQ$23:.$DQ$422];0)))">
            <text:p/>
          </table:table-cell>
          <table:table-cell table:style-name="ce14" table:formula="of:=IF(INDEX([.$AK65:.$DL65];MATCH([.$M$3];[.$AK$3:.$DL$3];0)+[.S$1])=&quot;&quot;;&quot;&quot;;INDEX([.$AK65:.$DL65];MATCH([.$M$3];[.$AK$3:.$DL$3];0)+[.S$1]))">
            <text:p/>
          </table:table-cell>
          <table:table-cell table:style-name="ce14" table:formula="of:=IF(INDEX([.$AK65:.$DL65];MATCH([.$M$3];[.$AK$3:.$DL$3];0)+[.T$1])=&quot;&quot;;&quot;&quot;;INDEX([.$AK65:.$DL65];MATCH([.$M$3];[.$AK$3:.$DL$3];0)+[.T$1]))">
            <text:p/>
          </table:table-cell>
          <table:table-cell table:style-name="ce51" table:formula="of:=IF(INDEX([.$AK65:.$DL65];MATCH([.$M$3];[.$AK$3:.$DL$3];0)+[.U$1])=&quot;&quot;;&quot;&quot;;INDEX([.$AK65:.$DL65];MATCH([.$M$3];[.$AK$3:.$DL$3];0)+[.U$1]))">
            <text:p/>
          </table:table-cell>
          <table:table-cell table:style-name="ce37" table:formula="of:=IF(INDEX([.$AK65:.$DL65];MATCH([.$M$3];[.$AK$3:.$DL$3];0)+[.V$1])=&quot;&quot;;&quot;&quot;;INDEX([.$AK65:.$DL65];MATCH([.$M$3];[.$AK$3:.$DL$3];0)+[.V$1]))">
            <text:p/>
          </table:table-cell>
          <table:table-cell table:style-name="ce24" table:formula="of:=IF(INDEX([.$AK65:.$DL65];MATCH([.$M$3];[.$AK$3:.$DL$3];0)+[.W$1])=&quot;&quot;;&quot;&quot;;INDEX([.$DO$23:.$DO$422];MATCH(INDEX([.$AK65:.$DL65];MATCH([.$M$3];[.$AK$3:.$DL$3];0)+[.W$1])&amp;IF([.Z65]=&quot;&quot;;&quot;&quot;;&quot;_&quot;&amp;[.Z65]);[.$DR$23:.$DR$422];0)))">
            <text:p/>
          </table:table-cell>
          <table:table-cell table:style-name="ce14" table:formula="of:=IF(INDEX([.$AK65:.$DL65];MATCH([.$M$3];[.$AK$3:.$DL$3];0)+[.X$1])=&quot;&quot;;&quot;&quot;;INDEX([.$AK65:.$DL65];MATCH([.$M$3];[.$AK$3:.$DL$3];0)+[.X$1]))">
            <text:p/>
          </table:table-cell>
          <table:table-cell table:style-name="ce14" table:formula="of:=IF(INDEX([.$AK65:.$DL65];MATCH([.$M$3];[.$AK$3:.$DL$3];0)+[.Y$1])=&quot;&quot;;&quot;&quot;;INDEX([.$AK65:.$DL65];MATCH([.$M$3];[.$AK$3:.$DL$3];0)+[.Y$1]))">
            <text:p/>
          </table:table-cell>
          <table:table-cell table:style-name="ce51" table:formula="of:=IF(INDEX([.$AK65:.$DL65];MATCH([.$M$3];[.$AK$3:.$DL$3];0)+[.Z$1])=&quot;&quot;;&quot;&quot;;INDEX([.$AK65:.$DL65];MATCH([.$M$3];[.$AK$3:.$DL$3];0)+[.Z$1]))">
            <text:p/>
          </table:table-cell>
          <table:table-cell table:style-name="ce37" table:formula="of:=IF(INDEX([.$AK65:.$DL65];MATCH([.$M$3];[.$AK$3:.$DL$3];0)+[.AA$1])=&quot;&quot;;&quot;&quot;;INDEX([.$AK65:.$DL65];MATCH([.$M$3];[.$AK$3:.$DL$3];0)+[.AA$1]))">
            <text:p/>
          </table:table-cell>
          <table:table-cell table:style-name="ce43" table:formula="of:=IF(INDEX([.$AK65:.$DL65];MATCH([.$M$3];[.$AK$3:.$DL$3];0)+[.AB$1])=&quot;&quot;;&quot;&quot;;INDEX([.$DO$23:.$DO$422];MATCH(INDEX([.$AK65:.$DL65];MATCH([.$M$3];[.$AK$3:.$DL$3];0)+[.AB$1])&amp;IF([.AE65]=&quot;&quot;;&quot;&quot;;&quot;_&quot;&amp;[.AE65]);[.$DS$23:.$DS$422];0)))" office:value-type="float" office:value="342" calcext:value-type="float">
            <text:p>342</text:p>
          </table:table-cell>
          <table:table-cell table:style-name="ce14" table:formula="of:=IF(INDEX([.$AK65:.$DL65];MATCH([.$M$3];[.$AK$3:.$DL$3];0)+[.AC$1])=&quot;&quot;;&quot;&quot;;INDEX([.$AK65:.$DL65];MATCH([.$M$3];[.$AK$3:.$DL$3];0)+[.AC$1]))" office:value-type="string" office:string-value="b" calcext:value-type="string">
            <text:p>b</text:p>
          </table:table-cell>
          <table:table-cell table:style-name="ce14" table:formula="of:=IF(INDEX([.$AK65:.$DL65];MATCH([.$M$3];[.$AK$3:.$DL$3];0)+[.AD$1])=&quot;&quot;;&quot;&quot;;INDEX([.$AK65:.$DL65];MATCH([.$M$3];[.$AK$3:.$DL$3];0)+[.AD$1]))">
            <text:p/>
          </table:table-cell>
          <table:table-cell table:style-name="ce51" table:formula="of:=IF(INDEX([.$AK65:.$DL65];MATCH([.$M$3];[.$AK$3:.$DL$3];0)+[.AE$1])=&quot;&quot;;&quot;&quot;;INDEX([.$AK65:.$DL65];MATCH([.$M$3];[.$AK$3:.$DL$3];0)+[.AE$1]))">
            <text:p/>
          </table:table-cell>
          <table:table-cell table:style-name="ce60" table:formula="of:=IF(INDEX([.$AK65:.$DL65];MATCH([.$M$3];[.$AK$3:.$DL$3];0)+[.AF$1])=&quot;&quot;;&quot;&quot;;INDEX([.$AK65:.$DL65];MATCH([.$M$3];[.$AK$3:.$DL$3];0)+[.AF$1]))" office:value-type="float" office:value="95.41" calcext:value-type="float">
            <text:p>95.4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2" calcext:value-type="float">
            <text:p>3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41" calcext:value-type="float">
            <text:p>95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6" calcext:value-type="float">
            <text:p>3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" calcext:value-type="float">
            <text:p>1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L66];MATCH([.$M$3];[.$AK$3:.$DL$3];0)+[.$M$1])=&quot;&quot;;&quot;&quot;;INDEX([.$DO$23:.$DO$422];MATCH(INDEX([.$AK66:.$DL66];MATCH([.$M$3];[.$AK$3:.$DL$3];0)+[.$M$1])&amp;IF([.P66]=&quot;&quot;;&quot;&quot;;&quot;_&quot;&amp;[.P66]);[.$DP$23:.$DP$422];0)))">
            <text:p/>
          </table:table-cell>
          <table:table-cell table:style-name="ce14" table:formula="of:=IF(INDEX([.$AK66:.$DL66];MATCH([.$M$3];[.$AK$3:.$DL$3];0)+[.N$1])=&quot;&quot;;&quot;&quot;;INDEX([.$AK66:.$DL66];MATCH([.$M$3];[.$AK$3:.$DL$3];0)+[.N$1]))">
            <text:p/>
          </table:table-cell>
          <table:table-cell table:style-name="ce51" table:formula="of:=IF(INDEX([.$AK66:.$DL66];MATCH([.$M$3];[.$AK$3:.$DL$3];0)+[.O$1])=&quot;&quot;;&quot;&quot;;INDEX([.$AK66:.$DL66];MATCH([.$M$3];[.$AK$3:.$DL$3];0)+[.O$1]))">
            <text:p/>
          </table:table-cell>
          <table:table-cell table:style-name="ce51" table:formula="of:=IF(INDEX([.$AK66:.$DL66];MATCH([.$M$3];[.$AK$3:.$DL$3];0)+[.P$1])=&quot;&quot;;&quot;&quot;;INDEX([.$AK66:.$DL66];MATCH([.$M$3];[.$AK$3:.$DL$3];0)+[.P$1]))">
            <text:p/>
          </table:table-cell>
          <table:table-cell table:style-name="ce37" table:formula="of:=IF(INDEX([.$AK66:.$DL66];MATCH([.$M$3];[.$AK$3:.$DL$3];0)+[.Q$1])=&quot;&quot;;&quot;&quot;;INDEX([.$AK66:.$DL66];MATCH([.$M$3];[.$AK$3:.$DL$3];0)+[.Q$1]))">
            <text:p/>
          </table:table-cell>
          <table:table-cell table:style-name="ce24" table:formula="of:=IF(INDEX([.$AK66:.$DL66];MATCH([.$M$3];[.$AK$3:.$DL$3];0)+[.R$1])=&quot;&quot;;&quot;&quot;;INDEX([.$DO$23:.$DO$422];MATCH(INDEX([.$AK66:.$DL66];MATCH([.$M$3];[.$AK$3:.$DL$3];0)+[.R$1])&amp;IF([.U66]=&quot;&quot;;&quot;&quot;;&quot;_&quot;&amp;[.U66]);[.$DQ$23:.$DQ$422];0)))">
            <text:p/>
          </table:table-cell>
          <table:table-cell table:style-name="ce14" table:formula="of:=IF(INDEX([.$AK66:.$DL66];MATCH([.$M$3];[.$AK$3:.$DL$3];0)+[.S$1])=&quot;&quot;;&quot;&quot;;INDEX([.$AK66:.$DL66];MATCH([.$M$3];[.$AK$3:.$DL$3];0)+[.S$1]))">
            <text:p/>
          </table:table-cell>
          <table:table-cell table:style-name="ce14" table:formula="of:=IF(INDEX([.$AK66:.$DL66];MATCH([.$M$3];[.$AK$3:.$DL$3];0)+[.T$1])=&quot;&quot;;&quot;&quot;;INDEX([.$AK66:.$DL66];MATCH([.$M$3];[.$AK$3:.$DL$3];0)+[.T$1]))">
            <text:p/>
          </table:table-cell>
          <table:table-cell table:style-name="ce51" table:formula="of:=IF(INDEX([.$AK66:.$DL66];MATCH([.$M$3];[.$AK$3:.$DL$3];0)+[.U$1])=&quot;&quot;;&quot;&quot;;INDEX([.$AK66:.$DL66];MATCH([.$M$3];[.$AK$3:.$DL$3];0)+[.U$1]))">
            <text:p/>
          </table:table-cell>
          <table:table-cell table:style-name="ce37" table:formula="of:=IF(INDEX([.$AK66:.$DL66];MATCH([.$M$3];[.$AK$3:.$DL$3];0)+[.V$1])=&quot;&quot;;&quot;&quot;;INDEX([.$AK66:.$DL66];MATCH([.$M$3];[.$AK$3:.$DL$3];0)+[.V$1]))">
            <text:p/>
          </table:table-cell>
          <table:table-cell table:style-name="ce24" table:formula="of:=IF(INDEX([.$AK66:.$DL66];MATCH([.$M$3];[.$AK$3:.$DL$3];0)+[.W$1])=&quot;&quot;;&quot;&quot;;INDEX([.$DO$23:.$DO$422];MATCH(INDEX([.$AK66:.$DL66];MATCH([.$M$3];[.$AK$3:.$DL$3];0)+[.W$1])&amp;IF([.Z66]=&quot;&quot;;&quot;&quot;;&quot;_&quot;&amp;[.Z66]);[.$DR$23:.$DR$422];0)))">
            <text:p/>
          </table:table-cell>
          <table:table-cell table:style-name="ce14" table:formula="of:=IF(INDEX([.$AK66:.$DL66];MATCH([.$M$3];[.$AK$3:.$DL$3];0)+[.X$1])=&quot;&quot;;&quot;&quot;;INDEX([.$AK66:.$DL66];MATCH([.$M$3];[.$AK$3:.$DL$3];0)+[.X$1]))">
            <text:p/>
          </table:table-cell>
          <table:table-cell table:style-name="ce14" table:formula="of:=IF(INDEX([.$AK66:.$DL66];MATCH([.$M$3];[.$AK$3:.$DL$3];0)+[.Y$1])=&quot;&quot;;&quot;&quot;;INDEX([.$AK66:.$DL66];MATCH([.$M$3];[.$AK$3:.$DL$3];0)+[.Y$1]))">
            <text:p/>
          </table:table-cell>
          <table:table-cell table:style-name="ce51" table:formula="of:=IF(INDEX([.$AK66:.$DL66];MATCH([.$M$3];[.$AK$3:.$DL$3];0)+[.Z$1])=&quot;&quot;;&quot;&quot;;INDEX([.$AK66:.$DL66];MATCH([.$M$3];[.$AK$3:.$DL$3];0)+[.Z$1]))">
            <text:p/>
          </table:table-cell>
          <table:table-cell table:style-name="ce37" table:formula="of:=IF(INDEX([.$AK66:.$DL66];MATCH([.$M$3];[.$AK$3:.$DL$3];0)+[.AA$1])=&quot;&quot;;&quot;&quot;;INDEX([.$AK66:.$DL66];MATCH([.$M$3];[.$AK$3:.$DL$3];0)+[.AA$1]))">
            <text:p/>
          </table:table-cell>
          <table:table-cell table:style-name="ce43" table:formula="of:=IF(INDEX([.$AK66:.$DL66];MATCH([.$M$3];[.$AK$3:.$DL$3];0)+[.AB$1])=&quot;&quot;;&quot;&quot;;INDEX([.$DO$23:.$DO$422];MATCH(INDEX([.$AK66:.$DL66];MATCH([.$M$3];[.$AK$3:.$DL$3];0)+[.AB$1])&amp;IF([.AE66]=&quot;&quot;;&quot;&quot;;&quot;_&quot;&amp;[.AE66]);[.$DS$23:.$DS$422];0)))" office:value-type="float" office:value="350" calcext:value-type="float">
            <text:p>350</text:p>
          </table:table-cell>
          <table:table-cell table:style-name="ce14" table:formula="of:=IF(INDEX([.$AK66:.$DL66];MATCH([.$M$3];[.$AK$3:.$DL$3];0)+[.AC$1])=&quot;&quot;;&quot;&quot;;INDEX([.$AK66:.$DL66];MATCH([.$M$3];[.$AK$3:.$DL$3];0)+[.AC$1]))" office:value-type="string" office:string-value="b" calcext:value-type="string">
            <text:p>b</text:p>
          </table:table-cell>
          <table:table-cell table:style-name="ce14" table:formula="of:=IF(INDEX([.$AK66:.$DL66];MATCH([.$M$3];[.$AK$3:.$DL$3];0)+[.AD$1])=&quot;&quot;;&quot;&quot;;INDEX([.$AK66:.$DL66];MATCH([.$M$3];[.$AK$3:.$DL$3];0)+[.AD$1]))">
            <text:p/>
          </table:table-cell>
          <table:table-cell table:style-name="ce51" table:formula="of:=IF(INDEX([.$AK66:.$DL66];MATCH([.$M$3];[.$AK$3:.$DL$3];0)+[.AE$1])=&quot;&quot;;&quot;&quot;;INDEX([.$AK66:.$DL66];MATCH([.$M$3];[.$AK$3:.$DL$3];0)+[.AE$1]))">
            <text:p/>
          </table:table-cell>
          <table:table-cell table:style-name="ce60" table:formula="of:=IF(INDEX([.$AK66:.$DL66];MATCH([.$M$3];[.$AK$3:.$DL$3];0)+[.AF$1])=&quot;&quot;;&quot;&quot;;INDEX([.$AK66:.$DL66];MATCH([.$M$3];[.$AK$3:.$DL$3];0)+[.AF$1]))" office:value-type="float" office:value="109.03" calcext:value-type="float">
            <text:p>109.0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" calcext:value-type="float">
            <text:p>9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0" calcext:value-type="float">
            <text:p>3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03" calcext:value-type="float">
            <text:p>109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4" calcext:value-type="float">
            <text:p>3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1" calcext:value-type="float">
            <text:p>135.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L67];MATCH([.$M$3];[.$AK$3:.$DL$3];0)+[.$M$1])=&quot;&quot;;&quot;&quot;;INDEX([.$DO$23:.$DO$422];MATCH(INDEX([.$AK67:.$DL67];MATCH([.$M$3];[.$AK$3:.$DL$3];0)+[.$M$1])&amp;IF([.P67]=&quot;&quot;;&quot;&quot;;&quot;_&quot;&amp;[.P67]);[.$DP$23:.$DP$422];0)))">
            <text:p/>
          </table:table-cell>
          <table:table-cell table:style-name="ce14" table:formula="of:=IF(INDEX([.$AK67:.$DL67];MATCH([.$M$3];[.$AK$3:.$DL$3];0)+[.N$1])=&quot;&quot;;&quot;&quot;;INDEX([.$AK67:.$DL67];MATCH([.$M$3];[.$AK$3:.$DL$3];0)+[.N$1]))">
            <text:p/>
          </table:table-cell>
          <table:table-cell table:style-name="ce51" table:formula="of:=IF(INDEX([.$AK67:.$DL67];MATCH([.$M$3];[.$AK$3:.$DL$3];0)+[.O$1])=&quot;&quot;;&quot;&quot;;INDEX([.$AK67:.$DL67];MATCH([.$M$3];[.$AK$3:.$DL$3];0)+[.O$1]))">
            <text:p/>
          </table:table-cell>
          <table:table-cell table:style-name="ce51" table:formula="of:=IF(INDEX([.$AK67:.$DL67];MATCH([.$M$3];[.$AK$3:.$DL$3];0)+[.P$1])=&quot;&quot;;&quot;&quot;;INDEX([.$AK67:.$DL67];MATCH([.$M$3];[.$AK$3:.$DL$3];0)+[.P$1]))">
            <text:p/>
          </table:table-cell>
          <table:table-cell table:style-name="ce37" table:formula="of:=IF(INDEX([.$AK67:.$DL67];MATCH([.$M$3];[.$AK$3:.$DL$3];0)+[.Q$1])=&quot;&quot;;&quot;&quot;;INDEX([.$AK67:.$DL67];MATCH([.$M$3];[.$AK$3:.$DL$3];0)+[.Q$1]))">
            <text:p/>
          </table:table-cell>
          <table:table-cell table:style-name="ce24" table:formula="of:=IF(INDEX([.$AK67:.$DL67];MATCH([.$M$3];[.$AK$3:.$DL$3];0)+[.R$1])=&quot;&quot;;&quot;&quot;;INDEX([.$DO$23:.$DO$422];MATCH(INDEX([.$AK67:.$DL67];MATCH([.$M$3];[.$AK$3:.$DL$3];0)+[.R$1])&amp;IF([.U67]=&quot;&quot;;&quot;&quot;;&quot;_&quot;&amp;[.U67]);[.$DQ$23:.$DQ$422];0)))">
            <text:p/>
          </table:table-cell>
          <table:table-cell table:style-name="ce14" table:formula="of:=IF(INDEX([.$AK67:.$DL67];MATCH([.$M$3];[.$AK$3:.$DL$3];0)+[.S$1])=&quot;&quot;;&quot;&quot;;INDEX([.$AK67:.$DL67];MATCH([.$M$3];[.$AK$3:.$DL$3];0)+[.S$1]))">
            <text:p/>
          </table:table-cell>
          <table:table-cell table:style-name="ce14" table:formula="of:=IF(INDEX([.$AK67:.$DL67];MATCH([.$M$3];[.$AK$3:.$DL$3];0)+[.T$1])=&quot;&quot;;&quot;&quot;;INDEX([.$AK67:.$DL67];MATCH([.$M$3];[.$AK$3:.$DL$3];0)+[.T$1]))">
            <text:p/>
          </table:table-cell>
          <table:table-cell table:style-name="ce51" table:formula="of:=IF(INDEX([.$AK67:.$DL67];MATCH([.$M$3];[.$AK$3:.$DL$3];0)+[.U$1])=&quot;&quot;;&quot;&quot;;INDEX([.$AK67:.$DL67];MATCH([.$M$3];[.$AK$3:.$DL$3];0)+[.U$1]))">
            <text:p/>
          </table:table-cell>
          <table:table-cell table:style-name="ce37" table:formula="of:=IF(INDEX([.$AK67:.$DL67];MATCH([.$M$3];[.$AK$3:.$DL$3];0)+[.V$1])=&quot;&quot;;&quot;&quot;;INDEX([.$AK67:.$DL67];MATCH([.$M$3];[.$AK$3:.$DL$3];0)+[.V$1]))">
            <text:p/>
          </table:table-cell>
          <table:table-cell table:style-name="ce24" table:formula="of:=IF(INDEX([.$AK67:.$DL67];MATCH([.$M$3];[.$AK$3:.$DL$3];0)+[.W$1])=&quot;&quot;;&quot;&quot;;INDEX([.$DO$23:.$DO$422];MATCH(INDEX([.$AK67:.$DL67];MATCH([.$M$3];[.$AK$3:.$DL$3];0)+[.W$1])&amp;IF([.Z67]=&quot;&quot;;&quot;&quot;;&quot;_&quot;&amp;[.Z67]);[.$DR$23:.$DR$422];0)))">
            <text:p/>
          </table:table-cell>
          <table:table-cell table:style-name="ce14" table:formula="of:=IF(INDEX([.$AK67:.$DL67];MATCH([.$M$3];[.$AK$3:.$DL$3];0)+[.X$1])=&quot;&quot;;&quot;&quot;;INDEX([.$AK67:.$DL67];MATCH([.$M$3];[.$AK$3:.$DL$3];0)+[.X$1]))">
            <text:p/>
          </table:table-cell>
          <table:table-cell table:style-name="ce14" table:formula="of:=IF(INDEX([.$AK67:.$DL67];MATCH([.$M$3];[.$AK$3:.$DL$3];0)+[.Y$1])=&quot;&quot;;&quot;&quot;;INDEX([.$AK67:.$DL67];MATCH([.$M$3];[.$AK$3:.$DL$3];0)+[.Y$1]))">
            <text:p/>
          </table:table-cell>
          <table:table-cell table:style-name="ce51" table:formula="of:=IF(INDEX([.$AK67:.$DL67];MATCH([.$M$3];[.$AK$3:.$DL$3];0)+[.Z$1])=&quot;&quot;;&quot;&quot;;INDEX([.$AK67:.$DL67];MATCH([.$M$3];[.$AK$3:.$DL$3];0)+[.Z$1]))">
            <text:p/>
          </table:table-cell>
          <table:table-cell table:style-name="ce37" table:formula="of:=IF(INDEX([.$AK67:.$DL67];MATCH([.$M$3];[.$AK$3:.$DL$3];0)+[.AA$1])=&quot;&quot;;&quot;&quot;;INDEX([.$AK67:.$DL67];MATCH([.$M$3];[.$AK$3:.$DL$3];0)+[.AA$1]))">
            <text:p/>
          </table:table-cell>
          <table:table-cell table:style-name="ce43" table:formula="of:=IF(INDEX([.$AK67:.$DL67];MATCH([.$M$3];[.$AK$3:.$DL$3];0)+[.AB$1])=&quot;&quot;;&quot;&quot;;INDEX([.$DO$23:.$DO$422];MATCH(INDEX([.$AK67:.$DL67];MATCH([.$M$3];[.$AK$3:.$DL$3];0)+[.AB$1])&amp;IF([.AE67]=&quot;&quot;;&quot;&quot;;&quot;_&quot;&amp;[.AE67]);[.$DS$23:.$DS$422];0)))" office:value-type="float" office:value="358" calcext:value-type="float">
            <text:p>358</text:p>
          </table:table-cell>
          <table:table-cell table:style-name="ce14" table:formula="of:=IF(INDEX([.$AK67:.$DL67];MATCH([.$M$3];[.$AK$3:.$DL$3];0)+[.AC$1])=&quot;&quot;;&quot;&quot;;INDEX([.$AK67:.$DL67];MATCH([.$M$3];[.$AK$3:.$DL$3];0)+[.AC$1]))" office:value-type="string" office:string-value="b" calcext:value-type="string">
            <text:p>b</text:p>
          </table:table-cell>
          <table:table-cell table:style-name="ce14" table:formula="of:=IF(INDEX([.$AK67:.$DL67];MATCH([.$M$3];[.$AK$3:.$DL$3];0)+[.AD$1])=&quot;&quot;;&quot;&quot;;INDEX([.$AK67:.$DL67];MATCH([.$M$3];[.$AK$3:.$DL$3];0)+[.AD$1]))">
            <text:p/>
          </table:table-cell>
          <table:table-cell table:style-name="ce51" table:formula="of:=IF(INDEX([.$AK67:.$DL67];MATCH([.$M$3];[.$AK$3:.$DL$3];0)+[.AE$1])=&quot;&quot;;&quot;&quot;;INDEX([.$AK67:.$DL67];MATCH([.$M$3];[.$AK$3:.$DL$3];0)+[.AE$1]))">
            <text:p/>
          </table:table-cell>
          <table:table-cell table:style-name="ce60" table:formula="of:=IF(INDEX([.$AK67:.$DL67];MATCH([.$M$3];[.$AK$3:.$DL$3];0)+[.AF$1])=&quot;&quot;;&quot;&quot;;INDEX([.$AK67:.$DL67];MATCH([.$M$3];[.$AK$3:.$DL$3];0)+[.AF$1]))" office:value-type="float" office:value="123.25" calcext:value-type="float">
            <text:p>123.2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25" calcext:value-type="float">
            <text:p>12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L68];MATCH([.$M$3];[.$AK$3:.$DL$3];0)+[.$M$1])=&quot;&quot;;&quot;&quot;;INDEX([.$DO$23:.$DO$422];MATCH(INDEX([.$AK68:.$DL68];MATCH([.$M$3];[.$AK$3:.$DL$3];0)+[.$M$1])&amp;IF([.P68]=&quot;&quot;;&quot;&quot;;&quot;_&quot;&amp;[.P68]);[.$DP$23:.$DP$422];0)))">
            <text:p/>
          </table:table-cell>
          <table:table-cell table:style-name="ce14" table:formula="of:=IF(INDEX([.$AK68:.$DL68];MATCH([.$M$3];[.$AK$3:.$DL$3];0)+[.N$1])=&quot;&quot;;&quot;&quot;;INDEX([.$AK68:.$DL68];MATCH([.$M$3];[.$AK$3:.$DL$3];0)+[.N$1]))">
            <text:p/>
          </table:table-cell>
          <table:table-cell table:style-name="ce51" table:formula="of:=IF(INDEX([.$AK68:.$DL68];MATCH([.$M$3];[.$AK$3:.$DL$3];0)+[.O$1])=&quot;&quot;;&quot;&quot;;INDEX([.$AK68:.$DL68];MATCH([.$M$3];[.$AK$3:.$DL$3];0)+[.O$1]))">
            <text:p/>
          </table:table-cell>
          <table:table-cell table:style-name="ce51" table:formula="of:=IF(INDEX([.$AK68:.$DL68];MATCH([.$M$3];[.$AK$3:.$DL$3];0)+[.P$1])=&quot;&quot;;&quot;&quot;;INDEX([.$AK68:.$DL68];MATCH([.$M$3];[.$AK$3:.$DL$3];0)+[.P$1]))">
            <text:p/>
          </table:table-cell>
          <table:table-cell table:style-name="ce37" table:formula="of:=IF(INDEX([.$AK68:.$DL68];MATCH([.$M$3];[.$AK$3:.$DL$3];0)+[.Q$1])=&quot;&quot;;&quot;&quot;;INDEX([.$AK68:.$DL68];MATCH([.$M$3];[.$AK$3:.$DL$3];0)+[.Q$1]))">
            <text:p/>
          </table:table-cell>
          <table:table-cell table:style-name="ce24" table:formula="of:=IF(INDEX([.$AK68:.$DL68];MATCH([.$M$3];[.$AK$3:.$DL$3];0)+[.R$1])=&quot;&quot;;&quot;&quot;;INDEX([.$DO$23:.$DO$422];MATCH(INDEX([.$AK68:.$DL68];MATCH([.$M$3];[.$AK$3:.$DL$3];0)+[.R$1])&amp;IF([.U68]=&quot;&quot;;&quot;&quot;;&quot;_&quot;&amp;[.U68]);[.$DQ$23:.$DQ$422];0)))">
            <text:p/>
          </table:table-cell>
          <table:table-cell table:style-name="ce14" table:formula="of:=IF(INDEX([.$AK68:.$DL68];MATCH([.$M$3];[.$AK$3:.$DL$3];0)+[.S$1])=&quot;&quot;;&quot;&quot;;INDEX([.$AK68:.$DL68];MATCH([.$M$3];[.$AK$3:.$DL$3];0)+[.S$1]))">
            <text:p/>
          </table:table-cell>
          <table:table-cell table:style-name="ce14" table:formula="of:=IF(INDEX([.$AK68:.$DL68];MATCH([.$M$3];[.$AK$3:.$DL$3];0)+[.T$1])=&quot;&quot;;&quot;&quot;;INDEX([.$AK68:.$DL68];MATCH([.$M$3];[.$AK$3:.$DL$3];0)+[.T$1]))">
            <text:p/>
          </table:table-cell>
          <table:table-cell table:style-name="ce51" table:formula="of:=IF(INDEX([.$AK68:.$DL68];MATCH([.$M$3];[.$AK$3:.$DL$3];0)+[.U$1])=&quot;&quot;;&quot;&quot;;INDEX([.$AK68:.$DL68];MATCH([.$M$3];[.$AK$3:.$DL$3];0)+[.U$1]))">
            <text:p/>
          </table:table-cell>
          <table:table-cell table:style-name="ce37" table:formula="of:=IF(INDEX([.$AK68:.$DL68];MATCH([.$M$3];[.$AK$3:.$DL$3];0)+[.V$1])=&quot;&quot;;&quot;&quot;;INDEX([.$AK68:.$DL68];MATCH([.$M$3];[.$AK$3:.$DL$3];0)+[.V$1]))">
            <text:p/>
          </table:table-cell>
          <table:table-cell table:style-name="ce24" table:formula="of:=IF(INDEX([.$AK68:.$DL68];MATCH([.$M$3];[.$AK$3:.$DL$3];0)+[.W$1])=&quot;&quot;;&quot;&quot;;INDEX([.$DO$23:.$DO$422];MATCH(INDEX([.$AK68:.$DL68];MATCH([.$M$3];[.$AK$3:.$DL$3];0)+[.W$1])&amp;IF([.Z68]=&quot;&quot;;&quot;&quot;;&quot;_&quot;&amp;[.Z68]);[.$DR$23:.$DR$422];0)))">
            <text:p/>
          </table:table-cell>
          <table:table-cell table:style-name="ce14" table:formula="of:=IF(INDEX([.$AK68:.$DL68];MATCH([.$M$3];[.$AK$3:.$DL$3];0)+[.X$1])=&quot;&quot;;&quot;&quot;;INDEX([.$AK68:.$DL68];MATCH([.$M$3];[.$AK$3:.$DL$3];0)+[.X$1]))">
            <text:p/>
          </table:table-cell>
          <table:table-cell table:style-name="ce14" table:formula="of:=IF(INDEX([.$AK68:.$DL68];MATCH([.$M$3];[.$AK$3:.$DL$3];0)+[.Y$1])=&quot;&quot;;&quot;&quot;;INDEX([.$AK68:.$DL68];MATCH([.$M$3];[.$AK$3:.$DL$3];0)+[.Y$1]))">
            <text:p/>
          </table:table-cell>
          <table:table-cell table:style-name="ce51" table:formula="of:=IF(INDEX([.$AK68:.$DL68];MATCH([.$M$3];[.$AK$3:.$DL$3];0)+[.Z$1])=&quot;&quot;;&quot;&quot;;INDEX([.$AK68:.$DL68];MATCH([.$M$3];[.$AK$3:.$DL$3];0)+[.Z$1]))">
            <text:p/>
          </table:table-cell>
          <table:table-cell table:style-name="ce37" table:formula="of:=IF(INDEX([.$AK68:.$DL68];MATCH([.$M$3];[.$AK$3:.$DL$3];0)+[.AA$1])=&quot;&quot;;&quot;&quot;;INDEX([.$AK68:.$DL68];MATCH([.$M$3];[.$AK$3:.$DL$3];0)+[.AA$1]))">
            <text:p/>
          </table:table-cell>
          <table:table-cell table:style-name="ce43" table:formula="of:=IF(INDEX([.$AK68:.$DL68];MATCH([.$M$3];[.$AK$3:.$DL$3];0)+[.AB$1])=&quot;&quot;;&quot;&quot;;INDEX([.$DO$23:.$DO$422];MATCH(INDEX([.$AK68:.$DL68];MATCH([.$M$3];[.$AK$3:.$DL$3];0)+[.AB$1])&amp;IF([.AE68]=&quot;&quot;;&quot;&quot;;&quot;_&quot;&amp;[.AE68]);[.$DS$23:.$DS$422];0)))" office:value-type="float" office:value="367" calcext:value-type="float">
            <text:p>367</text:p>
          </table:table-cell>
          <table:table-cell table:style-name="ce14" table:formula="of:=IF(INDEX([.$AK68:.$DL68];MATCH([.$M$3];[.$AK$3:.$DL$3];0)+[.AC$1])=&quot;&quot;;&quot;&quot;;INDEX([.$AK68:.$DL68];MATCH([.$M$3];[.$AK$3:.$DL$3];0)+[.AC$1]))" office:value-type="string" office:string-value="b" calcext:value-type="string">
            <text:p>b</text:p>
          </table:table-cell>
          <table:table-cell table:style-name="ce14" table:formula="of:=IF(INDEX([.$AK68:.$DL68];MATCH([.$M$3];[.$AK$3:.$DL$3];0)+[.AD$1])=&quot;&quot;;&quot;&quot;;INDEX([.$AK68:.$DL68];MATCH([.$M$3];[.$AK$3:.$DL$3];0)+[.AD$1]))">
            <text:p/>
          </table:table-cell>
          <table:table-cell table:style-name="ce51" table:formula="of:=IF(INDEX([.$AK68:.$DL68];MATCH([.$M$3];[.$AK$3:.$DL$3];0)+[.AE$1])=&quot;&quot;;&quot;&quot;;INDEX([.$AK68:.$DL68];MATCH([.$M$3];[.$AK$3:.$DL$3];0)+[.AE$1]))">
            <text:p/>
          </table:table-cell>
          <table:table-cell table:style-name="ce60" table:formula="of:=IF(INDEX([.$AK68:.$DL68];MATCH([.$M$3];[.$AK$3:.$DL$3];0)+[.AF$1])=&quot;&quot;;&quot;&quot;;INDEX([.$AK68:.$DL68];MATCH([.$M$3];[.$AK$3:.$DL$3];0)+[.AF$1]))" office:value-type="float" office:value="136.16" calcext:value-type="float">
            <text:p>136.1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7" calcext:value-type="float">
            <text:p>3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6" calcext:value-type="float">
            <text:p>136.1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L69];MATCH([.$M$3];[.$AK$3:.$DL$3];0)+[.$M$1])=&quot;&quot;;&quot;&quot;;INDEX([.$DO$23:.$DO$422];MATCH(INDEX([.$AK69:.$DL69];MATCH([.$M$3];[.$AK$3:.$DL$3];0)+[.$M$1])&amp;IF([.P69]=&quot;&quot;;&quot;&quot;;&quot;_&quot;&amp;[.P69]);[.$DP$23:.$DP$422];0)))">
            <text:p/>
          </table:table-cell>
          <table:table-cell table:style-name="ce14" table:formula="of:=IF(INDEX([.$AK69:.$DL69];MATCH([.$M$3];[.$AK$3:.$DL$3];0)+[.N$1])=&quot;&quot;;&quot;&quot;;INDEX([.$AK69:.$DL69];MATCH([.$M$3];[.$AK$3:.$DL$3];0)+[.N$1]))">
            <text:p/>
          </table:table-cell>
          <table:table-cell table:style-name="ce51" table:formula="of:=IF(INDEX([.$AK69:.$DL69];MATCH([.$M$3];[.$AK$3:.$DL$3];0)+[.O$1])=&quot;&quot;;&quot;&quot;;INDEX([.$AK69:.$DL69];MATCH([.$M$3];[.$AK$3:.$DL$3];0)+[.O$1]))">
            <text:p/>
          </table:table-cell>
          <table:table-cell table:style-name="ce51" table:formula="of:=IF(INDEX([.$AK69:.$DL69];MATCH([.$M$3];[.$AK$3:.$DL$3];0)+[.P$1])=&quot;&quot;;&quot;&quot;;INDEX([.$AK69:.$DL69];MATCH([.$M$3];[.$AK$3:.$DL$3];0)+[.P$1]))">
            <text:p/>
          </table:table-cell>
          <table:table-cell table:style-name="ce37" table:formula="of:=IF(INDEX([.$AK69:.$DL69];MATCH([.$M$3];[.$AK$3:.$DL$3];0)+[.Q$1])=&quot;&quot;;&quot;&quot;;INDEX([.$AK69:.$DL69];MATCH([.$M$3];[.$AK$3:.$DL$3];0)+[.Q$1]))">
            <text:p/>
          </table:table-cell>
          <table:table-cell table:style-name="ce24" table:formula="of:=IF(INDEX([.$AK69:.$DL69];MATCH([.$M$3];[.$AK$3:.$DL$3];0)+[.R$1])=&quot;&quot;;&quot;&quot;;INDEX([.$DO$23:.$DO$422];MATCH(INDEX([.$AK69:.$DL69];MATCH([.$M$3];[.$AK$3:.$DL$3];0)+[.R$1])&amp;IF([.U69]=&quot;&quot;;&quot;&quot;;&quot;_&quot;&amp;[.U69]);[.$DQ$23:.$DQ$422];0)))">
            <text:p/>
          </table:table-cell>
          <table:table-cell table:style-name="ce14" table:formula="of:=IF(INDEX([.$AK69:.$DL69];MATCH([.$M$3];[.$AK$3:.$DL$3];0)+[.S$1])=&quot;&quot;;&quot;&quot;;INDEX([.$AK69:.$DL69];MATCH([.$M$3];[.$AK$3:.$DL$3];0)+[.S$1]))">
            <text:p/>
          </table:table-cell>
          <table:table-cell table:style-name="ce14" table:formula="of:=IF(INDEX([.$AK69:.$DL69];MATCH([.$M$3];[.$AK$3:.$DL$3];0)+[.T$1])=&quot;&quot;;&quot;&quot;;INDEX([.$AK69:.$DL69];MATCH([.$M$3];[.$AK$3:.$DL$3];0)+[.T$1]))">
            <text:p/>
          </table:table-cell>
          <table:table-cell table:style-name="ce51" table:formula="of:=IF(INDEX([.$AK69:.$DL69];MATCH([.$M$3];[.$AK$3:.$DL$3];0)+[.U$1])=&quot;&quot;;&quot;&quot;;INDEX([.$AK69:.$DL69];MATCH([.$M$3];[.$AK$3:.$DL$3];0)+[.U$1]))">
            <text:p/>
          </table:table-cell>
          <table:table-cell table:style-name="ce37" table:formula="of:=IF(INDEX([.$AK69:.$DL69];MATCH([.$M$3];[.$AK$3:.$DL$3];0)+[.V$1])=&quot;&quot;;&quot;&quot;;INDEX([.$AK69:.$DL69];MATCH([.$M$3];[.$AK$3:.$DL$3];0)+[.V$1]))">
            <text:p/>
          </table:table-cell>
          <table:table-cell table:style-name="ce24" table:formula="of:=IF(INDEX([.$AK69:.$DL69];MATCH([.$M$3];[.$AK$3:.$DL$3];0)+[.W$1])=&quot;&quot;;&quot;&quot;;INDEX([.$DO$23:.$DO$422];MATCH(INDEX([.$AK69:.$DL69];MATCH([.$M$3];[.$AK$3:.$DL$3];0)+[.W$1])&amp;IF([.Z69]=&quot;&quot;;&quot;&quot;;&quot;_&quot;&amp;[.Z69]);[.$DR$23:.$DR$422];0)))">
            <text:p/>
          </table:table-cell>
          <table:table-cell table:style-name="ce14" table:formula="of:=IF(INDEX([.$AK69:.$DL69];MATCH([.$M$3];[.$AK$3:.$DL$3];0)+[.X$1])=&quot;&quot;;&quot;&quot;;INDEX([.$AK69:.$DL69];MATCH([.$M$3];[.$AK$3:.$DL$3];0)+[.X$1]))">
            <text:p/>
          </table:table-cell>
          <table:table-cell table:style-name="ce14" table:formula="of:=IF(INDEX([.$AK69:.$DL69];MATCH([.$M$3];[.$AK$3:.$DL$3];0)+[.Y$1])=&quot;&quot;;&quot;&quot;;INDEX([.$AK69:.$DL69];MATCH([.$M$3];[.$AK$3:.$DL$3];0)+[.Y$1]))">
            <text:p/>
          </table:table-cell>
          <table:table-cell table:style-name="ce51" table:formula="of:=IF(INDEX([.$AK69:.$DL69];MATCH([.$M$3];[.$AK$3:.$DL$3];0)+[.Z$1])=&quot;&quot;;&quot;&quot;;INDEX([.$AK69:.$DL69];MATCH([.$M$3];[.$AK$3:.$DL$3];0)+[.Z$1]))">
            <text:p/>
          </table:table-cell>
          <table:table-cell table:style-name="ce37" table:formula="of:=IF(INDEX([.$AK69:.$DL69];MATCH([.$M$3];[.$AK$3:.$DL$3];0)+[.AA$1])=&quot;&quot;;&quot;&quot;;INDEX([.$AK69:.$DL69];MATCH([.$M$3];[.$AK$3:.$DL$3];0)+[.AA$1]))">
            <text:p/>
          </table:table-cell>
          <table:table-cell table:style-name="ce43" table:formula="of:=IF(INDEX([.$AK69:.$DL69];MATCH([.$M$3];[.$AK$3:.$DL$3];0)+[.AB$1])=&quot;&quot;;&quot;&quot;;INDEX([.$DO$23:.$DO$422];MATCH(INDEX([.$AK69:.$DL69];MATCH([.$M$3];[.$AK$3:.$DL$3];0)+[.AB$1])&amp;IF([.AE69]=&quot;&quot;;&quot;&quot;;&quot;_&quot;&amp;[.AE69]);[.$DS$23:.$DS$422];0)))" office:value-type="float" office:value="374" calcext:value-type="float">
            <text:p>374</text:p>
          </table:table-cell>
          <table:table-cell table:style-name="ce14" table:formula="of:=IF(INDEX([.$AK69:.$DL69];MATCH([.$M$3];[.$AK$3:.$DL$3];0)+[.AC$1])=&quot;&quot;;&quot;&quot;;INDEX([.$AK69:.$DL69];MATCH([.$M$3];[.$AK$3:.$DL$3];0)+[.AC$1]))" office:value-type="string" office:string-value="b" calcext:value-type="string">
            <text:p>b</text:p>
          </table:table-cell>
          <table:table-cell table:style-name="ce14" table:formula="of:=IF(INDEX([.$AK69:.$DL69];MATCH([.$M$3];[.$AK$3:.$DL$3];0)+[.AD$1])=&quot;&quot;;&quot;&quot;;INDEX([.$AK69:.$DL69];MATCH([.$M$3];[.$AK$3:.$DL$3];0)+[.AD$1]))">
            <text:p/>
          </table:table-cell>
          <table:table-cell table:style-name="ce51" table:formula="of:=IF(INDEX([.$AK69:.$DL69];MATCH([.$M$3];[.$AK$3:.$DL$3];0)+[.AE$1])=&quot;&quot;;&quot;&quot;;INDEX([.$AK69:.$DL69];MATCH([.$M$3];[.$AK$3:.$DL$3];0)+[.AE$1]))">
            <text:p/>
          </table:table-cell>
          <table:table-cell table:style-name="ce60" table:formula="of:=IF(INDEX([.$AK69:.$DL69];MATCH([.$M$3];[.$AK$3:.$DL$3];0)+[.AF$1])=&quot;&quot;;&quot;&quot;;INDEX([.$AK69:.$DL69];MATCH([.$M$3];[.$AK$3:.$DL$3];0)+[.AF$1]))" office:value-type="float" office:value="149.52" calcext:value-type="float">
            <text:p>149.5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L70];MATCH([.$M$3];[.$AK$3:.$DL$3];0)+[.$M$1])=&quot;&quot;;&quot;&quot;;INDEX([.$DO$23:.$DO$422];MATCH(INDEX([.$AK70:.$DL70];MATCH([.$M$3];[.$AK$3:.$DL$3];0)+[.$M$1])&amp;IF([.P70]=&quot;&quot;;&quot;&quot;;&quot;_&quot;&amp;[.P70]);[.$DP$23:.$DP$422];0)))">
            <text:p/>
          </table:table-cell>
          <table:table-cell table:style-name="ce14" table:formula="of:=IF(INDEX([.$AK70:.$DL70];MATCH([.$M$3];[.$AK$3:.$DL$3];0)+[.N$1])=&quot;&quot;;&quot;&quot;;INDEX([.$AK70:.$DL70];MATCH([.$M$3];[.$AK$3:.$DL$3];0)+[.N$1]))">
            <text:p/>
          </table:table-cell>
          <table:table-cell table:style-name="ce51" table:formula="of:=IF(INDEX([.$AK70:.$DL70];MATCH([.$M$3];[.$AK$3:.$DL$3];0)+[.O$1])=&quot;&quot;;&quot;&quot;;INDEX([.$AK70:.$DL70];MATCH([.$M$3];[.$AK$3:.$DL$3];0)+[.O$1]))">
            <text:p/>
          </table:table-cell>
          <table:table-cell table:style-name="ce51" table:formula="of:=IF(INDEX([.$AK70:.$DL70];MATCH([.$M$3];[.$AK$3:.$DL$3];0)+[.P$1])=&quot;&quot;;&quot;&quot;;INDEX([.$AK70:.$DL70];MATCH([.$M$3];[.$AK$3:.$DL$3];0)+[.P$1]))">
            <text:p/>
          </table:table-cell>
          <table:table-cell table:style-name="ce37" table:formula="of:=IF(INDEX([.$AK70:.$DL70];MATCH([.$M$3];[.$AK$3:.$DL$3];0)+[.Q$1])=&quot;&quot;;&quot;&quot;;INDEX([.$AK70:.$DL70];MATCH([.$M$3];[.$AK$3:.$DL$3];0)+[.Q$1]))">
            <text:p/>
          </table:table-cell>
          <table:table-cell table:style-name="ce24" table:formula="of:=IF(INDEX([.$AK70:.$DL70];MATCH([.$M$3];[.$AK$3:.$DL$3];0)+[.R$1])=&quot;&quot;;&quot;&quot;;INDEX([.$DO$23:.$DO$422];MATCH(INDEX([.$AK70:.$DL70];MATCH([.$M$3];[.$AK$3:.$DL$3];0)+[.R$1])&amp;IF([.U70]=&quot;&quot;;&quot;&quot;;&quot;_&quot;&amp;[.U70]);[.$DQ$23:.$DQ$422];0)))">
            <text:p/>
          </table:table-cell>
          <table:table-cell table:style-name="ce14" table:formula="of:=IF(INDEX([.$AK70:.$DL70];MATCH([.$M$3];[.$AK$3:.$DL$3];0)+[.S$1])=&quot;&quot;;&quot;&quot;;INDEX([.$AK70:.$DL70];MATCH([.$M$3];[.$AK$3:.$DL$3];0)+[.S$1]))">
            <text:p/>
          </table:table-cell>
          <table:table-cell table:style-name="ce14" table:formula="of:=IF(INDEX([.$AK70:.$DL70];MATCH([.$M$3];[.$AK$3:.$DL$3];0)+[.T$1])=&quot;&quot;;&quot;&quot;;INDEX([.$AK70:.$DL70];MATCH([.$M$3];[.$AK$3:.$DL$3];0)+[.T$1]))">
            <text:p/>
          </table:table-cell>
          <table:table-cell table:style-name="ce51" table:formula="of:=IF(INDEX([.$AK70:.$DL70];MATCH([.$M$3];[.$AK$3:.$DL$3];0)+[.U$1])=&quot;&quot;;&quot;&quot;;INDEX([.$AK70:.$DL70];MATCH([.$M$3];[.$AK$3:.$DL$3];0)+[.U$1]))">
            <text:p/>
          </table:table-cell>
          <table:table-cell table:style-name="ce37" table:formula="of:=IF(INDEX([.$AK70:.$DL70];MATCH([.$M$3];[.$AK$3:.$DL$3];0)+[.V$1])=&quot;&quot;;&quot;&quot;;INDEX([.$AK70:.$DL70];MATCH([.$M$3];[.$AK$3:.$DL$3];0)+[.V$1]))">
            <text:p/>
          </table:table-cell>
          <table:table-cell table:style-name="ce24" table:formula="of:=IF(INDEX([.$AK70:.$DL70];MATCH([.$M$3];[.$AK$3:.$DL$3];0)+[.W$1])=&quot;&quot;;&quot;&quot;;INDEX([.$DO$23:.$DO$422];MATCH(INDEX([.$AK70:.$DL70];MATCH([.$M$3];[.$AK$3:.$DL$3];0)+[.W$1])&amp;IF([.Z70]=&quot;&quot;;&quot;&quot;;&quot;_&quot;&amp;[.Z70]);[.$DR$23:.$DR$422];0)))">
            <text:p/>
          </table:table-cell>
          <table:table-cell table:style-name="ce14" table:formula="of:=IF(INDEX([.$AK70:.$DL70];MATCH([.$M$3];[.$AK$3:.$DL$3];0)+[.X$1])=&quot;&quot;;&quot;&quot;;INDEX([.$AK70:.$DL70];MATCH([.$M$3];[.$AK$3:.$DL$3];0)+[.X$1]))">
            <text:p/>
          </table:table-cell>
          <table:table-cell table:style-name="ce14" table:formula="of:=IF(INDEX([.$AK70:.$DL70];MATCH([.$M$3];[.$AK$3:.$DL$3];0)+[.Y$1])=&quot;&quot;;&quot;&quot;;INDEX([.$AK70:.$DL70];MATCH([.$M$3];[.$AK$3:.$DL$3];0)+[.Y$1]))">
            <text:p/>
          </table:table-cell>
          <table:table-cell table:style-name="ce51" table:formula="of:=IF(INDEX([.$AK70:.$DL70];MATCH([.$M$3];[.$AK$3:.$DL$3];0)+[.Z$1])=&quot;&quot;;&quot;&quot;;INDEX([.$AK70:.$DL70];MATCH([.$M$3];[.$AK$3:.$DL$3];0)+[.Z$1]))">
            <text:p/>
          </table:table-cell>
          <table:table-cell table:style-name="ce37" table:formula="of:=IF(INDEX([.$AK70:.$DL70];MATCH([.$M$3];[.$AK$3:.$DL$3];0)+[.AA$1])=&quot;&quot;;&quot;&quot;;INDEX([.$AK70:.$DL70];MATCH([.$M$3];[.$AK$3:.$DL$3];0)+[.AA$1]))">
            <text:p/>
          </table:table-cell>
          <table:table-cell table:style-name="ce24" table:formula="of:=IF(INDEX([.$AK70:.$DL70];MATCH([.$M$3];[.$AK$3:.$DL$3];0)+[.AB$1])=&quot;&quot;;&quot;&quot;;INDEX([.$DO$23:.$DO$422];MATCH(INDEX([.$AK70:.$DL70];MATCH([.$M$3];[.$AK$3:.$DL$3];0)+[.AB$1])&amp;IF([.AE70]=&quot;&quot;;&quot;&quot;;&quot;_&quot;&amp;[.AE70]);[.$DS$23:.$DS$422];0)))">
            <text:p/>
          </table:table-cell>
          <table:table-cell table:style-name="ce14" table:formula="of:=IF(INDEX([.$AK70:.$DL70];MATCH([.$M$3];[.$AK$3:.$DL$3];0)+[.AC$1])=&quot;&quot;;&quot;&quot;;INDEX([.$AK70:.$DL70];MATCH([.$M$3];[.$AK$3:.$DL$3];0)+[.AC$1]))">
            <text:p/>
          </table:table-cell>
          <table:table-cell table:style-name="ce14" table:formula="of:=IF(INDEX([.$AK70:.$DL70];MATCH([.$M$3];[.$AK$3:.$DL$3];0)+[.AD$1])=&quot;&quot;;&quot;&quot;;INDEX([.$AK70:.$DL70];MATCH([.$M$3];[.$AK$3:.$DL$3];0)+[.AD$1]))">
            <text:p/>
          </table:table-cell>
          <table:table-cell table:style-name="ce51" table:formula="of:=IF(INDEX([.$AK70:.$DL70];MATCH([.$M$3];[.$AK$3:.$DL$3];0)+[.AE$1])=&quot;&quot;;&quot;&quot;;INDEX([.$AK70:.$DL70];MATCH([.$M$3];[.$AK$3:.$DL$3];0)+[.AE$1]))">
            <text:p/>
          </table:table-cell>
          <table:table-cell table:style-name="ce37" table:formula="of:=IF(INDEX([.$AK70:.$DL70];MATCH([.$M$3];[.$AK$3:.$DL$3];0)+[.AF$1])=&quot;&quot;;&quot;&quot;;INDEX([.$AK70:.$DL70];MATCH([.$M$3];[.$AK$3:.$DL$3];0)+[.AF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L71];MATCH([.$M$3];[.$AK$3:.$DL$3];0)+[.$M$1])=&quot;&quot;;&quot;&quot;;INDEX([.$DO$23:.$DO$422];MATCH(INDEX([.$AK71:.$DL71];MATCH([.$M$3];[.$AK$3:.$DL$3];0)+[.$M$1])&amp;IF([.P71]=&quot;&quot;;&quot;&quot;;&quot;_&quot;&amp;[.P71]);[.$DP$23:.$DP$422];0)))">
            <text:p/>
          </table:table-cell>
          <table:table-cell table:style-name="ce14" table:formula="of:=IF(INDEX([.$AK71:.$DL71];MATCH([.$M$3];[.$AK$3:.$DL$3];0)+[.N$1])=&quot;&quot;;&quot;&quot;;INDEX([.$AK71:.$DL71];MATCH([.$M$3];[.$AK$3:.$DL$3];0)+[.N$1]))">
            <text:p/>
          </table:table-cell>
          <table:table-cell table:style-name="ce51" table:formula="of:=IF(INDEX([.$AK71:.$DL71];MATCH([.$M$3];[.$AK$3:.$DL$3];0)+[.O$1])=&quot;&quot;;&quot;&quot;;INDEX([.$AK71:.$DL71];MATCH([.$M$3];[.$AK$3:.$DL$3];0)+[.O$1]))">
            <text:p/>
          </table:table-cell>
          <table:table-cell table:style-name="ce51" table:formula="of:=IF(INDEX([.$AK71:.$DL71];MATCH([.$M$3];[.$AK$3:.$DL$3];0)+[.P$1])=&quot;&quot;;&quot;&quot;;INDEX([.$AK71:.$DL71];MATCH([.$M$3];[.$AK$3:.$DL$3];0)+[.P$1]))">
            <text:p/>
          </table:table-cell>
          <table:table-cell table:style-name="ce37" table:formula="of:=IF(INDEX([.$AK71:.$DL71];MATCH([.$M$3];[.$AK$3:.$DL$3];0)+[.Q$1])=&quot;&quot;;&quot;&quot;;INDEX([.$AK71:.$DL71];MATCH([.$M$3];[.$AK$3:.$DL$3];0)+[.Q$1]))">
            <text:p/>
          </table:table-cell>
          <table:table-cell table:style-name="ce24" table:formula="of:=IF(INDEX([.$AK71:.$DL71];MATCH([.$M$3];[.$AK$3:.$DL$3];0)+[.R$1])=&quot;&quot;;&quot;&quot;;INDEX([.$DO$23:.$DO$422];MATCH(INDEX([.$AK71:.$DL71];MATCH([.$M$3];[.$AK$3:.$DL$3];0)+[.R$1])&amp;IF([.U71]=&quot;&quot;;&quot;&quot;;&quot;_&quot;&amp;[.U71]);[.$DQ$23:.$DQ$422];0)))">
            <text:p/>
          </table:table-cell>
          <table:table-cell table:style-name="ce14" table:formula="of:=IF(INDEX([.$AK71:.$DL71];MATCH([.$M$3];[.$AK$3:.$DL$3];0)+[.S$1])=&quot;&quot;;&quot;&quot;;INDEX([.$AK71:.$DL71];MATCH([.$M$3];[.$AK$3:.$DL$3];0)+[.S$1]))">
            <text:p/>
          </table:table-cell>
          <table:table-cell table:style-name="ce14" table:formula="of:=IF(INDEX([.$AK71:.$DL71];MATCH([.$M$3];[.$AK$3:.$DL$3];0)+[.T$1])=&quot;&quot;;&quot;&quot;;INDEX([.$AK71:.$DL71];MATCH([.$M$3];[.$AK$3:.$DL$3];0)+[.T$1]))">
            <text:p/>
          </table:table-cell>
          <table:table-cell table:style-name="ce51" table:formula="of:=IF(INDEX([.$AK71:.$DL71];MATCH([.$M$3];[.$AK$3:.$DL$3];0)+[.U$1])=&quot;&quot;;&quot;&quot;;INDEX([.$AK71:.$DL71];MATCH([.$M$3];[.$AK$3:.$DL$3];0)+[.U$1]))">
            <text:p/>
          </table:table-cell>
          <table:table-cell table:style-name="ce37" table:formula="of:=IF(INDEX([.$AK71:.$DL71];MATCH([.$M$3];[.$AK$3:.$DL$3];0)+[.V$1])=&quot;&quot;;&quot;&quot;;INDEX([.$AK71:.$DL71];MATCH([.$M$3];[.$AK$3:.$DL$3];0)+[.V$1]))">
            <text:p/>
          </table:table-cell>
          <table:table-cell table:style-name="ce24" table:formula="of:=IF(INDEX([.$AK71:.$DL71];MATCH([.$M$3];[.$AK$3:.$DL$3];0)+[.W$1])=&quot;&quot;;&quot;&quot;;INDEX([.$DO$23:.$DO$422];MATCH(INDEX([.$AK71:.$DL71];MATCH([.$M$3];[.$AK$3:.$DL$3];0)+[.W$1])&amp;IF([.Z71]=&quot;&quot;;&quot;&quot;;&quot;_&quot;&amp;[.Z71]);[.$DR$23:.$DR$422];0)))">
            <text:p/>
          </table:table-cell>
          <table:table-cell table:style-name="ce14" table:formula="of:=IF(INDEX([.$AK71:.$DL71];MATCH([.$M$3];[.$AK$3:.$DL$3];0)+[.X$1])=&quot;&quot;;&quot;&quot;;INDEX([.$AK71:.$DL71];MATCH([.$M$3];[.$AK$3:.$DL$3];0)+[.X$1]))">
            <text:p/>
          </table:table-cell>
          <table:table-cell table:style-name="ce14" table:formula="of:=IF(INDEX([.$AK71:.$DL71];MATCH([.$M$3];[.$AK$3:.$DL$3];0)+[.Y$1])=&quot;&quot;;&quot;&quot;;INDEX([.$AK71:.$DL71];MATCH([.$M$3];[.$AK$3:.$DL$3];0)+[.Y$1]))">
            <text:p/>
          </table:table-cell>
          <table:table-cell table:style-name="ce51" table:formula="of:=IF(INDEX([.$AK71:.$DL71];MATCH([.$M$3];[.$AK$3:.$DL$3];0)+[.Z$1])=&quot;&quot;;&quot;&quot;;INDEX([.$AK71:.$DL71];MATCH([.$M$3];[.$AK$3:.$DL$3];0)+[.Z$1]))">
            <text:p/>
          </table:table-cell>
          <table:table-cell table:style-name="ce37" table:formula="of:=IF(INDEX([.$AK71:.$DL71];MATCH([.$M$3];[.$AK$3:.$DL$3];0)+[.AA$1])=&quot;&quot;;&quot;&quot;;INDEX([.$AK71:.$DL71];MATCH([.$M$3];[.$AK$3:.$DL$3];0)+[.AA$1]))">
            <text:p/>
          </table:table-cell>
          <table:table-cell table:style-name="ce24" table:formula="of:=IF(INDEX([.$AK71:.$DL71];MATCH([.$M$3];[.$AK$3:.$DL$3];0)+[.AB$1])=&quot;&quot;;&quot;&quot;;INDEX([.$DO$23:.$DO$422];MATCH(INDEX([.$AK71:.$DL71];MATCH([.$M$3];[.$AK$3:.$DL$3];0)+[.AB$1])&amp;IF([.AE71]=&quot;&quot;;&quot;&quot;;&quot;_&quot;&amp;[.AE71]);[.$DS$23:.$DS$422];0)))">
            <text:p/>
          </table:table-cell>
          <table:table-cell table:style-name="ce14" table:formula="of:=IF(INDEX([.$AK71:.$DL71];MATCH([.$M$3];[.$AK$3:.$DL$3];0)+[.AC$1])=&quot;&quot;;&quot;&quot;;INDEX([.$AK71:.$DL71];MATCH([.$M$3];[.$AK$3:.$DL$3];0)+[.AC$1]))">
            <text:p/>
          </table:table-cell>
          <table:table-cell table:style-name="ce14" table:formula="of:=IF(INDEX([.$AK71:.$DL71];MATCH([.$M$3];[.$AK$3:.$DL$3];0)+[.AD$1])=&quot;&quot;;&quot;&quot;;INDEX([.$AK71:.$DL71];MATCH([.$M$3];[.$AK$3:.$DL$3];0)+[.AD$1]))">
            <text:p/>
          </table:table-cell>
          <table:table-cell table:style-name="ce51" table:formula="of:=IF(INDEX([.$AK71:.$DL71];MATCH([.$M$3];[.$AK$3:.$DL$3];0)+[.AE$1])=&quot;&quot;;&quot;&quot;;INDEX([.$AK71:.$DL71];MATCH([.$M$3];[.$AK$3:.$DL$3];0)+[.AE$1]))">
            <text:p/>
          </table:table-cell>
          <table:table-cell table:style-name="ce37" table:formula="of:=IF(INDEX([.$AK71:.$DL71];MATCH([.$M$3];[.$AK$3:.$DL$3];0)+[.AF$1])=&quot;&quot;;&quot;&quot;;INDEX([.$AK71:.$DL71];MATCH([.$M$3];[.$AK$3:.$DL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L72];MATCH([.$M$3];[.$AK$3:.$DL$3];0)+[.$M$1])=&quot;&quot;;&quot;&quot;;INDEX([.$DO$23:.$DO$422];MATCH(INDEX([.$AK72:.$DL72];MATCH([.$M$3];[.$AK$3:.$DL$3];0)+[.$M$1])&amp;IF([.P72]=&quot;&quot;;&quot;&quot;;&quot;_&quot;&amp;[.P72]);[.$DP$23:.$DP$422];0)))">
            <text:p/>
          </table:table-cell>
          <table:table-cell table:style-name="ce14" table:formula="of:=IF(INDEX([.$AK72:.$DL72];MATCH([.$M$3];[.$AK$3:.$DL$3];0)+[.N$1])=&quot;&quot;;&quot;&quot;;INDEX([.$AK72:.$DL72];MATCH([.$M$3];[.$AK$3:.$DL$3];0)+[.N$1]))">
            <text:p/>
          </table:table-cell>
          <table:table-cell table:style-name="ce51" table:formula="of:=IF(INDEX([.$AK72:.$DL72];MATCH([.$M$3];[.$AK$3:.$DL$3];0)+[.O$1])=&quot;&quot;;&quot;&quot;;INDEX([.$AK72:.$DL72];MATCH([.$M$3];[.$AK$3:.$DL$3];0)+[.O$1]))">
            <text:p/>
          </table:table-cell>
          <table:table-cell table:style-name="ce51" table:formula="of:=IF(INDEX([.$AK72:.$DL72];MATCH([.$M$3];[.$AK$3:.$DL$3];0)+[.P$1])=&quot;&quot;;&quot;&quot;;INDEX([.$AK72:.$DL72];MATCH([.$M$3];[.$AK$3:.$DL$3];0)+[.P$1]))">
            <text:p/>
          </table:table-cell>
          <table:table-cell table:style-name="ce37" table:formula="of:=IF(INDEX([.$AK72:.$DL72];MATCH([.$M$3];[.$AK$3:.$DL$3];0)+[.Q$1])=&quot;&quot;;&quot;&quot;;INDEX([.$AK72:.$DL72];MATCH([.$M$3];[.$AK$3:.$DL$3];0)+[.Q$1]))">
            <text:p/>
          </table:table-cell>
          <table:table-cell table:style-name="ce24" table:formula="of:=IF(INDEX([.$AK72:.$DL72];MATCH([.$M$3];[.$AK$3:.$DL$3];0)+[.R$1])=&quot;&quot;;&quot;&quot;;INDEX([.$DO$23:.$DO$422];MATCH(INDEX([.$AK72:.$DL72];MATCH([.$M$3];[.$AK$3:.$DL$3];0)+[.R$1])&amp;IF([.U72]=&quot;&quot;;&quot;&quot;;&quot;_&quot;&amp;[.U72]);[.$DQ$23:.$DQ$422];0)))">
            <text:p/>
          </table:table-cell>
          <table:table-cell table:style-name="ce14" table:formula="of:=IF(INDEX([.$AK72:.$DL72];MATCH([.$M$3];[.$AK$3:.$DL$3];0)+[.S$1])=&quot;&quot;;&quot;&quot;;INDEX([.$AK72:.$DL72];MATCH([.$M$3];[.$AK$3:.$DL$3];0)+[.S$1]))">
            <text:p/>
          </table:table-cell>
          <table:table-cell table:style-name="ce14" table:formula="of:=IF(INDEX([.$AK72:.$DL72];MATCH([.$M$3];[.$AK$3:.$DL$3];0)+[.T$1])=&quot;&quot;;&quot;&quot;;INDEX([.$AK72:.$DL72];MATCH([.$M$3];[.$AK$3:.$DL$3];0)+[.T$1]))">
            <text:p/>
          </table:table-cell>
          <table:table-cell table:style-name="ce51" table:formula="of:=IF(INDEX([.$AK72:.$DL72];MATCH([.$M$3];[.$AK$3:.$DL$3];0)+[.U$1])=&quot;&quot;;&quot;&quot;;INDEX([.$AK72:.$DL72];MATCH([.$M$3];[.$AK$3:.$DL$3];0)+[.U$1]))">
            <text:p/>
          </table:table-cell>
          <table:table-cell table:style-name="ce37" table:formula="of:=IF(INDEX([.$AK72:.$DL72];MATCH([.$M$3];[.$AK$3:.$DL$3];0)+[.V$1])=&quot;&quot;;&quot;&quot;;INDEX([.$AK72:.$DL72];MATCH([.$M$3];[.$AK$3:.$DL$3];0)+[.V$1]))">
            <text:p/>
          </table:table-cell>
          <table:table-cell table:style-name="ce24" table:formula="of:=IF(INDEX([.$AK72:.$DL72];MATCH([.$M$3];[.$AK$3:.$DL$3];0)+[.W$1])=&quot;&quot;;&quot;&quot;;INDEX([.$DO$23:.$DO$422];MATCH(INDEX([.$AK72:.$DL72];MATCH([.$M$3];[.$AK$3:.$DL$3];0)+[.W$1])&amp;IF([.Z72]=&quot;&quot;;&quot;&quot;;&quot;_&quot;&amp;[.Z72]);[.$DR$23:.$DR$422];0)))">
            <text:p/>
          </table:table-cell>
          <table:table-cell table:style-name="ce14" table:formula="of:=IF(INDEX([.$AK72:.$DL72];MATCH([.$M$3];[.$AK$3:.$DL$3];0)+[.X$1])=&quot;&quot;;&quot;&quot;;INDEX([.$AK72:.$DL72];MATCH([.$M$3];[.$AK$3:.$DL$3];0)+[.X$1]))">
            <text:p/>
          </table:table-cell>
          <table:table-cell table:style-name="ce14" table:formula="of:=IF(INDEX([.$AK72:.$DL72];MATCH([.$M$3];[.$AK$3:.$DL$3];0)+[.Y$1])=&quot;&quot;;&quot;&quot;;INDEX([.$AK72:.$DL72];MATCH([.$M$3];[.$AK$3:.$DL$3];0)+[.Y$1]))">
            <text:p/>
          </table:table-cell>
          <table:table-cell table:style-name="ce51" table:formula="of:=IF(INDEX([.$AK72:.$DL72];MATCH([.$M$3];[.$AK$3:.$DL$3];0)+[.Z$1])=&quot;&quot;;&quot;&quot;;INDEX([.$AK72:.$DL72];MATCH([.$M$3];[.$AK$3:.$DL$3];0)+[.Z$1]))">
            <text:p/>
          </table:table-cell>
          <table:table-cell table:style-name="ce37" table:formula="of:=IF(INDEX([.$AK72:.$DL72];MATCH([.$M$3];[.$AK$3:.$DL$3];0)+[.AA$1])=&quot;&quot;;&quot;&quot;;INDEX([.$AK72:.$DL72];MATCH([.$M$3];[.$AK$3:.$DL$3];0)+[.AA$1]))">
            <text:p/>
          </table:table-cell>
          <table:table-cell table:style-name="ce24" table:formula="of:=IF(INDEX([.$AK72:.$DL72];MATCH([.$M$3];[.$AK$3:.$DL$3];0)+[.AB$1])=&quot;&quot;;&quot;&quot;;INDEX([.$DO$23:.$DO$422];MATCH(INDEX([.$AK72:.$DL72];MATCH([.$M$3];[.$AK$3:.$DL$3];0)+[.AB$1])&amp;IF([.AE72]=&quot;&quot;;&quot;&quot;;&quot;_&quot;&amp;[.AE72]);[.$DS$23:.$DS$422];0)))">
            <text:p/>
          </table:table-cell>
          <table:table-cell table:style-name="ce14" table:formula="of:=IF(INDEX([.$AK72:.$DL72];MATCH([.$M$3];[.$AK$3:.$DL$3];0)+[.AC$1])=&quot;&quot;;&quot;&quot;;INDEX([.$AK72:.$DL72];MATCH([.$M$3];[.$AK$3:.$DL$3];0)+[.AC$1]))">
            <text:p/>
          </table:table-cell>
          <table:table-cell table:style-name="ce14" table:formula="of:=IF(INDEX([.$AK72:.$DL72];MATCH([.$M$3];[.$AK$3:.$DL$3];0)+[.AD$1])=&quot;&quot;;&quot;&quot;;INDEX([.$AK72:.$DL72];MATCH([.$M$3];[.$AK$3:.$DL$3];0)+[.AD$1]))">
            <text:p/>
          </table:table-cell>
          <table:table-cell table:style-name="ce51" table:formula="of:=IF(INDEX([.$AK72:.$DL72];MATCH([.$M$3];[.$AK$3:.$DL$3];0)+[.AE$1])=&quot;&quot;;&quot;&quot;;INDEX([.$AK72:.$DL72];MATCH([.$M$3];[.$AK$3:.$DL$3];0)+[.AE$1]))">
            <text:p/>
          </table:table-cell>
          <table:table-cell table:style-name="ce37" table:formula="of:=IF(INDEX([.$AK72:.$DL72];MATCH([.$M$3];[.$AK$3:.$DL$3];0)+[.AF$1])=&quot;&quot;;&quot;&quot;;INDEX([.$AK72:.$DL72];MATCH([.$M$3];[.$AK$3:.$DL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L73];MATCH([.$M$3];[.$AK$3:.$DL$3];0)+[.$M$1])=&quot;&quot;;&quot;&quot;;INDEX([.$DO$23:.$DO$422];MATCH(INDEX([.$AK73:.$DL73];MATCH([.$M$3];[.$AK$3:.$DL$3];0)+[.$M$1])&amp;IF([.P73]=&quot;&quot;;&quot;&quot;;&quot;_&quot;&amp;[.P73]);[.$DP$23:.$DP$422];0)))">
            <text:p/>
          </table:table-cell>
          <table:table-cell table:style-name="ce14" table:formula="of:=IF(INDEX([.$AK73:.$DL73];MATCH([.$M$3];[.$AK$3:.$DL$3];0)+[.N$1])=&quot;&quot;;&quot;&quot;;INDEX([.$AK73:.$DL73];MATCH([.$M$3];[.$AK$3:.$DL$3];0)+[.N$1]))">
            <text:p/>
          </table:table-cell>
          <table:table-cell table:style-name="ce51" table:formula="of:=IF(INDEX([.$AK73:.$DL73];MATCH([.$M$3];[.$AK$3:.$DL$3];0)+[.O$1])=&quot;&quot;;&quot;&quot;;INDEX([.$AK73:.$DL73];MATCH([.$M$3];[.$AK$3:.$DL$3];0)+[.O$1]))">
            <text:p/>
          </table:table-cell>
          <table:table-cell table:style-name="ce51" table:formula="of:=IF(INDEX([.$AK73:.$DL73];MATCH([.$M$3];[.$AK$3:.$DL$3];0)+[.P$1])=&quot;&quot;;&quot;&quot;;INDEX([.$AK73:.$DL73];MATCH([.$M$3];[.$AK$3:.$DL$3];0)+[.P$1]))">
            <text:p/>
          </table:table-cell>
          <table:table-cell table:style-name="ce37" table:formula="of:=IF(INDEX([.$AK73:.$DL73];MATCH([.$M$3];[.$AK$3:.$DL$3];0)+[.Q$1])=&quot;&quot;;&quot;&quot;;INDEX([.$AK73:.$DL73];MATCH([.$M$3];[.$AK$3:.$DL$3];0)+[.Q$1]))">
            <text:p/>
          </table:table-cell>
          <table:table-cell table:style-name="ce24" table:formula="of:=IF(INDEX([.$AK73:.$DL73];MATCH([.$M$3];[.$AK$3:.$DL$3];0)+[.R$1])=&quot;&quot;;&quot;&quot;;INDEX([.$DO$23:.$DO$422];MATCH(INDEX([.$AK73:.$DL73];MATCH([.$M$3];[.$AK$3:.$DL$3];0)+[.R$1])&amp;IF([.U73]=&quot;&quot;;&quot;&quot;;&quot;_&quot;&amp;[.U73]);[.$DQ$23:.$DQ$422];0)))">
            <text:p/>
          </table:table-cell>
          <table:table-cell table:style-name="ce14" table:formula="of:=IF(INDEX([.$AK73:.$DL73];MATCH([.$M$3];[.$AK$3:.$DL$3];0)+[.S$1])=&quot;&quot;;&quot;&quot;;INDEX([.$AK73:.$DL73];MATCH([.$M$3];[.$AK$3:.$DL$3];0)+[.S$1]))">
            <text:p/>
          </table:table-cell>
          <table:table-cell table:style-name="ce14" table:formula="of:=IF(INDEX([.$AK73:.$DL73];MATCH([.$M$3];[.$AK$3:.$DL$3];0)+[.T$1])=&quot;&quot;;&quot;&quot;;INDEX([.$AK73:.$DL73];MATCH([.$M$3];[.$AK$3:.$DL$3];0)+[.T$1]))">
            <text:p/>
          </table:table-cell>
          <table:table-cell table:style-name="ce51" table:formula="of:=IF(INDEX([.$AK73:.$DL73];MATCH([.$M$3];[.$AK$3:.$DL$3];0)+[.U$1])=&quot;&quot;;&quot;&quot;;INDEX([.$AK73:.$DL73];MATCH([.$M$3];[.$AK$3:.$DL$3];0)+[.U$1]))">
            <text:p/>
          </table:table-cell>
          <table:table-cell table:style-name="ce37" table:formula="of:=IF(INDEX([.$AK73:.$DL73];MATCH([.$M$3];[.$AK$3:.$DL$3];0)+[.V$1])=&quot;&quot;;&quot;&quot;;INDEX([.$AK73:.$DL73];MATCH([.$M$3];[.$AK$3:.$DL$3];0)+[.V$1]))">
            <text:p/>
          </table:table-cell>
          <table:table-cell table:style-name="ce24" table:formula="of:=IF(INDEX([.$AK73:.$DL73];MATCH([.$M$3];[.$AK$3:.$DL$3];0)+[.W$1])=&quot;&quot;;&quot;&quot;;INDEX([.$DO$23:.$DO$422];MATCH(INDEX([.$AK73:.$DL73];MATCH([.$M$3];[.$AK$3:.$DL$3];0)+[.W$1])&amp;IF([.Z73]=&quot;&quot;;&quot;&quot;;&quot;_&quot;&amp;[.Z73]);[.$DR$23:.$DR$422];0)))">
            <text:p/>
          </table:table-cell>
          <table:table-cell table:style-name="ce14" table:formula="of:=IF(INDEX([.$AK73:.$DL73];MATCH([.$M$3];[.$AK$3:.$DL$3];0)+[.X$1])=&quot;&quot;;&quot;&quot;;INDEX([.$AK73:.$DL73];MATCH([.$M$3];[.$AK$3:.$DL$3];0)+[.X$1]))">
            <text:p/>
          </table:table-cell>
          <table:table-cell table:style-name="ce14" table:formula="of:=IF(INDEX([.$AK73:.$DL73];MATCH([.$M$3];[.$AK$3:.$DL$3];0)+[.Y$1])=&quot;&quot;;&quot;&quot;;INDEX([.$AK73:.$DL73];MATCH([.$M$3];[.$AK$3:.$DL$3];0)+[.Y$1]))">
            <text:p/>
          </table:table-cell>
          <table:table-cell table:style-name="ce51" table:formula="of:=IF(INDEX([.$AK73:.$DL73];MATCH([.$M$3];[.$AK$3:.$DL$3];0)+[.Z$1])=&quot;&quot;;&quot;&quot;;INDEX([.$AK73:.$DL73];MATCH([.$M$3];[.$AK$3:.$DL$3];0)+[.Z$1]))">
            <text:p/>
          </table:table-cell>
          <table:table-cell table:style-name="ce37" table:formula="of:=IF(INDEX([.$AK73:.$DL73];MATCH([.$M$3];[.$AK$3:.$DL$3];0)+[.AA$1])=&quot;&quot;;&quot;&quot;;INDEX([.$AK73:.$DL73];MATCH([.$M$3];[.$AK$3:.$DL$3];0)+[.AA$1]))">
            <text:p/>
          </table:table-cell>
          <table:table-cell table:style-name="ce24" table:formula="of:=IF(INDEX([.$AK73:.$DL73];MATCH([.$M$3];[.$AK$3:.$DL$3];0)+[.AB$1])=&quot;&quot;;&quot;&quot;;INDEX([.$DO$23:.$DO$422];MATCH(INDEX([.$AK73:.$DL73];MATCH([.$M$3];[.$AK$3:.$DL$3];0)+[.AB$1])&amp;IF([.AE73]=&quot;&quot;;&quot;&quot;;&quot;_&quot;&amp;[.AE73]);[.$DS$23:.$DS$422];0)))">
            <text:p/>
          </table:table-cell>
          <table:table-cell table:style-name="ce14" table:formula="of:=IF(INDEX([.$AK73:.$DL73];MATCH([.$M$3];[.$AK$3:.$DL$3];0)+[.AC$1])=&quot;&quot;;&quot;&quot;;INDEX([.$AK73:.$DL73];MATCH([.$M$3];[.$AK$3:.$DL$3];0)+[.AC$1]))">
            <text:p/>
          </table:table-cell>
          <table:table-cell table:style-name="ce14" table:formula="of:=IF(INDEX([.$AK73:.$DL73];MATCH([.$M$3];[.$AK$3:.$DL$3];0)+[.AD$1])=&quot;&quot;;&quot;&quot;;INDEX([.$AK73:.$DL73];MATCH([.$M$3];[.$AK$3:.$DL$3];0)+[.AD$1]))">
            <text:p/>
          </table:table-cell>
          <table:table-cell table:style-name="ce51" table:formula="of:=IF(INDEX([.$AK73:.$DL73];MATCH([.$M$3];[.$AK$3:.$DL$3];0)+[.AE$1])=&quot;&quot;;&quot;&quot;;INDEX([.$AK73:.$DL73];MATCH([.$M$3];[.$AK$3:.$DL$3];0)+[.AE$1]))">
            <text:p/>
          </table:table-cell>
          <table:table-cell table:style-name="ce37" table:formula="of:=IF(INDEX([.$AK73:.$DL73];MATCH([.$M$3];[.$AK$3:.$DL$3];0)+[.AF$1])=&quot;&quot;;&quot;&quot;;INDEX([.$AK73:.$DL73];MATCH([.$M$3];[.$AK$3:.$DL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L74];MATCH([.$M$3];[.$AK$3:.$DL$3];0)+[.$M$1])=&quot;&quot;;&quot;&quot;;INDEX([.$DO$23:.$DO$422];MATCH(INDEX([.$AK74:.$DL74];MATCH([.$M$3];[.$AK$3:.$DL$3];0)+[.$M$1])&amp;IF([.P74]=&quot;&quot;;&quot;&quot;;&quot;_&quot;&amp;[.P74]);[.$DP$23:.$DP$422];0)))">
            <text:p/>
          </table:table-cell>
          <table:table-cell table:style-name="ce14" table:formula="of:=IF(INDEX([.$AK74:.$DL74];MATCH([.$M$3];[.$AK$3:.$DL$3];0)+[.N$1])=&quot;&quot;;&quot;&quot;;INDEX([.$AK74:.$DL74];MATCH([.$M$3];[.$AK$3:.$DL$3];0)+[.N$1]))">
            <text:p/>
          </table:table-cell>
          <table:table-cell table:style-name="ce51" table:formula="of:=IF(INDEX([.$AK74:.$DL74];MATCH([.$M$3];[.$AK$3:.$DL$3];0)+[.O$1])=&quot;&quot;;&quot;&quot;;INDEX([.$AK74:.$DL74];MATCH([.$M$3];[.$AK$3:.$DL$3];0)+[.O$1]))">
            <text:p/>
          </table:table-cell>
          <table:table-cell table:style-name="ce51" table:formula="of:=IF(INDEX([.$AK74:.$DL74];MATCH([.$M$3];[.$AK$3:.$DL$3];0)+[.P$1])=&quot;&quot;;&quot;&quot;;INDEX([.$AK74:.$DL74];MATCH([.$M$3];[.$AK$3:.$DL$3];0)+[.P$1]))">
            <text:p/>
          </table:table-cell>
          <table:table-cell table:style-name="ce37" table:formula="of:=IF(INDEX([.$AK74:.$DL74];MATCH([.$M$3];[.$AK$3:.$DL$3];0)+[.Q$1])=&quot;&quot;;&quot;&quot;;INDEX([.$AK74:.$DL74];MATCH([.$M$3];[.$AK$3:.$DL$3];0)+[.Q$1]))">
            <text:p/>
          </table:table-cell>
          <table:table-cell table:style-name="ce24" table:formula="of:=IF(INDEX([.$AK74:.$DL74];MATCH([.$M$3];[.$AK$3:.$DL$3];0)+[.R$1])=&quot;&quot;;&quot;&quot;;INDEX([.$DO$23:.$DO$422];MATCH(INDEX([.$AK74:.$DL74];MATCH([.$M$3];[.$AK$3:.$DL$3];0)+[.R$1])&amp;IF([.U74]=&quot;&quot;;&quot;&quot;;&quot;_&quot;&amp;[.U74]);[.$DQ$23:.$DQ$422];0)))">
            <text:p/>
          </table:table-cell>
          <table:table-cell table:style-name="ce14" table:formula="of:=IF(INDEX([.$AK74:.$DL74];MATCH([.$M$3];[.$AK$3:.$DL$3];0)+[.S$1])=&quot;&quot;;&quot;&quot;;INDEX([.$AK74:.$DL74];MATCH([.$M$3];[.$AK$3:.$DL$3];0)+[.S$1]))">
            <text:p/>
          </table:table-cell>
          <table:table-cell table:style-name="ce14" table:formula="of:=IF(INDEX([.$AK74:.$DL74];MATCH([.$M$3];[.$AK$3:.$DL$3];0)+[.T$1])=&quot;&quot;;&quot;&quot;;INDEX([.$AK74:.$DL74];MATCH([.$M$3];[.$AK$3:.$DL$3];0)+[.T$1]))">
            <text:p/>
          </table:table-cell>
          <table:table-cell table:style-name="ce51" table:formula="of:=IF(INDEX([.$AK74:.$DL74];MATCH([.$M$3];[.$AK$3:.$DL$3];0)+[.U$1])=&quot;&quot;;&quot;&quot;;INDEX([.$AK74:.$DL74];MATCH([.$M$3];[.$AK$3:.$DL$3];0)+[.U$1]))">
            <text:p/>
          </table:table-cell>
          <table:table-cell table:style-name="ce37" table:formula="of:=IF(INDEX([.$AK74:.$DL74];MATCH([.$M$3];[.$AK$3:.$DL$3];0)+[.V$1])=&quot;&quot;;&quot;&quot;;INDEX([.$AK74:.$DL74];MATCH([.$M$3];[.$AK$3:.$DL$3];0)+[.V$1]))">
            <text:p/>
          </table:table-cell>
          <table:table-cell table:style-name="ce24" table:formula="of:=IF(INDEX([.$AK74:.$DL74];MATCH([.$M$3];[.$AK$3:.$DL$3];0)+[.W$1])=&quot;&quot;;&quot;&quot;;INDEX([.$DO$23:.$DO$422];MATCH(INDEX([.$AK74:.$DL74];MATCH([.$M$3];[.$AK$3:.$DL$3];0)+[.W$1])&amp;IF([.Z74]=&quot;&quot;;&quot;&quot;;&quot;_&quot;&amp;[.Z74]);[.$DR$23:.$DR$422];0)))">
            <text:p/>
          </table:table-cell>
          <table:table-cell table:style-name="ce14" table:formula="of:=IF(INDEX([.$AK74:.$DL74];MATCH([.$M$3];[.$AK$3:.$DL$3];0)+[.X$1])=&quot;&quot;;&quot;&quot;;INDEX([.$AK74:.$DL74];MATCH([.$M$3];[.$AK$3:.$DL$3];0)+[.X$1]))">
            <text:p/>
          </table:table-cell>
          <table:table-cell table:style-name="ce14" table:formula="of:=IF(INDEX([.$AK74:.$DL74];MATCH([.$M$3];[.$AK$3:.$DL$3];0)+[.Y$1])=&quot;&quot;;&quot;&quot;;INDEX([.$AK74:.$DL74];MATCH([.$M$3];[.$AK$3:.$DL$3];0)+[.Y$1]))">
            <text:p/>
          </table:table-cell>
          <table:table-cell table:style-name="ce51" table:formula="of:=IF(INDEX([.$AK74:.$DL74];MATCH([.$M$3];[.$AK$3:.$DL$3];0)+[.Z$1])=&quot;&quot;;&quot;&quot;;INDEX([.$AK74:.$DL74];MATCH([.$M$3];[.$AK$3:.$DL$3];0)+[.Z$1]))">
            <text:p/>
          </table:table-cell>
          <table:table-cell table:style-name="ce37" table:formula="of:=IF(INDEX([.$AK74:.$DL74];MATCH([.$M$3];[.$AK$3:.$DL$3];0)+[.AA$1])=&quot;&quot;;&quot;&quot;;INDEX([.$AK74:.$DL74];MATCH([.$M$3];[.$AK$3:.$DL$3];0)+[.AA$1]))">
            <text:p/>
          </table:table-cell>
          <table:table-cell table:style-name="ce24" table:formula="of:=IF(INDEX([.$AK74:.$DL74];MATCH([.$M$3];[.$AK$3:.$DL$3];0)+[.AB$1])=&quot;&quot;;&quot;&quot;;INDEX([.$DO$23:.$DO$422];MATCH(INDEX([.$AK74:.$DL74];MATCH([.$M$3];[.$AK$3:.$DL$3];0)+[.AB$1])&amp;IF([.AE74]=&quot;&quot;;&quot;&quot;;&quot;_&quot;&amp;[.AE74]);[.$DS$23:.$DS$422];0)))">
            <text:p/>
          </table:table-cell>
          <table:table-cell table:style-name="ce14" table:formula="of:=IF(INDEX([.$AK74:.$DL74];MATCH([.$M$3];[.$AK$3:.$DL$3];0)+[.AC$1])=&quot;&quot;;&quot;&quot;;INDEX([.$AK74:.$DL74];MATCH([.$M$3];[.$AK$3:.$DL$3];0)+[.AC$1]))">
            <text:p/>
          </table:table-cell>
          <table:table-cell table:style-name="ce14" table:formula="of:=IF(INDEX([.$AK74:.$DL74];MATCH([.$M$3];[.$AK$3:.$DL$3];0)+[.AD$1])=&quot;&quot;;&quot;&quot;;INDEX([.$AK74:.$DL74];MATCH([.$M$3];[.$AK$3:.$DL$3];0)+[.AD$1]))">
            <text:p/>
          </table:table-cell>
          <table:table-cell table:style-name="ce51" table:formula="of:=IF(INDEX([.$AK74:.$DL74];MATCH([.$M$3];[.$AK$3:.$DL$3];0)+[.AE$1])=&quot;&quot;;&quot;&quot;;INDEX([.$AK74:.$DL74];MATCH([.$M$3];[.$AK$3:.$DL$3];0)+[.AE$1]))">
            <text:p/>
          </table:table-cell>
          <table:table-cell table:style-name="ce37" table:formula="of:=IF(INDEX([.$AK74:.$DL74];MATCH([.$M$3];[.$AK$3:.$DL$3];0)+[.AF$1])=&quot;&quot;;&quot;&quot;;INDEX([.$AK74:.$DL74];MATCH([.$M$3];[.$AK$3:.$DL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L75];MATCH([.$M$3];[.$AK$3:.$DL$3];0)+[.$M$1])=&quot;&quot;;&quot;&quot;;INDEX([.$DO$23:.$DO$422];MATCH(INDEX([.$AK75:.$DL75];MATCH([.$M$3];[.$AK$3:.$DL$3];0)+[.$M$1])&amp;IF([.P75]=&quot;&quot;;&quot;&quot;;&quot;_&quot;&amp;[.P75]);[.$DP$23:.$DP$422];0)))">
            <text:p/>
          </table:table-cell>
          <table:table-cell table:style-name="ce14" table:formula="of:=IF(INDEX([.$AK75:.$DL75];MATCH([.$M$3];[.$AK$3:.$DL$3];0)+[.N$1])=&quot;&quot;;&quot;&quot;;INDEX([.$AK75:.$DL75];MATCH([.$M$3];[.$AK$3:.$DL$3];0)+[.N$1]))">
            <text:p/>
          </table:table-cell>
          <table:table-cell table:style-name="ce51" table:formula="of:=IF(INDEX([.$AK75:.$DL75];MATCH([.$M$3];[.$AK$3:.$DL$3];0)+[.O$1])=&quot;&quot;;&quot;&quot;;INDEX([.$AK75:.$DL75];MATCH([.$M$3];[.$AK$3:.$DL$3];0)+[.O$1]))">
            <text:p/>
          </table:table-cell>
          <table:table-cell table:style-name="ce51" table:formula="of:=IF(INDEX([.$AK75:.$DL75];MATCH([.$M$3];[.$AK$3:.$DL$3];0)+[.P$1])=&quot;&quot;;&quot;&quot;;INDEX([.$AK75:.$DL75];MATCH([.$M$3];[.$AK$3:.$DL$3];0)+[.P$1]))">
            <text:p/>
          </table:table-cell>
          <table:table-cell table:style-name="ce37" table:formula="of:=IF(INDEX([.$AK75:.$DL75];MATCH([.$M$3];[.$AK$3:.$DL$3];0)+[.Q$1])=&quot;&quot;;&quot;&quot;;INDEX([.$AK75:.$DL75];MATCH([.$M$3];[.$AK$3:.$DL$3];0)+[.Q$1]))">
            <text:p/>
          </table:table-cell>
          <table:table-cell table:style-name="ce24" table:formula="of:=IF(INDEX([.$AK75:.$DL75];MATCH([.$M$3];[.$AK$3:.$DL$3];0)+[.R$1])=&quot;&quot;;&quot;&quot;;INDEX([.$DO$23:.$DO$422];MATCH(INDEX([.$AK75:.$DL75];MATCH([.$M$3];[.$AK$3:.$DL$3];0)+[.R$1])&amp;IF([.U75]=&quot;&quot;;&quot;&quot;;&quot;_&quot;&amp;[.U75]);[.$DQ$23:.$DQ$422];0)))">
            <text:p/>
          </table:table-cell>
          <table:table-cell table:style-name="ce14" table:formula="of:=IF(INDEX([.$AK75:.$DL75];MATCH([.$M$3];[.$AK$3:.$DL$3];0)+[.S$1])=&quot;&quot;;&quot;&quot;;INDEX([.$AK75:.$DL75];MATCH([.$M$3];[.$AK$3:.$DL$3];0)+[.S$1]))">
            <text:p/>
          </table:table-cell>
          <table:table-cell table:style-name="ce14" table:formula="of:=IF(INDEX([.$AK75:.$DL75];MATCH([.$M$3];[.$AK$3:.$DL$3];0)+[.T$1])=&quot;&quot;;&quot;&quot;;INDEX([.$AK75:.$DL75];MATCH([.$M$3];[.$AK$3:.$DL$3];0)+[.T$1]))">
            <text:p/>
          </table:table-cell>
          <table:table-cell table:style-name="ce51" table:formula="of:=IF(INDEX([.$AK75:.$DL75];MATCH([.$M$3];[.$AK$3:.$DL$3];0)+[.U$1])=&quot;&quot;;&quot;&quot;;INDEX([.$AK75:.$DL75];MATCH([.$M$3];[.$AK$3:.$DL$3];0)+[.U$1]))">
            <text:p/>
          </table:table-cell>
          <table:table-cell table:style-name="ce37" table:formula="of:=IF(INDEX([.$AK75:.$DL75];MATCH([.$M$3];[.$AK$3:.$DL$3];0)+[.V$1])=&quot;&quot;;&quot;&quot;;INDEX([.$AK75:.$DL75];MATCH([.$M$3];[.$AK$3:.$DL$3];0)+[.V$1]))">
            <text:p/>
          </table:table-cell>
          <table:table-cell table:style-name="ce24" table:formula="of:=IF(INDEX([.$AK75:.$DL75];MATCH([.$M$3];[.$AK$3:.$DL$3];0)+[.W$1])=&quot;&quot;;&quot;&quot;;INDEX([.$DO$23:.$DO$422];MATCH(INDEX([.$AK75:.$DL75];MATCH([.$M$3];[.$AK$3:.$DL$3];0)+[.W$1])&amp;IF([.Z75]=&quot;&quot;;&quot;&quot;;&quot;_&quot;&amp;[.Z75]);[.$DR$23:.$DR$422];0)))">
            <text:p/>
          </table:table-cell>
          <table:table-cell table:style-name="ce14" table:formula="of:=IF(INDEX([.$AK75:.$DL75];MATCH([.$M$3];[.$AK$3:.$DL$3];0)+[.X$1])=&quot;&quot;;&quot;&quot;;INDEX([.$AK75:.$DL75];MATCH([.$M$3];[.$AK$3:.$DL$3];0)+[.X$1]))">
            <text:p/>
          </table:table-cell>
          <table:table-cell table:style-name="ce14" table:formula="of:=IF(INDEX([.$AK75:.$DL75];MATCH([.$M$3];[.$AK$3:.$DL$3];0)+[.Y$1])=&quot;&quot;;&quot;&quot;;INDEX([.$AK75:.$DL75];MATCH([.$M$3];[.$AK$3:.$DL$3];0)+[.Y$1]))">
            <text:p/>
          </table:table-cell>
          <table:table-cell table:style-name="ce51" table:formula="of:=IF(INDEX([.$AK75:.$DL75];MATCH([.$M$3];[.$AK$3:.$DL$3];0)+[.Z$1])=&quot;&quot;;&quot;&quot;;INDEX([.$AK75:.$DL75];MATCH([.$M$3];[.$AK$3:.$DL$3];0)+[.Z$1]))">
            <text:p/>
          </table:table-cell>
          <table:table-cell table:style-name="ce37" table:formula="of:=IF(INDEX([.$AK75:.$DL75];MATCH([.$M$3];[.$AK$3:.$DL$3];0)+[.AA$1])=&quot;&quot;;&quot;&quot;;INDEX([.$AK75:.$DL75];MATCH([.$M$3];[.$AK$3:.$DL$3];0)+[.AA$1]))">
            <text:p/>
          </table:table-cell>
          <table:table-cell table:style-name="ce24" table:formula="of:=IF(INDEX([.$AK75:.$DL75];MATCH([.$M$3];[.$AK$3:.$DL$3];0)+[.AB$1])=&quot;&quot;;&quot;&quot;;INDEX([.$DO$23:.$DO$422];MATCH(INDEX([.$AK75:.$DL75];MATCH([.$M$3];[.$AK$3:.$DL$3];0)+[.AB$1])&amp;IF([.AE75]=&quot;&quot;;&quot;&quot;;&quot;_&quot;&amp;[.AE75]);[.$DS$23:.$DS$422];0)))">
            <text:p/>
          </table:table-cell>
          <table:table-cell table:style-name="ce14" table:formula="of:=IF(INDEX([.$AK75:.$DL75];MATCH([.$M$3];[.$AK$3:.$DL$3];0)+[.AC$1])=&quot;&quot;;&quot;&quot;;INDEX([.$AK75:.$DL75];MATCH([.$M$3];[.$AK$3:.$DL$3];0)+[.AC$1]))">
            <text:p/>
          </table:table-cell>
          <table:table-cell table:style-name="ce14" table:formula="of:=IF(INDEX([.$AK75:.$DL75];MATCH([.$M$3];[.$AK$3:.$DL$3];0)+[.AD$1])=&quot;&quot;;&quot;&quot;;INDEX([.$AK75:.$DL75];MATCH([.$M$3];[.$AK$3:.$DL$3];0)+[.AD$1]))">
            <text:p/>
          </table:table-cell>
          <table:table-cell table:style-name="ce51" table:formula="of:=IF(INDEX([.$AK75:.$DL75];MATCH([.$M$3];[.$AK$3:.$DL$3];0)+[.AE$1])=&quot;&quot;;&quot;&quot;;INDEX([.$AK75:.$DL75];MATCH([.$M$3];[.$AK$3:.$DL$3];0)+[.AE$1]))">
            <text:p/>
          </table:table-cell>
          <table:table-cell table:style-name="ce37" table:formula="of:=IF(INDEX([.$AK75:.$DL75];MATCH([.$M$3];[.$AK$3:.$DL$3];0)+[.AF$1])=&quot;&quot;;&quot;&quot;;INDEX([.$AK75:.$DL75];MATCH([.$M$3];[.$AK$3:.$DL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L76];MATCH([.$M$3];[.$AK$3:.$DL$3];0)+[.$M$1])=&quot;&quot;;&quot;&quot;;INDEX([.$DO$23:.$DO$422];MATCH(INDEX([.$AK76:.$DL76];MATCH([.$M$3];[.$AK$3:.$DL$3];0)+[.$M$1])&amp;IF([.P76]=&quot;&quot;;&quot;&quot;;&quot;_&quot;&amp;[.P76]);[.$DP$23:.$DP$422];0)))">
            <text:p/>
          </table:table-cell>
          <table:table-cell table:style-name="ce14" table:formula="of:=IF(INDEX([.$AK76:.$DL76];MATCH([.$M$3];[.$AK$3:.$DL$3];0)+[.N$1])=&quot;&quot;;&quot;&quot;;INDEX([.$AK76:.$DL76];MATCH([.$M$3];[.$AK$3:.$DL$3];0)+[.N$1]))">
            <text:p/>
          </table:table-cell>
          <table:table-cell table:style-name="ce51" table:formula="of:=IF(INDEX([.$AK76:.$DL76];MATCH([.$M$3];[.$AK$3:.$DL$3];0)+[.O$1])=&quot;&quot;;&quot;&quot;;INDEX([.$AK76:.$DL76];MATCH([.$M$3];[.$AK$3:.$DL$3];0)+[.O$1]))">
            <text:p/>
          </table:table-cell>
          <table:table-cell table:style-name="ce51" table:formula="of:=IF(INDEX([.$AK76:.$DL76];MATCH([.$M$3];[.$AK$3:.$DL$3];0)+[.P$1])=&quot;&quot;;&quot;&quot;;INDEX([.$AK76:.$DL76];MATCH([.$M$3];[.$AK$3:.$DL$3];0)+[.P$1]))">
            <text:p/>
          </table:table-cell>
          <table:table-cell table:style-name="ce37" table:formula="of:=IF(INDEX([.$AK76:.$DL76];MATCH([.$M$3];[.$AK$3:.$DL$3];0)+[.Q$1])=&quot;&quot;;&quot;&quot;;INDEX([.$AK76:.$DL76];MATCH([.$M$3];[.$AK$3:.$DL$3];0)+[.Q$1]))">
            <text:p/>
          </table:table-cell>
          <table:table-cell table:style-name="ce24" table:formula="of:=IF(INDEX([.$AK76:.$DL76];MATCH([.$M$3];[.$AK$3:.$DL$3];0)+[.R$1])=&quot;&quot;;&quot;&quot;;INDEX([.$DO$23:.$DO$422];MATCH(INDEX([.$AK76:.$DL76];MATCH([.$M$3];[.$AK$3:.$DL$3];0)+[.R$1])&amp;IF([.U76]=&quot;&quot;;&quot;&quot;;&quot;_&quot;&amp;[.U76]);[.$DQ$23:.$DQ$422];0)))">
            <text:p/>
          </table:table-cell>
          <table:table-cell table:style-name="ce14" table:formula="of:=IF(INDEX([.$AK76:.$DL76];MATCH([.$M$3];[.$AK$3:.$DL$3];0)+[.S$1])=&quot;&quot;;&quot;&quot;;INDEX([.$AK76:.$DL76];MATCH([.$M$3];[.$AK$3:.$DL$3];0)+[.S$1]))">
            <text:p/>
          </table:table-cell>
          <table:table-cell table:style-name="ce14" table:formula="of:=IF(INDEX([.$AK76:.$DL76];MATCH([.$M$3];[.$AK$3:.$DL$3];0)+[.T$1])=&quot;&quot;;&quot;&quot;;INDEX([.$AK76:.$DL76];MATCH([.$M$3];[.$AK$3:.$DL$3];0)+[.T$1]))">
            <text:p/>
          </table:table-cell>
          <table:table-cell table:style-name="ce51" table:formula="of:=IF(INDEX([.$AK76:.$DL76];MATCH([.$M$3];[.$AK$3:.$DL$3];0)+[.U$1])=&quot;&quot;;&quot;&quot;;INDEX([.$AK76:.$DL76];MATCH([.$M$3];[.$AK$3:.$DL$3];0)+[.U$1]))">
            <text:p/>
          </table:table-cell>
          <table:table-cell table:style-name="ce37" table:formula="of:=IF(INDEX([.$AK76:.$DL76];MATCH([.$M$3];[.$AK$3:.$DL$3];0)+[.V$1])=&quot;&quot;;&quot;&quot;;INDEX([.$AK76:.$DL76];MATCH([.$M$3];[.$AK$3:.$DL$3];0)+[.V$1]))">
            <text:p/>
          </table:table-cell>
          <table:table-cell table:style-name="ce24" table:formula="of:=IF(INDEX([.$AK76:.$DL76];MATCH([.$M$3];[.$AK$3:.$DL$3];0)+[.W$1])=&quot;&quot;;&quot;&quot;;INDEX([.$DO$23:.$DO$422];MATCH(INDEX([.$AK76:.$DL76];MATCH([.$M$3];[.$AK$3:.$DL$3];0)+[.W$1])&amp;IF([.Z76]=&quot;&quot;;&quot;&quot;;&quot;_&quot;&amp;[.Z76]);[.$DR$23:.$DR$422];0)))">
            <text:p/>
          </table:table-cell>
          <table:table-cell table:style-name="ce14" table:formula="of:=IF(INDEX([.$AK76:.$DL76];MATCH([.$M$3];[.$AK$3:.$DL$3];0)+[.X$1])=&quot;&quot;;&quot;&quot;;INDEX([.$AK76:.$DL76];MATCH([.$M$3];[.$AK$3:.$DL$3];0)+[.X$1]))">
            <text:p/>
          </table:table-cell>
          <table:table-cell table:style-name="ce14" table:formula="of:=IF(INDEX([.$AK76:.$DL76];MATCH([.$M$3];[.$AK$3:.$DL$3];0)+[.Y$1])=&quot;&quot;;&quot;&quot;;INDEX([.$AK76:.$DL76];MATCH([.$M$3];[.$AK$3:.$DL$3];0)+[.Y$1]))">
            <text:p/>
          </table:table-cell>
          <table:table-cell table:style-name="ce51" table:formula="of:=IF(INDEX([.$AK76:.$DL76];MATCH([.$M$3];[.$AK$3:.$DL$3];0)+[.Z$1])=&quot;&quot;;&quot;&quot;;INDEX([.$AK76:.$DL76];MATCH([.$M$3];[.$AK$3:.$DL$3];0)+[.Z$1]))">
            <text:p/>
          </table:table-cell>
          <table:table-cell table:style-name="ce37" table:formula="of:=IF(INDEX([.$AK76:.$DL76];MATCH([.$M$3];[.$AK$3:.$DL$3];0)+[.AA$1])=&quot;&quot;;&quot;&quot;;INDEX([.$AK76:.$DL76];MATCH([.$M$3];[.$AK$3:.$DL$3];0)+[.AA$1]))">
            <text:p/>
          </table:table-cell>
          <table:table-cell table:style-name="ce24" table:formula="of:=IF(INDEX([.$AK76:.$DL76];MATCH([.$M$3];[.$AK$3:.$DL$3];0)+[.AB$1])=&quot;&quot;;&quot;&quot;;INDEX([.$DO$23:.$DO$422];MATCH(INDEX([.$AK76:.$DL76];MATCH([.$M$3];[.$AK$3:.$DL$3];0)+[.AB$1])&amp;IF([.AE76]=&quot;&quot;;&quot;&quot;;&quot;_&quot;&amp;[.AE76]);[.$DS$23:.$DS$422];0)))">
            <text:p/>
          </table:table-cell>
          <table:table-cell table:style-name="ce14" table:formula="of:=IF(INDEX([.$AK76:.$DL76];MATCH([.$M$3];[.$AK$3:.$DL$3];0)+[.AC$1])=&quot;&quot;;&quot;&quot;;INDEX([.$AK76:.$DL76];MATCH([.$M$3];[.$AK$3:.$DL$3];0)+[.AC$1]))">
            <text:p/>
          </table:table-cell>
          <table:table-cell table:style-name="ce14" table:formula="of:=IF(INDEX([.$AK76:.$DL76];MATCH([.$M$3];[.$AK$3:.$DL$3];0)+[.AD$1])=&quot;&quot;;&quot;&quot;;INDEX([.$AK76:.$DL76];MATCH([.$M$3];[.$AK$3:.$DL$3];0)+[.AD$1]))">
            <text:p/>
          </table:table-cell>
          <table:table-cell table:style-name="ce51" table:formula="of:=IF(INDEX([.$AK76:.$DL76];MATCH([.$M$3];[.$AK$3:.$DL$3];0)+[.AE$1])=&quot;&quot;;&quot;&quot;;INDEX([.$AK76:.$DL76];MATCH([.$M$3];[.$AK$3:.$DL$3];0)+[.AE$1]))">
            <text:p/>
          </table:table-cell>
          <table:table-cell table:style-name="ce37" table:formula="of:=IF(INDEX([.$AK76:.$DL76];MATCH([.$M$3];[.$AK$3:.$DL$3];0)+[.AF$1])=&quot;&quot;;&quot;&quot;;INDEX([.$AK76:.$DL76];MATCH([.$M$3];[.$AK$3:.$DL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L77];MATCH([.$M$3];[.$AK$3:.$DL$3];0)+[.$M$1])=&quot;&quot;;&quot;&quot;;INDEX([.$DO$23:.$DO$422];MATCH(INDEX([.$AK77:.$DL77];MATCH([.$M$3];[.$AK$3:.$DL$3];0)+[.$M$1])&amp;IF([.P77]=&quot;&quot;;&quot;&quot;;&quot;_&quot;&amp;[.P77]);[.$DP$23:.$DP$422];0)))">
            <text:p/>
          </table:table-cell>
          <table:table-cell table:style-name="ce14" table:formula="of:=IF(INDEX([.$AK77:.$DL77];MATCH([.$M$3];[.$AK$3:.$DL$3];0)+[.N$1])=&quot;&quot;;&quot;&quot;;INDEX([.$AK77:.$DL77];MATCH([.$M$3];[.$AK$3:.$DL$3];0)+[.N$1]))">
            <text:p/>
          </table:table-cell>
          <table:table-cell table:style-name="ce51" table:formula="of:=IF(INDEX([.$AK77:.$DL77];MATCH([.$M$3];[.$AK$3:.$DL$3];0)+[.O$1])=&quot;&quot;;&quot;&quot;;INDEX([.$AK77:.$DL77];MATCH([.$M$3];[.$AK$3:.$DL$3];0)+[.O$1]))">
            <text:p/>
          </table:table-cell>
          <table:table-cell table:style-name="ce51" table:formula="of:=IF(INDEX([.$AK77:.$DL77];MATCH([.$M$3];[.$AK$3:.$DL$3];0)+[.P$1])=&quot;&quot;;&quot;&quot;;INDEX([.$AK77:.$DL77];MATCH([.$M$3];[.$AK$3:.$DL$3];0)+[.P$1]))">
            <text:p/>
          </table:table-cell>
          <table:table-cell table:style-name="ce37" table:formula="of:=IF(INDEX([.$AK77:.$DL77];MATCH([.$M$3];[.$AK$3:.$DL$3];0)+[.Q$1])=&quot;&quot;;&quot;&quot;;INDEX([.$AK77:.$DL77];MATCH([.$M$3];[.$AK$3:.$DL$3];0)+[.Q$1]))">
            <text:p/>
          </table:table-cell>
          <table:table-cell table:style-name="ce24" table:formula="of:=IF(INDEX([.$AK77:.$DL77];MATCH([.$M$3];[.$AK$3:.$DL$3];0)+[.R$1])=&quot;&quot;;&quot;&quot;;INDEX([.$DO$23:.$DO$422];MATCH(INDEX([.$AK77:.$DL77];MATCH([.$M$3];[.$AK$3:.$DL$3];0)+[.R$1])&amp;IF([.U77]=&quot;&quot;;&quot;&quot;;&quot;_&quot;&amp;[.U77]);[.$DQ$23:.$DQ$422];0)))">
            <text:p/>
          </table:table-cell>
          <table:table-cell table:style-name="ce14" table:formula="of:=IF(INDEX([.$AK77:.$DL77];MATCH([.$M$3];[.$AK$3:.$DL$3];0)+[.S$1])=&quot;&quot;;&quot;&quot;;INDEX([.$AK77:.$DL77];MATCH([.$M$3];[.$AK$3:.$DL$3];0)+[.S$1]))">
            <text:p/>
          </table:table-cell>
          <table:table-cell table:style-name="ce14" table:formula="of:=IF(INDEX([.$AK77:.$DL77];MATCH([.$M$3];[.$AK$3:.$DL$3];0)+[.T$1])=&quot;&quot;;&quot;&quot;;INDEX([.$AK77:.$DL77];MATCH([.$M$3];[.$AK$3:.$DL$3];0)+[.T$1]))">
            <text:p/>
          </table:table-cell>
          <table:table-cell table:style-name="ce51" table:formula="of:=IF(INDEX([.$AK77:.$DL77];MATCH([.$M$3];[.$AK$3:.$DL$3];0)+[.U$1])=&quot;&quot;;&quot;&quot;;INDEX([.$AK77:.$DL77];MATCH([.$M$3];[.$AK$3:.$DL$3];0)+[.U$1]))">
            <text:p/>
          </table:table-cell>
          <table:table-cell table:style-name="ce37" table:formula="of:=IF(INDEX([.$AK77:.$DL77];MATCH([.$M$3];[.$AK$3:.$DL$3];0)+[.V$1])=&quot;&quot;;&quot;&quot;;INDEX([.$AK77:.$DL77];MATCH([.$M$3];[.$AK$3:.$DL$3];0)+[.V$1]))">
            <text:p/>
          </table:table-cell>
          <table:table-cell table:style-name="ce24" table:formula="of:=IF(INDEX([.$AK77:.$DL77];MATCH([.$M$3];[.$AK$3:.$DL$3];0)+[.W$1])=&quot;&quot;;&quot;&quot;;INDEX([.$DO$23:.$DO$422];MATCH(INDEX([.$AK77:.$DL77];MATCH([.$M$3];[.$AK$3:.$DL$3];0)+[.W$1])&amp;IF([.Z77]=&quot;&quot;;&quot;&quot;;&quot;_&quot;&amp;[.Z77]);[.$DR$23:.$DR$422];0)))">
            <text:p/>
          </table:table-cell>
          <table:table-cell table:style-name="ce14" table:formula="of:=IF(INDEX([.$AK77:.$DL77];MATCH([.$M$3];[.$AK$3:.$DL$3];0)+[.X$1])=&quot;&quot;;&quot;&quot;;INDEX([.$AK77:.$DL77];MATCH([.$M$3];[.$AK$3:.$DL$3];0)+[.X$1]))">
            <text:p/>
          </table:table-cell>
          <table:table-cell table:style-name="ce14" table:formula="of:=IF(INDEX([.$AK77:.$DL77];MATCH([.$M$3];[.$AK$3:.$DL$3];0)+[.Y$1])=&quot;&quot;;&quot;&quot;;INDEX([.$AK77:.$DL77];MATCH([.$M$3];[.$AK$3:.$DL$3];0)+[.Y$1]))">
            <text:p/>
          </table:table-cell>
          <table:table-cell table:style-name="ce51" table:formula="of:=IF(INDEX([.$AK77:.$DL77];MATCH([.$M$3];[.$AK$3:.$DL$3];0)+[.Z$1])=&quot;&quot;;&quot;&quot;;INDEX([.$AK77:.$DL77];MATCH([.$M$3];[.$AK$3:.$DL$3];0)+[.Z$1]))">
            <text:p/>
          </table:table-cell>
          <table:table-cell table:style-name="ce37" table:formula="of:=IF(INDEX([.$AK77:.$DL77];MATCH([.$M$3];[.$AK$3:.$DL$3];0)+[.AA$1])=&quot;&quot;;&quot;&quot;;INDEX([.$AK77:.$DL77];MATCH([.$M$3];[.$AK$3:.$DL$3];0)+[.AA$1]))">
            <text:p/>
          </table:table-cell>
          <table:table-cell table:style-name="ce24" table:formula="of:=IF(INDEX([.$AK77:.$DL77];MATCH([.$M$3];[.$AK$3:.$DL$3];0)+[.AB$1])=&quot;&quot;;&quot;&quot;;INDEX([.$DO$23:.$DO$422];MATCH(INDEX([.$AK77:.$DL77];MATCH([.$M$3];[.$AK$3:.$DL$3];0)+[.AB$1])&amp;IF([.AE77]=&quot;&quot;;&quot;&quot;;&quot;_&quot;&amp;[.AE77]);[.$DS$23:.$DS$422];0)))">
            <text:p/>
          </table:table-cell>
          <table:table-cell table:style-name="ce14" table:formula="of:=IF(INDEX([.$AK77:.$DL77];MATCH([.$M$3];[.$AK$3:.$DL$3];0)+[.AC$1])=&quot;&quot;;&quot;&quot;;INDEX([.$AK77:.$DL77];MATCH([.$M$3];[.$AK$3:.$DL$3];0)+[.AC$1]))">
            <text:p/>
          </table:table-cell>
          <table:table-cell table:style-name="ce14" table:formula="of:=IF(INDEX([.$AK77:.$DL77];MATCH([.$M$3];[.$AK$3:.$DL$3];0)+[.AD$1])=&quot;&quot;;&quot;&quot;;INDEX([.$AK77:.$DL77];MATCH([.$M$3];[.$AK$3:.$DL$3];0)+[.AD$1]))">
            <text:p/>
          </table:table-cell>
          <table:table-cell table:style-name="ce51" table:formula="of:=IF(INDEX([.$AK77:.$DL77];MATCH([.$M$3];[.$AK$3:.$DL$3];0)+[.AE$1])=&quot;&quot;;&quot;&quot;;INDEX([.$AK77:.$DL77];MATCH([.$M$3];[.$AK$3:.$DL$3];0)+[.AE$1]))">
            <text:p/>
          </table:table-cell>
          <table:table-cell table:style-name="ce37" table:formula="of:=IF(INDEX([.$AK77:.$DL77];MATCH([.$M$3];[.$AK$3:.$DL$3];0)+[.AF$1])=&quot;&quot;;&quot;&quot;;INDEX([.$AK77:.$DL77];MATCH([.$M$3];[.$AK$3:.$DL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L78];MATCH([.$M$3];[.$AK$3:.$DL$3];0)+[.$M$1])=&quot;&quot;;&quot;&quot;;INDEX([.$DO$23:.$DO$422];MATCH(INDEX([.$AK78:.$DL78];MATCH([.$M$3];[.$AK$3:.$DL$3];0)+[.$M$1])&amp;IF([.P78]=&quot;&quot;;&quot;&quot;;&quot;_&quot;&amp;[.P78]);[.$DP$23:.$DP$422];0)))">
            <text:p/>
          </table:table-cell>
          <table:table-cell table:style-name="ce14" table:formula="of:=IF(INDEX([.$AK78:.$DL78];MATCH([.$M$3];[.$AK$3:.$DL$3];0)+[.N$1])=&quot;&quot;;&quot;&quot;;INDEX([.$AK78:.$DL78];MATCH([.$M$3];[.$AK$3:.$DL$3];0)+[.N$1]))">
            <text:p/>
          </table:table-cell>
          <table:table-cell table:style-name="ce51" table:formula="of:=IF(INDEX([.$AK78:.$DL78];MATCH([.$M$3];[.$AK$3:.$DL$3];0)+[.O$1])=&quot;&quot;;&quot;&quot;;INDEX([.$AK78:.$DL78];MATCH([.$M$3];[.$AK$3:.$DL$3];0)+[.O$1]))">
            <text:p/>
          </table:table-cell>
          <table:table-cell table:style-name="ce51" table:formula="of:=IF(INDEX([.$AK78:.$DL78];MATCH([.$M$3];[.$AK$3:.$DL$3];0)+[.P$1])=&quot;&quot;;&quot;&quot;;INDEX([.$AK78:.$DL78];MATCH([.$M$3];[.$AK$3:.$DL$3];0)+[.P$1]))">
            <text:p/>
          </table:table-cell>
          <table:table-cell table:style-name="ce37" table:formula="of:=IF(INDEX([.$AK78:.$DL78];MATCH([.$M$3];[.$AK$3:.$DL$3];0)+[.Q$1])=&quot;&quot;;&quot;&quot;;INDEX([.$AK78:.$DL78];MATCH([.$M$3];[.$AK$3:.$DL$3];0)+[.Q$1]))">
            <text:p/>
          </table:table-cell>
          <table:table-cell table:style-name="ce24" table:formula="of:=IF(INDEX([.$AK78:.$DL78];MATCH([.$M$3];[.$AK$3:.$DL$3];0)+[.R$1])=&quot;&quot;;&quot;&quot;;INDEX([.$DO$23:.$DO$422];MATCH(INDEX([.$AK78:.$DL78];MATCH([.$M$3];[.$AK$3:.$DL$3];0)+[.R$1])&amp;IF([.U78]=&quot;&quot;;&quot;&quot;;&quot;_&quot;&amp;[.U78]);[.$DQ$23:.$DQ$422];0)))">
            <text:p/>
          </table:table-cell>
          <table:table-cell table:style-name="ce14" table:formula="of:=IF(INDEX([.$AK78:.$DL78];MATCH([.$M$3];[.$AK$3:.$DL$3];0)+[.S$1])=&quot;&quot;;&quot;&quot;;INDEX([.$AK78:.$DL78];MATCH([.$M$3];[.$AK$3:.$DL$3];0)+[.S$1]))">
            <text:p/>
          </table:table-cell>
          <table:table-cell table:style-name="ce14" table:formula="of:=IF(INDEX([.$AK78:.$DL78];MATCH([.$M$3];[.$AK$3:.$DL$3];0)+[.T$1])=&quot;&quot;;&quot;&quot;;INDEX([.$AK78:.$DL78];MATCH([.$M$3];[.$AK$3:.$DL$3];0)+[.T$1]))">
            <text:p/>
          </table:table-cell>
          <table:table-cell table:style-name="ce51" table:formula="of:=IF(INDEX([.$AK78:.$DL78];MATCH([.$M$3];[.$AK$3:.$DL$3];0)+[.U$1])=&quot;&quot;;&quot;&quot;;INDEX([.$AK78:.$DL78];MATCH([.$M$3];[.$AK$3:.$DL$3];0)+[.U$1]))">
            <text:p/>
          </table:table-cell>
          <table:table-cell table:style-name="ce37" table:formula="of:=IF(INDEX([.$AK78:.$DL78];MATCH([.$M$3];[.$AK$3:.$DL$3];0)+[.V$1])=&quot;&quot;;&quot;&quot;;INDEX([.$AK78:.$DL78];MATCH([.$M$3];[.$AK$3:.$DL$3];0)+[.V$1]))">
            <text:p/>
          </table:table-cell>
          <table:table-cell table:style-name="ce24" table:formula="of:=IF(INDEX([.$AK78:.$DL78];MATCH([.$M$3];[.$AK$3:.$DL$3];0)+[.W$1])=&quot;&quot;;&quot;&quot;;INDEX([.$DO$23:.$DO$422];MATCH(INDEX([.$AK78:.$DL78];MATCH([.$M$3];[.$AK$3:.$DL$3];0)+[.W$1])&amp;IF([.Z78]=&quot;&quot;;&quot;&quot;;&quot;_&quot;&amp;[.Z78]);[.$DR$23:.$DR$422];0)))">
            <text:p/>
          </table:table-cell>
          <table:table-cell table:style-name="ce14" table:formula="of:=IF(INDEX([.$AK78:.$DL78];MATCH([.$M$3];[.$AK$3:.$DL$3];0)+[.X$1])=&quot;&quot;;&quot;&quot;;INDEX([.$AK78:.$DL78];MATCH([.$M$3];[.$AK$3:.$DL$3];0)+[.X$1]))">
            <text:p/>
          </table:table-cell>
          <table:table-cell table:style-name="ce14" table:formula="of:=IF(INDEX([.$AK78:.$DL78];MATCH([.$M$3];[.$AK$3:.$DL$3];0)+[.Y$1])=&quot;&quot;;&quot;&quot;;INDEX([.$AK78:.$DL78];MATCH([.$M$3];[.$AK$3:.$DL$3];0)+[.Y$1]))">
            <text:p/>
          </table:table-cell>
          <table:table-cell table:style-name="ce51" table:formula="of:=IF(INDEX([.$AK78:.$DL78];MATCH([.$M$3];[.$AK$3:.$DL$3];0)+[.Z$1])=&quot;&quot;;&quot;&quot;;INDEX([.$AK78:.$DL78];MATCH([.$M$3];[.$AK$3:.$DL$3];0)+[.Z$1]))">
            <text:p/>
          </table:table-cell>
          <table:table-cell table:style-name="ce37" table:formula="of:=IF(INDEX([.$AK78:.$DL78];MATCH([.$M$3];[.$AK$3:.$DL$3];0)+[.AA$1])=&quot;&quot;;&quot;&quot;;INDEX([.$AK78:.$DL78];MATCH([.$M$3];[.$AK$3:.$DL$3];0)+[.AA$1]))">
            <text:p/>
          </table:table-cell>
          <table:table-cell table:style-name="ce24" table:formula="of:=IF(INDEX([.$AK78:.$DL78];MATCH([.$M$3];[.$AK$3:.$DL$3];0)+[.AB$1])=&quot;&quot;;&quot;&quot;;INDEX([.$DO$23:.$DO$422];MATCH(INDEX([.$AK78:.$DL78];MATCH([.$M$3];[.$AK$3:.$DL$3];0)+[.AB$1])&amp;IF([.AE78]=&quot;&quot;;&quot;&quot;;&quot;_&quot;&amp;[.AE78]);[.$DS$23:.$DS$422];0)))">
            <text:p/>
          </table:table-cell>
          <table:table-cell table:style-name="ce14" table:formula="of:=IF(INDEX([.$AK78:.$DL78];MATCH([.$M$3];[.$AK$3:.$DL$3];0)+[.AC$1])=&quot;&quot;;&quot;&quot;;INDEX([.$AK78:.$DL78];MATCH([.$M$3];[.$AK$3:.$DL$3];0)+[.AC$1]))">
            <text:p/>
          </table:table-cell>
          <table:table-cell table:style-name="ce14" table:formula="of:=IF(INDEX([.$AK78:.$DL78];MATCH([.$M$3];[.$AK$3:.$DL$3];0)+[.AD$1])=&quot;&quot;;&quot;&quot;;INDEX([.$AK78:.$DL78];MATCH([.$M$3];[.$AK$3:.$DL$3];0)+[.AD$1]))">
            <text:p/>
          </table:table-cell>
          <table:table-cell table:style-name="ce51" table:formula="of:=IF(INDEX([.$AK78:.$DL78];MATCH([.$M$3];[.$AK$3:.$DL$3];0)+[.AE$1])=&quot;&quot;;&quot;&quot;;INDEX([.$AK78:.$DL78];MATCH([.$M$3];[.$AK$3:.$DL$3];0)+[.AE$1]))">
            <text:p/>
          </table:table-cell>
          <table:table-cell table:style-name="ce37" table:formula="of:=IF(INDEX([.$AK78:.$DL78];MATCH([.$M$3];[.$AK$3:.$DL$3];0)+[.AF$1])=&quot;&quot;;&quot;&quot;;INDEX([.$AK78:.$DL78];MATCH([.$M$3];[.$AK$3:.$DL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L79];MATCH([.$M$3];[.$AK$3:.$DL$3];0)+[.$M$1])=&quot;&quot;;&quot;&quot;;INDEX([.$DO$23:.$DO$422];MATCH(INDEX([.$AK79:.$DL79];MATCH([.$M$3];[.$AK$3:.$DL$3];0)+[.$M$1])&amp;IF([.P79]=&quot;&quot;;&quot;&quot;;&quot;_&quot;&amp;[.P79]);[.$DP$23:.$DP$422];0)))">
            <text:p/>
          </table:table-cell>
          <table:table-cell table:style-name="ce55" table:formula="of:=IF(INDEX([.$AK79:.$DL79];MATCH([.$M$3];[.$AK$3:.$DL$3];0)+[.N$1])=&quot;&quot;;&quot;&quot;;INDEX([.$AK79:.$DL79];MATCH([.$M$3];[.$AK$3:.$DL$3];0)+[.N$1]))">
            <text:p/>
          </table:table-cell>
          <table:table-cell table:style-name="ce55" table:formula="of:=IF(INDEX([.$AK79:.$DL79];MATCH([.$M$3];[.$AK$3:.$DL$3];0)+[.O$1])=&quot;&quot;;&quot;&quot;;INDEX([.$AK79:.$DL79];MATCH([.$M$3];[.$AK$3:.$DL$3];0)+[.O$1]))">
            <text:p/>
          </table:table-cell>
          <table:table-cell table:style-name="ce55" table:formula="of:=IF(INDEX([.$AK79:.$DL79];MATCH([.$M$3];[.$AK$3:.$DL$3];0)+[.P$1])=&quot;&quot;;&quot;&quot;;INDEX([.$AK79:.$DL79];MATCH([.$M$3];[.$AK$3:.$DL$3];0)+[.P$1]))">
            <text:p/>
          </table:table-cell>
          <table:table-cell table:style-name="ce38" table:formula="of:=IF(INDEX([.$AK79:.$DL79];MATCH([.$M$3];[.$AK$3:.$DL$3];0)+[.Q$1])=&quot;&quot;;&quot;&quot;;INDEX([.$AK79:.$DL79];MATCH([.$M$3];[.$AK$3:.$DL$3];0)+[.Q$1]))">
            <text:p/>
          </table:table-cell>
          <table:table-cell table:style-name="ce25" table:formula="of:=IF(INDEX([.$AK79:.$DL79];MATCH([.$M$3];[.$AK$3:.$DL$3];0)+[.R$1])=&quot;&quot;;&quot;&quot;;INDEX([.$DO$23:.$DO$422];MATCH(INDEX([.$AK79:.$DL79];MATCH([.$M$3];[.$AK$3:.$DL$3];0)+[.R$1])&amp;IF([.U79]=&quot;&quot;;&quot;&quot;;&quot;_&quot;&amp;[.U79]);[.$DQ$23:.$DQ$422];0)))">
            <text:p/>
          </table:table-cell>
          <table:table-cell table:style-name="ce55" table:formula="of:=IF(INDEX([.$AK79:.$DL79];MATCH([.$M$3];[.$AK$3:.$DL$3];0)+[.S$1])=&quot;&quot;;&quot;&quot;;INDEX([.$AK79:.$DL79];MATCH([.$M$3];[.$AK$3:.$DL$3];0)+[.S$1]))">
            <text:p/>
          </table:table-cell>
          <table:table-cell table:style-name="ce55" table:formula="of:=IF(INDEX([.$AK79:.$DL79];MATCH([.$M$3];[.$AK$3:.$DL$3];0)+[.T$1])=&quot;&quot;;&quot;&quot;;INDEX([.$AK79:.$DL79];MATCH([.$M$3];[.$AK$3:.$DL$3];0)+[.T$1]))">
            <text:p/>
          </table:table-cell>
          <table:table-cell table:style-name="ce55" table:formula="of:=IF(INDEX([.$AK79:.$DL79];MATCH([.$M$3];[.$AK$3:.$DL$3];0)+[.U$1])=&quot;&quot;;&quot;&quot;;INDEX([.$AK79:.$DL79];MATCH([.$M$3];[.$AK$3:.$DL$3];0)+[.U$1]))">
            <text:p/>
          </table:table-cell>
          <table:table-cell table:style-name="ce38" table:formula="of:=IF(INDEX([.$AK79:.$DL79];MATCH([.$M$3];[.$AK$3:.$DL$3];0)+[.V$1])=&quot;&quot;;&quot;&quot;;INDEX([.$AK79:.$DL79];MATCH([.$M$3];[.$AK$3:.$DL$3];0)+[.V$1]))">
            <text:p/>
          </table:table-cell>
          <table:table-cell table:style-name="ce25" table:formula="of:=IF(INDEX([.$AK79:.$DL79];MATCH([.$M$3];[.$AK$3:.$DL$3];0)+[.W$1])=&quot;&quot;;&quot;&quot;;INDEX([.$DO$23:.$DO$422];MATCH(INDEX([.$AK79:.$DL79];MATCH([.$M$3];[.$AK$3:.$DL$3];0)+[.W$1])&amp;IF([.Z79]=&quot;&quot;;&quot;&quot;;&quot;_&quot;&amp;[.Z79]);[.$DR$23:.$DR$422];0)))">
            <text:p/>
          </table:table-cell>
          <table:table-cell table:style-name="ce55" table:formula="of:=IF(INDEX([.$AK79:.$DL79];MATCH([.$M$3];[.$AK$3:.$DL$3];0)+[.X$1])=&quot;&quot;;&quot;&quot;;INDEX([.$AK79:.$DL79];MATCH([.$M$3];[.$AK$3:.$DL$3];0)+[.X$1]))">
            <text:p/>
          </table:table-cell>
          <table:table-cell table:style-name="ce55" table:formula="of:=IF(INDEX([.$AK79:.$DL79];MATCH([.$M$3];[.$AK$3:.$DL$3];0)+[.Y$1])=&quot;&quot;;&quot;&quot;;INDEX([.$AK79:.$DL79];MATCH([.$M$3];[.$AK$3:.$DL$3];0)+[.Y$1]))">
            <text:p/>
          </table:table-cell>
          <table:table-cell table:style-name="ce55" table:formula="of:=IF(INDEX([.$AK79:.$DL79];MATCH([.$M$3];[.$AK$3:.$DL$3];0)+[.Z$1])=&quot;&quot;;&quot;&quot;;INDEX([.$AK79:.$DL79];MATCH([.$M$3];[.$AK$3:.$DL$3];0)+[.Z$1]))">
            <text:p/>
          </table:table-cell>
          <table:table-cell table:style-name="ce38" table:formula="of:=IF(INDEX([.$AK79:.$DL79];MATCH([.$M$3];[.$AK$3:.$DL$3];0)+[.AA$1])=&quot;&quot;;&quot;&quot;;INDEX([.$AK79:.$DL79];MATCH([.$M$3];[.$AK$3:.$DL$3];0)+[.AA$1]))">
            <text:p/>
          </table:table-cell>
          <table:table-cell table:style-name="ce25" table:formula="of:=IF(INDEX([.$AK79:.$DL79];MATCH([.$M$3];[.$AK$3:.$DL$3];0)+[.AB$1])=&quot;&quot;;&quot;&quot;;INDEX([.$DO$23:.$DO$422];MATCH(INDEX([.$AK79:.$DL79];MATCH([.$M$3];[.$AK$3:.$DL$3];0)+[.AB$1])&amp;IF([.AE79]=&quot;&quot;;&quot;&quot;;&quot;_&quot;&amp;[.AE79]);[.$DS$23:.$DS$422];0)))">
            <text:p/>
          </table:table-cell>
          <table:table-cell table:style-name="ce55" table:formula="of:=IF(INDEX([.$AK79:.$DL79];MATCH([.$M$3];[.$AK$3:.$DL$3];0)+[.AC$1])=&quot;&quot;;&quot;&quot;;INDEX([.$AK79:.$DL79];MATCH([.$M$3];[.$AK$3:.$DL$3];0)+[.AC$1]))">
            <text:p/>
          </table:table-cell>
          <table:table-cell table:style-name="ce55" table:formula="of:=IF(INDEX([.$AK79:.$DL79];MATCH([.$M$3];[.$AK$3:.$DL$3];0)+[.AD$1])=&quot;&quot;;&quot;&quot;;INDEX([.$AK79:.$DL79];MATCH([.$M$3];[.$AK$3:.$DL$3];0)+[.AD$1]))">
            <text:p/>
          </table:table-cell>
          <table:table-cell table:style-name="ce55" table:formula="of:=IF(INDEX([.$AK79:.$DL79];MATCH([.$M$3];[.$AK$3:.$DL$3];0)+[.AE$1])=&quot;&quot;;&quot;&quot;;INDEX([.$AK79:.$DL79];MATCH([.$M$3];[.$AK$3:.$DL$3];0)+[.AE$1]))">
            <text:p/>
          </table:table-cell>
          <table:table-cell table:style-name="ce38" table:formula="of:=IF(INDEX([.$AK79:.$DL79];MATCH([.$M$3];[.$AK$3:.$DL$3];0)+[.AF$1])=&quot;&quot;;&quot;&quot;;INDEX([.$AK79:.$DL79];MATCH([.$M$3];[.$AK$3:.$DL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aMvtII = {" calcext:value-type="string">
            <text:p>formatViola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5" calcext:value-type="float">
            <text:p>5</text:p>
          </table:table-cell>
          <table:table-cell table:formula="of:=IF([.B86]=&quot;&quot;;&quot;&quot;;IF(OR([.D85]=&quot;pb&quot;;[.D85]=&quot;b&quot;;[.D85]=&quot;&quot;);[.B86]-[.B85];[.B86]-[.B85]-1))" office:value-type="float" office:value="4" calcext:value-type="float">
            <text:p>4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4 \break " calcext:value-type="string">
            <text:p>s2.*4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16))" calcext:value-type="string">
            <text:p>\overrideProperty Score.NonMusicalPaperColumn.line-break-system-details #'((Y-offset . 116))</text:p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0" calcext:value-type="float">
            <text:p>10</text:p>
          </table:table-cell>
          <table:table-cell table:formula="of:=IF([.B87]=&quot;&quot;;&quot;&quot;;IF(OR([.D86]=&quot;pb&quot;;[.D86]=&quot;b&quot;;[.D86]=&quot;&quot;);[.B87]-[.B86];[.B87]-[.B86]-1))" office:value-type="float" office:value="5" calcext:value-type="float">
            <text:p>5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28.7))" calcext:value-type="string">
            <text:p>\overrideProperty Score.NonMusicalPaperColumn.line-break-system-details #'((Y-offset . 128.7))</text:p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7" calcext:value-type="float">
            <text:p>17</text:p>
          </table:table-cell>
          <table:table-cell table:formula="of:=IF([.B88]=&quot;&quot;;&quot;&quot;;IF(OR([.D87]=&quot;pb&quot;;[.D87]=&quot;b&quot;;[.D87]=&quot;&quot;);[.B88]-[.B87];[.B88]-[.B87]-1))" office:value-type="float" office:value="7" calcext:value-type="float">
            <text:p>7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b" calcext:value-type="string">
            <text:p>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break" calcext:value-type="string">
            <text:p>\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137.61))" calcext:value-type="string">
            <text:p>\overrideProperty Score.NonMusicalPaperColumn.line-break-system-details #'((Y-offset . 137.61))</text:p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22" calcext:value-type="float">
            <text:p>22</text:p>
          </table:table-cell>
          <table:table-cell table:formula="of:=IF([.B89]=&quot;&quot;;&quot;&quot;;IF(OR([.D88]=&quot;pb&quot;;[.D88]=&quot;b&quot;;[.D88]=&quot;&quot;);[.B89]-[.B88];[.B89]-[.B88]-1))" office:value-type="float" office:value="5" calcext:value-type="float">
            <text:p>5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pb" calcext:value-type="string">
            <text:p>p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5 \pageBreak " calcext:value-type="string">
            <text:p>s2.*5 \page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27" calcext:value-type="float">
            <text:p>27</text:p>
          </table:table-cell>
          <table:table-cell table:formula="of:=IF([.B90]=&quot;&quot;;&quot;&quot;;IF(OR([.D89]=&quot;pb&quot;;[.D89]=&quot;b&quot;;[.D89]=&quot;&quot;);[.B90]-[.B89];[.B90]-[.B89]-1))" office:value-type="float" office:value="5" calcext:value-type="float">
            <text:p>5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2" calcext:value-type="float">
            <text:p>32</text:p>
          </table:table-cell>
          <table:table-cell table:formula="of:=IF([.B91]=&quot;&quot;;&quot;&quot;;IF(OR([.D90]=&quot;pb&quot;;[.D90]=&quot;b&quot;;[.D90]=&quot;&quot;);[.B91]-[.B90];[.B91]-[.B90]-1))" office:value-type="float" office:value="5" calcext:value-type="float">
            <text:p>5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14.6))" calcext:value-type="string">
            <text:p>\overrideProperty Score.NonMusicalPaperColumn.line-break-system-details #'((Y-offset . 14.6))</text:p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37" calcext:value-type="float">
            <text:p>37</text:p>
          </table:table-cell>
          <table:table-cell table:formula="of:=IF([.B92]=&quot;&quot;;&quot;&quot;;IF(OR([.D91]=&quot;pb&quot;;[.D91]=&quot;b&quot;;[.D91]=&quot;&quot;);[.B92]-[.B91];[.B92]-[.B91]-1))" office:value-type="float" office:value="5" calcext:value-type="float">
            <text:p>5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27.26))" calcext:value-type="string">
            <text:p>\overrideProperty Score.NonMusicalPaperColumn.line-break-system-details #'((Y-offset . 27.26))</text:p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3" calcext:value-type="float">
            <text:p>43</text:p>
          </table:table-cell>
          <table:table-cell table:formula="of:=IF([.B93]=&quot;&quot;;&quot;&quot;;IF(OR([.D92]=&quot;pb&quot;;[.D92]=&quot;b&quot;;[.D92]=&quot;&quot;);[.B93]-[.B92];[.B93]-[.B92]-1))" office:value-type="float" office:value="6" calcext:value-type="float">
            <text:p>6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38.38))" calcext:value-type="string">
            <text:p>\overrideProperty Score.NonMusicalPaperColumn.line-break-system-details #'((Y-offset . 38.38))</text:p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47" calcext:value-type="float">
            <text:p>47</text:p>
          </table:table-cell>
          <table:table-cell table:formula="of:=IF([.B94]=&quot;&quot;;&quot;&quot;;IF(OR([.D93]=&quot;pb&quot;;[.D93]=&quot;b&quot;;[.D93]=&quot;&quot;);[.B94]-[.B93];[.B94]-[.B93]-1))" office:value-type="float" office:value="4" calcext:value-type="float">
            <text:p>4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47.98))" calcext:value-type="string">
            <text:p>\overrideProperty Score.NonMusicalPaperColumn.line-break-system-details #'((Y-offset . 47.98))</text:p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52" calcext:value-type="float">
            <text:p>52</text:p>
          </table:table-cell>
          <table:table-cell table:formula="of:=IF([.B95]=&quot;&quot;;&quot;&quot;;IF(OR([.D94]=&quot;pb&quot;;[.D94]=&quot;b&quot;;[.D94]=&quot;&quot;);[.B95]-[.B94];[.B95]-[.B94]-1))" office:value-type="float" office:value="5" calcext:value-type="float">
            <text:p>5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59.05))" calcext:value-type="string">
            <text:p>\overrideProperty Score.NonMusicalPaperColumn.line-break-system-details #'((Y-offset . 59.05))</text:p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57" calcext:value-type="float">
            <text:p>57</text:p>
          </table:table-cell>
          <table:table-cell table:formula="of:=IF([.B96]=&quot;&quot;;&quot;&quot;;IF(OR([.D95]=&quot;pb&quot;;[.D95]=&quot;b&quot;;[.D95]=&quot;&quot;);[.B96]-[.B95];[.B96]-[.B95]-1))" office:value-type="float" office:value="5" calcext:value-type="float">
            <text:p>5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71.72))" calcext:value-type="string">
            <text:p>\overrideProperty Score.NonMusicalPaperColumn.line-break-system-details #'((Y-offset . 71.72))</text:p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62" calcext:value-type="float">
            <text:p>62</text:p>
          </table:table-cell>
          <table:table-cell table:formula="of:=IF([.B97]=&quot;&quot;;&quot;&quot;;IF(OR([.D96]=&quot;pb&quot;;[.D96]=&quot;b&quot;;[.D96]=&quot;&quot;);[.B97]-[.B96];[.B97]-[.B96]-1))" office:value-type="float" office:value="5" calcext:value-type="float">
            <text:p>5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82.83))" calcext:value-type="string">
            <text:p>\overrideProperty Score.NonMusicalPaperColumn.line-break-system-details #'((Y-offset . 82.83))</text:p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66" calcext:value-type="float">
            <text:p>66</text:p>
          </table:table-cell>
          <table:table-cell table:formula="of:=IF([.B98]=&quot;&quot;;&quot;&quot;;IF(OR([.D97]=&quot;pb&quot;;[.D97]=&quot;b&quot;;[.D97]=&quot;&quot;);[.B98]-[.B97];[.B98]-[.B97]-1))" office:value-type="float" office:value="4" calcext:value-type="float">
            <text:p>4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92.39))" calcext:value-type="string">
            <text:p>\overrideProperty Score.NonMusicalPaperColumn.line-break-system-details #'((Y-offset . 92.39))</text:p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71" calcext:value-type="float">
            <text:p>71</text:p>
          </table:table-cell>
          <table:table-cell table:formula="of:=IF([.B99]=&quot;&quot;;&quot;&quot;;IF(OR([.D98]=&quot;pb&quot;;[.D98]=&quot;b&quot;;[.D98]=&quot;&quot;);[.B99]-[.B98];[.B99]-[.B98]-1))" office:value-type="float" office:value="5" calcext:value-type="float">
            <text:p>5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03.51))" calcext:value-type="string">
            <text:p>\overrideProperty Score.NonMusicalPaperColumn.line-break-system-details #'((Y-offset . 103.51))</text:p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76" calcext:value-type="float">
            <text:p>76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5" calcext:value-type="float">
            <text:p>5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7]=&quot;&quot;;&quot;&quot;;&quot;\overrideProperty Score.NonMusicalPaperColumn.line-break-system-details #'((Y-offset . &quot;&amp;[.V37]&amp;&quot;))&quot;)" office:value-type="string" office:string-value="\overrideProperty Score.NonMusicalPaperColumn.line-break-system-details #'((Y-offset . 116.18))" calcext:value-type="string">
            <text:p>\overrideProperty Score.NonMusicalPaperColumn.line-break-system-details #'((Y-offset . 116.18))</text:p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81" calcext:value-type="float">
            <text:p>81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5" calcext:value-type="float">
            <text:p>5</text:p>
          </table:table-cell>
          <table:table-cell table:formula="of:=IF([.B101]=&quot;&quot;;&quot;&quot;;IF(ISNUMBER(MATCH([.B101];[.$R$4:.$R$11];0));&quot;&quot;;INDEX([.$S$23:.$S$79];MATCH([.B101];[.$R$23:.$R$79];0))))" office:value-type="string" office:string-value="b" calcext:value-type="string">
            <text:p>b</text:p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 office:value-type="string" office:string-value="\break" calcext:value-type="string">
            <text:p>\break</text:p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8]=&quot;&quot;;&quot;&quot;;&quot;\overrideProperty Score.NonMusicalPaperColumn.line-break-system-details #'((Y-offset . &quot;&amp;[.V38]&amp;&quot;))&quot;)" office:value-type="string" office:string-value="\overrideProperty Score.NonMusicalPaperColumn.line-break-system-details #'((Y-offset . 126.22))" calcext:value-type="string">
            <text:p>\overrideProperty Score.NonMusicalPaperColumn.line-break-system-details #'((Y-offset . 126.22))</text:p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 office:value-type="float" office:value="88" calcext:value-type="float">
            <text:p>88</text:p>
          </table:table-cell>
          <table:table-cell table:style-name="ce5" table:formula="of:=IF([.B102]=&quot;&quot;;&quot;&quot;;IF(OR([.D101]=&quot;pb&quot;;[.D101]=&quot;b&quot;;[.D101]=&quot;&quot;);[.B102]-[.B101];[.B102]-[.B101]-1))" office:value-type="float" office:value="7" calcext:value-type="float">
            <text:p>7</text:p>
          </table:table-cell>
          <table:table-cell table:formula="of:=IF([.B102]=&quot;&quot;;&quot;&quot;;IF(ISNUMBER(MATCH([.B102];[.$R$4:.$R$11];0));&quot;&quot;;INDEX([.$S$23:.$S$79];MATCH([.B102];[.$R$23:.$R$79];0))))" office:value-type="string" office:string-value="b" calcext:value-type="string">
            <text:p>b</text:p>
          </table:table-cell>
          <table:table-cell table:formula="of:=IF([.B102]=&quot;&quot;;&quot;&quot;;IF([.B101]&lt;[.$R$4];INDEX([.$S$4:.$S$11];MATCH([.B101];[.$R$4:.$R$11];-1));INDEX([.$S$4:.$S$11];MATCH([.B101];[.$R$4:.$R$11];1))))" office:value-type="string" office:string-value="s2." calcext:value-type="string">
            <text:p>s2.</text:p>
          </table:table-cell>
          <table:table-cell table:formula="of:=IF([.D102]=&quot;b&quot;;&quot;\break&quot;;IF([.D102]=&quot;pb&quot;;&quot;\pageBreak&quot;;&quot;&quot;))" office:value-type="string" office:string-value="\break" calcext:value-type="string">
            <text:p>\break</text:p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9]=&quot;&quot;;&quot;&quot;;&quot;\overrideProperty Score.NonMusicalPaperColumn.line-break-system-details #'((Y-offset . &quot;&amp;[.V39]&amp;&quot;))&quot;)" office:value-type="string" office:string-value="\overrideProperty Score.NonMusicalPaperColumn.line-break-system-details #'((Y-offset . 134.78))" calcext:value-type="string">
            <text:p>\overrideProperty Score.NonMusicalPaperColumn.line-break-system-details #'((Y-offset . 134.78))</text:p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 office:value-type="float" office:value="98" calcext:value-type="float">
            <text:p>98</text:p>
          </table:table-cell>
          <table:table-cell table:style-name="ce5" table:formula="of:=IF([.B103]=&quot;&quot;;&quot;&quot;;IF(OR([.D102]=&quot;pb&quot;;[.D102]=&quot;b&quot;;[.D102]=&quot;&quot;);[.B103]-[.B102];[.B103]-[.B102]-1))" office:value-type="float" office:value="10" calcext:value-type="float">
            <text:p>10</text:p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 office:value-type="string" office:string-value="s2." calcext:value-type="string">
            <text:p>s2.</text:p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 office:value-type="string" office:string-value="s2.*10 " calcext:value-type="string">
            <text:p>s2.*10 </text:p>
          </table:table-cell>
          <table:table-cell table:formula="of:=IF([.V40]=&quot;&quot;;&quot;&quot;;&quot;\overrideProperty Score.NonMusicalPaperColumn.line-break-system-details #'((Y-offset . &quot;&amp;[.V40]&amp;&quot;))&quot;)" office:value-type="string" office:string-value="\overrideProperty Score.NonMusicalPaperColumn.line-break-system-details #'((Y-offset . 149.52))" calcext:value-type="string">
            <text:p>\overrideProperty Score.NonMusicalPaperColumn.line-break-system-details #'((Y-offset . 149.52))</text:p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aMvtIII = {" calcext:value-type="string">
            <text:p>formatViola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W$4:.$W$79];[.A147]));&quot;&quot;;SMALL([.$W$4:.$W$79];[.A147]))" office:value-type="float" office:value="12" calcext:value-type="float">
            <text:p>12</text:p>
          </table:table-cell>
          <table:table-cell table:style-name="ce5" table:formula="of:=IF([.B147]=&quot;&quot;;&quot;&quot;;IF(OR([.D146]=&quot;pb&quot;;[.D146]=&quot;b&quot;;[.D146]=&quot;&quot;);[.B147]-[.B146];[.B147]-[.B146]-1))" office:value-type="float" office:value="11" calcext:value-type="float">
            <text:p>11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11 \break " calcext:value-type="string">
            <text:p>s2.*11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21" calcext:value-type="float">
            <text:p>21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9" calcext:value-type="float">
            <text:p>9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4.32))" calcext:value-type="string">
            <text:p>\overrideProperty Score.NonMusicalPaperColumn.line-break-system-details #'((Y-offset . 24.32))</text:p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7" calcext:value-type="float">
            <text:p>27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6" calcext:value-type="float">
            <text:p>6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8.23))" calcext:value-type="string">
            <text:p>\overrideProperty Score.NonMusicalPaperColumn.line-break-system-details #'((Y-offset . 38.23))</text:p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4" calcext:value-type="float">
            <text:p>34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7" calcext:value-type="float">
            <text:p>7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49.05))" calcext:value-type="string">
            <text:p>\overrideProperty Score.NonMusicalPaperColumn.line-break-system-details #'((Y-offset . 49.05))</text:p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40" calcext:value-type="float">
            <text:p>40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6" calcext:value-type="float">
            <text:p>6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62.94))" calcext:value-type="string">
            <text:p>\overrideProperty Score.NonMusicalPaperColumn.line-break-system-details #'((Y-offset . 62.94))</text:p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49" calcext:value-type="float">
            <text:p>49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9" calcext:value-type="float">
            <text:p>9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3.76))" calcext:value-type="string">
            <text:p>\overrideProperty Score.NonMusicalPaperColumn.line-break-system-details #'((Y-offset . 73.76))</text:p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64" calcext:value-type="float">
            <text:p>64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5" calcext:value-type="float">
            <text:p>15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5 \break " calcext:value-type="string">
            <text:p>s2.*15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5.85))" calcext:value-type="string">
            <text:p>\overrideProperty Score.NonMusicalPaperColumn.line-break-system-details #'((Y-offset . 85.85))</text:p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72" calcext:value-type="float">
            <text:p>72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8" calcext:value-type="float">
            <text:p>8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100.07))" calcext:value-type="string">
            <text:p>\overrideProperty Score.NonMusicalPaperColumn.line-break-system-details #'((Y-offset . 100.07))</text:p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0" calcext:value-type="float">
            <text:p>80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8" calcext:value-type="float">
            <text:p>8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0.88))" calcext:value-type="string">
            <text:p>\overrideProperty Score.NonMusicalPaperColumn.line-break-system-details #'((Y-offset . 110.88))</text:p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86" calcext:value-type="float">
            <text:p>86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6" calcext:value-type="float">
            <text:p>6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4.81))" calcext:value-type="string">
            <text:p>\overrideProperty Score.NonMusicalPaperColumn.line-break-system-details #'((Y-offset . 124.81))</text:p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92" calcext:value-type="float">
            <text:p>92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7.18))" calcext:value-type="string">
            <text:p>\overrideProperty Score.NonMusicalPaperColumn.line-break-system-details #'((Y-offset . 137.18))</text:p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0" calcext:value-type="float">
            <text:p>100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09" calcext:value-type="float">
            <text:p>109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9" calcext:value-type="float">
            <text:p>9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18" calcext:value-type="float">
            <text:p>118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9" calcext:value-type="float">
            <text:p>9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6.58))" calcext:value-type="string">
            <text:p>\overrideProperty Score.NonMusicalPaperColumn.line-break-system-details #'((Y-offset . 16.58))</text:p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5" calcext:value-type="float">
            <text:p>125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31.28))" calcext:value-type="string">
            <text:p>\overrideProperty Score.NonMusicalPaperColumn.line-break-system-details #'((Y-offset . 31.28))</text:p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2" calcext:value-type="float">
            <text:p>132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2.86))" calcext:value-type="string">
            <text:p>\overrideProperty Score.NonMusicalPaperColumn.line-break-system-details #'((Y-offset . 42.86))</text:p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39" calcext:value-type="float">
            <text:p>139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7" calcext:value-type="float">
            <text:p>7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6))" calcext:value-type="string">
            <text:p>\overrideProperty Score.NonMusicalPaperColumn.line-break-system-details #'((Y-offset . 56))</text:p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47" calcext:value-type="float">
            <text:p>147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8" calcext:value-type="float">
            <text:p>8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6.28))" calcext:value-type="string">
            <text:p>\overrideProperty Score.NonMusicalPaperColumn.line-break-system-details #'((Y-offset . 66.28))</text:p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56" calcext:value-type="float">
            <text:p>156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9" calcext:value-type="float">
            <text:p>9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81.77))" calcext:value-type="string">
            <text:p>\overrideProperty Score.NonMusicalPaperColumn.line-break-system-details #'((Y-offset . 81.77))</text:p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64" calcext:value-type="float">
            <text:p>164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8" calcext:value-type="float">
            <text:p>8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96.32))" calcext:value-type="string">
            <text:p>\overrideProperty Score.NonMusicalPaperColumn.line-break-system-details #'((Y-offset . 96.32))</text:p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2" calcext:value-type="float">
            <text:p>172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8" calcext:value-type="float">
            <text:p>8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08.06))" calcext:value-type="string">
            <text:p>\overrideProperty Score.NonMusicalPaperColumn.line-break-system-details #'((Y-offset . 108.06))</text:p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80" calcext:value-type="float">
            <text:p>180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8" calcext:value-type="float">
            <text:p>8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21.77))" calcext:value-type="string">
            <text:p>\overrideProperty Score.NonMusicalPaperColumn.line-break-system-details #'((Y-offset . 121.77))</text:p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89" calcext:value-type="float">
            <text:p>189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9" calcext:value-type="float">
            <text:p>9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36.1))" calcext:value-type="string">
            <text:p>\overrideProperty Score.NonMusicalPaperColumn.line-break-system-details #'((Y-offset . 136.1))</text:p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8" calcext:value-type="float">
            <text:p>8</text:p>
          </table:table-cell>
          <table:table-cell table:formula="of:=IF([.B170]=&quot;&quot;;&quot;&quot;;IF(ISNUMBER(MATCH([.B170];[.$W$4:.$W$11];0));&quot;&quot;;INDEX([.$X$23:.$X$79];MATCH([.B170];[.$W$23:.$W$79];0))))">
            <text:p/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49.29))" calcext:value-type="string">
            <text:p>\overrideProperty Score.NonMusicalPaperColumn.line-break-system-details #'((Y-offset . 149.29))</text:p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W$4:.$W$79];[.A171]));&quot;&quot;;SMALL([.$W$4:.$W$79];[.A171]))">
            <text:p/>
          </table:table-cell>
          <table:table-cell table:style-name="ce5"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formula="of:=IF([.AA47]=&quot;&quot;;&quot;&quot;;&quot;\overrideProperty Score.NonMusicalPaperColumn.line-break-system-details #'((Y-offset . &quot;&amp;[.AA47]&amp;&quot;))&quot;)">
            <text:p/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aMvtIV = {" calcext:value-type="string">
            <text:p>formatViola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9" calcext:value-type="float">
            <text:p>9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8" calcext:value-type="float">
            <text:p>8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8 \break " calcext:value-type="string">
            <text:p>s2*8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17" calcext:value-type="float">
            <text:p>17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8" calcext:value-type="float">
            <text:p>8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6.75))" calcext:value-type="string">
            <text:p>\overrideProperty Score.NonMusicalPaperColumn.line-break-system-details #'((Y-offset . 26.75))</text:p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5" calcext:value-type="float">
            <text:p>25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8" calcext:value-type="float">
            <text:p>8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40.23))" calcext:value-type="string">
            <text:p>\overrideProperty Score.NonMusicalPaperColumn.line-break-system-details #'((Y-offset . 40.23))</text:p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32" calcext:value-type="float">
            <text:p>32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7" calcext:value-type="float">
            <text:p>7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52.19))" calcext:value-type="string">
            <text:p>\overrideProperty Score.NonMusicalPaperColumn.line-break-system-details #'((Y-offset . 52.19))</text:p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40" calcext:value-type="float">
            <text:p>40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7.07))" calcext:value-type="string">
            <text:p>\overrideProperty Score.NonMusicalPaperColumn.line-break-system-details #'((Y-offset . 67.07))</text:p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48" calcext:value-type="float">
            <text:p>48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8" calcext:value-type="float">
            <text:p>8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9.12))" calcext:value-type="string">
            <text:p>\overrideProperty Score.NonMusicalPaperColumn.line-break-system-details #'((Y-offset . 79.12))</text:p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56" calcext:value-type="float">
            <text:p>56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94.04))" calcext:value-type="string">
            <text:p>\overrideProperty Score.NonMusicalPaperColumn.line-break-system-details #'((Y-offset . 94.04))</text:p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64" calcext:value-type="float">
            <text:p>64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8" calcext:value-type="float">
            <text:p>8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107.51))" calcext:value-type="string">
            <text:p>\overrideProperty Score.NonMusicalPaperColumn.line-break-system-details #'((Y-offset . 107.51))</text:p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1" calcext:value-type="float">
            <text:p>71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7" calcext:value-type="float">
            <text:p>7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19.49))" calcext:value-type="string">
            <text:p>\overrideProperty Score.NonMusicalPaperColumn.line-break-system-details #'((Y-offset . 119.49))</text:p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79" calcext:value-type="float">
            <text:p>79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8" calcext:value-type="float">
            <text:p>8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34.53))" calcext:value-type="string">
            <text:p>\overrideProperty Score.NonMusicalPaperColumn.line-break-system-details #'((Y-offset . 134.53))</text:p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86" calcext:value-type="float">
            <text:p>86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7" calcext:value-type="float">
            <text:p>7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pb" calcext:value-type="string">
            <text:p>p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7 \pageBreak " calcext:value-type="string">
            <text:p>s2*7 \page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93" calcext:value-type="float">
            <text:p>93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b" calcext:value-type="string">
            <text:p>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break" calcext:value-type="string">
            <text:p>\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02" calcext:value-type="float">
            <text:p>102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9" calcext:value-type="float">
            <text:p>9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16.49))" calcext:value-type="string">
            <text:p>\overrideProperty Score.NonMusicalPaperColumn.line-break-system-details #'((Y-offset . 16.49))</text:p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0" calcext:value-type="float">
            <text:p>110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8" calcext:value-type="float">
            <text:p>8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31.01))" calcext:value-type="string">
            <text:p>\overrideProperty Score.NonMusicalPaperColumn.line-break-system-details #'((Y-offset . 31.01))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16" calcext:value-type="float">
            <text:p>116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6" calcext:value-type="float">
            <text:p>6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42.45))" calcext:value-type="string">
            <text:p>\overrideProperty Score.NonMusicalPaperColumn.line-break-system-details #'((Y-offset . 42.45))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22" calcext:value-type="float">
            <text:p>122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6" calcext:value-type="float">
            <text:p>6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57))" calcext:value-type="string">
            <text:p>\overrideProperty Score.NonMusicalPaperColumn.line-break-system-details #'((Y-offset . 57))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29" calcext:value-type="float">
            <text:p>129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7" calcext:value-type="float">
            <text:p>7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68.44))" calcext:value-type="string">
            <text:p>\overrideProperty Score.NonMusicalPaperColumn.line-break-system-details #'((Y-offset . 68.44))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36" calcext:value-type="float">
            <text:p>136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7" calcext:value-type="float">
            <text:p>7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43" calcext:value-type="float">
            <text:p>143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7" calcext:value-type="float">
            <text:p>7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95.79))" calcext:value-type="string">
            <text:p>\overrideProperty Score.NonMusicalPaperColumn.line-break-system-details #'((Y-offset . 95.79))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51" calcext:value-type="float">
            <text:p>151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8" calcext:value-type="float">
            <text:p>8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107.44))" calcext:value-type="string">
            <text:p>\overrideProperty Score.NonMusicalPaperColumn.line-break-system-details #'((Y-offset . 107.44))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60" calcext:value-type="float">
            <text:p>160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9" calcext:value-type="float">
            <text:p>9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21.99))" calcext:value-type="string">
            <text:p>\overrideProperty Score.NonMusicalPaperColumn.line-break-system-details #'((Y-offset . 121.99))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71" calcext:value-type="float">
            <text:p>171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11" calcext:value-type="float">
            <text:p>11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11 \break " calcext:value-type="string">
            <text:p>s2*11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35))" calcext:value-type="string">
            <text:p>\overrideProperty Score.NonMusicalPaperColumn.line-break-system-details #'((Y-offset . 135))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79" calcext:value-type="float">
            <text:p>179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8" calcext:value-type="float">
            <text:p>8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pb" calcext:value-type="string">
            <text:p>p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8 \pageBreak " calcext:value-type="string">
            <text:p>s2*8 \page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191" calcext:value-type="float">
            <text:p>191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12" calcext:value-type="float">
            <text:p>12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b" calcext:value-type="string">
            <text:p>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break" calcext:value-type="string">
            <text:p>\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12 \break " calcext:value-type="string">
            <text:p>s2*12 \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3.5))" calcext:value-type="string">
            <text:p>\overrideProperty Score.NonMusicalPaperColumn.line-break-system-details #'((Y-offset . 3.5))</text:p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02" calcext:value-type="float">
            <text:p>202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11" calcext:value-type="float">
            <text:p>11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11 \break " calcext:value-type="string">
            <text:p>s2*11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16.64))" calcext:value-type="string">
            <text:p>\overrideProperty Score.NonMusicalPaperColumn.line-break-system-details #'((Y-offset . 16.64))</text:p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14" calcext:value-type="float">
            <text:p>214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12" calcext:value-type="float">
            <text:p>12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12 \break " calcext:value-type="string">
            <text:p>s2*12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31.32))" calcext:value-type="string">
            <text:p>\overrideProperty Score.NonMusicalPaperColumn.line-break-system-details #'((Y-offset . 31.32))</text:p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22" calcext:value-type="float">
            <text:p>222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8" calcext:value-type="float">
            <text:p>8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42.19))" calcext:value-type="string">
            <text:p>\overrideProperty Score.NonMusicalPaperColumn.line-break-system-details #'((Y-offset . 42.19))</text:p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31" calcext:value-type="float">
            <text:p>231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9" calcext:value-type="float">
            <text:p>9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57.62))" calcext:value-type="string">
            <text:p>\overrideProperty Score.NonMusicalPaperColumn.line-break-system-details #'((Y-offset . 57.62))</text:p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37" calcext:value-type="float">
            <text:p>237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6" calcext:value-type="float">
            <text:p>6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69.22))" calcext:value-type="string">
            <text:p>\overrideProperty Score.NonMusicalPaperColumn.line-break-system-details #'((Y-offset . 69.22))</text:p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45" calcext:value-type="float">
            <text:p>245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8" calcext:value-type="float">
            <text:p>8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83.78))" calcext:value-type="string">
            <text:p>\overrideProperty Score.NonMusicalPaperColumn.line-break-system-details #'((Y-offset . 83.78))</text:p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53" calcext:value-type="float">
            <text:p>253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8" calcext:value-type="float">
            <text:p>8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96.99))" calcext:value-type="string">
            <text:p>\overrideProperty Score.NonMusicalPaperColumn.line-break-system-details #'((Y-offset . 96.99))</text:p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60" calcext:value-type="float">
            <text:p>260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7" calcext:value-type="float">
            <text:p>7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110.12))" calcext:value-type="string">
            <text:p>\overrideProperty Score.NonMusicalPaperColumn.line-break-system-details #'((Y-offset . 110.12))</text:p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69" calcext:value-type="float">
            <text:p>269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9" calcext:value-type="float">
            <text:p>9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22.85))" calcext:value-type="string">
            <text:p>\overrideProperty Score.NonMusicalPaperColumn.line-break-system-details #'((Y-offset . 122.85))</text:p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77" calcext:value-type="float">
            <text:p>277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8" calcext:value-type="float">
            <text:p>8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b" calcext:value-type="string">
            <text:p>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break" calcext:value-type="string">
            <text:p>\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35.64))" calcext:value-type="string">
            <text:p>\overrideProperty Score.NonMusicalPaperColumn.line-break-system-details #'((Y-offset . 135.64))</text:p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87" calcext:value-type="float">
            <text:p>287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10" calcext:value-type="float">
            <text:p>10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pb" calcext:value-type="string">
            <text:p>p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298" calcext:value-type="float">
            <text:p>298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11" calcext:value-type="float">
            <text:p>11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b" calcext:value-type="string">
            <text:p>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break" calcext:value-type="string">
            <text:p>\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11 \break " calcext:value-type="string">
            <text:p>s2*11 \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05" calcext:value-type="float">
            <text:p>305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7" calcext:value-type="float">
            <text:p>7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16.58))" calcext:value-type="string">
            <text:p>\overrideProperty Score.NonMusicalPaperColumn.line-break-system-details #'((Y-offset . 16.58))</text:p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12" calcext:value-type="float">
            <text:p>312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7" calcext:value-type="float">
            <text:p>7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31.27))" calcext:value-type="string">
            <text:p>\overrideProperty Score.NonMusicalPaperColumn.line-break-system-details #'((Y-offset . 31.27))</text:p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19" calcext:value-type="float">
            <text:p>319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44.41))" calcext:value-type="string">
            <text:p>\overrideProperty Score.NonMusicalPaperColumn.line-break-system-details #'((Y-offset . 44.41))</text:p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26" calcext:value-type="float">
            <text:p>326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7" calcext:value-type="float">
            <text:p>7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55.63))" calcext:value-type="string">
            <text:p>\overrideProperty Score.NonMusicalPaperColumn.line-break-system-details #'((Y-offset . 55.63))</text:p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34" calcext:value-type="float">
            <text:p>334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8" calcext:value-type="float">
            <text:p>8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70.68))" calcext:value-type="string">
            <text:p>\overrideProperty Score.NonMusicalPaperColumn.line-break-system-details #'((Y-offset . 70.68))</text:p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42" calcext:value-type="float">
            <text:p>342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8" calcext:value-type="float">
            <text:p>8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83.83))" calcext:value-type="string">
            <text:p>\overrideProperty Score.NonMusicalPaperColumn.line-break-system-details #'((Y-offset . 83.83))</text:p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50" calcext:value-type="float">
            <text:p>350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8" calcext:value-type="float">
            <text:p>8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95.41))" calcext:value-type="string">
            <text:p>\overrideProperty Score.NonMusicalPaperColumn.line-break-system-details #'((Y-offset . 95.41))</text:p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58" calcext:value-type="float">
            <text:p>358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8" calcext:value-type="float">
            <text:p>8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109.03))" calcext:value-type="string">
            <text:p>\overrideProperty Score.NonMusicalPaperColumn.line-break-system-details #'((Y-offset . 109.03))</text:p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67" calcext:value-type="float">
            <text:p>367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9" calcext:value-type="float">
            <text:p>9</text:p>
          </table:table-cell>
          <table:table-cell table:formula="of:=IF([.B252]=&quot;&quot;;&quot;&quot;;IF(ISNUMBER(MATCH([.B252];[.$AB$4:.$AB$11];0));&quot;&quot;;INDEX([.$AC$23:.$AC$79];MATCH([.B252];[.$AB$23:.$AB$79];0))))" office:value-type="string" office:string-value="b" calcext:value-type="string">
            <text:p>b</text:p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 office:value-type="string" office:string-value="\break" calcext:value-type="string">
            <text:p>\break</text:p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23.25))" calcext:value-type="string">
            <text:p>\overrideProperty Score.NonMusicalPaperColumn.line-break-system-details #'((Y-offset . 123.25))</text:p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 office:value-type="float" office:value="374" calcext:value-type="float">
            <text:p>374</text:p>
          </table:table-cell>
          <table:table-cell table:style-name="ce5" table:formula="of:=IF([.B253]=&quot;&quot;;&quot;&quot;;IF(OR([.D252]=&quot;pb&quot;;[.D252]=&quot;b&quot;;[.D252]=&quot;&quot;);[.B253]-[.B252];[.B253]-[.B252]-1))" office:value-type="float" office:value="7" calcext:value-type="float">
            <text:p>7</text:p>
          </table:table-cell>
          <table:table-cell table:formula="of:=IF([.B253]=&quot;&quot;;&quot;&quot;;IF(ISNUMBER(MATCH([.B253];[.$AB$4:.$AB$11];0));&quot;&quot;;INDEX([.$AC$23:.$AC$79];MATCH([.B253];[.$AB$23:.$AB$79];0))))" office:value-type="string" office:string-value="b" calcext:value-type="string">
            <text:p>b</text:p>
          </table:table-cell>
          <table:table-cell table:formula="of:=IF([.B253]=&quot;&quot;;&quot;&quot;;IF([.B252]&lt;[.$AB$4];INDEX([.$AC$4:.$AC$11];MATCH([.B252];[.$AB$4:.$AB$11];-1));INDEX([.$AC$4:.$AC$11];MATCH([.B252];[.$AB$4:.$AB$11];1))))" office:value-type="string" office:string-value="s2" calcext:value-type="string">
            <text:p>s2</text:p>
          </table:table-cell>
          <table:table-cell table:formula="of:=IF([.D253]=&quot;b&quot;;&quot;\break&quot;;IF([.D253]=&quot;pb&quot;;&quot;\pageBreak&quot;;&quot;&quot;))" office:value-type="string" office:string-value="\break" calcext:value-type="string">
            <text:p>\break</text:p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8]=&quot;&quot;;&quot;&quot;;&quot;\overrideProperty Score.NonMusicalPaperColumn.line-break-system-details #'((Y-offset . &quot;&amp;[.AF68]&amp;&quot;))&quot;)" office:value-type="string" office:string-value="\overrideProperty Score.NonMusicalPaperColumn.line-break-system-details #'((Y-offset . 136.16))" calcext:value-type="string">
            <text:p>\overrideProperty Score.NonMusicalPaperColumn.line-break-system-details #'((Y-offset . 136.16))</text:p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 office:value-type="float" office:value="383" calcext:value-type="float">
            <text:p>383</text:p>
          </table:table-cell>
          <table:table-cell table:style-name="ce5" table:formula="of:=IF([.B254]=&quot;&quot;;&quot;&quot;;IF(OR([.D253]=&quot;pb&quot;;[.D253]=&quot;b&quot;;[.D253]=&quot;&quot;);[.B254]-[.B253];[.B254]-[.B253]-1))" office:value-type="float" office:value="9" calcext:value-type="float">
            <text:p>9</text:p>
          </table:table-cell>
          <table:table-cell table:formula="of:=IF([.B254]=&quot;&quot;;&quot;&quot;;IF(ISNUMBER(MATCH([.B254];[.$AB$4:.$AB$11];0));&quot;&quot;;INDEX([.$AC$23:.$AC$79];MATCH([.B254];[.$AB$23:.$AB$79];0))))">
            <text:p/>
          </table:table-cell>
          <table:table-cell table:formula="of:=IF([.B254]=&quot;&quot;;&quot;&quot;;IF([.B253]&lt;[.$AB$4];INDEX([.$AC$4:.$AC$11];MATCH([.B253];[.$AB$4:.$AB$11];-1));INDEX([.$AC$4:.$AC$11];MATCH([.B253];[.$AB$4:.$AB$11];1))))" office:value-type="string" office:string-value="s2" calcext:value-type="string">
            <text:p>s2</text:p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 office:value-type="string" office:string-value="s2*9 " calcext:value-type="string">
            <text:p>s2*9 </text:p>
          </table:table-cell>
          <table:table-cell table:formula="of:=IF([.AF69]=&quot;&quot;;&quot;&quot;;&quot;\overrideProperty Score.NonMusicalPaperColumn.line-break-system-details #'((Y-offset . &quot;&amp;[.AF69]&amp;&quot;))&quot;)" office:value-type="string" office:string-value="\overrideProperty Score.NonMusicalPaperColumn.line-break-system-details #'((Y-offset . 149.52))" calcext:value-type="string">
            <text:p>\overrideProperty Score.NonMusicalPaperColumn.line-break-system-details #'((Y-offset . 149.52))</text:p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formula="of:=IF([.AF70]=&quot;&quot;;&quot;&quot;;&quot;\overrideProperty Score.NonMusicalPaperColumn.line-break-system-details #'((Y-offset . &quot;&amp;[.AF70]&amp;&quot;))&quot;)">
            <text:p/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$FORMAT.I22]" office:value-type="string" office:string-value="formatViolaMvtI = {" calcext:value-type="string">
            <text:p>formatViola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5 \break " calcext:value-type="string">
            <text:p>\overrideProperty Score.NonMusicalPaperColumn.line-break-system-details #'((Y-offset . 10)) s1*5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5.8)) s1*5 \break " calcext:value-type="string">
            <text:p>\overrideProperty Score.NonMusicalPaperColumn.line-break-system-details #'((Y-offset . 25.8)) s1*5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38.21)) s1*4 \break " calcext:value-type="string">
            <text:p>\overrideProperty Score.NonMusicalPaperColumn.line-break-system-details #'((Y-offset . 38.21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49.04)) s1*4 \break " calcext:value-type="string">
            <text:p>\overrideProperty Score.NonMusicalPaperColumn.line-break-system-details #'((Y-offset . 49.04)) s1*4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62.92)) s1*5 \break " calcext:value-type="string">
            <text:p>\overrideProperty Score.NonMusicalPaperColumn.line-break-system-details #'((Y-offset . 62.92)) s1*5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73.77)) s1*4 \break " calcext:value-type="string">
            <text:p>\overrideProperty Score.NonMusicalPaperColumn.line-break-system-details #'((Y-offset . 73.77)) s1*4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87.3)) s1*4 \break " calcext:value-type="string">
            <text:p>\overrideProperty Score.NonMusicalPaperColumn.line-break-system-details #'((Y-offset . 87.3)) s1*4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100.04)) s1*3 \break " calcext:value-type="string">
            <text:p>\overrideProperty Score.NonMusicalPaperColumn.line-break-system-details #'((Y-offset . 100.04)) s1*3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10.85)) s1*6 \break " calcext:value-type="string">
            <text:p>\overrideProperty Score.NonMusicalPaperColumn.line-break-system-details #'((Y-offset . 110.85)) s1*6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23.27)) s1*7 \break " calcext:value-type="string">
            <text:p>\overrideProperty Score.NonMusicalPaperColumn.line-break-system-details #'((Y-offset . 123.27)) s1*7 \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135.6)) s1*7 \break " calcext:value-type="string">
            <text:p>\overrideProperty Score.NonMusicalPaperColumn.line-break-system-details #'((Y-offset . 135.6)) s1*7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49.52)) s1*5 \pageBreak " calcext:value-type="string">
            <text:p>\overrideProperty Score.NonMusicalPaperColumn.line-break-system-details #'((Y-offset . 149.52)) s1*5 \page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5)) s1*5 \break " calcext:value-type="string">
            <text:p>\overrideProperty Score.NonMusicalPaperColumn.line-break-system-details #'((Y-offset . 5)) s1*5 \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19.55)) s1*4 \break " calcext:value-type="string">
            <text:p>\overrideProperty Score.NonMusicalPaperColumn.line-break-system-details #'((Y-offset . 19.55)) s1*4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32.55)) s1*2 \break " calcext:value-type="string">
            <text:p>\overrideProperty Score.NonMusicalPaperColumn.line-break-system-details #'((Y-offset . 32.55)) s1*2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43.99)) s1*7 \break " calcext:value-type="string">
            <text:p>\overrideProperty Score.NonMusicalPaperColumn.line-break-system-details #'((Y-offset . 43.99)) s1*7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56.99)) s1*5 \break " calcext:value-type="string">
            <text:p>\overrideProperty Score.NonMusicalPaperColumn.line-break-system-details #'((Y-offset . 56.99)) s1*5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71.54)) s1*4 \break " calcext:value-type="string">
            <text:p>\overrideProperty Score.NonMusicalPaperColumn.line-break-system-details #'((Y-offset . 71.54)) s1*4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82.98)) s1*5 \break " calcext:value-type="string">
            <text:p>\overrideProperty Score.NonMusicalPaperColumn.line-break-system-details #'((Y-offset . 82.98)) s1*5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96.96)) s1*4 \break " calcext:value-type="string">
            <text:p>\overrideProperty Score.NonMusicalPaperColumn.line-break-system-details #'((Y-offset . 96.96)) s1*4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108.97)) s1*7 \break " calcext:value-type="string">
            <text:p>\overrideProperty Score.NonMusicalPaperColumn.line-break-system-details #'((Y-offset . 108.97)) s1*7 \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123.52)) s1*4 \break " calcext:value-type="string">
            <text:p>\overrideProperty Score.NonMusicalPaperColumn.line-break-system-details #'((Y-offset . 123.52)) s1*4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36.52)) s1*5 \break " calcext:value-type="string">
            <text:p>\overrideProperty Score.NonMusicalPaperColumn.line-break-system-details #'((Y-offset . 136.52)) s1*5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148)) s1*7 \pageBreak " calcext:value-type="string">
            <text:p>\overrideProperty Score.NonMusicalPaperColumn.line-break-system-details #'((Y-offset . 148)) s1*7 \page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3.5)) s1*8 \break " calcext:value-type="string">
            <text:p>\overrideProperty Score.NonMusicalPaperColumn.line-break-system-details #'((Y-offset . 3.5)) s1*8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14.04)) s1*6 \break " calcext:value-type="string">
            <text:p>\overrideProperty Score.NonMusicalPaperColumn.line-break-system-details #'((Y-offset . 14.04)) s1*6 \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26.05)) s1*5 \break " calcext:value-type="string">
            <text:p>\overrideProperty Score.NonMusicalPaperColumn.line-break-system-details #'((Y-offset . 26.05)) s1*5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34.98)) s1*6 \break " calcext:value-type="string">
            <text:p>\overrideProperty Score.NonMusicalPaperColumn.line-break-system-details #'((Y-offset . 34.98)) s1*6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45.47)) s1*4 \break " calcext:value-type="string">
            <text:p>\overrideProperty Score.NonMusicalPaperColumn.line-break-system-details #'((Y-offset . 45.47)) s1*4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56.11)) s1*8 \break " calcext:value-type="string">
            <text:p>\overrideProperty Score.NonMusicalPaperColumn.line-break-system-details #'((Y-offset . 56.11)) s1*8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66.46)) s1*7 \break " calcext:value-type="string">
            <text:p>\overrideProperty Score.NonMusicalPaperColumn.line-break-system-details #'((Y-offset . 66.46)) s1*7 \break </text:p>
          </table:table-cell>
        </table:table-row>
        <table:table-row table:style-name="ro1">
          <table:table-cell table:formula="of:=[$FORMAT.J56]&amp;&quot; &quot;&amp;[$FORMAT.I56]" office:value-type="string" office:string-value="\overrideProperty Score.NonMusicalPaperColumn.line-break-system-details #'((Y-offset . 78.04)) s1*5 \break " calcext:value-type="string">
            <text:p>\overrideProperty Score.NonMusicalPaperColumn.line-break-system-details #'((Y-offset . 78.04)) s1*5 \break </text:p>
          </table:table-cell>
        </table:table-row>
        <table:table-row table:style-name="ro1">
          <table:table-cell table:formula="of:=[$FORMAT.J57]&amp;&quot; &quot;&amp;[$FORMAT.I57]" office:value-type="string" office:string-value="\overrideProperty Score.NonMusicalPaperColumn.line-break-system-details #'((Y-offset . 87.45)) s1*6 \break " calcext:value-type="string">
            <text:p>\overrideProperty Score.NonMusicalPaperColumn.line-break-system-details #'((Y-offset . 87.45)) s1*6 \break </text:p>
          </table:table-cell>
        </table:table-row>
        <table:table-row table:style-name="ro1">
          <table:table-cell table:formula="of:=[$FORMAT.J58]&amp;&quot; &quot;&amp;[$FORMAT.I58]" office:value-type="string" office:string-value="\overrideProperty Score.NonMusicalPaperColumn.line-break-system-details #'((Y-offset . 99.5)) s1*5 " calcext:value-type="string">
            <text:p>\overrideProperty Score.NonMusicalPaperColumn.line-break-system-details #'((Y-offset . 99.5)) s1*5 </text:p>
          </table:table-cell>
        </table:table-row>
        <table:table-row table:style-name="ro1">
          <table:table-cell table:formula="of:=[$FORMAT.J59]&amp;&quot; &quot;&amp;[$FORMAT.I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aMvtII = {" calcext:value-type="string">
            <text:p>formatViola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16)) s2.*4 \break " calcext:value-type="string">
            <text:p>\overrideProperty Score.NonMusicalPaperColumn.line-break-system-details #'((Y-offset . 116)) s2.*4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28.7)) s2.*5 \break " calcext:value-type="string">
            <text:p>\overrideProperty Score.NonMusicalPaperColumn.line-break-system-details #'((Y-offset . 128.7)) s2.*5 \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137.61)) s2.*7 \break " calcext:value-type="string">
            <text:p>\overrideProperty Score.NonMusicalPaperColumn.line-break-system-details #'((Y-offset . 137.61)) s2.*7 \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148)) s2.*5 \pageBreak " calcext:value-type="string">
            <text:p>\overrideProperty Score.NonMusicalPaperColumn.line-break-system-details #'((Y-offset . 148)) s2.*5 \page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5)) s2.*5 \break " calcext:value-type="string">
            <text:p>\overrideProperty Score.NonMusicalPaperColumn.line-break-system-details #'((Y-offset . 5)) s2.*5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14.6)) s2.*5 \break " calcext:value-type="string">
            <text:p>\overrideProperty Score.NonMusicalPaperColumn.line-break-system-details #'((Y-offset . 14.6)) s2.*5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27.26)) s2.*5 \break " calcext:value-type="string">
            <text:p>\overrideProperty Score.NonMusicalPaperColumn.line-break-system-details #'((Y-offset . 27.26)) s2.*5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38.38)) s2.*6 \break " calcext:value-type="string">
            <text:p>\overrideProperty Score.NonMusicalPaperColumn.line-break-system-details #'((Y-offset . 38.38)) s2.*6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47.98)) s2.*4 \break " calcext:value-type="string">
            <text:p>\overrideProperty Score.NonMusicalPaperColumn.line-break-system-details #'((Y-offset . 47.98)) s2.*4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59.05)) s2.*5 \break " calcext:value-type="string">
            <text:p>\overrideProperty Score.NonMusicalPaperColumn.line-break-system-details #'((Y-offset . 59.05)) s2.*5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71.72)) s2.*5 \break " calcext:value-type="string">
            <text:p>\overrideProperty Score.NonMusicalPaperColumn.line-break-system-details #'((Y-offset . 71.72)) s2.*5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82.83)) s2.*5 \break " calcext:value-type="string">
            <text:p>\overrideProperty Score.NonMusicalPaperColumn.line-break-system-details #'((Y-offset . 82.83)) s2.*5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92.39)) s2.*4 \break " calcext:value-type="string">
            <text:p>\overrideProperty Score.NonMusicalPaperColumn.line-break-system-details #'((Y-offset . 92.39)) s2.*4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03.51)) s2.*5 \break " calcext:value-type="string">
            <text:p>\overrideProperty Score.NonMusicalPaperColumn.line-break-system-details #'((Y-offset . 103.51)) s2.*5 \break </text:p>
          </table:table-cell>
        </table:table-row>
        <table:table-row table:style-name="ro1">
          <table:table-cell table:formula="of:=[$FORMAT.J100]&amp;&quot; &quot;&amp;[$FORMAT.I100]" office:value-type="string" office:string-value="\overrideProperty Score.NonMusicalPaperColumn.line-break-system-details #'((Y-offset . 116.18)) s2.*5 \break " calcext:value-type="string">
            <text:p>\overrideProperty Score.NonMusicalPaperColumn.line-break-system-details #'((Y-offset . 116.18)) s2.*5 \break </text:p>
          </table:table-cell>
        </table:table-row>
        <table:table-row table:style-name="ro1">
          <table:table-cell table:formula="of:=[$FORMAT.J101]&amp;&quot; &quot;&amp;[$FORMAT.I101]" office:value-type="string" office:string-value="\overrideProperty Score.NonMusicalPaperColumn.line-break-system-details #'((Y-offset . 126.22)) s2.*5 \break " calcext:value-type="string">
            <text:p>\overrideProperty Score.NonMusicalPaperColumn.line-break-system-details #'((Y-offset . 126.22)) s2.*5 \break </text:p>
          </table:table-cell>
        </table:table-row>
        <table:table-row table:style-name="ro1">
          <table:table-cell table:formula="of:=[$FORMAT.J102]&amp;&quot; &quot;&amp;[$FORMAT.I102]" office:value-type="string" office:string-value="\overrideProperty Score.NonMusicalPaperColumn.line-break-system-details #'((Y-offset . 134.78)) s2.*7 \break " calcext:value-type="string">
            <text:p>\overrideProperty Score.NonMusicalPaperColumn.line-break-system-details #'((Y-offset . 134.78)) s2.*7 \break </text:p>
          </table:table-cell>
        </table:table-row>
        <table:table-row table:style-name="ro1">
          <table:table-cell table:formula="of:=[$FORMAT.J103]&amp;&quot; &quot;&amp;[$FORMAT.I103]" office:value-type="string" office:string-value="\overrideProperty Score.NonMusicalPaperColumn.line-break-system-details #'((Y-offset . 149.52)) s2.*10 " calcext:value-type="string">
            <text:p>\overrideProperty Score.NonMusicalPaperColumn.line-break-system-details #'((Y-offset . 149.52)) s2.*10 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aMvtIII = {" calcext:value-type="string">
            <text:p>formatViola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11 \break " calcext:value-type="string">
            <text:p>\overrideProperty Score.NonMusicalPaperColumn.line-break-system-details #'((Y-offset . 10)) s2.*11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4.32)) s2.*9 \break " calcext:value-type="string">
            <text:p>\overrideProperty Score.NonMusicalPaperColumn.line-break-system-details #'((Y-offset . 24.32)) s2.*9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8.23)) s2.*6 \break " calcext:value-type="string">
            <text:p>\overrideProperty Score.NonMusicalPaperColumn.line-break-system-details #'((Y-offset . 38.23)) s2.*6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49.05)) s2.*7 \break " calcext:value-type="string">
            <text:p>\overrideProperty Score.NonMusicalPaperColumn.line-break-system-details #'((Y-offset . 49.05)) s2.*7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62.94)) s2.*6 \break " calcext:value-type="string">
            <text:p>\overrideProperty Score.NonMusicalPaperColumn.line-break-system-details #'((Y-offset . 62.94)) s2.*6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3.76)) s2.*9 \break " calcext:value-type="string">
            <text:p>\overrideProperty Score.NonMusicalPaperColumn.line-break-system-details #'((Y-offset . 73.76)) s2.*9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5.85)) s2.*15 \break " calcext:value-type="string">
            <text:p>\overrideProperty Score.NonMusicalPaperColumn.line-break-system-details #'((Y-offset . 85.85)) s2.*15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100.07)) s2.*8 \break " calcext:value-type="string">
            <text:p>\overrideProperty Score.NonMusicalPaperColumn.line-break-system-details #'((Y-offset . 100.07)) s2.*8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0.88)) s2.*8 \break " calcext:value-type="string">
            <text:p>\overrideProperty Score.NonMusicalPaperColumn.line-break-system-details #'((Y-offset . 110.88)) s2.*8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4.81)) s2.*6 \break " calcext:value-type="string">
            <text:p>\overrideProperty Score.NonMusicalPaperColumn.line-break-system-details #'((Y-offset . 124.81)) s2.*6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7.18)) s2.*6 \break " calcext:value-type="string">
            <text:p>\overrideProperty Score.NonMusicalPaperColumn.line-break-system-details #'((Y-offset . 137.18)) s2.*6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8)) s2.*8 \pageBreak " calcext:value-type="string">
            <text:p>\overrideProperty Score.NonMusicalPaperColumn.line-break-system-details #'((Y-offset . 148)) 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5)) s2.*9 \break " calcext:value-type="string">
            <text:p>\overrideProperty Score.NonMusicalPaperColumn.line-break-system-details #'((Y-offset . 5)) s2.*9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6.58)) s2.*9 \break " calcext:value-type="string">
            <text:p>\overrideProperty Score.NonMusicalPaperColumn.line-break-system-details #'((Y-offset . 16.58)) s2.*9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31.28)) s2.*7 \break " calcext:value-type="string">
            <text:p>\overrideProperty Score.NonMusicalPaperColumn.line-break-system-details #'((Y-offset . 31.28)) s2.*7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2.86)) s2.*7 \break " calcext:value-type="string">
            <text:p>\overrideProperty Score.NonMusicalPaperColumn.line-break-system-details #'((Y-offset . 42.86)) s2.*7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6)) s2.*7 \break " calcext:value-type="string">
            <text:p>\overrideProperty Score.NonMusicalPaperColumn.line-break-system-details #'((Y-offset . 56)) s2.*7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6.28)) s2.*8 \break " calcext:value-type="string">
            <text:p>\overrideProperty Score.NonMusicalPaperColumn.line-break-system-details #'((Y-offset . 66.28)) s2.*8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81.77)) s2.*9 \break " calcext:value-type="string">
            <text:p>\overrideProperty Score.NonMusicalPaperColumn.line-break-system-details #'((Y-offset . 81.77)) s2.*9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96.32)) s2.*8 \break " calcext:value-type="string">
            <text:p>\overrideProperty Score.NonMusicalPaperColumn.line-break-system-details #'((Y-offset . 96.32)) s2.*8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08.06)) s2.*8 \break " calcext:value-type="string">
            <text:p>\overrideProperty Score.NonMusicalPaperColumn.line-break-system-details #'((Y-offset . 108.06)) s2.*8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21.77)) s2.*8 \break " calcext:value-type="string">
            <text:p>\overrideProperty Score.NonMusicalPaperColumn.line-break-system-details #'((Y-offset . 121.77)) s2.*8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36.1)) s2.*9 \break " calcext:value-type="string">
            <text:p>\overrideProperty Score.NonMusicalPaperColumn.line-break-system-details #'((Y-offset . 136.1)) s2.*9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49.29)) s2.*8 " calcext:value-type="string">
            <text:p>\overrideProperty Score.NonMusicalPaperColumn.line-break-system-details #'((Y-offset . 149.29)) s2.*8 </text:p>
          </table:table-cell>
        </table:table-row>
        <table:table-row table:style-name="ro1">
          <table:table-cell table:formula="of:=[$FORMAT.J171]&amp;&quot; &quot;&amp;[$FORMAT.I1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aMvtIV = {" calcext:value-type="string">
            <text:p>formatViola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8 \break " calcext:value-type="string">
            <text:p>\overrideProperty Score.NonMusicalPaperColumn.line-break-system-details #'((Y-offset . 10)) s2*8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6.75)) s2*8 \break " calcext:value-type="string">
            <text:p>\overrideProperty Score.NonMusicalPaperColumn.line-break-system-details #'((Y-offset . 26.75)) s2*8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40.23)) s2*8 \break " calcext:value-type="string">
            <text:p>\overrideProperty Score.NonMusicalPaperColumn.line-break-system-details #'((Y-offset . 40.23)) s2*8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52.19)) s2*7 \break " calcext:value-type="string">
            <text:p>\overrideProperty Score.NonMusicalPaperColumn.line-break-system-details #'((Y-offset . 52.19)) s2*7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7.07)) s2*8 \break " calcext:value-type="string">
            <text:p>\overrideProperty Score.NonMusicalPaperColumn.line-break-system-details #'((Y-offset . 67.07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9.12)) s2*8 \break " calcext:value-type="string">
            <text:p>\overrideProperty Score.NonMusicalPaperColumn.line-break-system-details #'((Y-offset . 79.12)) s2*8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94.04)) s2*8 \break " calcext:value-type="string">
            <text:p>\overrideProperty Score.NonMusicalPaperColumn.line-break-system-details #'((Y-offset . 94.04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107.51)) s2*8 \break " calcext:value-type="string">
            <text:p>\overrideProperty Score.NonMusicalPaperColumn.line-break-system-details #'((Y-offset . 107.51)) s2*8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19.49)) s2*7 \break " calcext:value-type="string">
            <text:p>\overrideProperty Score.NonMusicalPaperColumn.line-break-system-details #'((Y-offset . 119.49)) s2*7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34.53)) s2*8 \break " calcext:value-type="string">
            <text:p>\overrideProperty Score.NonMusicalPaperColumn.line-break-system-details #'((Y-offset . 134.53)) s2*8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48)) s2*7 \pageBreak " calcext:value-type="string">
            <text:p>\overrideProperty Score.NonMusicalPaperColumn.line-break-system-details #'((Y-offset . 148)) s2*7 \page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16.49)) s2*9 \break " calcext:value-type="string">
            <text:p>\overrideProperty Score.NonMusicalPaperColumn.line-break-system-details #'((Y-offset . 16.49)) s2*9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31.01)) s2*8 \break " calcext:value-type="string">
            <text:p>\overrideProperty Score.NonMusicalPaperColumn.line-break-system-details #'((Y-offset . 31.01)) s2*8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42.45)) s2*6 \break " calcext:value-type="string">
            <text:p>\overrideProperty Score.NonMusicalPaperColumn.line-break-system-details #'((Y-offset . 42.45)) s2*6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57)) s2*6 \break " calcext:value-type="string">
            <text:p>\overrideProperty Score.NonMusicalPaperColumn.line-break-system-details #'((Y-offset . 57)) s2*6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68.44)) s2*7 \break " calcext:value-type="string">
            <text:p>\overrideProperty Score.NonMusicalPaperColumn.line-break-system-details #'((Y-offset . 68.44)) s2*7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83)) s2*7 \break " calcext:value-type="string">
            <text:p>\overrideProperty Score.NonMusicalPaperColumn.line-break-system-details #'((Y-offset . 83)) s2*7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95.79)) s2*7 \break " calcext:value-type="string">
            <text:p>\overrideProperty Score.NonMusicalPaperColumn.line-break-system-details #'((Y-offset . 95.79)) s2*7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107.44)) s2*8 \break " calcext:value-type="string">
            <text:p>\overrideProperty Score.NonMusicalPaperColumn.line-break-system-details #'((Y-offset . 107.44)) s2*8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21.99)) s2*9 \break " calcext:value-type="string">
            <text:p>\overrideProperty Score.NonMusicalPaperColumn.line-break-system-details #'((Y-offset . 121.99)) s2*9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35)) s2*11 \break " calcext:value-type="string">
            <text:p>\overrideProperty Score.NonMusicalPaperColumn.line-break-system-details #'((Y-offset . 135)) s2*11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48)) s2*8 \pageBreak " calcext:value-type="string">
            <text:p>\overrideProperty Score.NonMusicalPaperColumn.line-break-system-details #'((Y-offset . 148)) s2*8 \page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3.5)) s2*12 \break " calcext:value-type="string">
            <text:p>\overrideProperty Score.NonMusicalPaperColumn.line-break-system-details #'((Y-offset . 3.5)) s2*12 \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16.64)) s2*11 \break " calcext:value-type="string">
            <text:p>\overrideProperty Score.NonMusicalPaperColumn.line-break-system-details #'((Y-offset . 16.64)) s2*11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31.32)) s2*12 \break " calcext:value-type="string">
            <text:p>\overrideProperty Score.NonMusicalPaperColumn.line-break-system-details #'((Y-offset . 31.32)) s2*12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42.19)) s2*8 \break " calcext:value-type="string">
            <text:p>\overrideProperty Score.NonMusicalPaperColumn.line-break-system-details #'((Y-offset . 42.19)) s2*8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57.62)) s2*9 \break " calcext:value-type="string">
            <text:p>\overrideProperty Score.NonMusicalPaperColumn.line-break-system-details #'((Y-offset . 57.62)) s2*9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69.22)) s2*6 \break " calcext:value-type="string">
            <text:p>\overrideProperty Score.NonMusicalPaperColumn.line-break-system-details #'((Y-offset . 69.22)) s2*6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83.78)) s2*8 \break " calcext:value-type="string">
            <text:p>\overrideProperty Score.NonMusicalPaperColumn.line-break-system-details #'((Y-offset . 83.78)) s2*8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96.99)) s2*8 \break " calcext:value-type="string">
            <text:p>\overrideProperty Score.NonMusicalPaperColumn.line-break-system-details #'((Y-offset . 96.99)) s2*8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110.12)) s2*7 \break " calcext:value-type="string">
            <text:p>\overrideProperty Score.NonMusicalPaperColumn.line-break-system-details #'((Y-offset . 110.12)) s2*7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22.85)) s2*9 \break " calcext:value-type="string">
            <text:p>\overrideProperty Score.NonMusicalPaperColumn.line-break-system-details #'((Y-offset . 122.85)) s2*9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35.64)) s2*8 \break " calcext:value-type="string">
            <text:p>\overrideProperty Score.NonMusicalPaperColumn.line-break-system-details #'((Y-offset . 135.64)) s2*8 \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148)) s2*10 \pageBreak " calcext:value-type="string">
            <text:p>\overrideProperty Score.NonMusicalPaperColumn.line-break-system-details #'((Y-offset . 148)) s2*10 \page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5)) s2*11 \break " calcext:value-type="string">
            <text:p>\overrideProperty Score.NonMusicalPaperColumn.line-break-system-details #'((Y-offset . 5)) s2*11 \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16.58)) s2*7 \break " calcext:value-type="string">
            <text:p>\overrideProperty Score.NonMusicalPaperColumn.line-break-system-details #'((Y-offset . 16.58)) s2*7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31.27)) s2*7 \break " calcext:value-type="string">
            <text:p>\overrideProperty Score.NonMusicalPaperColumn.line-break-system-details #'((Y-offset . 31.27)) s2*7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44.41)) s2*7 \break " calcext:value-type="string">
            <text:p>\overrideProperty Score.NonMusicalPaperColumn.line-break-system-details #'((Y-offset . 44.41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55.63)) s2*7 \break " calcext:value-type="string">
            <text:p>\overrideProperty Score.NonMusicalPaperColumn.line-break-system-details #'((Y-offset . 55.63)) s2*7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70.68)) s2*8 \break " calcext:value-type="string">
            <text:p>\overrideProperty Score.NonMusicalPaperColumn.line-break-system-details #'((Y-offset . 70.68)) s2*8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83.83)) s2*8 \break " calcext:value-type="string">
            <text:p>\overrideProperty Score.NonMusicalPaperColumn.line-break-system-details #'((Y-offset . 83.83)) s2*8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95.41)) s2*8 \break " calcext:value-type="string">
            <text:p>\overrideProperty Score.NonMusicalPaperColumn.line-break-system-details #'((Y-offset . 95.41)) s2*8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109.03)) s2*8 \break " calcext:value-type="string">
            <text:p>\overrideProperty Score.NonMusicalPaperColumn.line-break-system-details #'((Y-offset . 109.03)) s2*8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23.25)) s2*9 \break " calcext:value-type="string">
            <text:p>\overrideProperty Score.NonMusicalPaperColumn.line-break-system-details #'((Y-offset . 123.25)) s2*9 \break </text:p>
          </table:table-cell>
        </table:table-row>
        <table:table-row table:style-name="ro1">
          <table:table-cell table:formula="of:=[$FORMAT.J253]&amp;&quot; &quot;&amp;[$FORMAT.I253]" office:value-type="string" office:string-value="\overrideProperty Score.NonMusicalPaperColumn.line-break-system-details #'((Y-offset . 136.16)) s2*7 \break " calcext:value-type="string">
            <text:p>\overrideProperty Score.NonMusicalPaperColumn.line-break-system-details #'((Y-offset . 136.16)) s2*7 \break </text:p>
          </table:table-cell>
        </table:table-row>
        <table:table-row table:style-name="ro1">
          <table:table-cell table:formula="of:=[$FORMAT.J254]&amp;&quot; &quot;&amp;[$FORMAT.I254]" office:value-type="string" office:string-value="\overrideProperty Score.NonMusicalPaperColumn.line-break-system-details #'((Y-offset . 149.52)) s2*9 " calcext:value-type="string">
            <text:p>\overrideProperty Score.NonMusicalPaperColumn.line-break-system-details #'((Y-offset . 149.52)) s2*9 </text:p>
          </table:table-cell>
        </table:table-row>
        <table:table-row table:style-name="ro1">
          <table:table-cell table:formula="of:=[$FORMAT.J255]&amp;&quot; &quot;&amp;[$FORMAT.I25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AVERAGE([.C11:.C26])" office:value-type="float" office:value="5.14090909090909" calcext:value-type="float">
            <text:p>5.1409090909090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ra-dis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offset cumul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9" office:value-type="float" office:value="6.56" calcext:value-type="float">
            <text:p>6.56</text:p>
          </table:table-cell>
          <table:table-cell table:style-name="ce80" table:formula="of:=IF([.C11]=&quot;&quot;;&quot;&quot;;[.C11]-[.$C$6])" office:value-type="float" office:value="1.41909090909091" calcext:value-type="float">
            <text:p>1.42</text:p>
          </table:table-cell>
          <table:table-cell table:style-name="ce81" office:value-type="float" office:value="18" calcext:value-type="float">
            <text:p>18.00</text:p>
          </table:table-cell>
          <table:table-cell table:style-name="ce80" table:formula="of:=[.D11]" office:value-type="float" office:value="1.41909090909091" calcext:value-type="float">
            <text:p>1.42</text:p>
          </table:table-cell>
          <table:table-cell table:style-name="ce82" table:formula="of:=IF([.F11]=&quot;&quot;;&quot;&quot;;ROUND([.E11]-[.F11];2))"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9" office:value-type="float" office:value="3.45" calcext:value-type="float">
            <text:p>3.45</text:p>
          </table:table-cell>
          <table:table-cell table:style-name="ce80" table:formula="of:=IF([.C12]=&quot;&quot;;&quot;&quot;;[.C12]-[.$C$6])" office:value-type="float" office:value="-1.69090909090909" calcext:value-type="float">
            <text:p>-1.69</text:p>
          </table:table-cell>
          <table:table-cell table:style-name="ce81" office:value-type="float" office:value="31" calcext:value-type="float">
            <text:p>31.00</text:p>
          </table:table-cell>
          <table:table-cell table:style-name="ce80" table:formula="of:=IF(OR(ISERROR([.F11]);[.D12]=&quot;&quot;);&quot;&quot;;[.F11]+[.D12])" office:value-type="float" office:value="-0.271818181818182" calcext:value-type="float">
            <text:p>-0.27</text:p>
          </table:table-cell>
          <table:table-cell table:style-name="ce82" table:formula="of:=IF([.F12]=&quot;&quot;;&quot;&quot;;ROUND([.E12]-[.F12];2))" office:value-type="float" office:value="31.27" calcext:value-type="float">
            <text:p>31.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9" office:value-type="float" office:value="5" calcext:value-type="float">
            <text:p>5.00</text:p>
          </table:table-cell>
          <table:table-cell table:style-name="ce80" table:formula="of:=IF([.C13]=&quot;&quot;;&quot;&quot;;[.C13]-[.$C$6])" office:value-type="float" office:value="-0.140909090909091" calcext:value-type="float">
            <text:p>-0.14</text:p>
          </table:table-cell>
          <table:table-cell table:style-name="ce81" office:value-type="float" office:value="44" calcext:value-type="float">
            <text:p>44.00</text:p>
          </table:table-cell>
          <table:table-cell table:style-name="ce80" table:formula="of:=IF(OR(ISERROR([.F12]);[.D13]=&quot;&quot;);&quot;&quot;;[.F12]+[.D13])" office:value-type="float" office:value="-0.412727272727272" calcext:value-type="float">
            <text:p>-0.41</text:p>
          </table:table-cell>
          <table:table-cell table:style-name="ce82" table:formula="of:=IF([.F13]=&quot;&quot;;&quot;&quot;;ROUND([.E13]-[.F13];2))" office:value-type="float" office:value="44.41" calcext:value-type="float">
            <text:p>44.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9" office:value-type="float" office:value="6.92" calcext:value-type="float">
            <text:p>6.92</text:p>
          </table:table-cell>
          <table:table-cell table:style-name="ce80" table:formula="of:=IF([.C14]=&quot;&quot;;&quot;&quot;;[.C14]-[.$C$6])" office:value-type="float" office:value="1.77909090909091" calcext:value-type="float">
            <text:p>1.78</text:p>
          </table:table-cell>
          <table:table-cell table:style-name="ce81" office:value-type="float" office:value="57" calcext:value-type="float">
            <text:p>57.00</text:p>
          </table:table-cell>
          <table:table-cell table:style-name="ce80" table:formula="of:=IF(OR(ISERROR([.F13]);[.D14]=&quot;&quot;);&quot;&quot;;[.F13]+[.D14])" office:value-type="float" office:value="1.36636363636364" calcext:value-type="float">
            <text:p>1.37</text:p>
          </table:table-cell>
          <table:table-cell table:style-name="ce82" table:formula="of:=IF([.F14]=&quot;&quot;;&quot;&quot;;ROUND([.E14]-[.F14];2))" office:value-type="float" office:value="55.63" calcext:value-type="float">
            <text:p>55.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9" office:value-type="float" office:value="3.09" calcext:value-type="float">
            <text:p>3.09</text:p>
          </table:table-cell>
          <table:table-cell table:style-name="ce80" table:formula="of:=IF([.C15]=&quot;&quot;;&quot;&quot;;[.C15]-[.$C$6])" office:value-type="float" office:value="-2.05090909090909" calcext:value-type="float">
            <text:p>-2.05</text:p>
          </table:table-cell>
          <table:table-cell table:style-name="ce81" office:value-type="float" office:value="70" calcext:value-type="float">
            <text:p>70.00</text:p>
          </table:table-cell>
          <table:table-cell table:style-name="ce80" table:formula="of:=IF(OR(ISERROR([.F14]);[.D15]=&quot;&quot;);&quot;&quot;;[.F14]+[.D15])" office:value-type="float" office:value="-0.684545454545454" calcext:value-type="float">
            <text:p>-0.68</text:p>
          </table:table-cell>
          <table:table-cell table:style-name="ce82" table:formula="of:=IF([.F15]=&quot;&quot;;&quot;&quot;;ROUND([.E15]-[.F15];2))" office:value-type="float" office:value="70.68" calcext:value-type="float">
            <text:p>70.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9" office:value-type="float" office:value="5" calcext:value-type="float">
            <text:p>5.00</text:p>
          </table:table-cell>
          <table:table-cell table:style-name="ce80" table:formula="of:=IF([.C16]=&quot;&quot;;&quot;&quot;;[.C16]-[.$C$6])" office:value-type="float" office:value="-0.140909090909091" calcext:value-type="float">
            <text:p>-0.14</text:p>
          </table:table-cell>
          <table:table-cell table:style-name="ce81" office:value-type="float" office:value="83" calcext:value-type="float">
            <text:p>83.00</text:p>
          </table:table-cell>
          <table:table-cell table:style-name="ce80" table:formula="of:=IF(OR(ISERROR([.F15]);[.D16]=&quot;&quot;);&quot;&quot;;[.F15]+[.D16])" office:value-type="float" office:value="-0.825454545454544" calcext:value-type="float">
            <text:p>-0.83</text:p>
          </table:table-cell>
          <table:table-cell table:style-name="ce82" table:formula="of:=IF([.F16]=&quot;&quot;;&quot;&quot;;ROUND([.E16]-[.F16];2))" office:value-type="float" office:value="83.83" calcext:value-type="float">
            <text:p>83.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9" office:value-type="float" office:value="6.56" calcext:value-type="float">
            <text:p>6.56</text:p>
          </table:table-cell>
          <table:table-cell table:style-name="ce80" table:formula="of:=IF([.C17]=&quot;&quot;;&quot;&quot;;[.C17]-[.$C$6])" office:value-type="float" office:value="1.41909090909091" calcext:value-type="float">
            <text:p>1.42</text:p>
          </table:table-cell>
          <table:table-cell table:style-name="ce81" office:value-type="float" office:value="96" calcext:value-type="float">
            <text:p>96.00</text:p>
          </table:table-cell>
          <table:table-cell table:style-name="ce80" table:formula="of:=IF(OR(ISERROR([.F16]);[.D17]=&quot;&quot;);&quot;&quot;;[.F16]+[.D17])" office:value-type="float" office:value="0.593636363636365" calcext:value-type="float">
            <text:p>0.59</text:p>
          </table:table-cell>
          <table:table-cell table:style-name="ce82" table:formula="of:=IF([.F17]=&quot;&quot;;&quot;&quot;;ROUND([.E17]-[.F17];2))" office:value-type="float" office:value="95.41" calcext:value-type="float">
            <text:p>95.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9" office:value-type="float" office:value="4.52" calcext:value-type="float">
            <text:p>4.52</text:p>
          </table:table-cell>
          <table:table-cell table:style-name="ce80" table:formula="of:=IF([.C18]=&quot;&quot;;&quot;&quot;;[.C18]-[.$C$6])" office:value-type="float" office:value="-0.620909090909091" calcext:value-type="float">
            <text:p>-0.62</text:p>
          </table:table-cell>
          <table:table-cell table:style-name="ce81" office:value-type="float" office:value="109" calcext:value-type="float">
            <text:p>109.00</text:p>
          </table:table-cell>
          <table:table-cell table:style-name="ce80" table:formula="of:=IF(OR(ISERROR([.F17]);[.D18]=&quot;&quot;);&quot;&quot;;[.F17]+[.D18])" office:value-type="float" office:value="-0.0272727272727264" calcext:value-type="float">
            <text:p>-0.03</text:p>
          </table:table-cell>
          <table:table-cell table:style-name="ce82" table:formula="of:=IF([.F18]=&quot;&quot;;&quot;&quot;;ROUND([.E18]-[.F18];2))" office:value-type="float" office:value="109.03" calcext:value-type="float">
            <text:p>109.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9" office:value-type="float" office:value="3.92" calcext:value-type="float">
            <text:p>3.92</text:p>
          </table:table-cell>
          <table:table-cell table:style-name="ce80" table:formula="of:=IF([.C19]=&quot;&quot;;&quot;&quot;;[.C19]-[.$C$6])" office:value-type="float" office:value="-1.22090909090909" calcext:value-type="float">
            <text:p>-1.22</text:p>
          </table:table-cell>
          <table:table-cell table:style-name="ce81" office:value-type="float" office:value="122" calcext:value-type="float">
            <text:p>122.00</text:p>
          </table:table-cell>
          <table:table-cell table:style-name="ce80" table:formula="of:=IF(OR(ISERROR([.F18]);[.D19]=&quot;&quot;);&quot;&quot;;[.F18]+[.D19])" office:value-type="float" office:value="-1.24818181818182" calcext:value-type="float">
            <text:p>-1.25</text:p>
          </table:table-cell>
          <table:table-cell table:style-name="ce82" table:formula="of:=IF([.F19]=&quot;&quot;;&quot;&quot;;ROUND([.E19]-[.F19];2))" office:value-type="float" office:value="123.25" calcext:value-type="float">
            <text:p>123.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9" office:value-type="float" office:value="5.23" calcext:value-type="float">
            <text:p>5.23</text:p>
          </table:table-cell>
          <table:table-cell table:style-name="ce80" table:formula="of:=IF([.C20]=&quot;&quot;;&quot;&quot;;[.C20]-[.$C$6])" office:value-type="float" office:value="0.0890909090909098" calcext:value-type="float">
            <text:p>0.09</text:p>
          </table:table-cell>
          <table:table-cell table:style-name="ce81" office:value-type="float" office:value="135" calcext:value-type="float">
            <text:p>135.00</text:p>
          </table:table-cell>
          <table:table-cell table:style-name="ce80" table:formula="of:=IF(OR(ISERROR([.F19]);[.D20]=&quot;&quot;);&quot;&quot;;[.F19]+[.D20])" office:value-type="float" office:value="-1.15909090909091" calcext:value-type="float">
            <text:p>-1.16</text:p>
          </table:table-cell>
          <table:table-cell table:style-name="ce82" table:formula="of:=IF([.F20]=&quot;&quot;;&quot;&quot;;ROUND([.E20]-[.F20];2))" office:value-type="float" office:value="136.16" calcext:value-type="float">
            <text:p>136.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9" office:value-type="float" office:value="6.3" calcext:value-type="float">
            <text:p>6.30</text:p>
          </table:table-cell>
          <table:table-cell table:style-name="ce80" table:formula="of:=IF([.C21]=&quot;&quot;;&quot;&quot;;[.C21]-[.$C$6])" office:value-type="float" office:value="1.15909090909091" calcext:value-type="float">
            <text:p>1.16</text:p>
          </table:table-cell>
          <table:table-cell table:style-name="ce81" office:value-type="float" office:value="149.52" calcext:value-type="float">
            <text:p>149.52</text:p>
          </table:table-cell>
          <table:table-cell table:style-name="ce80" table:formula="of:=IF(OR(ISERROR([.F20]);[.D21]=&quot;&quot;);&quot;&quot;;[.F20]+[.D21])" office:value-type="float" office:value="0" calcext:value-type="float">
            <text:p>0.00</text:p>
          </table:table-cell>
          <table:table-cell table:style-name="ce82" table:formula="of:=IF([.F21]=&quot;&quot;;&quot;&quot;;ROUND([.E21]-[.F21];2))" office:value-type="float" office:value="149.52" calcext:value-type="float">
            <text:p>149.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9"/>
          <table:table-cell table:style-name="ce80" table:formula="of:=IF([.C22]=&quot;&quot;;&quot;&quot;;[.C22]-[.$C$6])">
            <text:p/>
          </table:table-cell>
          <table:table-cell table:style-name="ce68"/>
          <table:table-cell table:style-name="ce80" table:formula="of:=IF(OR(ISERROR([.F21]);[.D22]=&quot;&quot;);&quot;&quot;;[.F21]+[.D22])">
            <text:p/>
          </table:table-cell>
          <table:table-cell table:style-name="ce89" table:formula="of:=IF([.F22]=&quot;&quot;;&quot;&quot;;ROUND([.E22]-[.F22];2)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9"/>
          <table:table-cell table:style-name="ce80" table:formula="of:=IF([.C23]=&quot;&quot;;&quot;&quot;;[.C23]-[.$C$6])">
            <text:p/>
          </table:table-cell>
          <table:table-cell table:style-name="ce68"/>
          <table:table-cell table:style-name="ce80" table:formula="of:=IF(OR(ISERROR([.F22]);[.D23]=&quot;&quot;);&quot;&quot;;[.F22]+[.D23])">
            <text:p/>
          </table:table-cell>
          <table:table-cell table:style-name="ce89"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9"/>
          <table:table-cell table:style-name="ce80" table:formula="of:=IF([.C24]=&quot;&quot;;&quot;&quot;;[.C24]-[.$C$6])">
            <text:p/>
          </table:table-cell>
          <table:table-cell table:style-name="ce68"/>
          <table:table-cell table:style-name="ce80" table:formula="of:=IF(OR(ISERROR([.F23]);[.D24]=&quot;&quot;);&quot;&quot;;[.F23]+[.D24])">
            <text:p/>
          </table:table-cell>
          <table:table-cell table:style-name="ce82"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9"/>
          <table:table-cell table:style-name="ce80" table:formula="of:=IF([.C25]=&quot;&quot;;&quot;&quot;;[.C25]-[.$C$6])">
            <text:p/>
          </table:table-cell>
          <table:table-cell table:style-name="ce68"/>
          <table:table-cell table:style-name="ce80" table:formula="of:=IF(OR(ISERROR([.F24]);[.D25]=&quot;&quot;);&quot;&quot;;[.F24]+[.D25])">
            <text:p/>
          </table:table-cell>
          <table:table-cell table:style-name="ce82"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9"/>
          <table:table-cell table:style-name="ce80" table:formula="of:=IF([.C26]=&quot;&quot;;&quot;&quot;;[.C26]-[.$C$6])">
            <text:p/>
          </table:table-cell>
          <table:table-cell table:style-name="ce68"/>
          <table:table-cell table:style-name="ce80" table:formula="of:=IF(OR(ISERROR([.F25]);[.D26]=&quot;&quot;);&quot;&quot;;[.F25]+[.D26])">
            <text:p/>
          </table:table-cell>
          <table:table-cell table:style-name="ce82" table:formula="of:=IF([.F26]=&quot;&quot;;&quot;&quot;;ROUND([.E26]-[.F26];2))">
            <text:p/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45" calcext:value-type="float">
            <text:p>3.4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92" calcext:value-type="float">
            <text:p>6.92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09" calcext:value-type="float">
            <text:p>3.09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52" calcext:value-type="float">
            <text:p>4.52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92" calcext:value-type="float">
            <text:p>3.92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23" calcext:value-type="float">
            <text:p>5.2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6T21:31:59.521879791</dc:date>
    <meta:editing-duration>P2DT13H10M21S</meta:editing-duration>
    <meta:editing-cycles>198</meta:editing-cycles>
    <meta:generator>LibreOffice/7.3.4.2$Linux_X86_64 LibreOffice_project/30$Build-2</meta:generator>
    <meta:document-statistic meta:table-count="5" meta:cell-count="884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